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2.0597in" table:align="right"/>
    </style:style>
    <style:style style:name="Table1.A" style:family="table-column">
      <style:table-column-properties style:column-width="2.0597in"/>
    </style:style>
    <style:style style:name="Table1.A1" style:family="table-cell">
      <style:table-cell-properties fo:padding="0.0382in" fo:border="none"/>
    </style:style>
    <style:style style:name="Table1.2" style:family="table-row">
      <style:table-row-properties style:min-row-height="0.7938in"/>
    </style:style>
    <style:style style:name="P1" style:family="paragraph" style:parent-style-name="Appendix">
      <style:paragraph-properties fo:text-align="start" style:justify-single-word="false"/>
    </style:style>
    <style:style style:name="P2" style:family="paragraph" style:parent-style-name="Appendix">
      <style:paragraph-properties fo:text-align="start" style:justify-single-word="false" fo:break-before="page"/>
    </style:style>
    <style:style style:name="P3" style:family="paragraph" style:parent-style-name="Heading_20_1">
      <style:paragraph-properties fo:margin-left="0in" fo:margin-right="0in" fo:margin-top="0in" fo:margin-bottom="0in" style:contextual-spacing="false" fo:text-indent="0in" style:auto-text-indent="false" fo:break-before="page"/>
      <style:text-properties style:font-name="Arial" fo:font-size="12pt" style:font-size-asian="12pt" style:font-name-complex="Arial" style:font-size-complex="12pt"/>
    </style:style>
    <style:style style:name="P4" style:family="paragraph" style:parent-style-name="Heading_20_1">
      <style:paragraph-properties fo:margin-top="0in" fo:margin-bottom="0in" style:contextual-spacing="false"/>
      <style:text-properties style:font-name="Arial" fo:font-size="12pt" style:font-size-asian="12pt" style:font-name-complex="Arial" style:font-size-complex="12pt"/>
    </style:style>
    <style:style style:name="P5" style:family="paragraph" style:parent-style-name="Heading_20_1">
      <style:paragraph-properties fo:margin-top="0in" fo:margin-bottom="0in" style:contextual-spacing="false" fo:break-before="page"/>
      <style:text-properties style:font-name="Arial" fo:font-size="12pt" style:font-size-asian="12pt" style:font-name-complex="Arial" style:font-size-complex="12pt"/>
    </style:style>
    <style:style style:name="P6" style:family="paragraph" style:parent-style-name="Heading_20_1" style:list-style-name="">
      <style:paragraph-properties fo:margin-left="0in" fo:margin-right="0in" fo:margin-top="0in" fo:margin-bottom="0in" style:contextual-spacing="false" fo:text-indent="0in" style:auto-text-indent="false"/>
      <style:text-properties style:font-name="Arial" fo:font-size="12pt" style:font-size-asian="12pt" style:font-name-complex="Arial" style:font-size-complex="12pt"/>
    </style:style>
    <style:style style:name="P7" style:family="paragraph" style:parent-style-name="Heading_20_1" style:list-style-name="">
      <style:paragraph-properties fo:margin-top="0in" fo:margin-bottom="0in" style:contextual-spacing="false"/>
      <style:text-properties style:font-name="Arial" fo:font-size="12pt" style:font-size-asian="12pt" style:font-name-complex="Arial" style:font-size-complex="12pt"/>
    </style:style>
    <style:style style:name="P8" style:family="paragraph" style:parent-style-name="Heading_20_2">
      <style:paragraph-properties fo:break-before="page"/>
    </style:style>
    <style:style style:name="P9" style:family="paragraph" style:parent-style-name="Standard">
      <style:paragraph-properties fo:margin-top="0in" fo:margin-bottom="0in" style:contextual-spacing="false"/>
      <style:text-properties style:font-name="Arial" fo:font-size="12pt" officeooo:paragraph-rsid="003fe89e" style:font-size-asian="12pt" style:font-name-complex="Arial" style:font-size-complex="12pt"/>
    </style:style>
    <style:style style:name="P10" style:family="paragraph" style:parent-style-name="Standard">
      <style:paragraph-properties fo:margin-top="0in" fo:margin-bottom="0in" style:contextual-spacing="false"/>
      <style:text-properties style:font-name="Arial" fo:font-size="12pt" officeooo:rsid="000bca9a" officeooo:paragraph-rsid="0099d2cb" style:font-size-asian="12pt" style:font-name-complex="Arial" style:font-size-complex="12pt"/>
    </style:style>
    <style:style style:name="P11" style:family="paragraph" style:parent-style-name="Standard">
      <style:paragraph-properties fo:margin-top="0in" fo:margin-bottom="0in" style:contextual-spacing="false"/>
      <style:text-properties style:font-name="Arial" fo:font-size="12pt" officeooo:rsid="000d86e6" officeooo:paragraph-rsid="000d86e6" style:font-size-asian="12pt" style:font-name-complex="Arial" style:font-size-complex="12pt"/>
    </style:style>
    <style:style style:name="P12" style:family="paragraph" style:parent-style-name="Standard">
      <style:paragraph-properties fo:margin-top="0in" fo:margin-bottom="0in" style:contextual-spacing="false"/>
      <style:text-properties style:font-name="Arial" fo:font-size="12pt" officeooo:rsid="000d86e6" officeooo:paragraph-rsid="009a2823" style:font-size-asian="12pt" style:font-name-complex="Arial" style:font-size-complex="12pt"/>
    </style:style>
    <style:style style:name="P13" style:family="paragraph" style:parent-style-name="Standard">
      <style:paragraph-properties fo:margin-top="0in" fo:margin-bottom="0in" style:contextual-spacing="false" fo:break-before="page"/>
      <style:text-properties style:font-name="Arial" fo:font-size="12pt" officeooo:rsid="000fa6ec" officeooo:paragraph-rsid="000fa6ec" style:font-size-asian="12pt" style:font-name-complex="Arial" style:font-size-complex="12pt"/>
    </style:style>
    <style:style style:name="P14" style:family="paragraph" style:parent-style-name="Standard">
      <style:paragraph-properties fo:margin-top="0in" fo:margin-bottom="0in" style:contextual-spacing="false"/>
      <style:text-properties style:font-name="Arial" fo:font-size="12pt" officeooo:rsid="000fa6ec" officeooo:paragraph-rsid="000fa6ec" style:font-size-asian="12pt" style:font-name-complex="Arial" style:font-size-complex="12pt"/>
    </style:style>
    <style:style style:name="P15" style:family="paragraph" style:parent-style-name="Standard">
      <style:paragraph-properties fo:margin-top="0in" fo:margin-bottom="0in" style:contextual-spacing="false"/>
      <style:text-properties style:font-name="Arial" fo:font-size="12pt" officeooo:rsid="000fa6ec" officeooo:paragraph-rsid="009a2823" style:font-size-asian="12pt" style:font-name-complex="Arial" style:font-size-complex="12pt"/>
    </style:style>
    <style:style style:name="P16" style:family="paragraph" style:parent-style-name="Standard">
      <style:paragraph-properties fo:margin-top="0in" fo:margin-bottom="0in" style:contextual-spacing="false" fo:break-before="page"/>
      <style:text-properties style:font-name="Arial" fo:font-size="12pt" officeooo:rsid="0010e7cd" officeooo:paragraph-rsid="0010e7cd" style:font-size-asian="12pt" style:font-name-complex="Arial" style:font-size-complex="12pt"/>
    </style:style>
    <style:style style:name="P17" style:family="paragraph" style:parent-style-name="Standard">
      <style:paragraph-properties fo:margin-top="0in" fo:margin-bottom="0in" style:contextual-spacing="false"/>
      <style:text-properties style:font-name="Arial" fo:font-size="12pt" officeooo:rsid="0010e7cd" officeooo:paragraph-rsid="0010e7cd" style:font-size-asian="12pt" style:font-name-complex="Arial" style:font-size-complex="12pt"/>
    </style:style>
    <style:style style:name="P18" style:family="paragraph" style:parent-style-name="Standard">
      <style:paragraph-properties fo:margin-top="0in" fo:margin-bottom="0in" style:contextual-spacing="false"/>
      <style:text-properties style:font-name="Arial" fo:font-size="12pt" officeooo:rsid="0010e7cd" officeooo:paragraph-rsid="009a2823" style:font-size-asian="12pt" style:font-name-complex="Arial" style:font-size-complex="12pt"/>
    </style:style>
    <style:style style:name="P19" style:family="paragraph" style:parent-style-name="Standard">
      <style:paragraph-properties fo:margin-top="0in" fo:margin-bottom="0in" style:contextual-spacing="false" fo:break-before="page"/>
      <style:text-properties style:font-name="Arial" fo:font-size="12pt" officeooo:rsid="00152008" officeooo:paragraph-rsid="00152008" style:font-size-asian="12pt" style:font-name-complex="Arial" style:font-size-complex="12pt"/>
    </style:style>
    <style:style style:name="P20" style:family="paragraph" style:parent-style-name="Standard">
      <style:paragraph-properties fo:margin-top="0in" fo:margin-bottom="0in" style:contextual-spacing="false"/>
      <style:text-properties style:font-name="Arial" fo:font-size="12pt" officeooo:rsid="00152008" officeooo:paragraph-rsid="00152008" style:font-size-asian="12pt" style:font-name-complex="Arial" style:font-size-complex="12pt"/>
    </style:style>
    <style:style style:name="P21" style:family="paragraph" style:parent-style-name="Standard">
      <style:paragraph-properties fo:margin-top="0in" fo:margin-bottom="0in" style:contextual-spacing="false"/>
      <style:text-properties style:font-name="Arial" fo:font-size="12pt" officeooo:rsid="00152008" officeooo:paragraph-rsid="001ac7a6" style:font-size-asian="12pt" style:font-name-complex="Arial" style:font-size-complex="12pt"/>
    </style:style>
    <style:style style:name="P22" style:family="paragraph" style:parent-style-name="Standard">
      <style:paragraph-properties fo:margin-top="0in" fo:margin-bottom="0in" style:contextual-spacing="false" fo:break-before="page"/>
      <style:text-properties style:font-name="Arial" fo:font-size="12pt" officeooo:rsid="007dadfa" officeooo:paragraph-rsid="007dadfa" style:font-size-asian="12pt" style:font-name-complex="Arial" style:font-size-complex="12pt"/>
    </style:style>
    <style:style style:name="P23" style:family="paragraph" style:parent-style-name="Standard">
      <style:paragraph-properties fo:margin-top="0in" fo:margin-bottom="0in" style:contextual-spacing="false"/>
      <style:text-properties style:font-name="Arial" fo:font-size="12pt" officeooo:rsid="007dadfa" officeooo:paragraph-rsid="007dadfa" style:font-size-asian="12pt" style:font-name-complex="Arial" style:font-size-complex="12pt"/>
    </style:style>
    <style:style style:name="P24" style:family="paragraph" style:parent-style-name="Standard">
      <style:paragraph-properties fo:margin-top="0in" fo:margin-bottom="0in" style:contextual-spacing="false" fo:break-before="page"/>
      <style:text-properties style:font-name="Arial" fo:font-size="12pt" officeooo:rsid="007f3eb0" officeooo:paragraph-rsid="007f3eb0" style:font-size-asian="12pt" style:font-name-complex="Arial" style:font-size-complex="12pt"/>
    </style:style>
    <style:style style:name="P25" style:family="paragraph" style:parent-style-name="Standard">
      <style:paragraph-properties fo:margin-top="0in" fo:margin-bottom="0in" style:contextual-spacing="false"/>
      <style:text-properties style:font-name="Arial" fo:font-size="12pt" officeooo:rsid="007f3eb0" officeooo:paragraph-rsid="007f3eb0" style:font-size-asian="12pt" style:font-name-complex="Arial" style:font-size-complex="12pt"/>
    </style:style>
    <style:style style:name="P26" style:family="paragraph" style:parent-style-name="Standard">
      <style:paragraph-properties fo:margin-top="0in" fo:margin-bottom="0in" style:contextual-spacing="false" fo:break-before="page"/>
      <style:text-properties style:font-name="Arial" fo:font-size="12pt" officeooo:rsid="0088296a" officeooo:paragraph-rsid="0088296a" style:font-size-asian="12pt" style:font-name-complex="Arial" style:font-size-complex="12pt"/>
    </style:style>
    <style:style style:name="P27" style:family="paragraph" style:parent-style-name="Standard">
      <style:paragraph-properties fo:margin-top="0in" fo:margin-bottom="0in" style:contextual-spacing="false"/>
      <style:text-properties style:font-name="Arial" fo:font-size="12pt" style:font-size-asian="12pt" style:font-name-complex="Arial" style:font-size-complex="12pt"/>
    </style:style>
    <style:style style:name="P28" style:family="paragraph" style:parent-style-name="Standard">
      <style:paragraph-properties fo:margin-top="0in" fo:margin-bottom="0in" style:contextual-spacing="false"/>
      <style:text-properties style:font-name="Arial" fo:font-size="12pt" officeooo:paragraph-rsid="00990061" style:font-size-asian="12pt" style:font-name-complex="Arial" style:font-size-complex="12pt"/>
    </style:style>
    <style:style style:name="P29" style:family="paragraph" style:parent-style-name="Standard">
      <style:paragraph-properties fo:margin-top="0in" fo:margin-bottom="0in" style:contextual-spacing="false"/>
      <style:text-properties style:font-name="Arial" fo:font-size="12pt" officeooo:paragraph-rsid="0099d2cb" style:font-size-asian="12pt" style:font-name-complex="Arial" style:font-size-complex="12pt"/>
    </style:style>
    <style:style style:name="P30" style:family="paragraph" style:parent-style-name="Standard">
      <style:paragraph-properties fo:margin-top="0in" fo:margin-bottom="0in" style:contextual-spacing="false" fo:line-height="100%" fo:text-align="justify" style:justify-single-word="false"/>
      <style:text-properties style:font-name="Arial" fo:font-size="12pt" officeooo:paragraph-rsid="009fb17e" style:font-size-asian="12pt" style:font-name-complex="Arial" style:font-size-complex="12pt"/>
    </style:style>
    <style:style style:name="P31" style:family="paragraph" style:parent-style-name="Standard">
      <style:paragraph-properties fo:margin-top="0in" fo:margin-bottom="0in" style:contextual-spacing="false" fo:line-height="100%" fo:text-align="justify" style:justify-single-word="false"/>
      <style:text-properties style:font-name="Arial" fo:font-size="12pt" officeooo:paragraph-rsid="0099d2cb" style:font-size-asian="12pt" style:font-name-complex="Arial" style:font-size-complex="12pt"/>
    </style:style>
    <style:style style:name="P32" style:family="paragraph" style:parent-style-name="Standard">
      <style:paragraph-properties fo:margin-top="0in" fo:margin-bottom="0in" style:contextual-spacing="false"/>
    </style:style>
    <style:style style:name="P33" style:family="paragraph" style:parent-style-name="Standard">
      <style:paragraph-properties fo:margin-top="0in" fo:margin-bottom="0in" style:contextual-spacing="false" fo:break-before="page"/>
      <style:text-properties officeooo:rsid="00a2d155" officeooo:paragraph-rsid="00a2d155"/>
    </style:style>
    <style:style style:name="P34" style:family="paragraph" style:parent-style-name="Table_20_Contents">
      <style:text-properties style:font-name="Arial" fo:font-size="12pt" style:font-size-asian="12pt" style:font-name-complex="Arial" style:font-size-complex="12pt"/>
    </style:style>
    <style:style style:name="P35" style:family="paragraph" style:parent-style-name="Table_20_Contents">
      <style:paragraph-properties fo:text-align="center" style:justify-single-word="false"/>
      <style:text-properties style:font-name="Arial" fo:font-size="12pt" officeooo:rsid="009fb17e" officeooo:paragraph-rsid="009fb17e" style:font-size-asian="12pt" style:font-name-complex="Arial" style:font-size-complex="12pt"/>
    </style:style>
    <style:style style:name="P36" style:family="paragraph" style:parent-style-name="Table_20_Contents">
      <style:paragraph-properties fo:text-align="center" style:justify-single-word="false"/>
      <style:text-properties style:font-name="Arial" fo:font-size="12pt" officeooo:rsid="009fc012" officeooo:paragraph-rsid="009fc012" style:font-size-asian="12pt" style:font-name-complex="Arial" style:font-size-complex="12pt"/>
    </style:style>
    <style:style style:name="T1" style:family="text">
      <style:text-properties officeooo:rsid="0010b9b4"/>
    </style:style>
    <style:style style:name="T2" style:family="text">
      <style:text-properties style:font-name="Arial" fo:font-size="12pt" style:font-size-asian="12pt" style:font-name-complex="Arial" style:font-size-complex="12pt"/>
    </style:style>
    <style:style style:name="T3" style:family="text">
      <style:text-properties officeooo:rsid="00a15b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Judul Buku: "Panduan Praktis Dasar C++"</text:p>
      <text:p text:style-name="P32"/>
      <text:p text:style-name="P33"/>
      <text:p text:style-name="P2">Pendahuluan:</text:p>
      <text:h text:style-name="Heading_20_2" text:outline-level="2">Pengantar tentang Bahasa Pemrograman C++</text:h>
      <text:p text:style-name="P30">Selamat datang dalam buku "Panduan Praktis Dasar C++"! Dalam buku ini, kami akan menjelajahi dasar-dasar bahasa pemrograman C++. C++ adalah bahasa pemrograman tingkat tinggi yang populer dan kuat, digunakan secara luas dalam pengembangan perangkat lunak, game, sistem operasi, dan banyak aplikasi lainnya.</text:p>
      <text:p text:style-name="P30">C++, yang merupakan kelanjutan dari bahasa C, dikembangkan pada awal tahun 1980-an oleh Bjarne Stroustrup. Tujuan utama C++ adalah menggabungkan pemrograman prosedural dengan paradigma pemrograman berorientasi objek (OOP). Dengan kombinasi ini, C++ memberikan fleksibilitas yang luar biasa dalam menyelesaikan berbagai masalah pemrograman.</text:p>
      <text:p text:style-name="P31">Salah satu keunggulan utama C++ adalah kemampuannya untuk melakukan pemrograman yang efisien dan efektif, dengan dukungan untuk penggunaan memori yang langsung dan kontrol yang lebih besar terhadap perangkat keras. Dalam bahasa ini, Anda dapat mengoptimalkan kode secara langsung dan mengakses sumber daya secara langsung, memberikan kendali yang lebih tinggi dalam pengembangan aplikasi yang performa tinggi.</text:p>
      <text:p text:style-name="P31">Dalam pengembangan perangkat lunak modern, paradigma pemrograman berorientasi objek menjadi sangat penting. C++ menyediakan dukungan yang kuat untuk OOP, yang memungkinkan Anda mengorganisir kode menjadi kelas dan objek. Dengan OOP, Anda dapat membagi program menjadi unit yang terpisah, menjaga kejelasan kode, dan memudahkan pemeliharaan serta pengembangan lebih lanjut.</text:p>
      <text:p text:style-name="P31">Selain itu, C++ juga menawarkan fitur-fitur lain yang memperluas kemampuan bahasa. Anda dapat menggunakan template untuk menghasilkan kode yang dapat diterapkan ke berbagai tipe data, meningkatkan fleksibilitas dan kemudahan penggunaan. Selain itu, C++ juga menyediakan dukungan untuk penanganan eksepsi, pemrosesan berkas, manipulasi string, dan masih banyak lagi.</text:p>
      <text:p text:style-name="P31">Dalam buku ini, kami akan membahas dasar-dasar C++ secara sistematis. Mulai dari tipe data dasar, operator, dan kontrol aliran, hingga konsep OOP, struktur data, dan fitur-fitur lanjutan dalam C++. Anda akan belajar membuat program sederhana, memahami konsep fundamental, dan mengembangkan keterampilan pemrograman Anda.</text:p>
      <text:p text:style-name="P31">Sekarang, mari kita mulai mempelajari bahasa pemrograman C++ dan mengeksplorasi dunia yang menarik dan kuat ini. Bersiaplah untuk mengasah kemampuan pemrograman Anda, mengeksplorasi ide-ide kreatif, dan membangun aplikasi yang mengesankan. Selamat membaca dan semoga buku ini membantu Anda dalam perjalanan Anda menjadi seorang pemrogram C++ yang mahir!</text:p>
      <table:table table:name="Table1" table:style-name="Table1">
        <table:table-column table:style-name="Table1.A"/>
        <table:table-row table:style-name="TableLine94782702038816">
          <table:table-cell table:style-name="Table1.A1" office:value-type="string">
            <text:p text:style-name="P35">Bandung, 30 Juli 2023</text:p>
          </table:table-cell>
        </table:table-row>
        <table:table-row table:style-name="Table1.2">
          <table:table-cell table:style-name="Table1.A1" office:value-type="string">
            <text:p text:style-name="P34"/>
          </table:table-cell>
        </table:table-row>
        <table:table-row table:style-name="TableLine94782702038816">
          <table:table-cell table:style-name="Table1.A1" office:value-type="string">
            <text:p text:style-name="P36">FAJAR JULYANA</text:p>
          </table:table-cell>
        </table:table-row>
      </table:table>
      <text:p text:style-name="P29"/>
      <text:h text:style-name="P8" text:outline-level="2">Keunggulan dan Kegunaan C++</text:h>
      <text:p text:style-name="P29"/>
      <text:p text:style-name="P29">Keunggulan C++:</text:p>
      <text:p text:style-name="P29">1. Efisiensi dan Performa Tinggi: C++ memungkinkan penggunaan memori yang langsung dan kontrol yang lebih besar terhadap perangkat keras, sehingga memungkinkan pengembangan aplikasi yang cepat dan efisien. Bahasa ini menghadirkan kemampuan untuk mengoptimalkan kode secara langsung, memanfaatkan fitur-fitur seperti pointer dan manipulasi memori yang lebih lanjut.</text:p>
      <text:p text:style-name="P29"/>
      <text:p text:style-name="P29">2. Pemrograman Berorientasi Objek (OOP): C++ menyediakan dukungan yang kuat untuk OOP, yang memungkinkan pemisahan kode menjadi unit-unit terpisah yang disebut kelas dan objek. Dengan OOP, pengembang dapat mengorganisir kode dengan lebih terstruktur, meningkatkan kejelasan dan memudahkan pemeliharaan. Polimorfisme, enkapsulasi, dan pewarisan adalah beberapa konsep OOP yang dapat diimplementasikan dalam C++.</text:p>
      <text:p text:style-name="P29"/>
      <text:p text:style-name="P29">3. Fleksibilitas: C++ menawarkan fleksibilitas yang tinggi kepada pengguna. Dengan menggunakan fitur-fitur seperti template, pengguna dapat menulis kode yang dapat diterapkan ke berbagai tipe data, sehingga meningkatkan reusable code dan memudahkan pengembangan. Fleksibilitas ini membuat C++ menjadi pilihan yang kuat untuk pengembangan aplikasi yang kompleks dan membutuhkan adaptabilitas tinggi.</text:p>
      <text:p text:style-name="P29"/>
      <text:p text:style-name="P29">4. Komunitas Besar dan Ekosistem Yang Kuat: C++ adalah salah satu bahasa pemrograman yang paling banyak digunakan di dunia. Hal ini berarti bahwa terdapat komunitas yang besar dan sumber daya yang melimpah seperti library, framework, dan alat bantu pengembangan yang dapat membantu pengguna C++ dalam mengembangkan aplikasi dengan lebih cepat dan efisien.</text:p>
      <text:p text:style-name="P29"/>
      <text:p text:style-name="P29">Kegunaan C++:</text:p>
      <text:p text:style-name="P29">1. Pengembangan Perangkat Lunak: C++ digunakan secara luas dalam pengembangan perangkat lunak, terutama untuk aplikasi yang membutuhkan kinerja tinggi dan kontrol langsung terhadap perangkat keras. C++ dapat digunakan untuk mengembangkan berbagai jenis aplikasi, mulai dari perangkat lunak desktop, aplikasi seluler, hingga perangkat lunak enterprise.</text:p>
      <text:p text:style-name="P29"/>
      <text:p text:style-name="P29">2. Pengembangan Game: C++ merupakan salah satu bahasa pemrograman yang paling umum digunakan dalam pengembangan game. Karena performa tinggi dan kontrol yang lebih besar terhadap perangkat keras, C++ memungkinkan pengembang game untuk menciptakan pengalaman bermain yang lebih halus dan realistis.</text:p>
      <text:p text:style-name="P29"/>
      <text:p text:style-name="P29">3. Sistem Operasi: C++ telah digunakan dalam pengembangan sistem operasi seperti Windows, macOS, dan Linux. Dalam pengembangan sistem operasi, C++ memberikan kontrol langsung terhadap sumber daya perangkat keras dan memungkinkan pengembang untuk mengoptimalkan kinerja sistem.</text:p>
      <text:p text:style-name="P29"/>
      <text:p text:style-name="P29">4. Aplikasi Embedded dan IoT: C++ juga populer dalam pengembangan aplikasi embedded dan Internet of Things (IoT) yang membutuhkan kinerja yang efisien dan tinggi. Dengan menggunakan C++, pengembang dapat mengakses perangkat keras secara langsung dan <text:soft-page-break/>mengoptimalkan penggunaan sumber daya untuk menciptakan aplikasi yang ringan dan responsif dalam lingkungan terbatas.</text:p>
      <text:p text:style-name="P29"/>
      <text:p text:style-name="P29">5. Keamanan dan Keandalan: Karena C++ memberikan kontrol tingkat rendah terhadap perangkat keras dan memori, bahasa ini sering digunakan dalam pengembangan perangkat lunak yang membutuhkan tingkat keamanan dan keandalan yang tinggi, seperti sistem keamanan, perangkat medis, dan perangkat lunak yang kritis secara keseluruhan.</text:p>
      <text:p text:style-name="P29"/>
      <text:p text:style-name="P29">6. Algoritma dan Analisis Numerik: C++ sangat berguna dalam pengembangan aplikasi yang melibatkan algoritma kompleks dan analisis numerik, seperti dalam bidang ilmu pengetahuan, matematika, kecerdasan buatan, dan pemodelan fisik. Kinerja tinggi dan kontrol langsung terhadap sumber daya perangkat keras memungkinkan penggunaan C++ dalam mengatasi masalah yang membutuhkan komputasi intensif.</text:p>
      <text:p text:style-name="P29"/>
      <text:p text:style-name="P29">7. Komputasi Grafis: C++ juga digunakan secara luas dalam pengembangan aplikasi komputasi grafis, termasuk rendering grafis, animasi, dan simulasi. Kemampuan C++ untuk mengakses perangkat keras secara langsung memungkinkan pengembang menciptakan grafik yang realistis dan efisien dalam permainan, film, desain industri, dan bidang lainnya.</text:p>
      <text:p text:style-name="P29"/>
      <text:p text:style-name="P29">Dengan keunggulan-keunggulan yang dimiliki, C++ menjadi pilihan yang populer dan andal dalam berbagai industri dan aplikasi yang membutuhkan kinerja tinggi, kontrol langsung terhadap perangkat keras, dan fleksibilitas dalam pengembangan perangkat lunak.</text:p>
      <text:h text:style-name="P8" text:outline-level="2">Struktur Dasar Program C++</text:h>
      <text:p text:style-name="P10"/>
      <text:p text:style-name="P10">Struktur dasar program C++ mencakup beberapa komponen penting yang perlu ada dalam setiap program C++. Berikut adalah struktur dasar program C++:</text:p>
      <text:p text:style-name="P10"/>
      <text:p text:style-name="P10">1. Direktif Praprosesor:</text:p>
      <text:p text:style-name="P10">Direktif praprosesor adalah instruksi yang diproses sebelum kompilasi program dimulai. Biasanya digunakan untuk mengimpor file header atau mendefinisikan konstanta simbolik. Contoh penggunaan direktif praprosesor adalah:</text:p>
      <text:p text:style-name="P10">```cpp</text:p>
      <text:p text:style-name="P10">#include &lt;iostream&gt; // Mengimpor file header iostream</text:p>
      <text:p text:style-name="P10">using namespace std; // Menggunakan namespace std</text:p>
      <text:p text:style-name="P10"/>
      <text:p text:style-name="P10">// Direktif praprosesor juga dapat digunakan untuk mendefinisikan konstanta simbolik</text:p>
      <text:p text:style-name="P10">#define PI 3.1415</text:p>
      <text:p text:style-name="P10">```</text:p>
      <text:p text:style-name="P10"/>
      <text:p text:style-name="P10">2. Fungsi Utama (main):</text:p>
      <text:p text:style-name="P10">Setiap program C++ harus memiliki fungsi utama yang disebut "main". Fungsi ini merupakan titik awal eksekusi program dan semua kode program akan dieksekusi secara berurutan dari fungsi main. Berikut adalah contoh fungsi main yang sederhana:</text:p>
      <text:p text:style-name="P10">```cpp</text:p>
      <text:p text:style-name="P10">int main() {</text:p>
      <text:p text:style-name="P10"><text:s text:c="4"/>// Kode program</text:p>
      <text:p text:style-name="P10"><text:s text:c="4"/>return 0; // Mengembalikan nilai 0 sebagai tanda program berakhir dengan sukses</text:p>
      <text:p text:style-name="P10">}</text:p>
      <text:p text:style-name="P10">```</text:p>
      <text:p text:style-name="P10"/>
      <text:p text:style-name="P10">3. Deklarasi Variabel:</text:p>
      <text:p text:style-name="P10">Sebelum menggunakan variabel dalam program, variabel tersebut harus dideklarasikan dengan tipe data yang sesuai. Contoh deklarasi variabel:</text:p>
      <text:p text:style-name="P10">```cpp</text:p>
      <text:p text:style-name="P10">int a; // Deklarasi variabel integer dengan nama "a"</text:p>
      <text:p text:style-name="P10">float b = 3.14; // Deklarasi dan inisialisasi variabel float dengan nama "b"</text:p>
      <text:p text:style-name="P10">```</text:p>
      <text:p text:style-name="P10"/>
      <text:p text:style-name="P10">4. Statement:</text:p>
      <text:p text:style-name="P10">Statement merupakan instruksi yang dieksekusi secara berurutan dalam program. Beberapa contoh statement umum dalam C++ adalah:</text:p>
      <text:p text:style-name="P10">```cpp</text:p>
      <text:p text:style-name="P10">a = 5; // Statement penugasan, memberikan nilai 5 kepada variabel "a"</text:p>
      <text:p text:style-name="P10">cout &lt;&lt; "Hello, World!"; // Statement output ke layar menggunakan objek cout</text:p>
      <text:p text:style-name="P10">cin &gt;&gt; a; // Statement input dari pengguna menggunakan objek cin</text:p>
      <text:p text:style-name="P10">if (a &gt; 0) {</text:p>
      <text:p text:style-name="P10"><text:s text:c="4"/>// Statement if, akan dieksekusi jika kondisi a &gt; 0 benar</text:p>
      <text:p text:style-name="P10">}</text:p>
      <text:p text:style-name="P10">else {</text:p>
      <text:p text:style-name="P10"><text:soft-page-break/><text:s text:c="4"/>// Statement else, akan dieksekusi jika kondisi a &gt; 0 salah</text:p>
      <text:p text:style-name="P10">}</text:p>
      <text:p text:style-name="P10">```</text:p>
      <text:p text:style-name="P10"/>
      <text:p text:style-name="P10">5. Komentar:</text:p>
      <text:p text:style-name="P10">Komentar digunakan untuk memberikan penjelasan atau dokumentasi pada kode program. Komentar tidak akan dieksekusi oleh kompilator dan biasanya digunakan untuk meningkatkan kejelasan kode. Ada dua jenis komentar dalam C++: komentar satu baris dan komentar beberapa baris. Contoh penggunaan komentar:</text:p>
      <text:p text:style-name="P10">```cpp</text:p>
      <text:p text:style-name="P10">// Ini adalah komentar satu baris</text:p>
      <text:p text:style-name="P10"/>
      <text:p text:style-name="P10">/*</text:p>
      <text:p text:style-name="P10">Ini adalah komentar</text:p>
      <text:p text:style-name="P10">beberapa baris</text:p>
      <text:p text:style-name="P10">*/</text:p>
      <text:p text:style-name="P10">```</text:p>
      <text:p text:style-name="P10"/>
      <text:p text:style-name="P10">Ini adalah struktur dasar program C++ yang umum digunakan. Dengan memahami struktur dasar ini, Anda dapat memulai membuat program C++ yang lebih kompleks dan terstruktur.</text:p>
      <text:p text:style-name="P10">6. Ekspresi:</text:p>
      <text:p text:style-name="P10">Ekspresi dalam C++ menggambarkan perhitungan atau evaluasi yang menghasilkan nilai. Ekspresi dapat terdiri dari konstanta, variabel, operator, dan fungsi. Contoh ekspresi dalam C++:</text:p>
      <text:p text:style-name="P10">```cpp</text:p>
      <text:p text:style-name="P10">int x = 5;</text:p>
      <text:p text:style-name="P10">int y = 3;</text:p>
      <text:p text:style-name="P10">int z = x + y; // Ekspresi penjumlahan</text:p>
      <text:p text:style-name="P10">float result = sqrt(z); // Ekspresi pangkat dua</text:p>
      <text:p text:style-name="P10">```</text:p>
      <text:p text:style-name="P10"/>
      <text:p text:style-name="P10">7. Struktur Kontrol:</text:p>
      <text:p text:style-name="P10">Struktur kontrol digunakan untuk mengontrol aliran eksekusi program. Beberapa struktur kontrol yang umum digunakan dalam C++ adalah:</text:p>
      <text:p text:style-name="P10">- Struktur kontrol percabangan if-else:</text:p>
      <text:p text:style-name="P10">```cpp</text:p>
      <text:p text:style-name="P10">if (kondisi) {</text:p>
      <text:p text:style-name="P10"><text:s text:c="4"/>// Statement yang dieksekusi jika kondisi benar</text:p>
      <text:p text:style-name="P10">}</text:p>
      <text:p text:style-name="P10">else {</text:p>
      <text:p text:style-name="P10"><text:s text:c="4"/>// Statement yang dieksekusi jika kondisi salah</text:p>
      <text:p text:style-name="P10">}</text:p>
      <text:p text:style-name="P10">```</text:p>
      <text:p text:style-name="P10">- Struktur kontrol perulangan while:</text:p>
      <text:p text:style-name="P10">```cpp</text:p>
      <text:p text:style-name="P10">while (kondisi) {</text:p>
      <text:p text:style-name="P10"><text:s text:c="4"/>// Statement yang dieksekusi selama kondisi benar</text:p>
      <text:p text:style-name="P10">}</text:p>
      <text:p text:style-name="P10">```</text:p>
      <text:p text:style-name="P10"><text:soft-page-break/>- Struktur kontrol perulangan for:</text:p>
      <text:p text:style-name="P10">```cpp</text:p>
      <text:p text:style-name="P10">for (inisialisasi; kondisi; peningkatan) {</text:p>
      <text:p text:style-name="P10"><text:s text:c="4"/>// Statement yang dieksekusi selama kondisi benar</text:p>
      <text:p text:style-name="P10">}</text:p>
      <text:p text:style-name="P10">```</text:p>
      <text:p text:style-name="P10">- Struktur kontrol switch-case:</text:p>
      <text:p text:style-name="P10">```cpp</text:p>
      <text:p text:style-name="P10">switch (ekspresi) {</text:p>
      <text:p text:style-name="P10"><text:s text:c="4"/>case nilai1:</text:p>
      <text:p text:style-name="P10"><text:s text:c="8"/>// Statement yang dieksekusi jika ekspresi sama dengan nilai1</text:p>
      <text:p text:style-name="P10"><text:s text:c="8"/>break;</text:p>
      <text:p text:style-name="P10"><text:s text:c="4"/>case nilai2:</text:p>
      <text:p text:style-name="P10"><text:s text:c="8"/>// Statement yang dieksekusi jika ekspresi sama dengan nilai2</text:p>
      <text:p text:style-name="P10"><text:s text:c="8"/>break;</text:p>
      <text:p text:style-name="P10"><text:s text:c="4"/>default:</text:p>
      <text:p text:style-name="P10"><text:s text:c="8"/>// Statement yang dieksekusi jika tidak ada nilai yang cocok</text:p>
      <text:p text:style-name="P10">}</text:p>
      <text:p text:style-name="P10">```</text:p>
      <text:p text:style-name="P10"/>
      <text:p text:style-name="P10">8. Fungsi:</text:p>
      <text:p text:style-name="P10">Fungsi adalah blok kode yang dapat dipanggil untuk melakukan tugas tertentu. Fungsi dapat menerima argumen sebagai input dan mengembalikan nilai sebagai output. Contoh fungsi dalam C++:</text:p>
      <text:p text:style-name="P10">```cpp</text:p>
      <text:p text:style-name="P10">// Deklarasi fungsi</text:p>
      <text:p text:style-name="P10">int tambah(int a, int b) {</text:p>
      <text:p text:style-name="P10"><text:s text:c="4"/>return a + b;</text:p>
      <text:p text:style-name="P10">}</text:p>
      <text:p text:style-name="P10"/>
      <text:p text:style-name="P10">// Pemanggilan fungsi</text:p>
      <text:p text:style-name="P10">int hasil = tambah(3, 5); // hasil akan bernilai 8</text:p>
      <text:p text:style-name="P10">```</text:p>
      <text:p text:style-name="P10"/>
      <text:p text:style-name="P10">9. Objek dan Kelas (Pemrograman Berorientasi Objek):</text:p>
      <text:p text:style-name="P10">C++ mendukung pemrograman berorientasi objek, yang memungkinkan penggunaan objek dan kelas dalam pengembangan program. Kelas adalah blueprint atau template yang mendefinisikan properti dan perilaku objek, sementara objek adalah instance nyata dari kelas tersebut. Contoh penggunaan kelas dan objek dalam C++:</text:p>
      <text:p text:style-name="P10">```cpp</text:p>
      <text:p text:style-name="P10">// Deklarasi kelas</text:p>
      <text:p text:style-name="P10">class Mobil {</text:p>
      <text:p text:style-name="P10"><text:s text:c="4"/>public:</text:p>
      <text:p text:style-name="P10"><text:s text:c="8"/>string merek;</text:p>
      <text:p text:style-name="P10"><text:s text:c="8"/>int tahun;</text:p>
      <text:p text:style-name="P10"/>
      <text:p text:style-name="P10"><text:s text:c="8"/>void info() {</text:p>
      <text:p text:style-name="P10"><text:s text:c="12"/>cout &lt;&lt; "Merek: " &lt;&lt; merek &lt;&lt; endl;</text:p>
      <text:p text:style-name="P10"><text:s text:c="12"/>cout &lt;&lt; "Tahun: " &lt;&lt; tahun &lt;&lt; endl;</text:p>
      <text:p text:style-name="P10"><text:soft-page-break/><text:s text:c="8"/>}</text:p>
      <text:p text:style-name="P10">};</text:p>
      <text:p text:style-name="P10"/>
      <text:p text:style-name="P10">// Membuat objek</text:p>
      <text:p text:style-name="P10">Mobil mobil1;</text:p>
      <text:p text:style-name="P10">mobil1.merek = "Toyota";</text:p>
      <text:p text:style-name="P10">mobil1.tahun = 2021;</text:p>
      <text:p text:style-name="P10"/>
      <text:p text:style-name="P10">// Memanggil metode objek</text:p>
      <text:p text:style-name="P10">mobil1.info(); // Output: Merek: Toyota, Tahun: 2021</text:p>
      <text:p text:style-name="P10">```</text:p>
      <text:p text:style-name="P10"/>
      <text:p text:style-name="P10">Struktur dasar program C++ ini memberikan dasar untuk membuat program yang lengkap dan terstruktur. Dengan memahami dan menguasai elemen-elemen ini, Anda dapat membuat program yang lebih kompleks dan efisien dengan bahasa pemrograman C++.</text:p>
      <text:p text:style-name="P10"/>
      <text:p text:style-name="P10">10. Array:</text:p>
      <text:p text:style-name="P10">Array adalah struktur data yang digunakan untuk menyimpan sekumpulan elemen dengan tipe data yang sama. Elemen-elemen dalam array diakses menggunakan indeks. Contoh penggunaan array dalam C++:</text:p>
      <text:p text:style-name="P10">```cpp</text:p>
      <text:p text:style-name="P10">int angka[5]; // Deklarasi array dengan ukuran 5</text:p>
      <text:p text:style-name="P10"/>
      <text:p text:style-name="P10">// Menginisialisasi nilai array</text:p>
      <text:p text:style-name="P10">angka[0] = 10;</text:p>
      <text:p text:style-name="P10">angka[1] = 20;</text:p>
      <text:p text:style-name="P10">angka[2] = 30;</text:p>
      <text:p text:style-name="P10">angka[3] = 40;</text:p>
      <text:p text:style-name="P10">angka[4] = 50;</text:p>
      <text:p text:style-name="P10"/>
      <text:p text:style-name="P10">// Mengakses elemen array</text:p>
      <text:p text:style-name="P10">cout &lt;&lt; angka[2]; // Output: 30</text:p>
      <text:p text:style-name="P10"/>
      <text:p text:style-name="P10">// Array juga dapat diinisialisasi pada saat deklarasi</text:p>
      <text:p text:style-name="P10">int nilai[] = {10, 20, 30, 40, 50};</text:p>
      <text:p text:style-name="P10">```</text:p>
      <text:p text:style-name="P10"/>
      <text:p text:style-name="P10">11. Pointer:</text:p>
      <text:p text:style-name="P10">Pointer adalah variabel yang menyimpan alamat memori suatu variabel. Pointer digunakan untuk mengakses dan memanipulasi data yang disimpan dalam memori. Contoh penggunaan pointer dalam C++:</text:p>
      <text:p text:style-name="P10">```cpp</text:p>
      <text:p text:style-name="P10">int a = 5;</text:p>
      <text:p text:style-name="P10">int* ptr; // Deklarasi pointer</text:p>
      <text:p text:style-name="P10"/>
      <text:p text:style-name="P10">ptr = &amp;a; // Menginisialisasi pointer dengan alamat variabel a</text:p>
      <text:p text:style-name="P10"/>
      <text:p text:style-name="P10">// Mengakses nilai dan alamat menggunakan pointer</text:p>
      <text:p text:style-name="P10">cout &lt;&lt; *ptr; // Output: 5 (nilai variabel a)</text:p>
      <text:p text:style-name="P10"><text:soft-page-break/>cout &lt;&lt; ptr; // Output: alamat memori variabel a</text:p>
      <text:p text:style-name="P10">```</text:p>
      <text:p text:style-name="P10"/>
      <text:p text:style-name="P10">12. Struktur:</text:p>
      <text:p text:style-name="P10">Struktur adalah kumpulan variabel yang berbeda dengan tipe data yang berbeda juga. Struktur memungkinkan pengguna untuk membuat tipe data khusus yang terdiri dari beberapa elemen yang berbeda. Contoh penggunaan struktur dalam C++:</text:p>
      <text:p text:style-name="P10">```cpp</text:p>
      <text:p text:style-name="P10">struct Mahasiswa {</text:p>
      <text:p text:style-name="P10"><text:s text:c="4"/>string nama;</text:p>
      <text:p text:style-name="P10"><text:s text:c="4"/>int usia;</text:p>
      <text:p text:style-name="P10"><text:s text:c="4"/>string jurusan;</text:p>
      <text:p text:style-name="P10">};</text:p>
      <text:p text:style-name="P10"/>
      <text:p text:style-name="P10">// Membuat objek struktur</text:p>
      <text:p text:style-name="P10">Mahasiswa mhs1;</text:p>
      <text:p text:style-name="P10">mhs1.nama = "John Doe";</text:p>
      <text:p text:style-name="P10">mhs1.usia = 20;</text:p>
      <text:p text:style-name="P10">mhs1.jurusan = "Informatika";</text:p>
      <text:p text:style-name="P10"/>
      <text:p text:style-name="P10">// Mengakses elemen struktur</text:p>
      <text:p text:style-name="P10">cout &lt;&lt; mhs1.nama; // Output: John Doe</text:p>
      <text:p text:style-name="P10">cout &lt;&lt; mhs1.usia; // Output: 20</text:p>
      <text:p text:style-name="P10">cout &lt;&lt; mhs1.jurusan; // Output: Informatika</text:p>
      <text:p text:style-name="P10">```</text:p>
      <text:p text:style-name="P10"/>
      <text:p text:style-name="P10">13. File Input/Output:</text:p>
      <text:p text:style-name="P10">C++ menyediakan fungsi dan objek untuk membaca dan menulis data ke dalam file. Ini memungkinkan program C++ untuk berinteraksi dengan file eksternal untuk menyimpan dan mengambil data. Contoh penggunaan file input/output dalam C++:</text:p>
      <text:p text:style-name="P10">```cpp</text:p>
      <text:p text:style-name="P10">#include &lt;iostream&gt;</text:p>
      <text:p text:style-name="P10">#include &lt;fstream&gt;</text:p>
      <text:p text:style-name="P10"/>
      <text:p text:style-name="P10">using namespace std;</text:p>
      <text:p text:style-name="P10"/>
      <text:p text:style-name="P10">int main() {</text:p>
      <text:p text:style-name="P10"><text:s text:c="4"/>ofstream file("data.txt"); // Membuka file untuk penulisan</text:p>
      <text:p text:style-name="P10"/>
      <text:p text:style-name="P10"><text:s text:c="4"/>if (file.is_open()) {</text:p>
      <text:p text:style-name="P10"><text:s text:c="8"/>file &lt;&lt; "Halo, dunia!"; // Menulis data ke dalam file</text:p>
      <text:p text:style-name="P10"><text:s text:c="8"/>file.close(); // Menutup file</text:p>
      <text:p text:style-name="P10"><text:s text:c="4"/>}</text:p>
      <text:p text:style-name="P10"><text:s text:c="4"/>else {</text:p>
      <text:p text:style-name="P10"><text:s text:c="8"/>cout &lt;&lt; "Gagal membuka file.";</text:p>
      <text:p text:style-name="P10"><text:s text:c="4"/>}</text:p>
      <text:p text:style-name="P10"/>
      <text:p text:style-name="P10"><text:s text:c="4"/>ifstream readFile("data.txt"); // Membuka file untuk membaca</text:p>
      <text:p text:style-name="P10"/>
      <text:p text:style-name="P10"><text:s text:c="4"/>if (readFile.is_open()) {</text:p>
      <text:p text:style-name="P10"><text:s text:c="8"/>string data;</text:p>
      <text:p text:style-name="P10"><text:s text:c="8"/>getline(readFile, data); // Membaca baris data dari file</text:p>
      <text:p text:style-name="P10"/>
      <text:p text:style-name="P10"><text:s text:c="8"/>cout &lt;&lt; data; // Output: Halo, dunia!</text:p>
      <text:p text:style-name="P10"/>
      <text:p text:style-name="P10"><text:s text:c="8"/>readFile.close(); // Menutup file</text:p>
      <text:p text:style-name="P10"><text:s text:c="4"/>}</text:p>
      <text:p text:style-name="P10"><text:s text:c="4"/>else {</text:p>
      <text:p text:style-name="P10"><text:s text:c="8"/>cout &lt;&lt; "Gagal membuka file.";</text:p>
      <text:p text:style-name="P10"><text:s text:c="4"/>}</text:p>
      <text:p text:style-name="P10"/>
      <text:p text:style-name="P10"><text:s text:c="4"/>return 0;</text:p>
      <text:p text:style-name="P10">}</text:p>
      <text:p text:style-name="P10">```</text:p>
      <text:p text:style-name="P10"/>
      <text:p text:style-name="P10">Struktur dasar program C++ yang disebutkan di atas memberikan landasan yang kuat untuk mengembangkan program yang lebih kompleks dan efisien dalam bahasa pemrograman C++. Namun, masih ada banyak konsep dan fitur yang bisa dieksplorasi lebih lanjut dalam pengembangan program C++. Beberapa konsep lanjutan yang penting meliputi:</text:p>
      <text:p text:style-name="P10"/>
      <text:p text:style-name="P10">14. Pemrograman Berorientasi Objek Lanjutan:</text:p>
      <text:p text:style-name="P10">Selain kelas dan objek, C++ juga mendukung konsep pemrograman berorientasi objek lanjutan seperti pewarisan (inheritance), polimorfisme (polymorphism), dan enkapsulasi (encapsulation). Dengan menggunakan konsep-konsep ini, Anda dapat membuat hierarki kelas yang lebih kompleks, memanfaatkan polimorfisme untuk menangani objek dengan tipe yang berbeda secara seragam, dan mengatur akses terhadap data dan fungsi melalui enkapsulasi.</text:p>
      <text:p text:style-name="P10"/>
      <text:p text:style-name="P10">15. Template:</text:p>
      <text:p text:style-name="P10">C++ menyediakan fitur template yang memungkinkan Anda membuat kode yang umum dan fleksibel untuk berbagai tipe data. Dengan template, Anda dapat menulis fungsi atau kelas yang dapat digunakan dengan tipe data yang berbeda tanpa perlu mengulang kode yang sama. Ini memungkinkan Anda untuk membuat algoritma atau struktur data yang dapat digunakan secara umum dan diparameterisasi dengan tipe data yang berbeda.</text:p>
      <text:p text:style-name="P10"/>
      <text:p text:style-name="P10">16. Exception Handling:</text:p>
      <text:p text:style-name="P10">Exception handling digunakan untuk mengatasi kondisi yang tidak terduga atau kesalahan yang terjadi selama eksekusi program. C++ menyediakan mekanisme try-catch yang memungkinkan Anda untuk menangkap dan menangani pengecualian (exception) yang mungkin terjadi dalam program. Dengan menggunakan exception handling, Anda dapat mengontrol aliran program ketika terjadi kesalahan dan melakukan tindakan yang sesuai.</text:p>
      <text:p text:style-name="P10"/>
      <text:p text:style-name="P10">17. Pustaka Standar C++ (STL):</text:p>
      <text:p text:style-name="P10">STL adalah kumpulan pustaka standar yang disediakan oleh C++, termasuk pustaka untuk berbagai tugas umum seperti pengolahan string, manipulasi kontainer, algoritma, dan lain-lain. STL menyediakan kelas dan fungsi yang siap pakai yang dapat digunakan untuk mempercepat dan menyederhanakan pengembangan program. Dengan memahami dan <text:soft-page-break/>memanfaatkan STL, Anda dapat mengoptimalkan waktu dan usaha dalam pengembangan program C++.</text:p>
      <text:p text:style-name="P10"/>
      <text:p text:style-name="P10">18. Multithreading:</text:p>
      <text:p text:style-name="P10">C++ mendukung pemrograman multithreading, yang memungkinkan program untuk menjalankan beberapa thread secara bersamaan. Dengan menggunakan thread, Anda dapat membagi tugas yang intensif secara komputasi atau tugas yang membutuhkan responsivitas tinggi menjadi beberapa bagian yang dapat dijalankan secara paralel. Ini dapat meningkatkan kinerja dan efisiensi program dalam memproses tugas-tugas tersebut.</text:p>
      <text:p text:style-name="P10"/>
      <text:p text:style-name="P10">19. Interaksi dengan Sistem Operasi:</text:p>
      <text:p text:style-name="P10">C++ memberikan fleksibilitas untuk berinteraksi langsung dengan sistem operasi melalui API yang disediakan. Anda dapat menggunakan C++ untuk memanfaatkan fungsi-fungsi sistem operasi, mengakses perangkat keras, mengelola proses, mengatur jaringan, dan melakukan tugas-tugas lain yang terkait dengan sistem operasi.</text:p>
      <text:p text:style-name="P10"/>
      <text:p text:style-name="P10">Dengan menggali lebih dalam ke dalam konsep-konsep ini, Anda dapat mengembangkan program C++ yang lebih kompleks dan kuat. Namun, penting untuk diingat bahwa pemahaman yang mendalam tentang konsep-konsep ini memerlukan waktu dan praktik yang konsisten. Selain itu, praktik terbaik dalam pengembangan perangkat lunak, seperti pemecahan masalah, desain yang baik, dan pengujian yang menyeluruh, juga harus diterapkan.</text:p>
      <text:p text:style-name="P10"/>
      <text:p text:style-name="P10">Selain konsep-konsep tersebut, ada juga banyak pustaka dan framework yang tersedia untuk C++, baik yang disediakan oleh bahasa itu sendiri maupun oleh komunitas pengembang yang luas. Pustaka-pustaka ini dapat membantu dalam pengembangan program dengan menyediakan fungsionalitas yang lebih spesifik, seperti pemrosesan gambar, kecerdasan buatan, pemrograman jaringan, dan lain sebagainya. Anda dapat mengeksplorasi pustaka-pustaka ini sesuai dengan kebutuhan proyek yang sedang Anda kerjakan.</text:p>
      <text:p text:style-name="P10"/>
      <text:p text:style-name="P10">Selain itu, dalam pengembangan perangkat lunak, penting untuk selalu mengikuti perkembangan dan tren terbaru dalam industri. Bahasa C++ terus berkembang dan baru-baru ini C++20 diperkenalkan dengan banyak fitur baru dan perbaikan. Mempelajari dan menerapkan fitur-fitur baru ini dapat membantu Anda mengembangkan program yang lebih modern, efisien, dan aman.</text:p>
      <text:p text:style-name="P10"/>
      <text:p text:style-name="P10">Terakhir, tetaplah terbuka untuk belajar dan berkolaborasi dengan komunitas pengembang C++. Komunitas ini merupakan sumber daya yang berharga untuk berbagi pengetahuan, mengajukan pertanyaan, dan mendapatkan umpan balik tentang kode dan praktik terbaik. Dengan terus mengasah keterampilan dan berpartisipasi aktif dalam komunitas, Anda dapat menjadi pengembang C++ yang lebih terampil dan sukses.</text:p>
      <text:p text:style-name="P10"/>
      <text:p text:style-name="P10">Semoga informasi ini bermanfaat dan membantu Anda dalam perjalanan Anda dalam mempelajari dan mengembangkan program dengan bahasa pemrograman C++!</text:p>
      <text:h text:style-name="P6" text:outline-level="1"/>
      <text:h text:style-name="P3" text:outline-level="1">Pengenalan C++</text:h>
      <text:h text:style-name="Heading_20_2" text:outline-level="2">Sejarah dan Evolusi C++</text:h>
      <text:p text:style-name="P12">Sejarah C++ dimulai pada tahun 1979, ketika Bjarne Stroustrup, seorang ilmuwan komputer dari Bell Labs, memulai proyek untuk mengembangkan sebuah bahasa pemrograman baru yang merupakan ekstensi dari bahasa pemrograman C. Bahasa ini awalnya dikenal sebagai "C dengan Kelas" (C with Classes) dan menjadi dasar dari apa yang sekarang kita kenal sebagai C++.</text:p>
      <text:p text:style-name="P12"/>
      <text:p text:style-name="P12">1. C dengan Kelas:</text:p>
      <text:p text:style-name="P12">Pada awalnya, Bjarne Stroustrup mengembangkan C dengan Kelas sebagai perluasan dari bahasa C untuk mendukung pemrograman berorientasi objek. Tujuan utama adalah memperkenalkan konsep kelas, objek, dan polimorfisme ke dalam bahasa C, sehingga memungkinkan pengembang untuk mengorganisir kode mereka dengan lebih terstruktur dan modular. C dengan Kelas juga memperkenalkan konsep lain seperti fungsi anggota, enkapsulasi, dan pewarisan.</text:p>
      <text:p text:style-name="P12"/>
      <text:p text:style-name="P12">2. C++:</text:p>
      <text:p text:style-name="P12">Pada tahun 1983, Bjarne Stroustrup mengubah nama bahasa tersebut menjadi C++ (dibaca "C plus plus") untuk menunjukkan bahwa itu adalah pengembangan lanjutan dari bahasa C. Nama "C++" juga merujuk pada operator penambahan dua kali dalam bahasa C, yang menggambarkan peningkatan fungsionalitas bahasa C dengan penambahan fitur-fitur pemrograman berorientasi objek.</text:p>
      <text:p text:style-name="P12"/>
      <text:p text:style-name="P12">3. Standarisasi:</text:p>
      <text:p text:style-name="P12">Dalam beberapa tahun berikutnya, C++ mengalami pertumbuhan dan pengembangan yang pesat. Banyak fitur baru ditambahkan, termasuk penanganan pengecualian, template, runtime type information (RTTI), dan lain-lain. Pada tahun 1998, standar pertama C++ yang resmi, dikenal sebagai C++98 atau C++03, diterbitkan. Standar ini menetapkan sintaks dan fitur-fitur resmi bahasa C++.</text:p>
      <text:p text:style-name="P12"/>
      <text:p text:style-name="P12">4. Standar C++ Baru:</text:p>
      <text:p text:style-name="P12">C++ terus berkembang dengan penambahan fitur-fitur baru dan perbaikan pada bahasa tersebut. Standar C++ baru diperkenalkan setiap beberapa tahun. Beberapa standar yang terkenal termasuk C++11 (diterbitkan pada tahun 2011), C++14 (diterbitkan pada tahun 2014), C++17 (diterbitkan pada tahun 2017), dan C++20 (diterbitkan pada tahun 2020). Setiap standar membawa peningkatan signifikan dalam fungsionalitas bahasa, penanganan kesalahan, kinerja, dan lain-lain.</text:p>
      <text:p text:style-name="P12"/>
      <text:p text:style-name="P12">5. Pemakaian C++:</text:p>
      <text:p text:style-name="P12">C++ telah menjadi salah satu bahasa pemrograman yang paling populer dan digunakan secara luas di dunia. C++ digunakan dalam berbagai bidang, termasuk pengembangan perangkat lunak sistem, permainan komputer, grafika komputer, kecerdasan buatan, perangkat keras terintegrasi, dan banyak lagi. Kehandalan, kecepatan, dan fleksibilitas C++ membuatnya menjadi pilihan yang populer bagi pengembang yang membutuhkan kinerja tinggi dan kontrol yang langsung atas sumber daya komputer.</text:p>
      <text:p text:style-name="P12"/>
      <text:p text:style-name="P12"><text:soft-page-break/>Seiring waktu, C++ terus berkembang dan beradaptasi dengan perkembangan teknologi dan kebutuhan industri. Komunitas pengembang yang aktif dan komite standar yang terlibat dalam pengembangan bahasa terus memperbaiki dan memperluas C++ untuk memenuhi tuntutan pengembangan perangkat lunak yang semakin kompleks dan efisien.</text:p>
      <text:h text:style-name="P8" text:outline-level="2">Pemrograman Prosedural dan Pemrograman Berorientasi Objek</text:h>
      <text:p text:style-name="P15">Pemrograman prosedural dan pemrograman berorientasi objek adalah dua paradigma pemrograman yang berbeda dalam pendekatan dan organisasi kode. Berikut adalah perbandingan antara pemrograman prosedural dan pemrograman berorientasi objek:</text:p>
      <text:p text:style-name="P15"/>
      <text:p text:style-name="P15">Pemrograman Prosedural:</text:p>
      <text:p text:style-name="P15">1. Pendekatan: Pemrograman prosedural berfokus pada urutan eksekusi instruksi yang berurutan. Program terdiri dari serangkaian prosedur atau fungsi yang menerima masukan, melakukan operasi, dan menghasilkan keluaran.</text:p>
      <text:p text:style-name="P15">2. Struktur: Program terstruktur menjadi prosedur-prosedur yang berisi algoritma dan logika program. Data biasanya berada di luar prosedur dan diakses melalui parameter atau variabel global.</text:p>
      <text:p text:style-name="P15">3. Pemisahan Data dan Fungsi: Data dan fungsi dipisahkan secara terpisah, dan fungsi biasanya beroperasi pada data yang ada di luar mereka.</text:p>
      <text:p text:style-name="P15">4. Contoh Bahasa: Bahasa C adalah salah satu contoh bahasa pemrograman prosedural yang populer.</text:p>
      <text:p text:style-name="P15"/>
      <text:p text:style-name="P15">Pemrograman Berorientasi Objek:</text:p>
      <text:p text:style-name="P15">1. Pendekatan: Pemrograman berorientasi objek berfokus pada objek sebagai unit dasar yang menggabungkan data dan operasi yang berhubungan dalam satu entitas. Objek berinteraksi satu sama lain melalui pesan dan metode.</text:p>
      <text:p text:style-name="P15">2. Struktur: Program terstruktur dalam hierarki kelas, di mana kelas adalah blueprint untuk objek. Setiap objek adalah instance dari kelas tertentu, dan objek tersebut memiliki atribut (data) dan metode (operasi) yang terkait.</text:p>
      <text:p text:style-name="P15">3. Encapsulation: Objek menggabungkan data dan operasi terkait dalam satu entitas, yang memungkinkan enkapsulasi atau penyembunyian informasi. Hanya metode yang ditentukan yang dapat mengakses dan memanipulasi data internal objek.</text:p>
      <text:p text:style-name="P15">4. Inheritance: Pemrograman berorientasi objek mendukung pewarisan, di mana kelas baru dapat mewarisi sifat dan perilaku dari kelas yang sudah ada. Ini memungkinkan penggunaan kembali kode dan menciptakan hubungan hierarki antara kelas.</text:p>
      <text:p text:style-name="P15">5. Polimorfisme: Pemrograman berorientasi objek mendukung polimorfisme, di mana objek dari kelas yang berbeda dapat digunakan secara seragam melalui antarmuka yang sama. Hal ini memungkinkan penanganan objek dengan cara yang umum dan fleksibel.</text:p>
      <text:p text:style-name="P15">6. Contoh Bahasa: C++, Java, dan Python adalah beberapa contoh bahasa pemrograman berorientasi objek yang populer.</text:p>
      <text:p text:style-name="P15"/>
      <text:p text:style-name="P15">Pemilihan antara pemrograman prosedural dan pemrograman berorientasi objek tergantung pada kebutuhan proyek dan preferensi pribadi. Pemrograman prosedural cenderung lebih sederhana dan cocok untuk program yang lebih kecil dan sederhana. Pemrograman berorientasi objek, di sisi lain, memberikan struktur dan modularitas yang lebih baik, dan lebih cocok untuk program yang kompleks dan besar dengan banyak entitas dan interaksi.</text:p>
      <text:h text:style-name="P8" text:outline-level="2">Instalasi dan Konfigurasi Lingkungan Pengembang C++</text:h>
      <text:p text:style-name="P18">Instalasi dan konfigurasi lingkungan pengembangan C++ akan sedikit berbeda tergantung pada platform yang digunakan, seperti Windows, macOS, atau Linux. Berikut adalah panduan umum untuk instalasi dan konfigurasi lingkungan pengembangan C++ di setiap platform:</text:p>
      <text:p text:style-name="P18"/>
      <text:p text:style-name="P18">1. Windows:</text:p>
      <text:p text:style-name="P18"><text:s text:c="3"/>- Unduh dan instal kompilator C++ seperti MinGW (Minimalist GNU for Windows) atau Microsoft Visual C++.</text:p>
      <text:p text:style-name="P18"><text:s text:c="3"/>- Pastikan kompilator sudah terpasang dan dikonfigurasi dengan benar. Anda mungkin perlu menambahkan jalur instalasi kompilator ke variabel lingkungan PATH.</text:p>
      <text:p text:style-name="P18"><text:s text:c="3"/>- Pilih dan instal Integrated Development Environment (IDE) seperti Code::Blocks, Microsoft Visual Studio, atau Eclipse CDT untuk pengembangan C++ yang lebih nyaman.</text:p>
      <text:p text:style-name="P18"><text:s text:c="3"/>- Setelah menginstal IDE, konfigurasikan opsi C++ dan jalur kompilasi di pengaturan IDE sesuai dengan kompilator yang digunakan.</text:p>
      <text:p text:style-name="P18"><text:s text:c="3"/>- Anda sekarang dapat membuat dan mengompilasi program C++ menggunakan IDE yang terinstal.</text:p>
      <text:p text:style-name="P18"/>
      <text:p text:style-name="P18">2. macOS:</text:p>
      <text:p text:style-name="P18"><text:s text:c="3"/>- Perangkat Mac biasanya dilengkapi dengan kompilator C++ Clang yang sudah terpasang. Anda dapat memverifikasinya dengan membuka Terminal dan mengetik "clang --version".</text:p>
      <text:p text:style-name="P18"><text:s text:c="3"/>- Jika kompilator tidak terinstal, Anda dapat mengunduh dan menginstal Xcode dari Mac App Store, yang mencakup kompilator Clang dan alat pengembangan C++ lainnya.</text:p>
      <text:p text:style-name="P18"><text:s text:c="3"/>- Setelah Xcode terinstal, Anda dapat menggunakan Text Editor sederhana seperti Sublime Text atau menggunakan IDE seperti Xcode sendiri atau CLion untuk pengembangan C++ yang lebih lengkap.</text:p>
      <text:p text:style-name="P18"/>
      <text:p text:style-name="P18">3. Linux:</text:p>
      <text:p text:style-name="P18"><text:s text:c="3"/>- Sebagian besar distribusi Linux menyertakan paket kompilasi C++ seperti GCC (GNU Compiler Collection) secara default.</text:p>
      <text:p text:style-name="P18"><text:s text:c="3"/>- Untuk menginstal kompilator C++, Anda dapat menggunakan package manager yang sesuai dengan distribusi Linux Anda. Misalnya, di Ubuntu, Anda dapat menggunakan perintah "sudo apt-get install g++" untuk menginstal GCC.</text:p>
      <text:p text:style-name="P18"><text:s text:c="3"/>- Jika Anda membutuhkan IDE, Anda dapat mempertimbangkan penggunaan Code::Blocks, Eclipse CDT, atau CLion yang tersedia untuk platform Linux.</text:p>
      <text:p text:style-name="P18"><text:s text:c="3"/>- Setelah menginstal IDE, konfigurasikan opsi C++ dan jalur kompilasi di pengaturan IDE sesuai dengan kompilator yang digunakan.</text:p>
      <text:p text:style-name="P18"><text:s text:c="3"/>- Anda dapat menggunakan editor teks seperti Vim atau Nano untuk membuat dan mengompilasi program C++ langsung dari terminal jika tidak menggunakan IDE.</text:p>
      <text:p text:style-name="P18"/>
      <text:p text:style-name="P18">Pastikan untuk merujuk pada dokumentasi resmi dari platform dan perangkat lunak yang Anda gunakan untuk mendapatkan instruksi instalasi dan konfigurasi yang lebih rinci.</text:p>
      <text:p text:style-name="P18">Berikut adalah panduan instalasi dan konfigurasi lingkungan pengembangan C++ lengkap dan rinci berdasarkan sistem operasi yang umum digunakan:</text:p>
      <text:p text:style-name="P18"/>
      <text:p text:style-name="P18">1. Windows:</text:p>
      <text:p text:style-name="P18"/>
      <text:p text:style-name="P18"><text:s text:c="3"/>a. Instalasi:</text:p>
      <text:p text:style-name="P18"><text:soft-page-break/><text:s text:c="6"/>- Unduh dan instal compiler C++ seperti MinGW (https://mingw-w64.org/doku.php).</text:p>
      <text:p text:style-name="P18"><text:s text:c="6"/>- Pilih versi yang sesuai dengan arsitektur sistem operasi Anda (x86 atau x64).</text:p>
      <text:p text:style-name="P18"><text:s text:c="6"/>- Ikuti langkah-langkah instalasi yang diberikan oleh installer.</text:p>
      <text:p text:style-name="P18"><text:s text:c="6"/>- Pastikan untuk memilih komponen seperti "mingw32-base" dan "mingw32-gcc-g++" selama instalasi.</text:p>
      <text:p text:style-name="P18"/>
      <text:p text:style-name="P18"><text:s text:c="3"/>b. Konfigurasi:</text:p>
      <text:p text:style-name="P18"><text:s text:c="6"/>- Setelah instalasi selesai, buka Command Prompt atau PowerShell.</text:p>
      <text:p text:style-name="P18"><text:s text:c="6"/>- Periksa apakah compiler telah terpasang dengan menjalankan perintah `g++ --version`.</text:p>
      <text:p text:style-name="P18"><text:s text:c="6"/>- Jika compiler berhasil diinstal, Anda siap untuk mulai mengembangkan dengan C++ di Windows.</text:p>
      <text:p text:style-name="P18"/>
      <text:p text:style-name="P18">2. macOS:</text:p>
      <text:p text:style-name="P18"/>
      <text:p text:style-name="P18"><text:s text:c="3"/>a. Instalasi:</text:p>
      <text:p text:style-name="P18"><text:s text:c="6"/>- macOS sudah menyertakan compiler C++ (clang) secara default.</text:p>
      <text:p text:style-name="P18"><text:s text:c="6"/>- Pastikan Xcode Command Line Tools terpasang dengan menjalankan perintah `xcode-select --install` di Terminal.</text:p>
      <text:p text:style-name="P18"><text:s text:c="6"/>- Jika perintah di atas tidak berfungsi, Anda dapat mengunduh dan menginstal Xcode dari App Store.</text:p>
      <text:p text:style-name="P18"/>
      <text:p text:style-name="P18"><text:s text:c="3"/>b. Konfigurasi:</text:p>
      <text:p text:style-name="P18"><text:s text:c="6"/>- Setelah instalasi selesai, buka Terminal.</text:p>
      <text:p text:style-name="P18"><text:s text:c="6"/>- Periksa apakah compiler telah terpasang dengan menjalankan perintah `g++ --version` atau `clang++ --version`.</text:p>
      <text:p text:style-name="P18"><text:s text:c="6"/>- Jika compiler berhasil diinstal, Anda siap untuk mulai mengembangkan dengan C++ di macOS.</text:p>
      <text:p text:style-name="P18"/>
      <text:p text:style-name="P18">3. Linux (Ubuntu):</text:p>
      <text:p text:style-name="P18"/>
      <text:p text:style-name="P18"><text:s text:c="3"/>a. Instalasi:</text:p>
      <text:p text:style-name="P18"><text:s text:c="6"/>- Buka Terminal.</text:p>
      <text:p text:style-name="P18"><text:s text:c="6"/>- Jalankan perintah berikut untuk memperbarui repositori: `sudo apt update`.</text:p>
      <text:p text:style-name="P18"><text:s text:c="6"/>- Jalankan perintah berikut untuk menginstal compiler C++ (g++): `sudo apt install g++`.</text:p>
      <text:p text:style-name="P18"/>
      <text:p text:style-name="P18"><text:s text:c="3"/>b. Konfigurasi:</text:p>
      <text:p text:style-name="P18"><text:s text:c="6"/>- Periksa apakah compiler telah terpasang dengan menjalankan perintah `g++ --version`.</text:p>
      <text:p text:style-name="P18"><text:s text:c="6"/>- Jika compiler berhasil diinstal, Anda siap untuk mulai mengembangkan dengan C++ di Linux.</text:p>
      <text:p text:style-name="P18"/>
      <text:p text:style-name="P18">Dengan mengikuti langkah-langkah di atas, Anda akan berhasil menginstal dan mengkonfigurasi lingkungan pengembangan C++ di sistem operasi yang Anda gunakan. Setelah menginstal compiler, Anda dapat menggunakan editor teks atau Integrated Development Environment (IDE) seperti Visual Studio Code, Code::Blocks, atau Qt Creator untuk menulis, mengedit, dan menjalankan program C++ Anda.</text:p>
      <text:p text:style-name="P18">Untuk menginstal dan mengkonfigurasi lingkungan pengembangan C++ di Arch Linux, Anda dapat mengikuti langkah-langkah berikut:</text:p>
      <text:p text:style-name="P18"/>
      <text:p text:style-name="P18">1. Instalasi:</text:p>
      <text:p text:style-name="P18"><text:soft-page-break/></text:p>
      <text:p text:style-name="P18"><text:s text:c="3"/>a. Buka Terminal.</text:p>
      <text:p text:style-name="P18"><text:s text:c="3"/>b. Jalankan perintah berikut untuk memperbarui sistem dan repositori:</text:p>
      <text:p text:style-name="P18"><text:s text:c="6"/>```</text:p>
      <text:p text:style-name="P18"><text:s text:c="6"/>sudo pacman -Syu</text:p>
      <text:p text:style-name="P18"><text:s text:c="6"/>```</text:p>
      <text:p text:style-name="P18"><text:s text:c="3"/>c. Setelah pembaruan selesai, jalankan perintah berikut untuk menginstal compiler C++ (gcc) dan alat pengembangan terkait:</text:p>
      <text:p text:style-name="P18"><text:s text:c="6"/>```</text:p>
      <text:p text:style-name="P18"><text:s text:c="6"/>sudo pacman -S base-devel</text:p>
      <text:p text:style-name="P18"><text:s text:c="6"/>```</text:p>
      <text:p text:style-name="P18"><text:s text:c="3"/>d. Selama proses instalasi, Anda akan diminta untuk memilih paket-paket yang ingin diinstal. Pastikan untuk memilih paket seperti `gcc`, `make`, `cmake`, dan `pkg-config`.</text:p>
      <text:p text:style-name="P18"/>
      <text:p text:style-name="P18">2. Konfigurasi:</text:p>
      <text:p text:style-name="P18"/>
      <text:p text:style-name="P18"><text:s text:c="3"/>a. Setelah instalasi selesai, Anda dapat memeriksa apakah compiler telah terpasang dengan menjalankan perintah `g++ --version`.</text:p>
      <text:p text:style-name="P18"><text:s text:c="3"/>b. Anda juga dapat memeriksa versi dari alat pengembangan terkait dengan menjalankan perintah `make --version`, `cmake --version`, dan `pkg-config --version`.</text:p>
      <text:p text:style-name="P18"><text:s text:c="3"/>c. Jika compiler dan alat pengembangan terpasang dengan sukses, Anda siap untuk mulai mengembangkan dengan C++ di Arch Linux.</text:p>
      <text:p text:style-name="P18"/>
      <text:p text:style-name="P18">Selain itu, Anda juga dapat menggunakan editor teks atau Integrated Development Environment (IDE) seperti Visual Studio Code, Code::Blocks, atau Qt Creator untuk menulis, mengedit, dan menjalankan program C++ Anda di lingkungan Arch Linux.</text:p>
      <text:p text:style-name="P18"/>
      <text:p text:style-name="P18">Pastikan untuk mengikuti petunjuk instalasi dan konfigurasi dengan hati-hati dan memperhatikan pesan atau permintaan yang muncul selama proses instalasi. Dengan mengikuti langkah-langkah ini, Anda akan dapat mengatur lingkungan pengembangan C++ di Arch Linux dengan sukses.</text:p>
      <text:p text:style-name="P18"/>
      <text:p text:style-name="P18">Untuk menginstal dan mengkonfigurasi lingkungan pengembangan C++ di Termux Android, Anda dapat mengikuti langkah-langkah berikut:</text:p>
      <text:p text:style-name="P18"/>
      <text:p text:style-name="P18">1. Instalasi:</text:p>
      <text:p text:style-name="P18"/>
      <text:p text:style-name="P18"><text:s text:c="3"/>a. Instal aplikasi Termux dari Google Play Store.</text:p>
      <text:p text:style-name="P18"><text:s text:c="3"/>b. Buka aplikasi Termux setelah instalasi selesai.</text:p>
      <text:p text:style-name="P18"><text:s text:c="3"/>c. Jalankan perintah berikut untuk memperbarui paket dan repositori Termux:</text:p>
      <text:p text:style-name="P18"><text:s text:c="6"/>```</text:p>
      <text:p text:style-name="P18"><text:s text:c="6"/>pkg update</text:p>
      <text:p text:style-name="P18"><text:s text:c="6"/>```</text:p>
      <text:p text:style-name="P18"><text:s text:c="3"/>d. Selanjutnya, jalankan perintah berikut untuk menginstal compiler C++ (clang) dan alat pengembangan terkait:</text:p>
      <text:p text:style-name="P18"><text:s text:c="6"/>```</text:p>
      <text:p text:style-name="P18"><text:s text:c="6"/>pkg install clang build-essential</text:p>
      <text:p text:style-name="P18"><text:s text:c="6"/>```</text:p>
      <text:p text:style-name="P18"><text:soft-page-break/><text:s text:c="3"/>e. Tunggu proses instalasi selesai. Setelah selesai, Anda akan memiliki compiler C++ dan alat pengembangan yang diperlukan di Termux.</text:p>
      <text:p text:style-name="P18"/>
      <text:p text:style-name="P18">2. Konfigurasi:</text:p>
      <text:p text:style-name="P18"/>
      <text:p text:style-name="P18"><text:s text:c="3"/>a. Setelah instalasi selesai, Anda dapat memeriksa apakah compiler telah terpasang dengan menjalankan perintah `clang++ --version`.</text:p>
      <text:p text:style-name="P18"><text:s text:c="3"/>b. Anda juga dapat memeriksa versi alat pengembangan terkait dengan menjalankan perintah `make --version` dan `pkg-config --version`.</text:p>
      <text:p text:style-name="P18"><text:s text:c="3"/>c. Jika compiler dan alat pengembangan terpasang dengan sukses, Anda siap untuk mulai mengembangkan dengan C++ di Termux Android.</text:p>
      <text:p text:style-name="P18"/>
      <text:p text:style-name="P18">Dalam Termux, Anda dapat menggunakan editor teks seperti nano atau vim untuk menulis dan mengedit kode C++. Setelah menulis kode, Anda dapat menyimpannya dengan ekstensi .cpp dan mengompilasinya menggunakan clang. Contohnya, untuk mengompilasi program dengan nama "program.cpp", jalankan perintah berikut:</text:p>
      <text:p text:style-name="P18">```</text:p>
      <text:p text:style-name="P18">clang++ -o program program.cpp</text:p>
      <text:p text:style-name="P18">```</text:p>
      <text:p text:style-name="P18"/>
      <text:p text:style-name="P18">Setelah program dikompilasi, Anda dapat menjalankannya dengan menggunakan perintah berikut:</text:p>
      <text:p text:style-name="P18">```</text:p>
      <text:p text:style-name="P18">./program</text:p>
      <text:p text:style-name="P18">```</text:p>
      <text:p text:style-name="P18"/>
      <text:p text:style-name="P18">Pastikan Anda telah pindah ke direktori yang tepat sebelum menjalankan perintah kompilasi dan eksekusi.</text:p>
      <text:p text:style-name="P18"/>
      <text:p text:style-name="P18">Meskipun Termux memungkinkan Anda untuk mengembangkan C++ di perangkat Android, perlu diingat bahwa kinerja dan kemampuan perangkat Android mungkin terbatas dibandingkan dengan lingkungan pengembangan tradisional.</text:p>
      <text:h text:style-name="P7" text:outline-level="1"/>
      <text:h text:style-name="P5" text:outline-level="1">Dasar-dasar C++</text:h>
      <text:p text:style-name="P27">Tipe data dasar (integer, floating-point, karakter, boolean)</text:p>
      <text:p text:style-name="P27">Variabel dan konstanta</text:p>
      <text:p text:style-name="P27">Operator dan ekspresi</text:p>
      <text:p text:style-name="P27">Input dan output dasar</text:p>
      <text:p text:style-name="P27"/>
      <text:h text:style-name="P4" text:outline-level="1">Kontrol Aliran</text:h>
      <text:p text:style-name="P27">Pernyataan pengendali aliran (if, else, switch)</text:p>
      <text:p text:style-name="P27">Perulangan (while, do-while, for)</text:p>
      <text:p text:style-name="P27">Pernyataan pemutusan (break, continue)</text:p>
      <text:p text:style-name="P27"/>
      <text:h text:style-name="P4" text:outline-level="1">Array dan String</text:h>
      <text:p text:style-name="P27">Array satu dimensi dan multidimensi</text:p>
      <text:p text:style-name="P27">Penggunaan array dalam operasi matematis</text:p>
      <text:p text:style-name="P27">String dan operasi dasar pada string</text:p>
      <text:p text:style-name="P27"/>
      <text:h text:style-name="P4" text:outline-level="1">Fungsi dan Prosedur</text:h>
      <text:p text:style-name="P27">Pendefinisian dan pemanggilan fungsi</text:p>
      <text:p text:style-name="P27">Parameter fungsi</text:p>
      <text:p text:style-name="P27">Rekursi</text:p>
      <text:p text:style-name="P27"/>
      <text:h text:style-name="P4" text:outline-level="1">Struktur Data</text:h>
      <text:p text:style-name="P27">Struktur dan tipe data struct</text:p>
      <text:p text:style-name="P27">Pemilihan dan penggunaan tipe data yang sesuai</text:p>
      <text:p text:style-name="P9">Linked list dan pemrosesan data terkait</text:p>
      <text:p text:style-name="P27"/>
      <text:h text:style-name="P4" text:outline-level="1">Pemrograman Berorientasi Objek</text:h>
      <text:p text:style-name="P27">Konsep dasar OOP (class, objek, enkapsulasi, pewarisan, polimorfisme)</text:p>
      <text:p text:style-name="P27">Pendefinisian dan penggunaan kelas</text:p>
      <text:p text:style-name="P27">Penggunaan konstruktor dan destruktor</text:p>
      <text:p text:style-name="P27"/>
      <text:h text:style-name="P4" text:outline-level="1">Penanganan Eksepsi</text:h>
      <text:p text:style-name="P27">Pemahaman tentang penanganan eksepsi</text:p>
      <text:p text:style-name="P27">Pernyataan try-catch</text:p>
      <text:p text:style-name="P27">Pembuatan kelas eksepsi kustom</text:p>
      <text:p text:style-name="P27"/>
      <text:p text:style-name="P27"/>
      <text:h text:style-name="P4" text:outline-level="1">Pemrosesan Berkas</text:h>
      <text:p text:style-name="P27">Membaca dan menulis data ke dalam berkas</text:p>
      <text:p text:style-name="P27">Manipulasi berkas teks dan biner</text:p>
      <text:p text:style-name="P27">Pemrosesan berkas secara sekuensial dan acak</text:p>
      <text:p text:style-name="P27"/>
      <text:h text:style-name="P4" text:outline-level="1">Pemrograman Lanjut</text:h>
      <text:p text:style-name="P27">Pointer dan referensi</text:p>
      <text:p text:style-name="P27">Penggunaan pointer dalam pemrosesan array dan string</text:p>
      <text:p text:style-name="P27">Dynamic memory allocation</text:p>
      <text:p text:style-name="P27">Template dan generic programming</text:p>
      <text:p text:style-name="P27"/>
      <text:h text:style-name="P4" text:outline-level="1"><text:soft-page-break/>Pengenalan ke STL</text:h>
      <text:p text:style-name="P27">Penggunaan kontainer STL (vector, list, set, map)</text:p>
      <text:p text:style-name="P27">Algoritma STL (sorting, searching, manipulating)</text:p>
      <text:p text:style-name="P27"/>
      <text:h text:style-name="P4" text:outline-level="1">Pengenalan ke C++11 dan Versi Lebih Baru</text:h>
      <text:p text:style-name="P27">Fitur-fitur baru dalam C++11 dan versi selanjutnya (auto, range-based for loop, lambda expression, smart pointers, move semantics)</text:p>
      <text:p text:style-name="P27"/>
      <text:h text:style-name="P4" text:outline-level="1">Studi Kasus dan Latihan</text:h>
      <text:p text:style-name="P27">Contoh kasus nyata dan implementasinya dalam C++</text:p>
      <text:p text:style-name="P27">Latihan-latihan untuk menguji pemahaman konsep-konsep yang telah dipelajari</text:p>
      <text:p text:style-name="P27"/>
      <text:p text:style-name="P1">Penutup:</text:p>
      <text:p text:style-name="P27">Ringkasan materi yang telah dipelajari</text:p>
      <text:p text:style-name="P27">Sumber daya tambahan untuk memperdalam pemahaman tentang C++</text:p>
      <text:p text:style-name="P27">Rekomendasi untuk pengembangan lebih lanjut dalam pemrograman C++</text:p>
      <text:p text:style-name="P27"/>
      <text:p text:style-name="P28">Catatan: Buku ini disusun sebagai panduan praktis dasar untuk pemrograman C++.</text:p>
      <text:p text:style-name="P19">BAB II DASAR C++</text:p>
      <text:p text:style-name="P20">1. TIPE DATA DASAR</text:p>
      <text:p text:style-name="P20">C++ memiliki beberapa tipe data dasar yang digunakan untuk menyimpan nilai dan melakukan operasi pada nilai-nilai tersebut. Berikut adalah beberapa tipe data dasar yang umum digunakan di C++:</text:p>
      <text:p text:style-name="P20"/>
      <text:p text:style-name="P20">1. Tipe Data Bilangan Bulat (Integer):</text:p>
      <text:p text:style-name="P20"><text:s text:c="3"/>- `int`: Tipe data ini digunakan untuk menyimpan bilangan bulat, baik positif maupun negatif. Misalnya: `int myNumber = 10;`.</text:p>
      <text:p text:style-name="P20"><text:s text:c="3"/>- `short`: Tipe data ini digunakan untuk menyimpan bilangan bulat dengan rentang yang lebih kecil dibandingkan `int`. Misalnya: `short myNumber = 5;`.</text:p>
      <text:p text:style-name="P20"><text:s text:c="3"/>- `long`: Tipe data ini digunakan untuk menyimpan bilangan bulat dengan rentang yang lebih besar dibandingkan `int`. Misalnya: `long myNumber = 1000000;`.</text:p>
      <text:p text:style-name="P20"><text:s text:c="3"/>- `long long`: Tipe data ini digunakan untuk menyimpan bilangan bulat dengan rentang yang lebih besar daripada `long`. Misalnya: `long long myNumber = 10000000000;`.</text:p>
      <text:p text:style-name="P20"/>
      <text:p text:style-name="P20">2. Tipe Data Bilangan Pecahan (Floating-point):</text:p>
      <text:p text:style-name="P20"><text:s text:c="3"/>- `float`: Tipe data ini digunakan untuk menyimpan bilangan pecahan dengan presisi tunggal. Misalnya: `float myFloat = 3.14;`.</text:p>
      <text:p text:style-name="P20"><text:s text:c="3"/>- `double`: Tipe data ini digunakan untuk menyimpan bilangan pecahan dengan presisi ganda yang lebih tinggi daripada `float`. Misalnya: `double myDouble = 2.71828;`.</text:p>
      <text:p text:style-name="P20"/>
      <text:p text:style-name="P20">3. Tipe Data Karakter (Character):</text:p>
      <text:p text:style-name="P20"><text:s text:c="3"/>- `char`: Tipe data ini digunakan untuk menyimpan karakter tunggal. Misalnya: `char myChar = 'A';`.</text:p>
      <text:p text:style-name="P20"/>
      <text:p text:style-name="P20">4. Tipe Data Boolean:</text:p>
      <text:p text:style-name="P20"><text:s text:c="3"/>- `bool`: Tipe data ini digunakan untuk menyimpan nilai kebenaran (true atau false). Misalnya: `bool myBool = true;`.</text:p>
      <text:p text:style-name="P20"/>
      <text:p text:style-name="P20">5. Tipe Data String:</text:p>
      <text:p text:style-name="P20"><text:s text:c="3"/>- `std::string`: Tipe data ini digunakan untuk menyimpan rangkaian karakter. Misalnya: `std::string myString = "Hello, world!";`.</text:p>
      <text:p text:style-name="P20"/>
      <text:p text:style-name="P20">6. Tipe Data Void:</text:p>
      <text:p text:style-name="P20"><text:s text:c="3"/>- `void`: Tipe data ini digunakan untuk menunjukkan bahwa fungsi tidak mengembalikan nilai. Misalnya: `void myFunction() { // kode fungsi tanpa pengembalian nilai }`.</text:p>
      <text:p text:style-name="P20"/>
      <text:p text:style-name="P20">Selain tipe data dasar di atas, C++ juga menyediakan tipe data khusus seperti array, struct, union, dan enum untuk memenuhi kebutuhan yang lebih kompleks.</text:p>
      <text:p text:style-name="P20">Berikut adalah kelanjutan dari tipe data dalam C++:</text:p>
      <text:p text:style-name="P20"/>
      <text:p text:style-name="P20">7. Tipe Data Array:</text:p>
      <text:p text:style-name="P20"><text:s text:c="3"/>- `TipeData namaArray[ukuran]`: Tipe data ini digunakan untuk menyimpan kumpulan nilai dengan tipe data yang sama dalam urutan terindeks. Misalnya: `int numbers[5] = {1, 2, 3, 4, 5};`.</text:p>
      <text:p text:style-name="P20"/>
      <text:p text:style-name="P20">8. Tipe Data Struct:</text:p>
      <text:p text:style-name="P20"><text:soft-page-break/><text:s text:c="3"/>- `struct NamaStruct { TipeData1 namaVariabel1; TipeData2 namaVariabel2; ...};`: Tipe data ini digunakan untuk membuat struktur yang terdiri dari beberapa tipe data yang berbeda. Misalnya: </text:p>
      <text:p text:style-name="P20"><text:s text:c="3"/>```</text:p>
      <text:p text:style-name="P20"><text:s text:c="3"/>struct Mahasiswa {</text:p>
      <text:p text:style-name="P20"><text:s text:c="5"/>int nim;</text:p>
      <text:p text:style-name="P20"><text:s text:c="5"/>std::string nama;</text:p>
      <text:p text:style-name="P20"><text:s text:c="5"/>int umur;</text:p>
      <text:p text:style-name="P20"><text:s text:c="3"/>};</text:p>
      <text:p text:style-name="P20"><text:s text:c="3"/>Mahasiswa mhs;</text:p>
      <text:p text:style-name="P20"><text:s text:c="3"/>mhs.nim = 12345;</text:p>
      <text:p text:style-name="P20"><text:s text:c="3"/>mhs.nama = "John Doe";</text:p>
      <text:p text:style-name="P20"><text:s text:c="3"/>mhs.umur = 20;</text:p>
      <text:p text:style-name="P20"><text:s text:c="3"/>```</text:p>
      <text:p text:style-name="P20"/>
      <text:p text:style-name="P20">9. Tipe Data Union:</text:p>
      <text:p text:style-name="P20"><text:s text:c="3"/>- `union NamaUnion { TipeData1 namaVariabel1; TipeData2 namaVariabel2; ...};`: Tipe data ini digunakan untuk menyimpan beberapa tipe data dalam satu lokasi memori yang sama. Hanya satu anggota union yang dapat digunakan pada suatu waktu. Misalnya:</text:p>
      <text:p text:style-name="P20"><text:s text:c="3"/>```</text:p>
      <text:p text:style-name="P20"><text:s text:c="3"/>union Data {</text:p>
      <text:p text:style-name="P20"><text:s text:c="5"/>int nilai;</text:p>
      <text:p text:style-name="P20"><text:s text:c="5"/>char karakter;</text:p>
      <text:p text:style-name="P20"><text:s text:c="3"/>};</text:p>
      <text:p text:style-name="P20"><text:s text:c="3"/>Data d;</text:p>
      <text:p text:style-name="P20"><text:s text:c="3"/>d.nilai = 10;</text:p>
      <text:p text:style-name="P20"><text:s text:c="3"/>std::cout &lt;&lt; d.nilai &lt;&lt; std::endl; // Output: 10</text:p>
      <text:p text:style-name="P20"><text:s text:c="3"/>d.karakter = 'A';</text:p>
      <text:p text:style-name="P20"><text:s text:c="3"/>std::cout &lt;&lt; d.karakter &lt;&lt; std::endl; // Output: A</text:p>
      <text:p text:style-name="P20"><text:s text:c="3"/>```</text:p>
      <text:p text:style-name="P20"/>
      <text:p text:style-name="P20">10. Tipe Data Enum:</text:p>
      <text:p text:style-name="P20"><text:s text:c="4"/>- `enum NamaEnum { Nilai1, Nilai2, ...};`: Tipe data ini digunakan untuk mendefinisikan sekumpulan nilai konstan yang terkait. Misalnya:</text:p>
      <text:p text:style-name="P20"><text:s text:c="4"/>```</text:p>
      <text:p text:style-name="P20"><text:s text:c="4"/>enum Warna { Merah, Hijau, Biru };</text:p>
      <text:p text:style-name="P20"><text:s text:c="4"/>Warna warnaSaya = Merah;</text:p>
      <text:p text:style-name="P20"><text:s text:c="4"/>```</text:p>
      <text:p text:style-name="P20"/>
      <text:p text:style-name="P20">11. Tipe Data Pointer:</text:p>
      <text:p text:style-name="P20"><text:s text:c="4"/>- `TipeData* namaPointer;`: Tipe data ini digunakan untuk menyimpan alamat memori dari variabel lain. Misalnya: `int* ptr;`.</text:p>
      <text:p text:style-name="P20"/>
      <text:p text:style-name="P20">12. Tipe Data Reference:</text:p>
      <text:p text:style-name="P20"><text:s text:c="4"/>- `TipeData&amp; namaReference = variabel;`: Tipe data ini digunakan untuk membuat alias untuk variabel yang ada. Misalnya: `int angka = 10; int&amp; ref = angka;`.</text:p>
      <text:p text:style-name="P20"/>
      <text:p text:style-name="P20">13. Tipe Data Konstanta:</text:p>
      <text:p text:style-name="P20"><text:soft-page-break/><text:s text:c="4"/>- `const TipeData namaVariabel = nilai;`: Tipe data ini digunakan untuk menyatakan variabel yang nilainya tidak dapat diubah. Misalnya: `const int MAX = 100;`.</text:p>
      <text:p text:style-name="P20"/>
      <text:p text:style-name="P20">Tipe data dalam C++ dapat digunakan untuk mendefinisikan variabel, parameter fungsi, mengembalikan nilai fungsi, dan digunakan dalam ekspresi dan operasi pada program C++. Memahami tipe data ini penting untuk mengelola dan memanipulasi data dalam program C++ dengan benar.</text:p>
      <text:p text:style-name="P20">Berikut adalah kelanjutan dari tipe data dalam C++:</text:p>
      <text:p text:style-name="P20"/>
      <text:p text:style-name="P20">14. Tipe Data Enum class (C++11):</text:p>
      <text:p text:style-name="P20"><text:s text:c="4"/>- `enum class NamaEnum { Nilai1, Nilai2, ...};`: Tipe data ini merupakan versi yang lebih aman dari enum biasa. Nilai-nilai dalam enum class terisolasi dan tidak secara otomatis dikonversi ke tipe data lain. Misalnya:</text:p>
      <text:p text:style-name="P20"><text:s text:c="4"/>```</text:p>
      <text:p text:style-name="P20"><text:s text:c="4"/>enum class Warna { Merah, Hijau, Biru };</text:p>
      <text:p text:style-name="P20"><text:s text:c="4"/>Warna warnaSaya = Warna::Merah;</text:p>
      <text:p text:style-name="P20"><text:s text:c="4"/>```</text:p>
      <text:p text:style-name="P20"/>
      <text:p text:style-name="P20">15. Tipe Data Ternary:</text:p>
      <text:p text:style-name="P20"><text:s text:c="4"/>- `(ekspresi) ? nilaiJikaBenar : nilaiJikaSalah;`: Tipe data ini digunakan untuk melakukan operasi kondisional dengan mengembalikan salah satu dari dua nilai berdasarkan kondisi yang diberikan. Misalnya:</text:p>
      <text:p text:style-name="P20"><text:s text:c="4"/>```</text:p>
      <text:p text:style-name="P20"><text:s text:c="4"/>int angka = 5;</text:p>
      <text:p text:style-name="P20"><text:s text:c="4"/>std::string status = (angka &gt; 0) ? "Positif" : "Negatif";</text:p>
      <text:p text:style-name="P20"><text:s text:c="4"/>```</text:p>
      <text:p text:style-name="P20"/>
      <text:p text:style-name="P20">16. Tipe Data Auto (C++11):</text:p>
      <text:p text:style-name="P20"><text:s text:c="4"/>- `auto namaVariabel = ekspresi;`: Tipe data ini memungkinkan kompiler secara otomatis menentukan tipe data variabel berdasarkan nilai yang diinisialisasikan. Misalnya:</text:p>
      <text:p text:style-name="P20"><text:s text:c="4"/>```</text:p>
      <text:p text:style-name="P20"><text:s text:c="4"/>auto x = 5; // x akan menjadi tipe int</text:p>
      <text:p text:style-name="P20"><text:s text:c="4"/>auto y = 3.14; // y akan menjadi tipe double</text:p>
      <text:p text:style-name="P20"><text:s text:c="4"/>```</text:p>
      <text:p text:style-name="P20"/>
      <text:p text:style-name="P20">17. Tipe Data Long Double:</text:p>
      <text:p text:style-name="P20"><text:s text:c="4"/>- `long double namaVariabel;`: Tipe data ini digunakan untuk menyimpan bilangan pecahan dengan presisi ganda yang lebih tinggi daripada `double`. Misalnya: `long double pi = 3.141592653589793238;`.</text:p>
      <text:p text:style-name="P20"/>
      <text:p text:style-name="P20">18. Tipe Data Unsigned:</text:p>
      <text:p text:style-name="P20"><text:s text:c="4"/>- `unsigned TipeData namaVariabel;`: Tipe data ini digunakan untuk menyimpan nilai yang tidak negatif dari tipe data yang sesuai. Misalnya: `unsigned int nilai = 10;`.</text:p>
      <text:p text:style-name="P20"/>
      <text:p text:style-name="P20">19. Tipe Data Waktu:</text:p>
      <text:p text:style-name="P20"><text:s text:c="4"/>- `time_t`: Tipe data ini digunakan untuk menyimpan waktu dalam format numerik. Misalnya: `time_t sekarang = time(nullptr);`.</text:p>
      <text:p text:style-name="P20"/>
      <text:p text:style-name="P20">20. Tipe Data Array Multidimensi:</text:p>
      <text:p text:style-name="P20"><text:soft-page-break/><text:s text:c="4"/>- `TipeData namaArray[ukuran1][ukuran2]...[ukuranN];`: Tipe data ini digunakan untuk menyimpan kumpulan nilai dalam bentuk matriks atau array bersarang. Misalnya:</text:p>
      <text:p text:style-name="P20"><text:s text:c="4"/>```</text:p>
      <text:p text:style-name="P20"><text:s text:c="4"/>int matrix[3][3] = {</text:p>
      <text:p text:style-name="P20"><text:s text:c="6"/>{1, 2, 3},</text:p>
      <text:p text:style-name="P20"><text:s text:c="6"/>{4, 5, 6},</text:p>
      <text:p text:style-name="P20"><text:s text:c="6"/>{7, 8, 9}</text:p>
      <text:p text:style-name="P20"><text:s text:c="4"/>};</text:p>
      <text:p text:style-name="P20"><text:s text:c="4"/>```</text:p>
      <text:p text:style-name="P20"/>
      <text:p text:style-name="P20">Tipe data dalam C++ memberikan fleksibilitas dalam mengelola data dan melakukan operasi pada nilai-nilai tersebut. Dalam pengembangan perangkat lunak, pemahaman yang baik tentang tipe data membantu dalam menyusun struktur data yang tepat, mengoptimalkan penggunaan memori, dan menangani manipulasi data dengan benar.</text:p>
      <text:p text:style-name="P20">21. Tipe Data Long Long (C++11):</text:p>
      <text:p text:style-name="P20"><text:s text:c="3"/>- `long long namaVariabel;`: Tipe data ini digunakan untuk menyimpan bilangan bulat dengan rentang yang lebih besar daripada `long`. Misalnya: `long long bigNumber = 1234567890;`.</text:p>
      <text:p text:style-name="P20"/>
      <text:p text:style-name="P20">22. Tipe Data Unsigned Long Long (C++11):</text:p>
      <text:p text:style-name="P20"><text:s text:c="3"/>- `unsigned long long namaVariabel;`: Tipe data ini digunakan untuk menyimpan bilangan bulat tidak negatif dengan rentang yang lebih besar daripada `unsigned long`. Misalnya: `unsigned long long bigPositiveNumber = 9876543210;`.</text:p>
      <text:p text:style-name="P20"/>
      <text:p text:style-name="P20">23. Tipe Data Size_t:</text:p>
      <text:p text:style-name="P20"><text:s text:c="3"/>- `size_t namaVariabel;`: Tipe data ini digunakan untuk menyimpan nilai yang dapat mewakili ukuran atau indeks dalam array. Misalnya: `size_t length = 10;`.</text:p>
      <text:p text:style-name="P20"/>
      <text:p text:style-name="P20">24. Tipe Data Void Pointer:</text:p>
      <text:p text:style-name="P20"><text:s text:c="3"/>- `void* namaPointer;`: Tipe data ini digunakan untuk menyimpan alamat memori tanpa mengetahui jenis data yang disimpan di dalamnya. Misalnya: `void* dataPtr;`.</text:p>
      <text:p text:style-name="P20"/>
      <text:p text:style-name="P20">25. Tipe Data Function Pointer:</text:p>
      <text:p text:style-name="P20"><text:s text:c="3"/>- `TipeData (*namaPointer)(argumen);`: Tipe data ini digunakan untuk menyimpan alamat dari suatu fungsi. Misalnya:</text:p>
      <text:p text:style-name="P20"><text:s text:c="3"/>```</text:p>
      <text:p text:style-name="P20"><text:s text:c="3"/>int tambah(int a, int b) {</text:p>
      <text:p text:style-name="P20"><text:s text:c="7"/>return a + b;</text:p>
      <text:p text:style-name="P20"><text:s text:c="3"/>}</text:p>
      <text:p text:style-name="P20"><text:s text:c="3"/>int (*ptr)(int, int) = tambah;</text:p>
      <text:p text:style-name="P20"><text:s text:c="3"/>```</text:p>
      <text:p text:style-name="P20"/>
      <text:p text:style-name="P20">26. Tipe Data Typedef:</text:p>
      <text:p text:style-name="P20"><text:s text:c="3"/>- `typedef TipeData Alias;`: Tipe data ini digunakan untuk memberikan alias (nama lain) pada tipe data yang ada. Misalnya:</text:p>
      <text:p text:style-name="P20"><text:s text:c="3"/>```</text:p>
      <text:p text:style-name="P20"><text:s text:c="3"/>typedef int Angka;</text:p>
      <text:p text:style-name="P20"><text:s text:c="3"/>Angka nilai = 5;</text:p>
      <text:p text:style-name="P20"><text:s text:c="3"/>```</text:p>
      <text:p text:style-name="P20"><text:soft-page-break/></text:p>
      <text:p text:style-name="P20">27. Tipe Data User-Defined (Class):</text:p>
      <text:p text:style-name="P20"><text:s text:c="3"/>- Anda juga dapat membuat tipe data khusus Anda sendiri dengan menggunakan class atau struct dalam C++. Dengan membuat class, Anda dapat mendefinisikan atribut dan metode yang sesuai dengan kebutuhan Anda.</text:p>
      <text:p text:style-name="P20"/>
      <text:p text:style-name="P21">Tipe data dalam C++ memberikan fleksibilitas yang luas dalam memanipulasi dan mengelola data. Memahami tipe data yang berbeda dan cara menggunakannya secara efektif memungkinkan Anda untuk mengembangkan program C++ yang efisien dan kuat.</text:p>
      <text:p text:style-name="P21">28. Tipe Data Bitfield:</text:p>
      <text:p text:style-name="P20"><text:s text:c="3"/>- Tipe data ini memungkinkan Anda untuk mengontrol ukuran memori yang digunakan oleh variabel dalam bit-bit. Anda dapat menentukan jumlah bit yang diperlukan untuk setiap variabel dalam struktur atau kelas. Misalnya:</text:p>
      <text:p text:style-name="P20"><text:s text:c="3"/>```</text:p>
      <text:p text:style-name="P20"><text:s text:c="3"/>struct Bitfield {</text:p>
      <text:p text:style-name="P20"><text:s text:c="7"/>unsigned int x : 4; // menggunakan 4 bit untuk x</text:p>
      <text:p text:style-name="P20"><text:s text:c="7"/>unsigned int y : 8; // menggunakan 8 bit untuk y</text:p>
      <text:p text:style-name="P20"><text:s text:c="3"/>};</text:p>
      <text:p text:style-name="P20"><text:s text:c="3"/>```</text:p>
      <text:p text:style-name="P20"/>
      <text:p text:style-name="P20">29. Tipe Data Complex (C++11):</text:p>
      <text:p text:style-name="P20"><text:s text:c="3"/>- Tipe data ini digunakan untuk menyimpan angka kompleks dengan bagian real dan imajiner. Anda dapat melakukan operasi matematika pada angka kompleks ini. Misalnya:</text:p>
      <text:p text:style-name="P20"><text:s text:c="3"/>```</text:p>
      <text:p text:style-name="P20"><text:s text:c="3"/>#include &lt;complex&gt;</text:p>
      <text:p text:style-name="P20"><text:s text:c="3"/>std::complex&lt;double&gt; z(2.0, 3.0); // angka kompleks dengan bagian real=2.0 dan imajiner=3.0</text:p>
      <text:p text:style-name="P20"><text:s text:c="3"/>```</text:p>
      <text:p text:style-name="P20"/>
      <text:p text:style-name="P20">30. Tipe Data Literal (C++11):</text:p>
      <text:p text:style-name="P20"><text:s text:c="3"/>- C++11 memperkenalkan tipe data literal yang memungkinkan Anda memberikan tipe data khusus pada nilai literal. Misalnya:</text:p>
      <text:p text:style-name="P20"><text:s text:c="3"/>```</text:p>
      <text:p text:style-name="P20"><text:s text:c="3"/>auto x = 5s; // x akan menjadi tipe std::chrono::seconds dengan nilai 5 detik</text:p>
      <text:p text:style-name="P20"><text:s text:c="3"/>auto y = 3.14h; // y akan menjadi tipe std::chrono::hours dengan nilai 3.14 jam</text:p>
      <text:p text:style-name="P20"><text:s text:c="3"/>```</text:p>
      <text:p text:style-name="P20"/>
      <text:p text:style-name="P20">31. Tipe Data Raw String (C++11):</text:p>
      <text:p text:style-name="P20"><text:s text:c="3"/>- Tipe data ini memungkinkan Anda untuk membuat string mentah (raw string) yang tidak memproses karakter khusus seperti \n atau \t. Misalnya:</text:p>
      <text:p text:style-name="P20"><text:s text:c="3"/>```</text:p>
      <text:p text:style-name="P20"><text:s text:c="3"/>auto str = R"(Ini adalah raw string.\nIni akan ditampilkan tanpa memproses karakter khusus.)";</text:p>
      <text:p text:style-name="P20"><text:s text:c="3"/>```</text:p>
      <text:p text:style-name="P20"/>
      <text:p text:style-name="P20">32. Tipe Data Tuple (C++11):</text:p>
      <text:p text:style-name="P20"><text:s text:c="3"/>- Tipe data ini memungkinkan Anda untuk menyimpan beberapa nilai berbeda tipe dalam satu variabel. Anda dapat mengakses elemen tuple menggunakan indeks atau melalui fungsi `std::get`. Misalnya:</text:p>
      <text:p text:style-name="P20"><text:soft-page-break/><text:s text:c="3"/>```</text:p>
      <text:p text:style-name="P20"><text:s text:c="3"/>#include &lt;tuple&gt;</text:p>
      <text:p text:style-name="P20"><text:s text:c="3"/>std::tuple&lt;int, std::string, double&gt; data(10, "Hello", 3.14);</text:p>
      <text:p text:style-name="P20"><text:s text:c="3"/>int value = std::get&lt;0&gt;(data); // mengakses elemen pertama</text:p>
      <text:p text:style-name="P20"><text:s text:c="3"/>std::string str = std::get&lt;1&gt;(data); // mengakses elemen kedua</text:p>
      <text:p text:style-name="P20"><text:s text:c="3"/>double num = std::get&lt;2&gt;(data); // mengakses elemen ketiga</text:p>
      <text:p text:style-name="P20"><text:s text:c="3"/>```</text:p>
      <text:p text:style-name="P20"/>
      <text:p text:style-name="P20">Tipe data dalam C++ sangat beragam dan terus berkembang dengan setiap versi baru dari bahasa tersebut. Memahami tipe data yang tersedia dan cara menggunakannya akan membantu Anda dalam mengelola data dengan lebih efisien dan membuat program yang lebih kuat dan fleksibel.</text:p>
      <text:p text:style-name="P20">33. Tipe Data String Literal:</text:p>
      <text:p text:style-name="P20"><text:s text:c="3"/>- Tipe data ini digunakan untuk menyimpan teks atau urutan karakter dalam program. String literal diapit oleh tanda kutip ganda (`"`) atau tanda kutip tunggal (`'`). Misalnya:</text:p>
      <text:p text:style-name="P20"><text:s text:c="3"/>```</text:p>
      <text:p text:style-name="P20"><text:s text:c="3"/>const char* str = "Hello, World!"; // String literal dengan tipe data char*</text:p>
      <text:p text:style-name="P20"><text:s text:c="3"/>std::string s = "Hello, World!"; // String literal dengan tipe data std::string</text:p>
      <text:p text:style-name="P20"><text:s text:c="3"/>```</text:p>
      <text:p text:style-name="P20"/>
      <text:p text:style-name="P20">34. Tipe Data Wchar_t:</text:p>
      <text:p text:style-name="P20"><text:s text:c="3"/>- Tipe data ini digunakan untuk menyimpan karakter lebar atau karakter Unicode dalam program. Biasanya digunakan untuk dukungan multibahasa atau pengolahan karakter yang kompleks. Misalnya:</text:p>
      <text:p text:style-name="P20"><text:s text:c="3"/>```</text:p>
      <text:p text:style-name="P20"><text:s text:c="3"/>wchar_t w = L'م'; // Karakter Arab "meem" dalam Unicode</text:p>
      <text:p text:style-name="P20"><text:s text:c="3"/>```</text:p>
      <text:p text:style-name="P20"/>
      <text:p text:style-name="P20">35. Tipe Data Char16_t dan Char32_t (C++11):</text:p>
      <text:p text:style-name="P20"><text:s text:c="3"/>- Tipe data ini digunakan untuk menyimpan karakter 16-bit dan 32-bit dalam program, terutama dalam konteks Unicode. Misalnya:</text:p>
      <text:p text:style-name="P20"><text:s text:c="3"/>```</text:p>
      <text:p text:style-name="P20"><text:s text:c="3"/>char16_t c16 = u'Ā'; // Karakter "Latin Capital Letter A with macron" dalam Unicode</text:p>
      <text:p text:style-name="P20"><text:s text:c="3"/>char32_t c32 = U'𐐷'; // Karakter "Old Italic Letter E" dalam Unicode</text:p>
      <text:p text:style-name="P20"><text:s text:c="3"/>```</text:p>
      <text:p text:style-name="P20"/>
      <text:p text:style-name="P20">36. Tipe Data nullptr (C++11):</text:p>
      <text:p text:style-name="P20"><text:s text:c="3"/>- Tipe data ini digunakan untuk mewakili nilai null atau tidak ada pada pointer. Digunakan sebagai alternatif yang lebih aman daripada menggunakan NULL. Misalnya:</text:p>
      <text:p text:style-name="P20"><text:s text:c="3"/>```</text:p>
      <text:p text:style-name="P20"><text:s text:c="3"/>int* ptr = nullptr; // Pointer dengan nilai null</text:p>
      <text:p text:style-name="P20"><text:s text:c="3"/>```</text:p>
      <text:p text:style-name="P20"/>
      <text:p text:style-name="P20">37. Tipe Data User-Defined (Enumeration Class) (C++11):</text:p>
      <text:p text:style-name="P20"><text:s text:c="3"/>- Dalam C++11, Anda dapat menggunakan enumerasi dengan kelas (enumeration class) untuk mendefinisikan tipe data yang memiliki kumpulan nilai yang terbatas. Misalnya:</text:p>
      <text:p text:style-name="P20"><text:s text:c="3"/>```</text:p>
      <text:p text:style-name="P20"><text:s text:c="3"/>enum class Warna { Merah, Hijau, Biru };</text:p>
      <text:p text:style-name="P20"><text:s text:c="3"/>Warna warna = Warna::Merah;</text:p>
      <text:p text:style-name="P20"><text:soft-page-break/><text:s text:c="3"/>```</text:p>
      <text:p text:style-name="P20"/>
      <text:p text:style-name="P20">38. Tipe Data User-Defined (User-Defined Class):</text:p>
      <text:p text:style-name="P20"><text:s text:c="3"/>- Anda dapat membuat tipe data khusus Anda sendiri dengan menggunakan class atau struct dalam C++. Dengan membuat class, Anda dapat mendefinisikan atribut dan metode sesuai dengan kebutuhan Anda, dan membuat objek dari tipe data tersebut.</text:p>
      <text:p text:style-name="P20"/>
      <text:p text:style-name="P20">Tipe data dalam C++ memberikan fleksibilitas yang besar dalam memanipulasi dan mengelola data. Pemahaman yang baik tentang tipe data yang tersedia dan cara menggunakannya dengan tepat akan membantu Anda dalam mengembangkan program C++ yang efisien, kuat, dan sesuai dengan kebutuhan Anda.</text:p>
      <text:p text:style-name="P20">39. Tipe Data Smart Pointer:</text:p>
      <text:p text:style-name="P20"><text:s text:c="3"/>- Tipe data smart pointer digunakan untuk mengelola alokasi dan dealokasi memori secara otomatis, sehingga membantu dalam mencegah kebocoran memori dan kesalahan dealokasi. Beberapa tipe data smart pointer yang umum digunakan dalam C++ adalah:</text:p>
      <text:p text:style-name="P20"><text:s text:c="5"/>- `std::unique_ptr&lt;T&gt;`: Digunakan untuk mengelola objek tunggal. Hanya satu unique pointer yang dapat memiliki kepemilikan atas suatu objek pada satu waktu.</text:p>
      <text:p text:style-name="P20"><text:s text:c="5"/>- `std::shared_ptr&lt;T&gt;`: Digunakan untuk mengelola objek dengan kepemilikan bersama. Lebih dari satu shared pointer dapat memiliki kepemilikan atas suatu objek.</text:p>
      <text:p text:style-name="P20"><text:s text:c="5"/>- `std::weak_ptr&lt;T&gt;`: Digunakan sebagai referensi lemah terhadap objek yang dikelola oleh shared pointer. Tidak memiliki kepemilikan atas objek, tetapi dapat digunakan untuk memeriksa apakah objek masih ada.</text:p>
      <text:p text:style-name="P20"/>
      <text:p text:style-name="P20">40. Tipe Data Lambdas (C++11):</text:p>
      <text:p text:style-name="P20"><text:s text:c="3"/>- Lambdas adalah fungsi anonim yang dapat didefinisikan secara langsung dalam kode. Tipe data lambda memungkinkan Anda untuk membuat fungsi kecil yang dapat digunakan di tempat yang diperlukan dalam program. Misalnya:</text:p>
      <text:p text:style-name="P20"><text:s text:c="3"/>```</text:p>
      <text:p text:style-name="P20"><text:s text:c="3"/>auto sum = [](int a, int b) { return a + b; };</text:p>
      <text:p text:style-name="P20"><text:s text:c="3"/>int hasil = sum(3, 4); // hasil akan menjadi 7</text:p>
      <text:p text:style-name="P20"><text:s text:c="3"/>```</text:p>
      <text:p text:style-name="P20"/>
      <text:p text:style-name="P20">41. Tipe Data Type Traits:</text:p>
      <text:p text:style-name="P20"><text:s text:c="3"/>- Tipe data type traits adalah kelas dan template yang digunakan untuk mengambil informasi tentang tipe data pada waktu kompilasi. Ini memungkinkan Anda untuk melakukan pemrograman meta dan pengambilan keputusan berdasarkan properti tipe data. Misalnya:</text:p>
      <text:p text:style-name="P20"><text:s text:c="3"/>```</text:p>
      <text:p text:style-name="P20"><text:s text:c="3"/>#include &lt;type_traits&gt;</text:p>
      <text:p text:style-name="P20"><text:s text:c="3"/>bool isInt = std::is_integral&lt;int&gt;::value; // true, karena int merupakan tipe data integral</text:p>
      <text:p text:style-name="P20"><text:s text:c="3"/>```</text:p>
      <text:p text:style-name="P20"/>
      <text:p text:style-name="P20">42. Tipe Data Rvalue References (C++11):</text:p>
      <text:p text:style-name="P20"><text:s text:c="3"/>- Tipe data rvalue reference memungkinkan Anda untuk mengikat referensi ke nilai sementara (rvalue), yang dapat digunakan untuk optimalisasi dan transfer kepemilikan objek. Misalnya:</text:p>
      <text:p text:style-name="P20"><text:s text:c="3"/>```</text:p>
      <text:p text:style-name="P20"><text:s text:c="3"/>int x = 5;</text:p>
      <text:p text:style-name="P20"><text:s text:c="3"/>int&amp;&amp; rvalueRef = std::move(x); // Mengikat rvalue reference ke nilai sementara x</text:p>
      <text:p text:style-name="P20"><text:s text:c="3"/>```</text:p>
      <text:p text:style-name="P20"><text:soft-page-break/></text:p>
      <text:p text:style-name="P20">43. Tipe Data Concepts (C++20):</text:p>
      <text:p text:style-name="P20"><text:s text:c="3"/>- Concepts adalah fitur baru dalam C++20 yang memungkinkan Anda untuk menyatakan persyaratan yang harus dipenuhi oleh suatu tipe data atau template parameter. Concepts memungkinkan Anda untuk membuat kode yang lebih ekspresif dan memberikan pesan kesalahan yang lebih baik saat kompilasi. Misalnya:</text:p>
      <text:p text:style-name="P20"><text:s text:c="3"/>```</text:p>
      <text:p text:style-name="P20"><text:s text:c="3"/>template &lt;typename T&gt;</text:p>
      <text:p text:style-name="P20"><text:s text:c="3"/>concept Integral = std::is_integral_v&lt;T&gt;;</text:p>
      <text:p text:style-name="P20"/>
      <text:p text:style-name="P20"><text:s text:c="3"/>template &lt;Integral T&gt;</text:p>
      <text:p text:style-name="P20"><text:s text:c="3"/>void print(T value) {</text:p>
      <text:p text:style-name="P20"><text:s text:c="7"/>std::cout &lt;&lt; value &lt;&lt; std::endl;</text:p>
      <text:p text:style-name="P20"><text:s text:c="3"/>}</text:p>
      <text:p text:style-name="P20"><text:s text:c="3"/>```</text:p>
      <text:p text:style-name="P20"/>
      <text:p text:style-name="P20">Tipe data dalam C++ sangat beragam dan terus berkembang seiring dengan perkembangan bahasa ini. Pemahaman yang baik tentang tipe data yang tersedia dan kemampuan mereka akan membantu Anda dalam mengembangkan program C++ yang lebih efisien, kuat, dan sesuai dengan kebutuhan Anda.</text:p>
      <text:p text:style-name="P20">44. Tipe Data Regular Expressions (C++11):</text:p>
      <text:p text:style-name="P20"><text:s text:c="3"/>- Tipe data regular expressions memungkinkan Anda untuk mencocokkan dan memanipulasi pola teks dengan menggunakan ekspresi reguler. Dengan tipe data ini, Anda dapat melakukan pencarian dan pemrosesan teks yang lebih kompleks. Misalnya:</text:p>
      <text:p text:style-name="P20"><text:s text:c="3"/>```</text:p>
      <text:p text:style-name="P20"><text:s text:c="3"/>#include &lt;regex&gt;</text:p>
      <text:p text:style-name="P20"><text:s text:c="3"/>std::string text = "Hello, World!";</text:p>
      <text:p text:style-name="P20"><text:s text:c="3"/>std::regex pattern("Hello");</text:p>
      <text:p text:style-name="P20"><text:s text:c="3"/>bool match = std::regex_search(text, pattern); // true, karena pola "Hello" ditemukan dalam teks</text:p>
      <text:p text:style-name="P20"><text:s text:c="3"/>```</text:p>
      <text:p text:style-name="P20"/>
      <text:p text:style-name="P20">45. Tipe Data Chrono (C++11):</text:p>
      <text:p text:style-name="P20"><text:s text:c="3"/>- Tipe data chrono digunakan untuk mengukur waktu dan mengelola durasi dalam program C++. Tipe data ini menyediakan kelas-kelas seperti `std::chrono::duration` dan `std::chrono::time_point` untuk melakukan operasi waktu yang presisi. Misalnya:</text:p>
      <text:p text:style-name="P20"><text:s text:c="3"/>```</text:p>
      <text:p text:style-name="P20"><text:s text:c="3"/>#include &lt;chrono&gt;</text:p>
      <text:p text:style-name="P20"><text:s text:c="3"/>std::chrono::steady_clock::time_point start = std::chrono::steady_clock::now();</text:p>
      <text:p text:style-name="P20"><text:s text:c="3"/>// Proses program</text:p>
      <text:p text:style-name="P20"><text:s text:c="3"/>std::chrono::steady_clock::time_point end = std::chrono::steady_clock::now();</text:p>
      <text:p text:style-name="P20"><text:s text:c="3"/>std::chrono::duration&lt;double&gt; duration = end - start;</text:p>
      <text:p text:style-name="P20"><text:s text:c="3"/>std::cout &lt;&lt; "Waktu yang dibutuhkan: " &lt;&lt; duration.count() &lt;&lt; " detik" &lt;&lt; std::endl;</text:p>
      <text:p text:style-name="P20"><text:s text:c="3"/>```</text:p>
      <text:p text:style-name="P20"/>
      <text:p text:style-name="P20">46. Tipe Data Tuples (C++11):</text:p>
      <text:p text:style-name="P20"><text:s text:c="3"/>- Tipe data tuples memungkinkan Anda untuk mengelompokkan beberapa nilai dengan tipe data yang berbeda menjadi satu entitas. Tuples dapat digunakan untuk mengembalikan nilai-nilai dari fungsi atau sebagai argumen untuk fungsi. Misalnya:</text:p>
      <text:p text:style-name="P20"><text:soft-page-break/><text:s text:c="3"/>```</text:p>
      <text:p text:style-name="P20"><text:s text:c="3"/>#include &lt;tuple&gt;</text:p>
      <text:p text:style-name="P20"><text:s text:c="3"/>std::tuple&lt;int, std::string, double&gt; data(10, "Hello", 3.14);</text:p>
      <text:p text:style-name="P20"><text:s text:c="3"/>int value = std::get&lt;0&gt;(data); // Mengakses elemen pertama dari tuple</text:p>
      <text:p text:style-name="P20"><text:s text:c="3"/>std::string str = std::get&lt;1&gt;(data); // Mengakses elemen kedua dari tuple</text:p>
      <text:p text:style-name="P20"><text:s text:c="3"/>double num = std::get&lt;2&gt;(data); // Mengakses elemen ketiga dari tuple</text:p>
      <text:p text:style-name="P20"><text:s text:c="3"/>```</text:p>
      <text:p text:style-name="P20"/>
      <text:p text:style-name="P20">47. Tipe Data Variadic Templates (C++11):</text:p>
      <text:p text:style-name="P20"><text:s text:c="3"/>- Tipe data variadic templates memungkinkan Anda untuk membuat fungsi atau kelas yang dapat menerima jumlah argumen yang tidak tetap. Dengan variadic templates, Anda dapat membuat kode yang lebih fleksibel dan dapat digunakan dengan argumen dalam jumlah berapapun. Misalnya:</text:p>
      <text:p text:style-name="P20"><text:s text:c="3"/>```</text:p>
      <text:p text:style-name="P20"><text:s text:c="3"/>template &lt;typename... Args&gt;</text:p>
      <text:p text:style-name="P20"><text:s text:c="3"/>void printArgs(Args... args) {</text:p>
      <text:p text:style-name="P20"><text:s text:c="7"/>((std::cout &lt;&lt; args &lt;&lt; " "), ...);</text:p>
      <text:p text:style-name="P20"><text:s text:c="7"/>std::cout &lt;&lt; std::endl;</text:p>
      <text:p text:style-name="P20"><text:s text:c="3"/>}</text:p>
      <text:p text:style-name="P20"/>
      <text:p text:style-name="P20"><text:s text:c="3"/>printArgs(1, "Hello", 3.14); // Output: 1 Hello 3.14</text:p>
      <text:p text:style-name="P20"><text:s text:c="3"/>```</text:p>
      <text:p text:style-name="P20"/>
      <text:p text:style-name="P20">48. Tipe Data Reflection (C++):</text:p>
      <text:p text:style-name="P20"><text:s text:c="3"/>- Reflection adalah kemampuan bahasa pemrograman untuk memeriksa dan memanipulasi struktur program secara dinamis pada waktu eksekusi. C++ belum memiliki dukungan resmi untuk reflection, namun ada beberapa pustaka dan solusi pihak ketiga yang memungkinkan pemrogram C++ untuk melakukan refleksi. Contohnya adalah pustaka Boost.Reflection dan solusi pihak ketiga seperti `rttr` dan `CppReflect`.</text:p>
      <text:p text:style-name="P20"/>
      <text:p text:style-name="P20">Tipe data dalam C++ memberikan kemampuan</text:p>
      <text:p text:style-name="P20"/>
      <text:p text:style-name="P20"><text:s/>yang luas dalam mengelola dan memanipulasi data dalam program. Pemahaman yang baik tentang tipe data yang tersedia dan kemampuan mereka akan membantu Anda dalam mengembangkan program C++ yang lebih kuat, efisien, dan fleksibel sesuai dengan kebutuhan Anda.</text:p>
      <text:p text:style-name="P20">49. Tipe Data Networking (C++20):</text:p>
      <text:p text:style-name="P20"><text:s text:c="3"/>- Dalam standar C++20, tipe data networking diperkenalkan untuk mendukung pemrograman jaringan. Tipe data ini mencakup kelas-kelas seperti `std::inet_address`, `std::socket`, dan `std::tcp_stream` yang memungkinkan komunikasi jaringan menggunakan protokol TCP/IP. Misalnya:</text:p>
      <text:p text:style-name="P20"><text:s text:c="3"/>```</text:p>
      <text:p text:style-name="P20"><text:s text:c="3"/>#include &lt;iostream&gt;</text:p>
      <text:p text:style-name="P20"><text:s text:c="3"/>#include &lt;string&gt;</text:p>
      <text:p text:style-name="P20"><text:s text:c="3"/>#include &lt;netinet/in.h&gt;</text:p>
      <text:p text:style-name="P20"><text:s text:c="3"/>#include &lt;arpa/inet.h&gt;</text:p>
      <text:p text:style-name="P20"><text:s text:c="3"/>#include &lt;sys/socket.h&gt;</text:p>
      <text:p text:style-name="P20"/>
      <text:p text:style-name="P20"><text:s text:c="3"/>int main() {</text:p>
      <text:p text:style-name="P20"><text:soft-page-break/><text:s text:c="7"/>int sockfd;</text:p>
      <text:p text:style-name="P20"><text:s text:c="7"/>struct sockaddr_in server_address;</text:p>
      <text:p text:style-name="P20"/>
      <text:p text:style-name="P20"><text:s text:c="7"/>// Membuat socket</text:p>
      <text:p text:style-name="P20"><text:s text:c="7"/>sockfd = socket(AF_INET, SOCK_STREAM, 0);</text:p>
      <text:p text:style-name="P20"/>
      <text:p text:style-name="P20"><text:s text:c="7"/>// Konfigurasi alamat server</text:p>
      <text:p text:style-name="P20"><text:s text:c="7"/>server_address.sin_family = AF_INET;</text:p>
      <text:p text:style-name="P20"><text:s text:c="7"/>server_address.sin_port = htons(8080);</text:p>
      <text:p text:style-name="P20"><text:s text:c="7"/>server_address.sin_addr.s_addr = inet_addr("127.0.0.1");</text:p>
      <text:p text:style-name="P20"/>
      <text:p text:style-name="P20"><text:s text:c="7"/>// Menghubungkan ke server</text:p>
      <text:p text:style-name="P20"><text:s text:c="7"/>connect(sockfd, (struct sockaddr*)&amp;server_address, sizeof(server_address));</text:p>
      <text:p text:style-name="P20"/>
      <text:p text:style-name="P20"><text:s text:c="7"/>// Mengirim data ke server</text:p>
      <text:p text:style-name="P20"><text:s text:c="7"/>std::string message = "Hello, Server!";</text:p>
      <text:p text:style-name="P20"><text:s text:c="7"/>send(sockfd, message.c_str(), message.size(), 0);</text:p>
      <text:p text:style-name="P20"/>
      <text:p text:style-name="P20"><text:s text:c="7"/>// Menerima respons dari server</text:p>
      <text:p text:style-name="P20"><text:s text:c="7"/>char buffer[1024] = {0};</text:p>
      <text:p text:style-name="P20"><text:s text:c="7"/>recv(sockfd, buffer, sizeof(buffer), 0);</text:p>
      <text:p text:style-name="P20"/>
      <text:p text:style-name="P20"><text:s text:c="7"/>// Menampilkan respons dari server</text:p>
      <text:p text:style-name="P20"><text:s text:c="7"/>std::cout &lt;&lt; "Server response: " &lt;&lt; buffer &lt;&lt; std::endl;</text:p>
      <text:p text:style-name="P20"/>
      <text:p text:style-name="P20"><text:s text:c="7"/>// Menutup socket</text:p>
      <text:p text:style-name="P20"><text:s text:c="7"/>close(sockfd);</text:p>
      <text:p text:style-name="P20"/>
      <text:p text:style-name="P20"><text:s text:c="7"/>return 0;</text:p>
      <text:p text:style-name="P20"><text:s text:c="3"/>}</text:p>
      <text:p text:style-name="P20"><text:s text:c="3"/>```</text:p>
      <text:p text:style-name="P20"/>
      <text:p text:style-name="P20">50. Tipe Data Coroutines (C++20):</text:p>
      <text:p text:style-name="P20"><text:s text:c="3"/>- Tipe data coroutines diperkenalkan dalam C++20 untuk mendukung pemrograman berbasis aliran (stream) dan pemrograman asinkron. Coroutines memungkinkan penulisan kode yang dapat menghentikan dan melanjutkan eksekusinya secara nirkontrol. Misalnya:</text:p>
      <text:p text:style-name="P20"><text:s text:c="3"/>```</text:p>
      <text:p text:style-name="P20"><text:s text:c="3"/>#include &lt;iostream&gt;</text:p>
      <text:p text:style-name="P20"><text:s text:c="3"/>#include &lt;coroutine&gt;</text:p>
      <text:p text:style-name="P20"/>
      <text:p text:style-name="P20"><text:s text:c="3"/>// Fungsi coroutine yang menghasilkan aliran (stream) bilangan Fibonacci</text:p>
      <text:p text:style-name="P20"><text:s text:c="3"/>class FibonacciStream {</text:p>
      <text:p text:style-name="P20"><text:s text:c="3"/>public:</text:p>
      <text:p text:style-name="P20"><text:s text:c="7"/>struct promise_type {</text:p>
      <text:p text:style-name="P20"><text:s text:c="11"/>FibonacciStream get_return_object() {</text:p>
      <text:p text:style-name="P20"><text:s text:c="15"/>return FibonacciStream{handle_type::from_promise(*this)};</text:p>
      <text:p text:style-name="P20"><text:s text:c="11"/>}</text:p>
      <text:p text:style-name="P20"><text:s text:c="11"/>std::suspend_always initial_suspend() { return {}; }</text:p>
      <text:p text:style-name="P20"><text:s text:c="11"/>std::suspend_always final_suspend() { return {}; }</text:p>
      <text:p text:style-name="P20"><text:soft-page-break/><text:s text:c="11"/>std::suspend_always yield_value(int value) {</text:p>
      <text:p text:style-name="P20"><text:s text:c="15"/>current_ = value;</text:p>
      <text:p text:style-name="P20"><text:s text:c="15"/>return {};</text:p>
      <text:p text:style-name="P20"><text:s text:c="11"/>}</text:p>
      <text:p text:style-name="P20"><text:s text:c="11"/>void return_void() {}</text:p>
      <text:p text:style-name="P20"><text:s text:c="11"/>void unhandled_exception() {}</text:p>
      <text:p text:style-name="P20"><text:s text:c="7"/>};</text:p>
      <text:p text:style-name="P20"/>
      <text:p text:style-name="P20"><text:s text:c="7"/>using handle_type = std::coroutine_handle&lt;promise_type&gt;;</text:p>
      <text:p text:style-name="P20"/>
      <text:p text:style-name="P20"><text:s text:c="7"/>FibonacciStream(handle_type handle) : handle_(handle) {}</text:p>
      <text:p text:style-name="P20"><text:s text:c="7"/>~FibonacciStream() { handle_.destroy(); }</text:p>
      <text:p text:style-name="P20"/>
      <text:p text:style-name="P20"><text:s text:c="7"/>void next() { handle_.resume(); }</text:p>
      <text:p text:style-name="P20"><text:s text:c="7"/>bool done() { return handle_.done(); }</text:p>
      <text:p text:style-name="P20"><text:s text:c="7"/>int value() { return current_; }</text:p>
      <text:p text:style-name="P20"/>
      <text:p text:style-name="P20"><text:s text:c="3"/>private:</text:p>
      <text:p text:style-name="P20"><text:s text:c="7"/>handle_type handle_;</text:p>
      <text:p text:style-name="P20"><text:s text:c="7"/>int current_ = 0;</text:p>
      <text:p text:style-name="P20"><text:s text:c="3"/>};</text:p>
      <text:p text:style-name="P20"/>
      <text:p text:style-name="P20"><text:s text:c="3"/>FibonacciStream fibonacci() {</text:p>
      <text:p text:style-name="P20"><text:s text:c="7"/>int a = 0;</text:p>
      <text:p text:style-name="P20"><text:s text:c="7"/>int b = 1;</text:p>
      <text:p text:style-name="P20"><text:s text:c="7"/>while (true) {</text:p>
      <text:p text:style-name="P20"><text:s text:c="11"/>co_yield a;</text:p>
      <text:p text:style-name="P20"><text:s text:c="11"/>int next = a + b;</text:p>
      <text:p text:style-name="P20"><text:s text:c="11"/>a = b;</text:p>
      <text:p text:style-name="P20"><text:s text:c="11"/>b = next;</text:p>
      <text:p text:style-name="P20"><text:s text:c="7"/>}</text:p>
      <text:p text:style-name="P20"><text:s text:c="3"/>}</text:p>
      <text:p text:style-name="P20"/>
      <text:p text:style-name="P20"><text:s text:c="3"/>int main() {</text:p>
      <text:p text:style-name="P20"><text:s text:c="7"/>FibonacciStream stream = fibonacci();</text:p>
      <text:p text:style-name="P20"><text:s text:c="7"/>for (int i = 0; i &lt; 10; ++i) {</text:p>
      <text:p text:style-name="P20"><text:s text:c="11"/>stream.next();</text:p>
      <text:p text:style-name="P20"><text:s text:c="11"/>std::cout &lt;&lt; stream.value() &lt;&lt; " ";</text:p>
      <text:p text:style-name="P20"><text:s text:c="7"/>}</text:p>
      <text:p text:style-name="P20"><text:s text:c="7"/>std::cout &lt;&lt; std::</text:p>
      <text:p text:style-name="P20"/>
      <text:p text:style-name="P20">endl;</text:p>
      <text:p text:style-name="P20"/>
      <text:p text:style-name="P20"><text:s text:c="7"/>return 0;</text:p>
      <text:p text:style-name="P20"><text:s text:c="3"/>}</text:p>
      <text:p text:style-name="P20"><text:s text:c="3"/>```</text:p>
      <text:p text:style-name="P20"/>
      <text:p text:style-name="P20">Tipe data networking dan coroutines dalam C++20 membawa kemampuan baru untuk pemrograman jaringan dan pemrograman berbasis aliran (stream) dan asinkron. Dengan <text:soft-page-break/>menggunakan tipe data ini, Anda dapat membuat aplikasi yang dapat berkomunikasi melalui jaringan dan menangani pemrograman asinkron dengan lebih mudah dan efisien.</text:p>
      <text:p text:style-name="P20">51. Tipe Data Ranges (C++20):</text:p>
      <text:p text:style-name="P20"><text:s text:c="3"/>- Tipe data ranges memperkenalkan konsep pemrosesan rentang data dengan lebih mudah dan ekspresif. Tipe data ini menghadirkan operasi pemrosesan rentang yang umum seperti pemetaan (mapping), penyaringan (filtering), dan pengurutan (sorting) dengan sintaks yang lebih ringkas. Misalnya:</text:p>
      <text:p text:style-name="P20"><text:s text:c="3"/>```</text:p>
      <text:p text:style-name="P20"><text:s text:c="3"/>#include &lt;iostream&gt;</text:p>
      <text:p text:style-name="P20"><text:s text:c="3"/>#include &lt;vector&gt;</text:p>
      <text:p text:style-name="P20"><text:s text:c="3"/>#include &lt;ranges&gt;</text:p>
      <text:p text:style-name="P20"><text:s text:c="3"/></text:p>
      <text:p text:style-name="P20"><text:s text:c="3"/>int main() {</text:p>
      <text:p text:style-name="P20"><text:s text:c="7"/>std::vector&lt;int&gt; numbers = {1, 2, 3, 4, 5};</text:p>
      <text:p text:style-name="P20"><text:s text:c="3"/></text:p>
      <text:p text:style-name="P20"><text:s text:c="7"/>auto squaredNumbers = numbers | std::views::transform([](int x) { return x * x; });</text:p>
      <text:p text:style-name="P20"><text:s text:c="3"/></text:p>
      <text:p text:style-name="P20"><text:s text:c="7"/>for (auto num : squaredNumbers) {</text:p>
      <text:p text:style-name="P20"><text:s text:c="11"/>std::cout &lt;&lt; num &lt;&lt; " ";</text:p>
      <text:p text:style-name="P20"><text:s text:c="7"/>}</text:p>
      <text:p text:style-name="P20"><text:s text:c="3"/></text:p>
      <text:p text:style-name="P20"><text:s text:c="7"/>std::cout &lt;&lt; std::endl;</text:p>
      <text:p text:style-name="P20"><text:s text:c="3"/></text:p>
      <text:p text:style-name="P20"><text:s text:c="7"/>return 0;</text:p>
      <text:p text:style-name="P20"><text:s text:c="3"/>}</text:p>
      <text:p text:style-name="P20"><text:s text:c="3"/>```</text:p>
      <text:p text:style-name="P20"/>
      <text:p text:style-name="P20">52. Tipe Data Contracts (C++20):</text:p>
      <text:p text:style-name="P20"><text:s text:c="3"/>- Tipe data contracts memungkinkan Anda untuk menentukan prasyarat (preconditions) dan jaminan (postconditions) untuk fungsi dan metode. Dengan menggunakan kontrak, Anda dapat menyatakan persyaratan yang harus dipenuhi sebelum fungsi dijalankan dan jaminan yang dijamin setelah fungsi selesai dieksekusi. Misalnya:</text:p>
      <text:p text:style-name="P20"><text:s text:c="3"/>```</text:p>
      <text:p text:style-name="P20"><text:s text:c="3"/>#include &lt;iostream&gt;</text:p>
      <text:p text:style-name="P20"><text:s text:c="3"/>#include &lt;cassert&gt;</text:p>
      <text:p text:style-name="P20"><text:s text:c="3"/>#include &lt;concepts&gt;</text:p>
      <text:p text:style-name="P20"><text:s text:c="3"/></text:p>
      <text:p text:style-name="P20"><text:s text:c="3"/>int divide(int a, int b) </text:p>
      <text:p text:style-name="P20"><text:s text:c="3"/>[[expects: b != 0]]</text:p>
      <text:p text:style-name="P20"><text:s text:c="3"/>[[ensures: result * b == a]]</text:p>
      <text:p text:style-name="P20"><text:s text:c="3"/>{</text:p>
      <text:p text:style-name="P20"><text:s text:c="7"/>return a / b;</text:p>
      <text:p text:style-name="P20"><text:s text:c="3"/>}</text:p>
      <text:p text:style-name="P20"><text:s text:c="3"/></text:p>
      <text:p text:style-name="P20"><text:s text:c="3"/>int main() {</text:p>
      <text:p text:style-name="P20"><text:s text:c="7"/>int a = 10;</text:p>
      <text:p text:style-name="P20"><text:s text:c="7"/>int b = 2;</text:p>
      <text:p text:style-name="P20"><text:s text:c="3"/></text:p>
      <text:p text:style-name="P20"><text:s text:c="7"/>int result = divide(a, b);</text:p>
      <text:p text:style-name="P20"><text:soft-page-break/><text:s text:c="3"/></text:p>
      <text:p text:style-name="P20"><text:s text:c="7"/>assert(result * b == a);</text:p>
      <text:p text:style-name="P20"><text:s text:c="3"/></text:p>
      <text:p text:style-name="P20"><text:s text:c="7"/>return 0;</text:p>
      <text:p text:style-name="P20"><text:s text:c="3"/>}</text:p>
      <text:p text:style-name="P20"><text:s text:c="3"/>```</text:p>
      <text:p text:style-name="P20"/>
      <text:p text:style-name="P20">53. Tipe Data Modules (C++20):</text:p>
      <text:p text:style-name="P20"><text:s text:c="3"/>- Tipe data modules memperkenalkan sistem modul dalam C++ yang memungkinkan pemisahan kode menjadi unit yang terpisah dan dapat diimpor dan digunakan dalam program. Dengan menggunakan modul, Anda dapat mengurangi waktu kompilasi, meningkatkan efisiensi, dan mengelola dependensi dengan lebih baik. Misalnya:</text:p>
      <text:p text:style-name="P20"><text:s text:c="3"/>```</text:p>
      <text:p text:style-name="P20"><text:s text:c="3"/>import &lt;iostream&gt;;</text:p>
      <text:p text:style-name="P20"><text:s text:c="3"/></text:p>
      <text:p text:style-name="P20"><text:s text:c="3"/>int main() {</text:p>
      <text:p text:style-name="P20"><text:s text:c="7"/>std::cout &lt;&lt; "Hello, World!" &lt;&lt; std::endl;</text:p>
      <text:p text:style-name="P20"><text:s text:c="7"/>return 0;</text:p>
      <text:p text:style-name="P20"><text:s text:c="3"/>}</text:p>
      <text:p text:style-name="P20"><text:s text:c="3"/>```</text:p>
      <text:p text:style-name="P20"/>
      <text:p text:style-name="P20">Tipe data ranges, contracts, dan modules dalam C++20 memberikan kemampuan baru untuk pemrosesan rentang data, penentuan kontrak pada fungsi, dan pengaturan modularitas kode. Dengan menggunakan tipe data ini, Anda dapat mengembangkan kode yang lebih ringkas, aman, dan mudah dikelola.</text:p>
      <text:p text:style-name="P20">54. Tipe Data Concepts (C++20):</text:p>
      <text:p text:style-name="P20"><text:s text:c="3"/>- Tipe data concepts memperkenalkan konsep konseptual dalam C++. Konsep adalah sekumpulan syarat yang harus dipenuhi oleh suatu tipe data atau gabungan tipe data. Konsep dapat digunakan untuk mengesahkan template parameter atau variabel dalam program. Misalnya:</text:p>
      <text:p text:style-name="P20"><text:s text:c="3"/>```</text:p>
      <text:p text:style-name="P20"><text:s text:c="3"/>template &lt;typename T&gt;</text:p>
      <text:p text:style-name="P20"><text:s text:c="3"/>concept Integral = std::is_integral&lt;T&gt;::value;</text:p>
      <text:p text:style-name="P20"/>
      <text:p text:style-name="P20"><text:s text:c="3"/>template &lt;Integral T&gt;</text:p>
      <text:p text:style-name="P20"><text:s text:c="3"/>T square(T x) {</text:p>
      <text:p text:style-name="P20"><text:s text:c="7"/>return x * x;</text:p>
      <text:p text:style-name="P20"><text:s text:c="3"/>}</text:p>
      <text:p text:style-name="P20"/>
      <text:p text:style-name="P20"><text:s text:c="3"/>int main() {</text:p>
      <text:p text:style-name="P20"><text:s text:c="7"/>int num = 5;</text:p>
      <text:p text:style-name="P20"><text:s text:c="7"/>int result = square(num);</text:p>
      <text:p text:style-name="P20"><text:s text:c="7"/>return 0;</text:p>
      <text:p text:style-name="P20"><text:s text:c="3"/>}</text:p>
      <text:p text:style-name="P20"><text:s text:c="3"/>```</text:p>
      <text:p text:style-name="P20"/>
      <text:p text:style-name="P20">55. Tipe Data 3D Graphics (C++17):</text:p>
      <text:p text:style-name="P20"><text:s text:c="3"/>- Dalam standar C++17, tipe data 3D graphics diperkenalkan untuk mendukung pemrograman grafis tiga dimensi. Tipe data ini mencakup kelas-kelas seperti `std::vector3`, <text:soft-page-break/>`std::matrix4x4`, dan `std::quaternion` yang memungkinkan manipulasi objek dan transformasi dalam ruang tiga dimensi. Misalnya:</text:p>
      <text:p text:style-name="P20"><text:s text:c="3"/>```</text:p>
      <text:p text:style-name="P20"><text:s text:c="3"/>#include &lt;iostream&gt;</text:p>
      <text:p text:style-name="P20"><text:s text:c="3"/>#include &lt;cmath&gt;</text:p>
      <text:p text:style-name="P20"/>
      <text:p text:style-name="P20"><text:s text:c="3"/>struct Vector3 {</text:p>
      <text:p text:style-name="P20"><text:s text:c="7"/>float x, y, z;</text:p>
      <text:p text:style-name="P20"><text:s text:c="3"/>};</text:p>
      <text:p text:style-name="P20"/>
      <text:p text:style-name="P20"><text:s text:c="3"/>Vector3 rotate(Vector3 point, float angle) {</text:p>
      <text:p text:style-name="P20"><text:s text:c="7"/>float radians = angle * M_PI / 180.0;</text:p>
      <text:p text:style-name="P20"><text:s text:c="7"/>float cosValue = std::cos(radians);</text:p>
      <text:p text:style-name="P20"><text:s text:c="7"/>float sinValue = std::sin(radians);</text:p>
      <text:p text:style-name="P20"><text:s text:c="7"/>return {point.x * cosValue - point.y * sinValue,</text:p>
      <text:p text:style-name="P20"><text:s text:c="15"/>point.x * sinValue + point.y * cosValue,</text:p>
      <text:p text:style-name="P20"><text:s text:c="15"/>point.z};</text:p>
      <text:p text:style-name="P20"><text:s text:c="3"/>}</text:p>
      <text:p text:style-name="P20"/>
      <text:p text:style-name="P20"><text:s text:c="3"/>int main() {</text:p>
      <text:p text:style-name="P20"><text:s text:c="7"/>Vector3 point = {1.0f, 0.0f, 0.0f};</text:p>
      <text:p text:style-name="P20"><text:s text:c="7"/>Vector3 rotatedPoint = rotate(point, 45.0f);</text:p>
      <text:p text:style-name="P20"><text:s text:c="7"/>std::cout &lt;&lt; "Rotated Point: (" &lt;&lt; rotatedPoint.x &lt;&lt; ", "</text:p>
      <text:p text:style-name="P20"><text:s text:c="17"/>&lt;&lt; rotatedPoint.y &lt;&lt; ", " &lt;&lt; rotatedPoint.z &lt;&lt; ")" &lt;&lt; std::endl;</text:p>
      <text:p text:style-name="P20"><text:s text:c="7"/>return 0;</text:p>
      <text:p text:style-name="P20"><text:s text:c="3"/>}</text:p>
      <text:p text:style-name="P20"><text:s text:c="3"/>```</text:p>
      <text:p text:style-name="P20"/>
      <text:p text:style-name="P20">56. Tipe Data Machine Learning (C++):</text:p>
      <text:p text:style-name="P20"><text:s text:c="3"/>- Meskipun C++ bukanlah bahasa pemrograman utama untuk pengembangan machine learning, ada pustaka-pustaka seperti TensorFlow dan OpenCV yang menyediakan dukungan untuk pemrograman machine learning dengan C++. Pustaka-pustaka ini menyediakan tipe data dan algoritma-algoritma yang digunakan dalam pengembangan model machine learning. Misalnya:</text:p>
      <text:p text:style-name="P20"><text:s text:c="3"/>```</text:p>
      <text:p text:style-name="P20"><text:s text:c="3"/>#include &lt;iostream&gt;</text:p>
      <text:p text:style-name="P20"><text:s text:c="3"/>#include &lt;tensorflow/c/c_api.h&gt;</text:p>
      <text:p text:style-name="P20"/>
      <text:p text:style-name="P20"><text:s text:c="3"/>int main() {</text:p>
      <text:p text:style-name="P20"><text:s text:c="7"/>TF_Graph* graph = TF_NewGraph();</text:p>
      <text:p text:style-name="P20"><text:s text:c="7"/>TF_Status* status = TF_NewStatus();</text:p>
      <text:p text:style-name="P20"/>
      <text:p text:style-name="P20"><text:s text:c="7"/>// Buat dan konfigurasi graph TensorFlow</text:p>
      <text:p text:style-name="P20"/>
      <text:p text:style-name="P20"><text:s text:c="7"/>// Lakukan eksekusi graph untuk mendapatkan hasil</text:p>
      <text:p text:style-name="P20"/>
      <text:p text:style-name="P20"><text:s text:c="7"/>// Tampilkan hasil</text:p>
      <text:p text:style-name="P20"/>
      <text:p text:style-name="P20"><text:s text:c="7"/>// Hapus graph dan status</text:p>
      <text:p text:style-name="P20"><text:soft-page-break/></text:p>
      <text:p text:style-name="P20"><text:s text:c="7"/>return 0;</text:p>
      <text:p text:style-name="P20"><text:s text:c="3"/>}</text:p>
      <text:p text:style-name="P20"><text:s text:c="3"/>```</text:p>
      <text:p text:style-name="P20"/>
      <text:p text:style-name="P20">Tipe data concepts, 3D graphics, dan machine learning membuka pintu untuk pengembangan aplikasi yang lebih canggih dan kompleks dalam C++. Dengan menggunakan tipe data ini, Anda dapat memanfaatkan konsep pemrograman yang lebih tinggi, membuat visualisasi tiga dimensi, dan bahkan mengimplementasikan algoritma machine learning dalam program C++ Anda.</text:p>
      <text:p text:style-name="P20"/>
      <text:p text:style-name="P20">57. Tipe Data File I/O (C++):</text:p>
      <text:p text:style-name="P20"><text:s text:c="3"/>- Tipe data file I/O memungkinkan Anda untuk membaca dan menulis data dari dan ke file dalam program C++. Dengan menggunakan tipe data ini, Anda dapat membuka file, membaca data dari file, menulis data ke file, dan melakukan operasi lainnya terkait file. Misalnya:</text:p>
      <text:p text:style-name="P20"><text:s text:c="3"/>```</text:p>
      <text:p text:style-name="P20"><text:s text:c="3"/>#include &lt;iostream&gt;</text:p>
      <text:p text:style-name="P20"><text:s text:c="3"/>#include &lt;fstream&gt;</text:p>
      <text:p text:style-name="P20"><text:s text:c="3"/></text:p>
      <text:p text:style-name="P20"><text:s text:c="3"/>int main() {</text:p>
      <text:p text:style-name="P20"><text:s text:c="7"/>std::ofstream outputFile("output.txt");</text:p>
      <text:p text:style-name="P20"><text:s text:c="3"/></text:p>
      <text:p text:style-name="P20"><text:s text:c="7"/>if (outputFile.is_open()) {</text:p>
      <text:p text:style-name="P20"><text:s text:c="11"/>outputFile &lt;&lt; "Hello, File I/O!";</text:p>
      <text:p text:style-name="P20"><text:s text:c="11"/>outputFile.close();</text:p>
      <text:p text:style-name="P20"><text:s text:c="7"/>} else {</text:p>
      <text:p text:style-name="P20"><text:s text:c="11"/>std::cout &lt;&lt; "Failed to open the file." &lt;&lt; std::endl;</text:p>
      <text:p text:style-name="P20"><text:s text:c="7"/>}</text:p>
      <text:p text:style-name="P20"><text:s text:c="3"/></text:p>
      <text:p text:style-name="P20"><text:s text:c="7"/>std::ifstream inputFile("input.txt");</text:p>
      <text:p text:style-name="P20"><text:s text:c="3"/></text:p>
      <text:p text:style-name="P20"><text:s text:c="7"/>if (inputFile.is_open()) {</text:p>
      <text:p text:style-name="P20"><text:s text:c="11"/>std::string line;</text:p>
      <text:p text:style-name="P20"><text:s text:c="11"/>while (std::getline(inputFile, line)) {</text:p>
      <text:p text:style-name="P20"><text:s text:c="15"/>std::cout &lt;&lt; line &lt;&lt; std::endl;</text:p>
      <text:p text:style-name="P20"><text:s text:c="11"/>}</text:p>
      <text:p text:style-name="P20"><text:s text:c="11"/>inputFile.close();</text:p>
      <text:p text:style-name="P20"><text:s text:c="7"/>} else {</text:p>
      <text:p text:style-name="P20"><text:s text:c="11"/>std::cout &lt;&lt; "Failed to open the file." &lt;&lt; std::endl;</text:p>
      <text:p text:style-name="P20"><text:s text:c="7"/>}</text:p>
      <text:p text:style-name="P20"><text:s text:c="3"/></text:p>
      <text:p text:style-name="P20"><text:s text:c="7"/>return 0;</text:p>
      <text:p text:style-name="P20"><text:s text:c="3"/>}</text:p>
      <text:p text:style-name="P20"><text:s text:c="3"/>```</text:p>
      <text:p text:style-name="P20"/>
      <text:p text:style-name="P20">58. Tipe Data Database (C++):</text:p>
      <text:p text:style-name="P20"><text:s text:c="3"/>- C++ memiliki berbagai pustaka seperti MySQL Connector/C++, SQLite, dan PostgreSQL yang memungkinkan koneksi ke database dan melakukan operasi database seperti query, <text:soft-page-break/>penambahan, penghapusan, dan pembaruan data. Tipe data ini menyediakan fungsi-fungsi dan struktur data yang dapat digunakan untuk berinteraksi dengan database. Misalnya:</text:p>
      <text:p text:style-name="P20"><text:s text:c="3"/>```</text:p>
      <text:p text:style-name="P20"><text:s text:c="3"/>#include &lt;iostream&gt;</text:p>
      <text:p text:style-name="P20"><text:s text:c="3"/>#include &lt;mysql_driver.h&gt;</text:p>
      <text:p text:style-name="P20"><text:s text:c="3"/>#include &lt;mysql_connection.h&gt;</text:p>
      <text:p text:style-name="P20"><text:s text:c="3"/></text:p>
      <text:p text:style-name="P20"><text:s text:c="3"/>int main() {</text:p>
      <text:p text:style-name="P20"><text:s text:c="7"/>sql::mysql::MySQL_Driver* driver;</text:p>
      <text:p text:style-name="P20"><text:s text:c="7"/>sql::Connection* con;</text:p>
      <text:p text:style-name="P20"><text:s text:c="7"/>sql::Statement* stmt;</text:p>
      <text:p text:style-name="P20"><text:s text:c="7"/>sql::ResultSet* res;</text:p>
      <text:p text:style-name="P20"><text:s text:c="3"/></text:p>
      <text:p text:style-name="P20"><text:s text:c="7"/>driver = sql::mysql::get_mysql_driver_instance();</text:p>
      <text:p text:style-name="P20"><text:s text:c="7"/>con = driver-&gt;connect("tcp://127.0.0.1:3306", "username", "password");</text:p>
      <text:p text:style-name="P20"><text:s text:c="7"/>stmt = con-&gt;createStatement();</text:p>
      <text:p text:style-name="P20"><text:s text:c="3"/></text:p>
      <text:p text:style-name="P20"><text:s text:c="7"/>stmt-&gt;execute("USE mydatabase");</text:p>
      <text:p text:style-name="P20"><text:s text:c="7"/>res = stmt-&gt;executeQuery("SELECT * FROM mytable");</text:p>
      <text:p text:style-name="P20"><text:s text:c="3"/></text:p>
      <text:p text:style-name="P20"><text:s text:c="7"/>while (res-&gt;next()) {</text:p>
      <text:p text:style-name="P20"><text:s text:c="11"/>std::cout &lt;&lt; "ID: " &lt;&lt; res-&gt;getInt("id") &lt;&lt; ", Name: " &lt;&lt; res-&gt;getString("name") &lt;&lt; std::endl;</text:p>
      <text:p text:style-name="P20"><text:s text:c="7"/>}</text:p>
      <text:p text:style-name="P20"><text:s text:c="3"/></text:p>
      <text:p text:style-name="P20"><text:s text:c="7"/>delete res;</text:p>
      <text:p text:style-name="P20"><text:s text:c="7"/>delete stmt;</text:p>
      <text:p text:style-name="P20"><text:s text:c="7"/>delete con;</text:p>
      <text:p text:style-name="P20"><text:s text:c="3"/></text:p>
      <text:p text:style-name="P20"><text:s text:c="7"/>return 0;</text:p>
      <text:p text:style-name="P20"><text:s text:c="3"/>}</text:p>
      <text:p text:style-name="P20"><text:s text:c="3"/>```</text:p>
      <text:p text:style-name="P20"/>
      <text:p text:style-name="P20">59. Tipe Data Concurrency (C++):</text:p>
      <text:p text:style-name="P20"><text:s text:c="3"/>- C++ menyediakan tipe data dan pustaka-pustaka seperti `std::thread`, `std::mutex`, dan `std::condition_variable` untuk mendukung pemrograman konkurensi. Dengan menggunakan tipe data ini, Anda dapat membuat thread-thread yang berjalan secara simultan, melakukan sinkronisasi akses ke data bersama, dan melakukan koordinasi antar thread. Misalnya:</text:p>
      <text:p text:style-name="P20"><text:s text:c="3"/>```</text:p>
      <text:p text:style-name="P20"><text:s text:c="3"/>#include &lt;iostream&gt;</text:p>
      <text:p text:style-name="P20"><text:s text:c="3"/>#include &lt;thread&gt;</text:p>
      <text:p text:style-name="P20"><text:s text:c="3"/>#include &lt;mutex&gt;</text:p>
      <text:p text:style-name="P20"><text:s text:c="3"/></text:p>
      <text:p text:style-name="P20"><text:s text:c="3"/>std::mutex mtx;</text:p>
      <text:p text:style-name="P20"><text:s text:c="3"/></text:p>
      <text:p text:style-name="P20"><text:s text:c="3"/>void printHello(int id) {</text:p>
      <text:p text:style-name="P20"><text:s text:c="7"/>std::lock_guard&lt;std::mutex&gt; lock(mtx);</text:p>
      <text:p text:style-name="P20"><text:s text:c="7"/>std::cout &lt;&lt; "Hello from thread " &lt;&lt; id &lt;&lt; std::endl;</text:p>
      <text:p text:style-name="P20"><text:s text:c="3"/>}</text:p>
      <text:p text:style-name="P20"><text:soft-page-break/><text:s text:c="3"/></text:p>
      <text:p text:style-name="P20"><text:s text:c="3"/>int main() {</text:p>
      <text:p text:style-name="P20"><text:s text:c="7"/>std::thread t1(printHello, 1);</text:p>
      <text:p text:style-name="P20"><text:s text:c="7"/>std::thread t2(printHello, 2);</text:p>
      <text:p text:style-name="P20"><text:s text:c="3"/></text:p>
      <text:p text:style-name="P20"><text:s text:c="7"/>t1.join();</text:p>
      <text:p text:style-name="P20"><text:s text:c="7"/>t2.join();</text:p>
      <text:p text:style-name="P20"><text:s text:c="3"/></text:p>
      <text:p text:style-name="P20"><text:s text:c="7"/>return 0;</text:p>
      <text:p text:style-name="P20"><text:s text:c="3"/>}</text:p>
      <text:p text:style-name="P20"><text:s text:c="3"/>```</text:p>
      <text:p text:style-name="P20"/>
      <text:p text:style-name="P20">Tipe data</text:p>
      <text:p text:style-name="P20"/>
      <text:p text:style-name="P20"><text:s/>file I/O, database, dan concurrency memungkinkan Anda untuk berinteraksi dengan file, database, dan melaksanakan operasi konkurensi dalam program C++. Dengan menggunakan tipe data ini, Anda dapat membaca dan menulis file, berinteraksi dengan database, dan melaksanakan tugas secara konkurensi dengan lebih efisien dan terstruktur.</text:p>
      <text:p text:style-name="P20">60. Tipe Data Networking (C++):</text:p>
      <text:p text:style-name="P20"><text:s text:c="3"/>- Tipe data networking dalam C++ memungkinkan pengembangan aplikasi jaringan seperti pengiriman data melalui protokol TCP/IP, pembuatan server, klien, dan operasi lainnya terkait jaringan. Dengan menggunakan tipe data ini, Anda dapat membuat aplikasi yang dapat berkomunikasi melalui jaringan, mengirim dan menerima data, dan mengelola koneksi jaringan. Misalnya:</text:p>
      <text:p text:style-name="P20"><text:s text:c="3"/>```</text:p>
      <text:p text:style-name="P20"><text:s text:c="3"/>#include &lt;iostream&gt;</text:p>
      <text:p text:style-name="P20"><text:s text:c="3"/>#include &lt;sys/socket.h&gt;</text:p>
      <text:p text:style-name="P20"><text:s text:c="3"/>#include &lt;netinet/in.h&gt;</text:p>
      <text:p text:style-name="P20"><text:s text:c="3"/>#include &lt;arpa/inet.h&gt;</text:p>
      <text:p text:style-name="P20"><text:s text:c="3"/></text:p>
      <text:p text:style-name="P20"><text:s text:c="3"/>int main() {</text:p>
      <text:p text:style-name="P20"><text:s text:c="7"/>int serverSocket = socket(AF_INET, SOCK_STREAM, 0);</text:p>
      <text:p text:style-name="P20"><text:s text:c="3"/></text:p>
      <text:p text:style-name="P20"><text:s text:c="7"/>sockaddr_in serverAddress{};</text:p>
      <text:p text:style-name="P20"><text:s text:c="7"/>serverAddress.sin_family = AF_INET;</text:p>
      <text:p text:style-name="P20"><text:s text:c="7"/>serverAddress.sin_port = htons(8080);</text:p>
      <text:p text:style-name="P20"><text:s text:c="7"/>serverAddress.sin_addr.s_addr = INADDR_ANY;</text:p>
      <text:p text:style-name="P20"><text:s text:c="3"/></text:p>
      <text:p text:style-name="P20"><text:s text:c="7"/>bind(serverSocket, (struct sockaddr*)&amp;serverAddress, sizeof(serverAddress));</text:p>
      <text:p text:style-name="P20"><text:s text:c="7"/>listen(serverSocket, 5);</text:p>
      <text:p text:style-name="P20"><text:s text:c="3"/></text:p>
      <text:p text:style-name="P20"><text:s text:c="7"/>int clientSocket = accept(serverSocket, nullptr, nullptr);</text:p>
      <text:p text:style-name="P20"><text:s text:c="3"/></text:p>
      <text:p text:style-name="P20"><text:s text:c="7"/>char buffer[1024];</text:p>
      <text:p text:style-name="P20"><text:s text:c="7"/>recv(clientSocket, buffer, sizeof(buffer), 0);</text:p>
      <text:p text:style-name="P20"><text:s text:c="3"/></text:p>
      <text:p text:style-name="P20"><text:s text:c="7"/>std::cout &lt;&lt; "Received message: " &lt;&lt; buffer &lt;&lt; std::endl;</text:p>
      <text:p text:style-name="P20"><text:s text:c="3"/></text:p>
      <text:p text:style-name="P20"><text:s text:c="7"/>close(clientSocket);</text:p>
      <text:p text:style-name="P20"><text:soft-page-break/><text:s text:c="7"/>close(serverSocket);</text:p>
      <text:p text:style-name="P20"><text:s text:c="3"/></text:p>
      <text:p text:style-name="P20"><text:s text:c="7"/>return 0;</text:p>
      <text:p text:style-name="P20"><text:s text:c="3"/>}</text:p>
      <text:p text:style-name="P20"><text:s text:c="3"/>```</text:p>
      <text:p text:style-name="P20"/>
      <text:p text:style-name="P20">61. Tipe Data Coroutines (C++20):</text:p>
      <text:p text:style-name="P20"><text:s text:c="3"/>- Tipe data coroutines memungkinkan Anda untuk menulis kode asinkron dengan cara yang lebih sederhana dan mudah dibaca. Dengan menggunakan tipe data ini, Anda dapat mengatur aliran eksekusi kode secara non-blokir dan membiarkan program melanjutkan eksekusi tugas-tugas lainnya saat menunggu operasi yang membutuhkan waktu lama. Misalnya:</text:p>
      <text:p text:style-name="P20"><text:s text:c="3"/>```</text:p>
      <text:p text:style-name="P20"><text:s text:c="3"/>#include &lt;iostream&gt;</text:p>
      <text:p text:style-name="P20"><text:s text:c="3"/>#include &lt;experimental/coroutine&gt;</text:p>
      <text:p text:style-name="P20"><text:s text:c="3"/></text:p>
      <text:p text:style-name="P20"><text:s text:c="3"/>struct Task {</text:p>
      <text:p text:style-name="P20"><text:s text:c="7"/>struct promise_type {</text:p>
      <text:p text:style-name="P20"><text:s text:c="11"/>Task get_return_object() {</text:p>
      <text:p text:style-name="P20"><text:s text:c="15"/>return {};</text:p>
      <text:p text:style-name="P20"><text:s text:c="11"/>}</text:p>
      <text:p text:style-name="P20"><text:s text:c="11"/>std::experimental::suspend_never initial_suspend() {</text:p>
      <text:p text:style-name="P20"><text:s text:c="15"/>return {};</text:p>
      <text:p text:style-name="P20"><text:s text:c="11"/>}</text:p>
      <text:p text:style-name="P20"><text:s text:c="11"/>std::experimental::suspend_never final_suspend() {</text:p>
      <text:p text:style-name="P20"><text:s text:c="15"/>return {};</text:p>
      <text:p text:style-name="P20"><text:s text:c="11"/>}</text:p>
      <text:p text:style-name="P20"><text:s text:c="11"/>void return_void() {}</text:p>
      <text:p text:style-name="P20"><text:s text:c="11"/>void unhandled_exception() {}</text:p>
      <text:p text:style-name="P20"><text:s text:c="7"/>};</text:p>
      <text:p text:style-name="P20"><text:s text:c="3"/>};</text:p>
      <text:p text:style-name="P20"><text:s text:c="3"/></text:p>
      <text:p text:style-name="P20"><text:s text:c="3"/>Task performAsyncTask() {</text:p>
      <text:p text:style-name="P20"><text:s text:c="7"/>std::cout &lt;&lt; "Start of async task." &lt;&lt; std::endl;</text:p>
      <text:p text:style-name="P20"><text:s text:c="3"/></text:p>
      <text:p text:style-name="P20"><text:s text:c="7"/>co_await std::experimental::suspend_always{};</text:p>
      <text:p text:style-name="P20"><text:s text:c="3"/></text:p>
      <text:p text:style-name="P20"><text:s text:c="7"/>std::cout &lt;&lt; "End of async task." &lt;&lt; std::endl;</text:p>
      <text:p text:style-name="P20"><text:s text:c="3"/>}</text:p>
      <text:p text:style-name="P20"><text:s text:c="3"/></text:p>
      <text:p text:style-name="P20"><text:s text:c="3"/>int main() {</text:p>
      <text:p text:style-name="P20"><text:s text:c="7"/>auto task = performAsyncTask();</text:p>
      <text:p text:style-name="P20"><text:s text:c="3"/></text:p>
      <text:p text:style-name="P20"><text:s text:c="7"/>std::cout &lt;&lt; "Continuing main execution." &lt;&lt; std::endl;</text:p>
      <text:p text:style-name="P20"><text:s text:c="3"/></text:p>
      <text:p text:style-name="P20"><text:s text:c="7"/>return 0;</text:p>
      <text:p text:style-name="P20"><text:s text:c="3"/>}</text:p>
      <text:p text:style-name="P20"><text:s text:c="3"/>```</text:p>
      <text:p text:style-name="P20"/>
      <text:p text:style-name="P20"><text:soft-page-break/>Tipe data networking dan coroutines dalam C++ memberikan kemampuan baru untuk pemrograman jaringan dan pemrograman asinkron. Dengan menggunakan tipe data ini, Anda dapat membuat aplikasi yang dapat berkomunikasi melalui jaringan, menangani operasi jaringan secara efisien, serta mengatur aliran eksekusi kode secara asinkron dengan mudah.</text:p>
      <text:p text:style-name="P19">Variabel dalam bahasa pemrograman C++ adalah suatu lokasi di memori yang digunakan untuk menyimpan nilai atau data yang dapat berubah selama program berjalan. Sedangkan konstanta adalah nilai tetap yang tidak dapat diubah selama program berjalan. Dalam C++, variabel dan konstanta harus dideklarasikan sebelum digunakan dan memiliki tipe data yang spesifik.</text:p>
      <text:p text:style-name="P20"/>
      <text:p text:style-name="P20">1. Variabel:</text:p>
      <text:p text:style-name="P20"><text:s text:c="3"/>- Deklarasi variabel: Variabel dideklarasikan dengan menentukan tipe datanya, diikuti oleh nama variabelnya.</text:p>
      <text:p text:style-name="P20"><text:s text:c="5"/>```</text:p>
      <text:p text:style-name="P20"><text:s text:c="5"/>int angka;</text:p>
      <text:p text:style-name="P20"><text:s text:c="5"/>float pi;</text:p>
      <text:p text:style-name="P20"><text:s text:c="5"/>char huruf;</text:p>
      <text:p text:style-name="P20"><text:s text:c="5"/>```</text:p>
      <text:p text:style-name="P20"><text:s text:c="3"/>- Inisialisasi variabel: Variabel dapat diinisialisasi dengan nilai awal saat dideklarasikan.</text:p>
      <text:p text:style-name="P20"><text:s text:c="5"/>```</text:p>
      <text:p text:style-name="P20"><text:s text:c="5"/>int angka = 10;</text:p>
      <text:p text:style-name="P20"><text:s text:c="5"/>float pi = 3.14;</text:p>
      <text:p text:style-name="P20"><text:s text:c="5"/>char huruf = 'A';</text:p>
      <text:p text:style-name="P20"><text:s text:c="5"/>```</text:p>
      <text:p text:style-name="P20"><text:s text:c="3"/>- Mengubah nilai variabel: Nilai variabel dapat diubah dengan memberikan nilai baru ke variabel tersebut.</text:p>
      <text:p text:style-name="P20"><text:s text:c="5"/>```</text:p>
      <text:p text:style-name="P20"><text:s text:c="5"/>angka = 20;</text:p>
      <text:p text:style-name="P20"><text:s text:c="5"/>pi = 3.14159;</text:p>
      <text:p text:style-name="P20"><text:s text:c="5"/>huruf = 'B';</text:p>
      <text:p text:style-name="P20"><text:s text:c="5"/>```</text:p>
      <text:p text:style-name="P20"><text:s text:c="3"/>- Mengakses nilai variabel: Nilai variabel dapat diakses dan digunakan dalam program.</text:p>
      <text:p text:style-name="P20"><text:s text:c="5"/>```</text:p>
      <text:p text:style-name="P20"><text:s text:c="5"/>int hasil = angka * 2;</text:p>
      <text:p text:style-name="P20"><text:s text:c="5"/>cout &lt;&lt; "Nilai pi: " &lt;&lt; pi &lt;&lt; endl;</text:p>
      <text:p text:style-name="P20"><text:s text:c="5"/>```</text:p>
      <text:p text:style-name="P20"/>
      <text:p text:style-name="P20">2. Konstanta:</text:p>
      <text:p text:style-name="P20"><text:s text:c="3"/>- Konstanta numerik: Konstanta numerik adalah nilai tetap yang tidak dapat diubah.</text:p>
      <text:p text:style-name="P20"><text:s text:c="5"/>```</text:p>
      <text:p text:style-name="P20"><text:s text:c="5"/>const int MAX_VALUE = 100;</text:p>
      <text:p text:style-name="P20"><text:s text:c="5"/>const float PI = 3.14;</text:p>
      <text:p text:style-name="P20"><text:s text:c="5"/>```</text:p>
      <text:p text:style-name="P20"><text:s text:c="3"/>- Konstanta karakter: Konstanta karakter adalah karakter tetap yang tidak dapat diubah.</text:p>
      <text:p text:style-name="P20"><text:s text:c="5"/>```</text:p>
      <text:p text:style-name="P20"><text:s text:c="5"/>const char NEW_LINE = '\n';</text:p>
      <text:p text:style-name="P20"><text:s text:c="5"/>const char TAB = '\t';</text:p>
      <text:p text:style-name="P20"><text:s text:c="5"/>```</text:p>
      <text:p text:style-name="P20"><text:s text:c="3"/>- Konstanta string: Konstanta string adalah rangkaian karakter tetap yang tidak dapat diubah.</text:p>
      <text:p text:style-name="P20"><text:s text:c="5"/>```</text:p>
      <text:p text:style-name="P20"><text:s text:c="5"/>const string GREETING = "Hello, World!";</text:p>
      <text:p text:style-name="P20"><text:s text:c="5"/>```</text:p>
      <text:p text:style-name="P20"><text:soft-page-break/><text:s text:c="3"/>- Konstanta enumerasi: Konstanta enumerasi adalah daftar nilai tetap yang diberi nama.</text:p>
      <text:p text:style-name="P20"><text:s text:c="5"/>```</text:p>
      <text:p text:style-name="P20"><text:s text:c="5"/>enum Days { SUNDAY, MONDAY, TUESDAY, WEDNESDAY, THURSDAY, FRIDAY, SATURDAY };</text:p>
      <text:p text:style-name="P20"><text:s text:c="5"/>const Days today = MONDAY;</text:p>
      <text:p text:style-name="P20"><text:s text:c="5"/>```</text:p>
      <text:p text:style-name="P20"><text:s text:c="3"/>- Konstanta pradefinisi: C++ juga menyediakan beberapa konstanta pradefinisi seperti `true`, `false`, dan `NULL`.</text:p>
      <text:p text:style-name="P20"/>
      <text:p text:style-name="P20">Variabel dan konstanta memainkan peran penting dalam pemrograman C++. Mereka memungkinkan penggunaan dan penyimpanan data dalam program. Variabel digunakan untuk menyimpan data yang dapat berubah, sementara konstanta digunakan untuk menyimpan nilai tetap yang tidak dapat diubah. Penggunaan variabel dan konstanta yang tepat adalah kunci untuk mengembangkan program yang efektif dan mudah dibaca.</text:p>
      <text:p text:style-name="P20"/>
      <text:p text:style-name="P20"/>
      <text:p text:style-name="P19">Operator dan ekspresi dalam bahasa pemrograman C++ digunakan untuk melakukan operasi matematika, logika, perbandingan, dan manipulasi data. Mereka memungkinkan kita untuk melakukan komputasi dan manipulasi data dengan cara yang terstruktur. Berikut adalah penjelasan rinci dan lengkap tentang operator dan ekspresi dalam C++:</text:p>
      <text:p text:style-name="P20"/>
      <text:p text:style-name="P20">1. Operator Aritmatika:</text:p>
      <text:p text:style-name="P20"><text:s text:c="3"/>- Operator Penjumlahan (+): Digunakan untuk menjumlahkan dua operand.</text:p>
      <text:p text:style-name="P20"><text:s text:c="3"/>- Operator Pengurangan (-): Digunakan untuk mengurangkan operand pertama dengan operand kedua.</text:p>
      <text:p text:style-name="P20"><text:s text:c="3"/>- Operator Perkalian (*): Digunakan untuk mengalikan dua operand.</text:p>
      <text:p text:style-name="P20"><text:s text:c="3"/>- Operator Pembagian (/): Digunakan untuk membagi operand pertama dengan operand kedua.</text:p>
      <text:p text:style-name="P20"><text:s text:c="3"/>- Operator Modulus (%): Digunakan untuk mendapatkan sisa hasil bagi operand pertama dengan operand kedua.</text:p>
      <text:p text:style-name="P20"><text:s text:c="3"/>- Operator Increment (++) dan Decrement (--): Digunakan untuk menambah atau mengurangi nilai operand sebesar satu.</text:p>
      <text:p text:style-name="P20"/>
      <text:p text:style-name="P20">2. Operator Penugasan:</text:p>
      <text:p text:style-name="P20"><text:s text:c="3"/>- Operator Penugasan (=): Digunakan untuk menetapkan nilai operand kanan ke operand kiri.</text:p>
      <text:p text:style-name="P20"><text:s text:c="3"/>- Operator Penugasan dengan Operasi Aritmatika (+=, -=, *=, /=, %=): Digunakan untuk menggabungkan operasi aritmatika dengan operasi penugasan.</text:p>
      <text:p text:style-name="P20"><text:s text:c="3"/>- Contoh: `a += 5` sama dengan `a = a + 5`.</text:p>
      <text:p text:style-name="P20"/>
      <text:p text:style-name="P20">3. Operator Perbandingan:</text:p>
      <text:p text:style-name="P20"><text:s text:c="3"/>- Operator Sama dengan (==): Menghasilkan nilai true jika operand pertama sama dengan operand kedua.</text:p>
      <text:p text:style-name="P20"><text:s text:c="3"/>- Operator Tidak Sama dengan (!=): Menghasilkan nilai true jika operand pertama tidak sama dengan operand kedua.</text:p>
      <text:p text:style-name="P20"><text:s text:c="3"/>- Operator Lebih Besar dari (&gt;), Lebih Kecil dari (&lt;): Menghasilkan nilai true jika operand pertama lebih besar atau lebih kecil dari operand kedua.</text:p>
      <text:p text:style-name="P20"><text:s text:c="3"/>- Operator Lebih Besar Sama dengan (&gt;=), Lebih Kecil Sama dengan (&lt;=): Menghasilkan nilai true jika operand pertama lebih besar atau sama dengan, atau lebih kecil atau sama dengan operand kedua.</text:p>
      <text:p text:style-name="P20"/>
      <text:p text:style-name="P20">4. Operator Logika:</text:p>
      <text:p text:style-name="P20"><text:s text:c="3"/>- Operator Logika AND (&amp;&amp;): Menghasilkan nilai true jika kedua operand bernilai true.</text:p>
      <text:p text:style-name="P20"><text:s text:c="3"/>- Operator Logika OR (||): Menghasilkan nilai true jika salah satu atau kedua operand bernilai true.</text:p>
      <text:p text:style-name="P20"><text:s text:c="3"/>- Operator Logika NOT (!): Menghasilkan nilai true jika operand bernilai false, dan sebaliknya.</text:p>
      <text:p text:style-name="P20"/>
      <text:p text:style-name="P20">5. Operator Bitwise:</text:p>
      <text:p text:style-name="P20"><text:s text:c="3"/>- Operator Bitwise AND (&amp;): Melakukan operasi AND bit per bit pada operand.</text:p>
      <text:p text:style-name="P20"><text:s text:c="3"/>- Operator Bitwise OR (|): Melakukan operasi OR bit per bit pada operand.</text:p>
      <text:p text:style-name="P20"><text:s text:c="3"/>- Operator Bitwise XOR (^): Melakukan operasi XOR bit per bit pada operand.</text:p>
      <text:p text:style-name="P20"><text:s text:c="3"/>- Operator Bitwise Shift Left (&lt;&lt;): Menggeser bit operand ke kiri sebanyak n posisi.</text:p>
      <text:p text:style-name="P20"><text:s text:c="3"/>- Operator Bitwise Shift Right (&gt;&gt;): Menggeser bit operand ke kanan sebanyak n posisi.</text:p>
      <text:p text:style-name="P20"/>
      <text:p text:style-name="P20"><text:soft-page-break/>6. Operator Ternary:</text:p>
      <text:p text:style-name="P20"><text:s text:c="3"/>- Operator Ternary (? :): Digunakan untuk menentukan nilai berdasarkan kondisi.</text:p>
      <text:p text:style-name="P20"><text:s text:c="3"/>- Contoh: `nilai = (x &gt; 0) ? "Positif" : "Negatif";` akan menetapkan nilai "Positif" jika x lebih besar dari 0, dan "Negatif" jika sebaliknya.</text:p>
      <text:p text:style-name="P20"/>
      <text:p text:style-name="P20">7. Operator Array dan Pointer:</text:p>
      <text:p text:style-name="P20"><text:s text:c="3"/>- Operator Indeks Array ([]): Digunakan untuk meng</text:p>
      <text:p text:style-name="P20"/>
      <text:p text:style-name="P20">akses elemen-elemen dalam array.</text:p>
      <text:p text:style-name="P20"><text:s text:c="3"/>- Operator Dereferensi Pointer (*): Digunakan untuk mengakses nilai yang disimpan di alamat yang ditunjuk oleh pointer.</text:p>
      <text:p text:style-name="P20"/>
      <text:p text:style-name="P20">8. Operator Penggabungan String:</text:p>
      <text:p text:style-name="P20"><text:s text:c="3"/>- Operator Penggabungan String (+): Digunakan untuk menggabungkan dua string menjadi satu.</text:p>
      <text:p text:style-name="P20"/>
      <text:p text:style-name="P20">Ekspresi dalam C++ terdiri dari kombinasi variabel, konstanta, dan operator yang dievaluasi untuk menghasilkan nilai. Ekspresi dapat digunakan dalam pernyataan pengendalian aliran, perhitungan matematika, dan manipulasi data. Contoh ekspresi:</text:p>
      <text:p text:style-name="P20">```</text:p>
      <text:p text:style-name="P20">int a = 5;</text:p>
      <text:p text:style-name="P20">int b = 3;</text:p>
      <text:p text:style-name="P20">int c = a + b * 2; // Ekspresi ini menghasilkan nilai 11</text:p>
      <text:p text:style-name="P20">bool hasil = (a &gt; b) &amp;&amp; (c &lt; 10); // Ekspresi ini menghasilkan nilai false</text:p>
      <text:p text:style-name="P20">```</text:p>
      <text:p text:style-name="P20"/>
      <text:p text:style-name="P20">Operator dan ekspresi merupakan dasar dalam pemrograman C++. Dengan memahami dan menggunakan operator dan ekspresi dengan benar, Anda dapat melakukan berbagai operasi dan manipulasi data yang diperlukan dalam program Anda.</text:p>
      <text:p text:style-name="P20">Tentu! Berikut adalah beberapa contoh penggunaan operator dalam bahasa pemrograman C++:</text:p>
      <text:p text:style-name="P20"/>
      <text:p text:style-name="P20">1. Operator Aritmatika:</text:p>
      <text:p text:style-name="P20">```</text:p>
      <text:p text:style-name="P20">int a = 5;</text:p>
      <text:p text:style-name="P20">int b = 3;</text:p>
      <text:p text:style-name="P20"/>
      <text:p text:style-name="P20">int penjumlahan = a + b; // penjumlahan = 8</text:p>
      <text:p text:style-name="P20">int pengurangan = a - b; // pengurangan = 2</text:p>
      <text:p text:style-name="P20">int perkalian = a * b; // perkalian = 15</text:p>
      <text:p text:style-name="P20">int pembagian = a / b; // pembagian = 1</text:p>
      <text:p text:style-name="P20">int modulus = a % b; // modulus = 2</text:p>
      <text:p text:style-name="P20">```</text:p>
      <text:p text:style-name="P20"/>
      <text:p text:style-name="P20">2. Operator Penugasan:</text:p>
      <text:p text:style-name="P20">```</text:p>
      <text:p text:style-name="P20">int a = 5;</text:p>
      <text:p text:style-name="P20">int b = 3;</text:p>
      <text:p text:style-name="P20"/>
      <text:p text:style-name="P20"><text:soft-page-break/>a += b; // a = 8 (a + b)</text:p>
      <text:p text:style-name="P20">a -= b; // a = 5 (a - b)</text:p>
      <text:p text:style-name="P20">a *= b; // a = 15 (a * b)</text:p>
      <text:p text:style-name="P20">a /= b; // a = 5 (a / b)</text:p>
      <text:p text:style-name="P20">a %= b; // a = 2 (a % b)</text:p>
      <text:p text:style-name="P20">```</text:p>
      <text:p text:style-name="P20"/>
      <text:p text:style-name="P20">3. Operator Perbandingan:</text:p>
      <text:p text:style-name="P20">```</text:p>
      <text:p text:style-name="P20">int a = 5;</text:p>
      <text:p text:style-name="P20">int b = 3;</text:p>
      <text:p text:style-name="P20"/>
      <text:p text:style-name="P20">bool sama_dengan = (a == b); // sama_dengan = false</text:p>
      <text:p text:style-name="P20">bool tidak_sama_dengan = (a != b); // tidak_sama_dengan = true</text:p>
      <text:p text:style-name="P20">bool lebih_besar = (a &gt; b); // lebih_besar = true</text:p>
      <text:p text:style-name="P20">bool lebih_kecil = (a &lt; b); // lebih_kecil = false</text:p>
      <text:p text:style-name="P20">bool lebih_besar_sama_dengan = (a &gt;= b); // lebih_besar_sama_dengan = true</text:p>
      <text:p text:style-name="P20">bool lebih_kecil_sama_dengan = (a &lt;= b); // lebih_kecil_sama_dengan = false</text:p>
      <text:p text:style-name="P20">```</text:p>
      <text:p text:style-name="P20"/>
      <text:p text:style-name="P20">4. Operator Logika:</text:p>
      <text:p text:style-name="P20">```</text:p>
      <text:p text:style-name="P20">bool x = true;</text:p>
      <text:p text:style-name="P20">bool y = false;</text:p>
      <text:p text:style-name="P20"/>
      <text:p text:style-name="P20">bool logika_and = (x &amp;&amp; y); // logika_and = false</text:p>
      <text:p text:style-name="P20">bool logika_or = (x || y); // logika_or = true</text:p>
      <text:p text:style-name="P20">bool logika_not = !x; // logika_not = false</text:p>
      <text:p text:style-name="P20">```</text:p>
      <text:p text:style-name="P20"/>
      <text:p text:style-name="P20">5. Operator Ternary:</text:p>
      <text:p text:style-name="P20">```</text:p>
      <text:p text:style-name="P20">int a = 5;</text:p>
      <text:p text:style-name="P20">int b = 3;</text:p>
      <text:p text:style-name="P20"/>
      <text:p text:style-name="P20">int hasil = (a &gt; b) ? a : b; // hasil = 5</text:p>
      <text:p text:style-name="P20">```</text:p>
      <text:p text:style-name="P20"/>
      <text:p text:style-name="P20">6. Operator Increment dan Decrement:</text:p>
      <text:p text:style-name="P20">```</text:p>
      <text:p text:style-name="P20">int a = 5;</text:p>
      <text:p text:style-name="P20"/>
      <text:p text:style-name="P20">a++; // a = 6 (increment)</text:p>
      <text:p text:style-name="P20">a--; // a = 5 (decrement)</text:p>
      <text:p text:style-name="P20"/>
      <text:p text:style-name="P20">int b = 10;</text:p>
      <text:p text:style-name="P20">int hasil = ++b; // hasil = 11 (prefix increment)</text:p>
      <text:p text:style-name="P20">int nilai = b++; // nilai = 11, b = 12 (postfix increment)</text:p>
      <text:p text:style-name="P20">```</text:p>
      <text:p text:style-name="P20"><text:soft-page-break/></text:p>
      <text:p text:style-name="P20">7. Operator Array dan Pointer:</text:p>
      <text:p text:style-name="P20">```</text:p>
      <text:p text:style-name="P20">int array[3] = {1, 2, 3};</text:p>
      <text:p text:style-name="P20">int* pointer = array;</text:p>
      <text:p text:style-name="P20"/>
      <text:p text:style-name="P20">int elemen1 = array[0]; // elemen1 = 1</text:p>
      <text:p text:style-name="P20">int elemen2 = *(pointer + 1); // elemen2 = 2</text:p>
      <text:p text:style-name="P20">```</text:p>
      <text:p text:style-name="P20"/>
      <text:p text:style-name="P20">8. Operator Penggabungan String:</text:p>
      <text:p text:style-name="P20">```</text:p>
      <text:p text:style-name="P20">string nama_depan = "John";</text:p>
      <text:p text:style-name="P20">string nama_belakang = "Doe";</text:p>
      <text:p text:style-name="P20">string nama_lengkap = nama_depan + " " + nama_belakang; // nama_lengkap = "John Doe"</text:p>
      <text:p text:style-name="P20">```</text:p>
      <text:p text:style-name="P20"/>
      <text:p text:style-name="P20">Ini hanya beberapa contoh penggunaan operator dalam C++. Terdapat berbagai macam operator lainnya yang dapat digunakan untuk berbagai keperluan dalam pemrograman.</text:p>
      <text:p text:style-name="P20"/>
      <text:p text:style-name="P20"/>
      <text:p text:style-name="P19">Input dan output (I/O) dalam bahasa pemrograman C++ digunakan untuk berinteraksi dengan pengguna dan mengambil masukan (input) serta menampilkan hasil (output) dari program. Berikut adalah penjelasan lengkap tentang input dan output dasar dalam C++ beserta contoh kode:</text:p>
      <text:p text:style-name="P20"/>
      <text:p text:style-name="P20">1. Input:</text:p>
      <text:p text:style-name="P20"><text:s text:c="3"/>- `cin` digunakan untuk membaca masukan dari pengguna dan menyimpannya ke dalam variabel.</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int angka;</text:p>
      <text:p text:style-name="P20"><text:s text:c="9"/>cout &lt;&lt; "Masukkan sebuah angka: ";</text:p>
      <text:p text:style-name="P20"><text:s text:c="9"/>cin &gt;&gt; angka;</text:p>
      <text:p text:style-name="P20"><text:s text:c="9"/>cout &lt;&lt; "Anda memasukkan angka: " &lt;&lt; angka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Masukkan sebuah angka: 10</text:p>
      <text:p text:style-name="P20"><text:s text:c="5"/>Anda memasukkan angka: 10</text:p>
      <text:p text:style-name="P20"><text:s text:c="5"/>```</text:p>
      <text:p text:style-name="P20"/>
      <text:p text:style-name="P20">2. Output:</text:p>
      <text:p text:style-name="P20"><text:s text:c="3"/>- `cout` digunakan untuk menampilkan output ke layar.</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cout &lt;&lt; "Hello, World!" &lt;&lt; endl;</text:p>
      <text:p text:style-name="P20"><text:s text:c="9"/>int angka = 5;</text:p>
      <text:p text:style-name="P20"><text:s text:c="9"/>cout &lt;&lt; "Angka adalah: " &lt;&lt; angka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ello, World!</text:p>
      <text:p text:style-name="P20"><text:s text:c="5"/>Angka adalah: 5</text:p>
      <text:p text:style-name="P20"><text:s text:c="5"/>```</text:p>
      <text:p text:style-name="P20"/>
      <text:p text:style-name="P20"><text:soft-page-break/>3. Manipulator:</text:p>
      <text:p text:style-name="P20"><text:s text:c="3"/>- Manipulator adalah fungsi khusus yang digunakan untuk mengubah format output.</text:p>
      <text:p text:style-name="P20"><text:s text:c="3"/>- Contoh:</text:p>
      <text:p text:style-name="P20"><text:s text:c="5"/>```cpp</text:p>
      <text:p text:style-name="P20"><text:s text:c="5"/>#include &lt;iostream&gt;</text:p>
      <text:p text:style-name="P20"><text:s text:c="5"/>#include &lt;iomanip&gt;</text:p>
      <text:p text:style-name="P20"><text:s text:c="5"/>using namespace std;</text:p>
      <text:p text:style-name="P20"><text:s text:c="5"/></text:p>
      <text:p text:style-name="P20"><text:s text:c="5"/>int main() {</text:p>
      <text:p text:style-name="P20"><text:s text:c="9"/>float pi = 3.14159;</text:p>
      <text:p text:style-name="P20"><text:s text:c="9"/>cout &lt;&lt; "Pi dengan 2 digit desimal: " &lt;&lt; fixed &lt;&lt; setprecision(2) &lt;&lt; pi &lt;&lt; endl;</text:p>
      <text:p text:style-name="P20"><text:s text:c="9"/>int angka = 10;</text:p>
      <text:p text:style-name="P20"><text:s text:c="9"/>cout &lt;&lt; "Angka dalam notasi heksadesimal: " &lt;&lt; hex &lt;&lt; angka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Pi dengan 2 digit desimal: 3.14</text:p>
      <text:p text:style-name="P20"><text:s text:c="5"/>Angka dalam notasi heksadesimal: a</text:p>
      <text:p text:style-name="P20"><text:s text:c="5"/>```</text:p>
      <text:p text:style-name="P20"/>
      <text:p text:style-name="P20">4. String Input:</text:p>
      <text:p text:style-name="P20"><text:s text:c="3"/>- `getline` digunakan untuk membaca masukan berupa string dengan spasi.</text:p>
      <text:p text:style-name="P20"><text:s text:c="3"/>- Contoh:</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nama;</text:p>
      <text:p text:style-name="P20"><text:s text:c="9"/>cout &lt;&lt; "Masukkan nama Anda: ";</text:p>
      <text:p text:style-name="P20"><text:s text:c="9"/>getline(cin, nama);</text:p>
      <text:p text:style-name="P20"><text:s text:c="9"/>cout &lt;&lt; "Halo, " &lt;&lt; nama &lt;&lt; "!"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Masukkan nama Anda: John Doe</text:p>
      <text:p text:style-name="P20"><text:s text:c="5"/>Halo, John Doe!</text:p>
      <text:p text:style-name="P20"><text:s text:c="5"/>```</text:p>
      <text:p text:style-name="P20"/>
      <text:p text:style-name="P20">Dalam contoh-contoh di atas, `#include &lt;iostream&gt;` digunakan untuk memasukkan pustaka standar iostream yang menyediakan fungsi-fungsi I/O. Pernyataan `using namespace std` <text:soft-page-break/>digunakan untuk menggunakan ruang nama std (standard) sehingga tidak perlu menuliskan `std::` di setiap pemanggilan fungsi.</text:p>
      <text:p text:style-name="P20"/>
      <text:p text:style-name="P20">Input dan output adalah aspek penting dalam pengembangan program. Dengan menggunakan fungsi-fungsi I/O seperti `cin`, `cout`, dan manipulator, Anda dapat berinteraksi dengan pengguna dan menghasilkan output yang sesuai dengan kebutuhan program Anda.</text:p>
      <text:p text:style-name="P19">Pernyataan pengendali aliran (control flow statements) dalam bahasa pemrograman C++ digunakan untuk mengatur jalannya program berdasarkan kondisi atau iterasi. Mereka memungkinkan program untuk melakukan tindakan yang berbeda berdasarkan keadaan tertentu. Berikut adalah penjelasan rinci dan lengkap tentang pernyataan pengendali aliran dalam C++ beserta contoh kodenya:</text:p>
      <text:p text:style-name="P20"/>
      <text:p text:style-name="P20">1. Pernyataan Pemilihan (Selection Statements):</text:p>
      <text:p text:style-name="P20"><text:s text:c="3"/>- Pernyataan if:</text:p>
      <text:p text:style-name="P20"><text:s text:c="5"/>```cpp</text:p>
      <text:p text:style-name="P20"><text:s text:c="5"/>if (kondisi) {</text:p>
      <text:p text:style-name="P20"><text:s text:c="9"/>// blok kode yang dijalankan jika kondisi benar</text:p>
      <text:p text:style-name="P20"><text:s text:c="5"/>} else {</text:p>
      <text:p text:style-name="P20"><text:s text:c="9"/>// blok kode yang dijalankan jika kondisi salah</text:p>
      <text:p text:style-name="P20"><text:s text:c="5"/>}</text:p>
      <text:p text:style-name="P20"><text:s text:c="5"/>```</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int angka = 5;</text:p>
      <text:p text:style-name="P20"><text:s text:c="9"/></text:p>
      <text:p text:style-name="P20"><text:s text:c="9"/>if (angka &gt; 0) {</text:p>
      <text:p text:style-name="P20"><text:s text:c="13"/>cout &lt;&lt; "Angka positif" &lt;&lt; endl;</text:p>
      <text:p text:style-name="P20"><text:s text:c="9"/>} else if (angka &lt; 0) {</text:p>
      <text:p text:style-name="P20"><text:s text:c="13"/>cout &lt;&lt; "Angka negatif" &lt;&lt; endl;</text:p>
      <text:p text:style-name="P20"><text:s text:c="9"/>} else {</text:p>
      <text:p text:style-name="P20"><text:s text:c="13"/>cout &lt;&lt; "Angka nol" &lt;&lt; endl;</text:p>
      <text:p text:style-name="P20"><text:s text:c="9"/>}</text:p>
      <text:p text:style-name="P20"><text:s text:c="9"/></text:p>
      <text:p text:style-name="P20"><text:s text:c="9"/>return 0;</text:p>
      <text:p text:style-name="P20"><text:s text:c="5"/>}</text:p>
      <text:p text:style-name="P20"><text:s text:c="5"/>```</text:p>
      <text:p text:style-name="P20"><text:s text:c="5"/>Output (jika angka = 5):</text:p>
      <text:p text:style-name="P20"><text:s text:c="5"/>```</text:p>
      <text:p text:style-name="P20"><text:s text:c="5"/>Angka positif</text:p>
      <text:p text:style-name="P20"><text:s text:c="5"/>```</text:p>
      <text:p text:style-name="P20"/>
      <text:p text:style-name="P20">2. Pernyataan Perulangan (Loop Statements):</text:p>
      <text:p text:style-name="P20"><text:s text:c="3"/>- Pernyataan while:</text:p>
      <text:p text:style-name="P20"><text:s text:c="5"/>```cpp</text:p>
      <text:p text:style-name="P20"><text:s text:c="5"/>while (kondisi) {</text:p>
      <text:p text:style-name="P20"><text:s text:c="9"/>// blok kode yang dijalankan selama kondisi benar</text:p>
      <text:p text:style-name="P20"><text:s text:c="5"/>}</text:p>
      <text:p text:style-name="P20"><text:s text:c="5"/>```</text:p>
      <text:p text:style-name="P20"><text:s text:c="3"/>- Pernyataan do-while:</text:p>
      <text:p text:style-name="P20"><text:s text:c="5"/>```cpp</text:p>
      <text:p text:style-name="P20"><text:s text:c="5"/>do {</text:p>
      <text:p text:style-name="P20"><text:soft-page-break/><text:s text:c="9"/>// blok kode yang dijalankan setidaknya sekali, lalu selama kondisi benar</text:p>
      <text:p text:style-name="P20"><text:s text:c="5"/>} while (kondisi);</text:p>
      <text:p text:style-name="P20"><text:s text:c="5"/>```</text:p>
      <text:p text:style-name="P20"><text:s text:c="3"/>- Pernyataan for:</text:p>
      <text:p text:style-name="P20"><text:s text:c="5"/>```cpp</text:p>
      <text:p text:style-name="P20"><text:s text:c="5"/>for (inisialisasi; kondisi; perubahan) {</text:p>
      <text:p text:style-name="P20"><text:s text:c="9"/>// blok kode yang dijalankan selama kondisi benar</text:p>
      <text:p text:style-name="P20"><text:s text:c="5"/>}</text:p>
      <text:p text:style-name="P20"><text:s text:c="5"/>```</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 Pernyataan while</text:p>
      <text:p text:style-name="P20"><text:s text:c="9"/>int i = 1;</text:p>
      <text:p text:style-name="P20"><text:s text:c="9"/>while (i &lt;= 5) {</text:p>
      <text:p text:style-name="P20"><text:s text:c="13"/>cout &lt;&lt; i &lt;&lt; " ";</text:p>
      <text:p text:style-name="P20"><text:s text:c="13"/>i++;</text:p>
      <text:p text:style-name="P20"><text:s text:c="9"/>}</text:p>
      <text:p text:style-name="P20"><text:s text:c="9"/>cout &lt;&lt; endl;</text:p>
      <text:p text:style-name="P20"><text:s text:c="9"/></text:p>
      <text:p text:style-name="P20"><text:s text:c="9"/>// Pernyataan do-while</text:p>
      <text:p text:style-name="P20"><text:s text:c="9"/>int j = 1;</text:p>
      <text:p text:style-name="P20"><text:s text:c="9"/>do {</text:p>
      <text:p text:style-name="P20"><text:s text:c="13"/>cout &lt;&lt; j &lt;&lt; " ";</text:p>
      <text:p text:style-name="P20"><text:s text:c="13"/>j++;</text:p>
      <text:p text:style-name="P20"><text:s text:c="9"/>} while (j &lt;= 5);</text:p>
      <text:p text:style-name="P20"><text:s text:c="9"/>cout &lt;&lt; endl;</text:p>
      <text:p text:style-name="P20"><text:s text:c="9"/></text:p>
      <text:p text:style-name="P20"><text:s text:c="9"/>// Pernyataan for</text:p>
      <text:p text:style-name="P20"><text:s text:c="9"/>for (int k = 1; k &lt;= 5; k++) {</text:p>
      <text:p text:style-name="P20"><text:s text:c="13"/>cout &lt;&lt; k &lt;&lt; " ";</text:p>
      <text:p text:style-name="P20"><text:s text:c="9"/>}</text:p>
      <text:p text:style-name="P20"><text:s text:c="9"/>cou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1 2 3 4 5</text:p>
      <text:p text:style-name="P20"><text:s text:c="5"/>1 2 3 4 5</text:p>
      <text:p text:style-name="P20"><text:s text:c="5"/>1 2 3 4 5</text:p>
      <text:p text:style-name="P20"><text:s text:c="5"/>```</text:p>
      <text:p text:style-name="P20"/>
      <text:p text:style-name="P20">3. Pernyataan Pemilihan Berganda (Switch Statement):</text:p>
      <text:p text:style-name="P20"><text:s text:c="3"/>- Pernyataan switch-case:</text:p>
      <text:p text:style-name="P20"><text:soft-page-break/><text:s text:c="5"/>```cpp</text:p>
      <text:p text:style-name="P20"><text:s text:c="5"/>switch (ekspresi) {</text:p>
      <text:p text:style-name="P20"><text:s text:c="9"/>case nilai1:</text:p>
      <text:p text:style-name="P20"><text:s text:c="13"/>// blok kode yang dijalankan jika ekspresi sama dengan nilai1</text:p>
      <text:p text:style-name="P20"><text:s text:c="13"/>break;</text:p>
      <text:p text:style-name="P20"><text:s text:c="9"/>case nilai2:</text:p>
      <text:p text:style-name="P20"><text:s text:c="13"/>// blok kode yang dijalankan jika ekspresi sama dengan nilai2</text:p>
      <text:p text:style-name="P20"><text:s text:c="13"/>break;</text:p>
      <text:p text:style-name="P20"><text:s text:c="9"/>default:</text:p>
      <text:p text:style-name="P20"><text:s text:c="13"/>// blo</text:p>
      <text:p text:style-name="P20"/>
      <text:p text:style-name="P20">k kode yang dijalankan jika ekspresi tidak sama dengan semua nilai case</text:p>
      <text:p text:style-name="P20"><text:s text:c="5"/>}</text:p>
      <text:p text:style-name="P20"><text:s text:c="5"/>```</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int hari = 3;</text:p>
      <text:p text:style-name="P20"><text:s text:c="9"/></text:p>
      <text:p text:style-name="P20"><text:s text:c="9"/>switch (hari) {</text:p>
      <text:p text:style-name="P20"><text:s text:c="13"/>case 1:</text:p>
      <text:p text:style-name="P20"><text:s text:c="17"/>cout &lt;&lt; "Senin" &lt;&lt; endl;</text:p>
      <text:p text:style-name="P20"><text:s text:c="17"/>break;</text:p>
      <text:p text:style-name="P20"><text:s text:c="13"/>case 2:</text:p>
      <text:p text:style-name="P20"><text:s text:c="17"/>cout &lt;&lt; "Selasa" &lt;&lt; endl;</text:p>
      <text:p text:style-name="P20"><text:s text:c="17"/>break;</text:p>
      <text:p text:style-name="P20"><text:s text:c="13"/>case 3:</text:p>
      <text:p text:style-name="P20"><text:s text:c="17"/>cout &lt;&lt; "Rabu" &lt;&lt; endl;</text:p>
      <text:p text:style-name="P20"><text:s text:c="17"/>break;</text:p>
      <text:p text:style-name="P20"><text:s text:c="13"/>default:</text:p>
      <text:p text:style-name="P20"><text:s text:c="17"/>cout &lt;&lt; "Hari tidak valid" &lt;&lt; endl;</text:p>
      <text:p text:style-name="P20"><text:s text:c="9"/>}</text:p>
      <text:p text:style-name="P20"><text:s text:c="9"/></text:p>
      <text:p text:style-name="P20"><text:s text:c="9"/>return 0;</text:p>
      <text:p text:style-name="P20"><text:s text:c="5"/>}</text:p>
      <text:p text:style-name="P20"><text:s text:c="5"/>```</text:p>
      <text:p text:style-name="P20"><text:s text:c="5"/>Output (jika hari = 3):</text:p>
      <text:p text:style-name="P20"><text:s text:c="5"/>```</text:p>
      <text:p text:style-name="P20"><text:s text:c="5"/>Rabu</text:p>
      <text:p text:style-name="P20"><text:s text:c="5"/>```</text:p>
      <text:p text:style-name="P20"/>
      <text:p text:style-name="P20">Pernyataan pengendali aliran memungkinkan Anda untuk mengontrol alur program sesuai dengan kondisi atau iterasi yang diberikan. Dengan menggunakan pernyataan pemilihan, perulangan, dan pemilihan berganda, Anda dapat membuat program yang lebih fleksibel dan mampu mengambil keputusan berdasarkan situasi yang diberikan.</text:p>
      <text:p text:style-name="P20"/>
      <text:p text:style-name="P20"><text:soft-page-break/>Pernyataan pemutusan (break statement dan continue statement) dalam bahasa pemrograman C++ digunakan untuk mengontrol alur eksekusi dalam perulangan atau switch statement. Pernyataan ini memungkinkan Anda untuk keluar dari perulangan secara paksa atau melanjutkan perulangan ke iterasi berikutnya. Berikut adalah penjelasan rinci dan lengkap tentang pernyataan pemutusan dalam C++ beserta contoh kodenya:</text:p>
      <text:p text:style-name="P20"/>
      <text:p text:style-name="P20">1. break statement:</text:p>
      <text:p text:style-name="P20"><text:s text:c="3"/>- break statement digunakan untuk menghentikan eksekusi perulangan atau switch statement saat kondisi tertentu terpenuhi.</text:p>
      <text:p text:style-name="P20"><text:s text:c="3"/>- Contoh dengan perulangan:</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for (int i = 1; i &lt;= 5; i++) {</text:p>
      <text:p text:style-name="P20"><text:s text:c="13"/>if (i == 3) {</text:p>
      <text:p text:style-name="P20"><text:s text:c="17"/>break;</text:p>
      <text:p text:style-name="P20"><text:s text:c="13"/>}</text:p>
      <text:p text:style-name="P20"><text:s text:c="13"/>cout &lt;&lt; i &lt;&lt; " ";</text:p>
      <text:p text:style-name="P20"><text:s text:c="9"/>}</text:p>
      <text:p text:style-name="P20"><text:s text:c="9"/>cou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1 2</text:p>
      <text:p text:style-name="P20"><text:s text:c="5"/>```</text:p>
      <text:p text:style-name="P20"/>
      <text:p text:style-name="P20"><text:s text:c="3"/>- Contoh dengan switch statement:</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char pilihan;</text:p>
      <text:p text:style-name="P20"><text:s text:c="9"/></text:p>
      <text:p text:style-name="P20"><text:s text:c="9"/>while (true) {</text:p>
      <text:p text:style-name="P20"><text:s text:c="13"/>cout &lt;&lt; "Pilih A atau B (X untuk keluar): ";</text:p>
      <text:p text:style-name="P20"><text:s text:c="13"/>cin &gt;&gt; pilihan;</text:p>
      <text:p text:style-name="P20"><text:s text:c="13"/></text:p>
      <text:p text:style-name="P20"><text:s text:c="13"/>switch (pilihan) {</text:p>
      <text:p text:style-name="P20"><text:s text:c="17"/>case 'A':</text:p>
      <text:p text:style-name="P20"><text:s text:c="21"/>cout &lt;&lt; "Anda memilih A" &lt;&lt; endl;</text:p>
      <text:p text:style-name="P20"><text:s text:c="21"/>break;</text:p>
      <text:p text:style-name="P20"><text:s text:c="17"/>case 'B':</text:p>
      <text:p text:style-name="P20"><text:s text:c="21"/>cout &lt;&lt; "Anda memilih B" &lt;&lt; endl;</text:p>
      <text:p text:style-name="P20"><text:soft-page-break/><text:s text:c="21"/>break;</text:p>
      <text:p text:style-name="P20"><text:s text:c="17"/>case 'X':</text:p>
      <text:p text:style-name="P20"><text:s text:c="21"/>cout &lt;&lt; "Keluar dari program" &lt;&lt; endl;</text:p>
      <text:p text:style-name="P20"><text:s text:c="21"/>break;</text:p>
      <text:p text:style-name="P20"><text:s text:c="17"/>default:</text:p>
      <text:p text:style-name="P20"><text:s text:c="21"/>cout &lt;&lt; "Pilihan tidak valid" &lt;&lt; endl;</text:p>
      <text:p text:style-name="P20"><text:s text:c="21"/>break;</text:p>
      <text:p text:style-name="P20"><text:s text:c="13"/>}</text:p>
      <text:p text:style-name="P20"><text:s text:c="13"/></text:p>
      <text:p text:style-name="P20"><text:s text:c="13"/>if (pilihan == 'X') {</text:p>
      <text:p text:style-name="P20"><text:s text:c="17"/>break;</text:p>
      <text:p text:style-name="P20"><text:s text:c="13"/>}</text:p>
      <text:p text:style-name="P20"><text:s text:c="9"/>}</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Pilih A atau B (X untuk keluar): A</text:p>
      <text:p text:style-name="P20"><text:s text:c="5"/>Anda memilih A</text:p>
      <text:p text:style-name="P20"><text:s text:c="5"/>Pilih A atau B (X untuk keluar): B</text:p>
      <text:p text:style-name="P20"><text:s text:c="5"/>Anda memilih B</text:p>
      <text:p text:style-name="P20"><text:s text:c="5"/>Pilih A atau B (X untuk keluar): X</text:p>
      <text:p text:style-name="P20"><text:s text:c="5"/>Keluar dari program</text:p>
      <text:p text:style-name="P20"><text:s text:c="5"/>```</text:p>
      <text:p text:style-name="P20"/>
      <text:p text:style-name="P20">2. continue statement:</text:p>
      <text:p text:style-name="P20"><text:s text:c="3"/>- continue statement digunakan untuk melanjutkan perulangan ke iterasi berikutnya saat kondisi tertentu terpenuhi.</text:p>
      <text:p text:style-name="P20"><text:s text:c="3"/>- Contoh:</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for (int i = 1; i &lt;= 5; i++) {</text:p>
      <text:p text:style-name="P20"><text:s text:c="13"/>if (i == 3) {</text:p>
      <text:p text:style-name="P20"><text:s text:c="17"/>continue;</text:p>
      <text:p text:style-name="P20"><text:s text:c="13"/>}</text:p>
      <text:p text:style-name="P20"><text:s text:c="13"/>cout &lt;&lt; i &lt;&lt; " ";</text:p>
      <text:p text:style-name="P20"><text:s text:c="9"/>}</text:p>
      <text:p text:style-name="P20"><text:s text:c="9"/>cou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oft-page-break/><text:s text:c="5"/>1 2 4 5</text:p>
      <text:p text:style-name="P20"><text:s text:c="5"/>```</text:p>
      <text:p text:style-name="P20"/>
      <text:p text:style-name="P20">Pernyataan pemutusan, baik dengan menggunakan break statement atau continue statement, memungkinkan Anda untuk mengendalikan alur eksekusi dalam perulangan atau switch statement. Dengan menggunakan break statement, Anda dapat menghentikan perulangan atau switch statement secara paksa. Sedangkan dengan continue statement, Anda dapat melanjutkan perulangan ke iterasi berikutnya tanpa mengeksekusi kode di bawahnya. Hal ini memberikan fleksibilitas dan kontrol yang lebih dalam menjalankan program.</text:p>
      <text:p text:style-name="P20"/>
      <text:p text:style-name="P19">Array dan string adalah dua konsep penting dalam bahasa pemrograman C++. Berikut adalah penjelasan rinci tentang array dan string beserta contoh implementasi kodenya:</text:p>
      <text:p text:style-name="P20"/>
      <text:p text:style-name="P20">1. Array:</text:p>
      <text:p text:style-name="P20"><text:s text:c="3"/>- Array adalah kumpulan elemen dengan tipe data yang sama yang disimpan secara berurutan dalam memori.</text:p>
      <text:p text:style-name="P20"><text:s text:c="3"/>- Elemen-elemen dalam array diindeks berdasarkan posisi mereka, dimulai dari indeks 0.</text:p>
      <text:p text:style-name="P20"><text:s text:c="3"/>- Ukuran array harus ditentukan saat deklarasi dan tidak dapat berubah selama program berjalan.</text:p>
      <text:p text:style-name="P20"><text:s text:c="3"/>- Contoh deklarasi dan penggunaan array:</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 Deklarasi array dengan 5 elemen bertipe int</text:p>
      <text:p text:style-name="P20"><text:s text:c="9"/>int angka[5];</text:p>
      <text:p text:style-name="P20"><text:s text:c="9"/></text:p>
      <text:p text:style-name="P20"><text:s text:c="9"/>// Mengisi array dengan nilai</text:p>
      <text:p text:style-name="P20"><text:s text:c="9"/>angka[0] = 10;</text:p>
      <text:p text:style-name="P20"><text:s text:c="9"/>angka[1] = 20;</text:p>
      <text:p text:style-name="P20"><text:s text:c="9"/>angka[2] = 30;</text:p>
      <text:p text:style-name="P20"><text:s text:c="9"/>angka[3] = 40;</text:p>
      <text:p text:style-name="P20"><text:s text:c="9"/>angka[4] = 50;</text:p>
      <text:p text:style-name="P20"><text:s text:c="9"/></text:p>
      <text:p text:style-name="P20"><text:s text:c="9"/>// Mengakses dan mencetak nilai elemen array</text:p>
      <text:p text:style-name="P20"><text:s text:c="9"/>cout &lt;&lt; "Elemen-elemen array angka: ";</text:p>
      <text:p text:style-name="P20"><text:s text:c="9"/>for (int i = 0; i &lt; 5; i++) {</text:p>
      <text:p text:style-name="P20"><text:s text:c="13"/>cout &lt;&lt; angka[i] &lt;&lt; " ";</text:p>
      <text:p text:style-name="P20"><text:s text:c="9"/>}</text:p>
      <text:p text:style-name="P20"><text:s text:c="9"/>cou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Elemen-elemen array angka: 10 20 30 40 50</text:p>
      <text:p text:style-name="P20"><text:s text:c="5"/>```</text:p>
      <text:p text:style-name="P20"/>
      <text:p text:style-name="P20">2. String:</text:p>
      <text:p text:style-name="P20"><text:s text:c="3"/>- String adalah kumpulan karakter yang membentuk sebuah teks atau kata.</text:p>
      <text:p text:style-name="P20"><text:s text:c="3"/>- String dalam C++ direpresentasikan sebagai array karakter dengan karakter null ('\0') sebagai penanda akhir string.</text:p>
      <text:p text:style-name="P20"><text:s text:c="3"/>- String dalam C++ dapat dioperasikan menggunakan fungsi-fungsi dari pustaka string atau menggunakan operasi karakter.</text:p>
      <text:p text:style-name="P20"><text:s text:c="3"/>- Contoh penggunaan string:</text:p>
      <text:p text:style-name="P20"><text:s text:c="5"/>```cpp</text:p>
      <text:p text:style-name="P20"><text:s text:c="5"/>#include &lt;iostream&gt;</text:p>
      <text:p text:style-name="P20"><text:soft-page-break/><text:s text:c="5"/>#include &lt;string&gt;</text:p>
      <text:p text:style-name="P20"><text:s text:c="5"/>using namespace std;</text:p>
      <text:p text:style-name="P20"><text:s text:c="5"/></text:p>
      <text:p text:style-name="P20"><text:s text:c="5"/>int main() {</text:p>
      <text:p text:style-name="P20"><text:s text:c="9"/>// Deklarasi dan inisialisasi string</text:p>
      <text:p text:style-name="P20"><text:s text:c="9"/>string nama = "John Doe";</text:p>
      <text:p text:style-name="P20"><text:s text:c="9"/></text:p>
      <text:p text:style-name="P20"><text:s text:c="9"/>// Mengakses dan mencetak string</text:p>
      <text:p text:style-name="P20"><text:s text:c="9"/>cout &lt;&lt; "Nama: " &lt;&lt; nama &lt;&lt; endl;</text:p>
      <text:p text:style-name="P20"><text:s text:c="9"/></text:p>
      <text:p text:style-name="P20"><text:s text:c="9"/>// Mengubah karakter pada posisi tertentu</text:p>
      <text:p text:style-name="P20"><text:s text:c="9"/>nama[5] = 'B';</text:p>
      <text:p text:style-name="P20"><text:s text:c="9"/></text:p>
      <text:p text:style-name="P20"><text:s text:c="9"/>// Menambahkan string lain ke string yang ada</text:p>
      <text:p text:style-name="P20"><text:s text:c="9"/>nama += " Smith";</text:p>
      <text:p text:style-name="P20"><text:s text:c="9"/></text:p>
      <text:p text:style-name="P20"><text:s text:c="9"/>// Menghitung panjang string</text:p>
      <text:p text:style-name="P20"><text:s text:c="9"/>cout &lt;&lt; "Panjang nama: " &lt;&lt; nama.length()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Nama: John Doe</text:p>
      <text:p text:style-name="P20"><text:s text:c="5"/>Panjang nama: 13</text:p>
      <text:p text:style-name="P20"><text:s text:c="5"/>```</text:p>
      <text:p text:style-name="P20"/>
      <text:p text:style-name="P20"><text:s text:c="3"/>- Penggunaan fungsi-fungsi string:</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 = "Hello, World!";</text:p>
      <text:p text:style-name="P20"><text:s text:c="9"/></text:p>
      <text:p text:style-name="P20"><text:s text:c="9"/>// Mengubah semua karakter menjadi huruf besar</text:p>
      <text:p text:style-name="P20"><text:s text:c="9"/>cout &lt;&lt; "Huruf besar: " &lt;&lt; string(kata.length(), ' ') &lt;&lt; kata &lt;&lt; endl;</text:p>
      <text:p text:style-name="P20"><text:s text:c="9"/>for (char&amp; c : kata) {</text:p>
      <text:p text:style-name="P20"><text:s text:c="13"/>c = toupper(c);</text:p>
      <text:p text:style-name="P20"><text:s text:c="9"/>}</text:p>
      <text:p text:style-name="P20"><text:s text:c="9"/>cout &lt;&lt; "Huruf besar: " &lt;&lt; kata &lt;&lt; endl;</text:p>
      <text:p text:style-name="P20"><text:s text:c="9"/></text:p>
      <text:p text:style-name="P20"><text:s text:c="9"/>// Mencari indeks pertama karakter 'o'</text:p>
      <text:p text:style-name="P20"><text:s text:c="9"/>int indeks = kata.find('o');</text:p>
      <text:p text:style-name="P20"><text:s text:c="9"/>cout &lt;&lt; "Indeks pertama 'o': " &lt;&lt; indeks &lt;&lt; endl;</text:p>
      <text:p text:style-name="P20"><text:s text:c="9"/></text:p>
      <text:p text:style-name="P20"><text:s text:c="9"/>// Mengganti semua kemunculan karakter 'o' dengan karakter '</text:p>
      <text:p text:style-name="P20"><text:soft-page-break/></text:p>
      <text:p text:style-name="P20">x'</text:p>
      <text:p text:style-name="P20"><text:s text:c="9"/>while (indeks != string::npos) {</text:p>
      <text:p text:style-name="P20"><text:s text:c="13"/>kata[indeks] = 'x';</text:p>
      <text:p text:style-name="P20"><text:s text:c="13"/>indeks = kata.find('o', indeks + 1);</text:p>
      <text:p text:style-name="P20"><text:s text:c="9"/>}</text:p>
      <text:p text:style-name="P20"><text:s text:c="9"/>cout &lt;&lt; "Kata setelah penggantian: " &lt;&lt; kata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uruf besar: <text:s text:c="13"/>Hello, World!</text:p>
      <text:p text:style-name="P20"><text:s text:c="5"/>Huruf besar: <text:s text:c="13"/>HELLO, WORLD!</text:p>
      <text:p text:style-name="P20"><text:s text:c="5"/>Indeks pertama 'o': 4</text:p>
      <text:p text:style-name="P20"><text:s text:c="5"/>Kata setelah penggantian: HELLX, WXRLD!</text:p>
      <text:p text:style-name="P20"><text:s text:c="5"/>```</text:p>
      <text:p text:style-name="P20"/>
      <text:p text:style-name="P20">Array dan string adalah dua struktur data yang penting dalam pemrograman C++. Dengan pemahaman yang baik tentang konsep ini, Anda dapat mengelola data secara efisien dalam program Anda.</text:p>
      <text:p text:style-name="P20"/>
      <text:p text:style-name="P20">1. Array satu dimensi:</text:p>
      <text:p text:style-name="P20"><text:s text:c="3"/>- Array satu dimensi adalah kumpulan elemen dengan tipe data yang sama yang disimpan secara berurutan dalam memori.</text:p>
      <text:p text:style-name="P20"><text:s text:c="3"/>- Elemen-elemen dalam array diindeks berdasarkan posisi mereka, dimulai dari indeks 0.</text:p>
      <text:p text:style-name="P20"><text:s text:c="3"/>- Ukuran array harus ditentukan saat deklarasi dan tidak dapat berubah selama program berjalan.</text:p>
      <text:p text:style-name="P20"><text:s text:c="3"/>- Contoh deklarasi dan penggunaan array satu dimensi:</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 Deklarasi array dengan 5 elemen bertipe int</text:p>
      <text:p text:style-name="P20"><text:s text:c="9"/>int angka[5];</text:p>
      <text:p text:style-name="P20"><text:s text:c="9"/></text:p>
      <text:p text:style-name="P20"><text:s text:c="9"/>// Mengisi array dengan nilai</text:p>
      <text:p text:style-name="P20"><text:s text:c="9"/>angka[0] = 10;</text:p>
      <text:p text:style-name="P20"><text:s text:c="9"/>angka[1] = 20;</text:p>
      <text:p text:style-name="P20"><text:s text:c="9"/>angka[2] = 30;</text:p>
      <text:p text:style-name="P20"><text:s text:c="9"/>angka[3] = 40;</text:p>
      <text:p text:style-name="P20"><text:s text:c="9"/>angka[4] = 50;</text:p>
      <text:p text:style-name="P20"><text:s text:c="9"/></text:p>
      <text:p text:style-name="P20"><text:s text:c="9"/>// Mengakses dan mencetak nilai elemen array</text:p>
      <text:p text:style-name="P20"><text:s text:c="9"/>cout &lt;&lt; "Elemen-elemen array angka: ";</text:p>
      <text:p text:style-name="P20"><text:s text:c="9"/>for (int i = 0; i &lt; 5; i++) {</text:p>
      <text:p text:style-name="P20"><text:s text:c="13"/>cout &lt;&lt; angka[i] &lt;&lt; " ";</text:p>
      <text:p text:style-name="P20"><text:soft-page-break/><text:s text:c="9"/>}</text:p>
      <text:p text:style-name="P20"><text:s text:c="9"/>cou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Elemen-elemen array angka: 10 20 30 40 50</text:p>
      <text:p text:style-name="P20"><text:s text:c="5"/>```</text:p>
      <text:p text:style-name="P20"/>
      <text:p text:style-name="P20">2. Array multidimensi:</text:p>
      <text:p text:style-name="P20"><text:s text:c="3"/>- Array multidimensi adalah kumpulan elemen dengan tipe data yang sama yang disimpan dalam bentuk matriks dengan beberapa dimensi.</text:p>
      <text:p text:style-name="P20"><text:s text:c="3"/>- Array multidimensi dapat berupa array dua dimensi (matriks), array tiga dimensi, dan seterusnya.</text:p>
      <text:p text:style-name="P20"><text:s text:c="3"/>- Setiap dimensi dalam array multidimensi memiliki ukuran tertentu.</text:p>
      <text:p text:style-name="P20"><text:s text:c="3"/>- Contoh deklarasi dan penggunaan array dua dimensi:</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 Deklarasi array dua dimensi (matriks 3x3) bertipe int</text:p>
      <text:p text:style-name="P20"><text:s text:c="9"/>int matriks[3][3] = {{1, 2, 3}, {4, 5, 6}, {7, 8, 9}};</text:p>
      <text:p text:style-name="P20"><text:s text:c="9"/></text:p>
      <text:p text:style-name="P20"><text:s text:c="9"/>// Mengakses dan mencetak nilai elemen matriks</text:p>
      <text:p text:style-name="P20"><text:s text:c="9"/>cout &lt;&lt; "Elemen-elemen matriks: " &lt;&lt; endl;</text:p>
      <text:p text:style-name="P20"><text:s text:c="9"/>for (int i = 0; i &lt; 3; i++) {</text:p>
      <text:p text:style-name="P20"><text:s text:c="13"/>for (int j = 0; j &lt; 3; j++) {</text:p>
      <text:p text:style-name="P20"><text:s text:c="17"/>cout &lt;&lt; matriks[i][j] &lt;&lt; " ";</text:p>
      <text:p text:style-name="P20"><text:s text:c="13"/>}</text:p>
      <text:p text:style-name="P20"><text:s text:c="13"/>cout &lt;&lt; endl;</text:p>
      <text:p text:style-name="P20"><text:s text:c="9"/>}</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Elemen-elemen matriks:</text:p>
      <text:p text:style-name="P20"><text:s text:c="5"/>1 2 3</text:p>
      <text:p text:style-name="P20"><text:s text:c="5"/>4 5 6</text:p>
      <text:p text:style-name="P20"><text:s text:c="5"/>7 8 9</text:p>
      <text:p text:style-name="P20"><text:s text:c="5"/>```</text:p>
      <text:p text:style-name="P20"/>
      <text:p text:style-name="P20"><text:s text:c="3"/>- Contoh deklarasi dan penggunaan array tiga dimensi:</text:p>
      <text:p text:style-name="P20"><text:s text:c="5"/>```cpp</text:p>
      <text:p text:style-name="P20"><text:s text:c="5"/>#include &lt;iostream&gt;</text:p>
      <text:p text:style-name="P20"><text:soft-page-break/><text:s text:c="5"/>using namespace std;</text:p>
      <text:p text:style-name="P20"><text:s text:c="5"/></text:p>
      <text:p text:style-name="P20"><text:s text:c="5"/>int main() {</text:p>
      <text:p text:style-name="P20"><text:s text:c="9"/>// Deklarasi array tiga dimensi bertipe char</text:p>
      <text:p text:style-name="P20"><text:s text:c="9"/>char array3D[2][3][4] = {</text:p>
      <text:p text:style-name="P20"><text:s text:c="13"/>{</text:p>
      <text:p text:style-name="P20"><text:s text:c="17"/>{'A', 'B', 'C', 'D'},</text:p>
      <text:p text:style-name="P20"><text:s text:c="17"/>{'E', 'F', 'G', 'H'},</text:p>
      <text:p text:style-name="P20"><text:s text:c="17"/>{'I', 'J', 'K', 'L'}</text:p>
      <text:p text:style-name="P20"><text:s text:c="13"/>},</text:p>
      <text:p text:style-name="P20"><text:s text:c="13"/>{</text:p>
      <text:p text:style-name="P20"><text:s text:c="17"/>{'M', 'N', 'O', 'P'},</text:p>
      <text:p text:style-name="P20"><text:s text:c="17"/>{'Q', 'R', 'S', 'T</text:p>
      <text:p text:style-name="P20"/>
      <text:p text:style-name="P20">'},</text:p>
      <text:p text:style-name="P20"><text:s text:c="17"/>{'U', 'V', 'W', 'X'}</text:p>
      <text:p text:style-name="P20"><text:s text:c="13"/>}</text:p>
      <text:p text:style-name="P20"><text:s text:c="9"/>};</text:p>
      <text:p text:style-name="P20"><text:s text:c="9"/></text:p>
      <text:p text:style-name="P20"><text:s text:c="9"/>// Mengakses dan mencetak nilai elemen array tiga dimensi</text:p>
      <text:p text:style-name="P20"><text:s text:c="9"/>cout &lt;&lt; "Elemen-elemen array tiga dimensi: " &lt;&lt; endl;</text:p>
      <text:p text:style-name="P20"><text:s text:c="9"/>for (int i = 0; i &lt; 2; i++) {</text:p>
      <text:p text:style-name="P20"><text:s text:c="13"/>for (int j = 0; j &lt; 3; j++) {</text:p>
      <text:p text:style-name="P20"><text:s text:c="17"/>for (int k = 0; k &lt; 4; k++) {</text:p>
      <text:p text:style-name="P20"><text:s text:c="21"/>cout &lt;&lt; array3D[i][j][k] &lt;&lt; " ";</text:p>
      <text:p text:style-name="P20"><text:s text:c="17"/>}</text:p>
      <text:p text:style-name="P20"><text:s text:c="17"/>cout &lt;&lt; endl;</text:p>
      <text:p text:style-name="P20"><text:s text:c="13"/>}</text:p>
      <text:p text:style-name="P20"><text:s text:c="13"/>cout &lt;&lt; endl;</text:p>
      <text:p text:style-name="P20"><text:s text:c="9"/>}</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Elemen-elemen array tiga dimensi:</text:p>
      <text:p text:style-name="P20"><text:s text:c="5"/>A B C D</text:p>
      <text:p text:style-name="P20"><text:s text:c="5"/>E F G H</text:p>
      <text:p text:style-name="P20"><text:s text:c="5"/>I J K L</text:p>
      <text:p text:style-name="P20"><text:s text:c="5"/></text:p>
      <text:p text:style-name="P20"><text:s text:c="5"/>M N O P</text:p>
      <text:p text:style-name="P20"><text:s text:c="5"/>Q R S T</text:p>
      <text:p text:style-name="P20"><text:s text:c="5"/>U V W X</text:p>
      <text:p text:style-name="P20"><text:s text:c="5"/>```</text:p>
      <text:p text:style-name="P20"/>
      <text:p text:style-name="P20">Array satu dimensi dan multidimensi memungkinkan Anda menyimpan dan mengakses kumpulan data dengan tipe yang sama secara efisien. Dengan menggunakan array, Anda <text:soft-page-break/>dapat memanfaatkan konsep indeks untuk mengakses dan memanipulasi elemen-elemen dalam array tersebut.</text:p>
      <text:p text:style-name="P20"/>
      <text:p text:style-name="P19">Penggunaan array dalam operasi matematis memungkinkan Anda melakukan perhitungan dan manipulasi data numerik secara efisien. Berikut adalah penjelasan rinci tentang penggunaan array dalam operasi matematis beserta contoh kode implementasinya:</text:p>
      <text:p text:style-name="P20"/>
      <text:p text:style-name="P20">1. Penjumlahan elemen-elemen array:</text:p>
      <text:p text:style-name="P20"><text:s text:c="3"/>- Anda dapat menggunakan array untuk menjumlahkan elemen-elemen dalam array.</text:p>
      <text:p text:style-name="P20"><text:s text:c="3"/>- Contoh implementasi:</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int angka[] = {2, 4, 6, 8, 10};</text:p>
      <text:p text:style-name="P20"><text:s text:c="9"/>int jumlah = 0;</text:p>
      <text:p text:style-name="P20"><text:s text:c="9"/></text:p>
      <text:p text:style-name="P20"><text:s text:c="9"/>// Menjumlahkan elemen-elemen dalam array</text:p>
      <text:p text:style-name="P20"><text:s text:c="9"/>for (int i = 0; i &lt; 5; i++) {</text:p>
      <text:p text:style-name="P20"><text:s text:c="13"/>jumlah += angka[i];</text:p>
      <text:p text:style-name="P20"><text:s text:c="9"/>}</text:p>
      <text:p text:style-name="P20"><text:s text:c="9"/></text:p>
      <text:p text:style-name="P20"><text:s text:c="9"/>cout &lt;&lt; "Hasil penjumlahan: " &lt;&lt; jumlah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penjumlahan: 30</text:p>
      <text:p text:style-name="P20"><text:s text:c="5"/>```</text:p>
      <text:p text:style-name="P20"/>
      <text:p text:style-name="P20">2. Perkalian elemen-elemen array:</text:p>
      <text:p text:style-name="P20"><text:s text:c="3"/>- Anda dapat menggunakan array untuk mengalikan elemen-elemen dalam array.</text:p>
      <text:p text:style-name="P20"><text:s text:c="3"/>- Contoh implementasi:</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int angka[] = {1, 2, 3, 4, 5};</text:p>
      <text:p text:style-name="P20"><text:s text:c="9"/>int hasil = 1;</text:p>
      <text:p text:style-name="P20"><text:s text:c="9"/></text:p>
      <text:p text:style-name="P20"><text:s text:c="9"/>// Mengalikan elemen-elemen dalam array</text:p>
      <text:p text:style-name="P20"><text:s text:c="9"/>for (int i = 0; i &lt; 5; i++) {</text:p>
      <text:p text:style-name="P20"><text:s text:c="13"/>hasil *= angka[i];</text:p>
      <text:p text:style-name="P20"><text:s text:c="9"/>}</text:p>
      <text:p text:style-name="P20"><text:s text:c="9"/></text:p>
      <text:p text:style-name="P20"><text:s text:c="9"/>cout &lt;&lt; "Hasil perkalian: " &lt;&lt; hasil &lt;&lt; endl;</text:p>
      <text:p text:style-name="P20"><text:s text:c="9"/></text:p>
      <text:p text:style-name="P20"><text:s text:c="9"/>return 0;</text:p>
      <text:p text:style-name="P20"><text:soft-page-break/><text:s text:c="5"/>}</text:p>
      <text:p text:style-name="P20"><text:s text:c="5"/>```</text:p>
      <text:p text:style-name="P20"><text:s text:c="5"/>Output:</text:p>
      <text:p text:style-name="P20"><text:s text:c="5"/>```</text:p>
      <text:p text:style-name="P20"><text:s text:c="5"/>Hasil perkalian: 120</text:p>
      <text:p text:style-name="P20"><text:s text:c="5"/>```</text:p>
      <text:p text:style-name="P20"/>
      <text:p text:style-name="P20">3. Operasi matematis lainnya:</text:p>
      <text:p text:style-name="P20"><text:s text:c="3"/>- Anda dapat menggunakan array untuk melakukan operasi matematis lainnya, seperti pengurangan, pembagian, dan operasi matematis kompleks lainnya.</text:p>
      <text:p text:style-name="P20"><text:s text:c="3"/>- Contoh implementasi:</text:p>
      <text:p text:style-name="P20"><text:s text:c="5"/>```cpp</text:p>
      <text:p text:style-name="P20"><text:s text:c="5"/>#include &lt;iostream&gt;</text:p>
      <text:p text:style-name="P20"><text:s text:c="5"/>#include &lt;cmath&gt;</text:p>
      <text:p text:style-name="P20"><text:s text:c="5"/>using namespace std;</text:p>
      <text:p text:style-name="P20"><text:s text:c="5"/></text:p>
      <text:p text:style-name="P20"><text:s text:c="5"/>int main() {</text:p>
      <text:p text:style-name="P20"><text:s text:c="9"/>double angka[] = {4.5, 2.3, 3.1, 5.7};</text:p>
      <text:p text:style-name="P20"><text:s text:c="9"/>double hasil = 0;</text:p>
      <text:p text:style-name="P20"><text:s text:c="9"/></text:p>
      <text:p text:style-name="P20"><text:s text:c="9"/>// Menghitung jumlah kuadrat elemen-elemen dalam array</text:p>
      <text:p text:style-name="P20"><text:s text:c="9"/>for (int i = 0; i &lt; 4; i++) {</text:p>
      <text:p text:style-name="P20"><text:s text:c="13"/>hasil += pow(angka[i], 2);</text:p>
      <text:p text:style-name="P20"><text:s text:c="9"/>}</text:p>
      <text:p text:style-name="P20"><text:s text:c="9"/></text:p>
      <text:p text:style-name="P20"><text:s text:c="9"/>cout &lt;&lt; "Hasil jumlah kuadrat: " &lt;&lt; hasil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jumlah kuadrat: 77.18</text:p>
      <text:p text:style-name="P20"><text:s text:c="5"/>```</text:p>
      <text:p text:style-name="P20"/>
      <text:p text:style-name="P20">Penggunaan array dalam operasi matematis memungkinkan Anda untuk memproses dan memanipulasi data numerik dengan efisien. Dengan menggunakan konsep perulangan dan operasi matematis yang sesuai, Anda dapat mengakses dan memanipulasi elemen-elemen dalam array untuk melakukan perhitungan matematis yang diperlukan.</text:p>
      <text:p text:style-name="P19">String adalah tipe data dalam bahasa pemrograman C++ yang digunakan untuk menyimpan dan memanipulasi teks atau karakter. String terdiri dari sejumlah karakter yang diurutkan dan disimpan dalam memori. Berikut adalah penjelasan rinci tentang string dan operasi dasar pada string beserta contoh kode implementasinya:</text:p>
      <text:p text:style-name="P20"/>
      <text:p text:style-name="P20">1. Pendeklarasian dan inisialisasi string:</text:p>
      <text:p text:style-name="P20"><text:s text:c="3"/>- String dapat dideklarasikan dan diinisialisasi menggunakan tipe data string.</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nama = "John Doe";</text:p>
      <text:p text:style-name="P20"><text:s text:c="9"/>string pesan("Halo, dunia!");</text:p>
      <text:p text:style-name="P20"><text:s text:c="9"/></text:p>
      <text:p text:style-name="P20"><text:s text:c="9"/>cout &lt;&lt; "Nama: " &lt;&lt; nama &lt;&lt; endl;</text:p>
      <text:p text:style-name="P20"><text:s text:c="9"/>cout &lt;&lt; "Pesan: " &lt;&lt; pesan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Nama: John Doe</text:p>
      <text:p text:style-name="P20"><text:s text:c="5"/>Pesan: Halo, dunia!</text:p>
      <text:p text:style-name="P20"><text:s text:c="5"/>```</text:p>
      <text:p text:style-name="P20"/>
      <text:p text:style-name="P20">2. Mengakses karakter dalam string:</text:p>
      <text:p text:style-name="P20"><text:s text:c="3"/>- Karakter-karakter dalam string dapat diakses menggunakan operator indeks `[]`.</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 = "Hello, World!";</text:p>
      <text:p text:style-name="P20"><text:s text:c="9"/></text:p>
      <text:p text:style-name="P20"><text:s text:c="9"/>// Mengakses karakter dalam string</text:p>
      <text:p text:style-name="P20"><text:s text:c="9"/>cout &lt;&lt; "Karakter pertama: " &lt;&lt; kata[0] &lt;&lt; endl;</text:p>
      <text:p text:style-name="P20"><text:s text:c="9"/>cout &lt;&lt; "Karakter terakhir: " &lt;&lt; kata[kata.length() - 1]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oft-page-break/><text:s text:c="5"/>Karakter pertama: H</text:p>
      <text:p text:style-name="P20"><text:s text:c="5"/>Karakter terakhir: !</text:p>
      <text:p text:style-name="P20"><text:s text:c="5"/>```</text:p>
      <text:p text:style-name="P20"/>
      <text:p text:style-name="P20">3. Menggabungkan string (concatenation):</text:p>
      <text:p text:style-name="P20"><text:s text:c="3"/>- String dapat digabungkan menggunakan operator `+` atau fungsi `append()` untuk membuat string baru yang menggabungkan dua atau lebih string.</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1 = "Hello";</text:p>
      <text:p text:style-name="P20"><text:s text:c="9"/>string kata2 = "World";</text:p>
      <text:p text:style-name="P20"><text:s text:c="9"/>string kalimat = kata1 + " " + kata2;</text:p>
      <text:p text:style-name="P20"><text:s text:c="9"/></text:p>
      <text:p text:style-name="P20"><text:s text:c="9"/>cout &lt;&lt; "Kalimat: " &lt;&lt; kalima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Kalimat: Hello World</text:p>
      <text:p text:style-name="P20"><text:s text:c="5"/>```</text:p>
      <text:p text:style-name="P20"/>
      <text:p text:style-name="P20">4. Mendapatkan panjang string:</text:p>
      <text:p text:style-name="P20"><text:s text:c="3"/>- Panjang (jumlah karakter) dari string dapat diperoleh menggunakan fungsi `length()` atau `size()`.</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 = "Hello, World!";</text:p>
      <text:p text:style-name="P20"><text:s text:c="9"/></text:p>
      <text:p text:style-name="P20"><text:s text:c="9"/>cout &lt;&lt; "Panjang string: " &lt;&lt; kata.length()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Panjang string: 13</text:p>
      <text:p text:style-name="P20"><text:s text:c="5"/>```</text:p>
      <text:p text:style-name="P20"><text:soft-page-break/></text:p>
      <text:p text:style-name="P20">5. Memotong (substring) string:</text:p>
      <text:p text:style-name="P20"><text:s text:c="3"/>- Bagian tertentu dari string dapat dipotong menggunakan fungsi `substr()`, dengan menentukan posisi awal dan panjang potongan.</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 = "Hello, World!";</text:p>
      <text:p text:style-name="P20"><text:s text:c="9"/></text:p>
      <text:p text:style-name="P20"><text:s text:c="9"/>string potongan = kata.substr(7, 5);</text:p>
      <text:p text:style-name="P20"><text:s text:c="9"/></text:p>
      <text:p text:style-name="P20"><text:s text:c="9"/>cout &lt;&lt; "Potongan string: " &lt;&lt; pot</text:p>
      <text:p text:style-name="P20"/>
      <text:p text:style-name="P20">ongan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Potongan string: World</text:p>
      <text:p text:style-name="P20"><text:s text:c="5"/>```</text:p>
      <text:p text:style-name="P20"/>
      <text:p text:style-name="P20">6. Mencari posisi karakter atau substring dalam string:</text:p>
      <text:p text:style-name="P20"><text:s text:c="3"/>- Anda dapat mencari posisi karakter atau substring tertentu dalam string menggunakan fungsi `find()`.</text:p>
      <text:p text:style-name="P20"><text:s text:c="3"/>- Contoh implementasi:</text:p>
      <text:p text:style-name="P20"><text:s text:c="5"/>```cpp</text:p>
      <text:p text:style-name="P20"><text:s text:c="5"/>#include &lt;iostream&gt;</text:p>
      <text:p text:style-name="P20"><text:s text:c="5"/>#include &lt;string&gt;</text:p>
      <text:p text:style-name="P20"><text:s text:c="5"/>using namespace std;</text:p>
      <text:p text:style-name="P20"><text:s text:c="5"/></text:p>
      <text:p text:style-name="P20"><text:s text:c="5"/>int main() {</text:p>
      <text:p text:style-name="P20"><text:s text:c="9"/>string kata = "Hello, World!";</text:p>
      <text:p text:style-name="P20"><text:s text:c="9"/></text:p>
      <text:p text:style-name="P20"><text:s text:c="9"/>int posisi = kata.find("World");</text:p>
      <text:p text:style-name="P20"><text:s text:c="9"/></text:p>
      <text:p text:style-name="P20"><text:s text:c="9"/>cout &lt;&lt; "Posisi string 'World': " &lt;&lt; posisi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Posisi string 'World': 7</text:p>
      <text:p text:style-name="P20"><text:soft-page-break/><text:s text:c="5"/>```</text:p>
      <text:p text:style-name="P20"/>
      <text:p text:style-name="P20">Penggunaan string dan operasi dasar pada string memungkinkan Anda untuk memanipulasi teks dengan mudah dalam bahasa pemrograman C++. Dengan menggunakan fungsi dan operator yang tersedia, Anda dapat mengakses, menggabungkan, memotong, dan mencari posisi karakter atau substring dalam string sesuai dengan kebutuhan Anda.</text:p>
      <text:p text:style-name="P19">Fungsi dan prosedur adalah bagian penting dalam pemrograman C++. Keduanya digunakan untuk mengorganisir dan membagi program menjadi bagian-bagian yang lebih kecil dan terstruktur. Berikut adalah penjelasan rinci tentang fungsi dan prosedur beserta contoh kode implementasinya:</text:p>
      <text:p text:style-name="P20"/>
      <text:p text:style-name="P20">1. Fungsi:</text:p>
      <text:p text:style-name="P20"><text:s text:c="3"/>- Fungsi adalah blok kode yang dapat menerima argumen, melakukan operasi tertentu, dan mengembalikan nilai.</text:p>
      <text:p text:style-name="P20"><text:s text:c="3"/>- Fungsi dapat digunakan untuk mengelompokkan dan mengorganisir tugas-tugas tertentu dalam program.</text:p>
      <text:p text:style-name="P20"><text:s text:c="3"/>- Contoh implementasi:</text:p>
      <text:p text:style-name="P20"><text:s text:c="5"/>```cpp</text:p>
      <text:p text:style-name="P20"><text:s text:c="5"/>#include &lt;iostream&gt;</text:p>
      <text:p text:style-name="P20"><text:s text:c="5"/>using namespace std;</text:p>
      <text:p text:style-name="P20"><text:s text:c="5"/></text:p>
      <text:p text:style-name="P20"><text:s text:c="5"/>// Fungsi untuk menghitung kuadrat suatu bilangan</text:p>
      <text:p text:style-name="P20"><text:s text:c="5"/>int kuadrat(int angka) {</text:p>
      <text:p text:style-name="P20"><text:s text:c="9"/>int hasil = angka * angka;</text:p>
      <text:p text:style-name="P20"><text:s text:c="9"/>return hasil;</text:p>
      <text:p text:style-name="P20"><text:s text:c="5"/>}</text:p>
      <text:p text:style-name="P20"><text:s text:c="5"/></text:p>
      <text:p text:style-name="P20"><text:s text:c="5"/>int main() {</text:p>
      <text:p text:style-name="P20"><text:s text:c="9"/>int angka = 5;</text:p>
      <text:p text:style-name="P20"><text:s text:c="9"/>int hasilKuadrat = kuadrat(angka);</text:p>
      <text:p text:style-name="P20"><text:s text:c="9"/></text:p>
      <text:p text:style-name="P20"><text:s text:c="9"/>cout &lt;&lt; "Hasil kuadrat dari " &lt;&lt; angka &lt;&lt; " adalah " &lt;&lt; hasilKuadrat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kuadrat dari 5 adalah 25</text:p>
      <text:p text:style-name="P20"><text:s text:c="5"/>```</text:p>
      <text:p text:style-name="P20"/>
      <text:p text:style-name="P20">2. Prosedur:</text:p>
      <text:p text:style-name="P20"><text:s text:c="3"/>- Prosedur adalah blok kode yang dapat menerima argumen dan melakukan serangkaian operasi tanpa mengembalikan nilai.</text:p>
      <text:p text:style-name="P20"><text:s text:c="3"/>- Prosedur digunakan untuk mengelompokkan tugas-tugas tertentu yang tidak memerlukan nilai kembali.</text:p>
      <text:p text:style-name="P20"><text:s text:c="3"/>- Contoh implementasi:</text:p>
      <text:p text:style-name="P20"><text:s text:c="5"/>```cpp</text:p>
      <text:p text:style-name="P20"><text:s text:c="5"/>#include &lt;iostream&gt;</text:p>
      <text:p text:style-name="P20"><text:s text:c="5"/>using namespace std;</text:p>
      <text:p text:style-name="P20"><text:s text:c="5"/></text:p>
      <text:p text:style-name="P20"><text:s text:c="5"/>// Prosedur untuk mencetak pesan sapaan</text:p>
      <text:p text:style-name="P20"><text:s text:c="5"/>void sapa() {</text:p>
      <text:p text:style-name="P20"><text:s text:c="9"/>cout &lt;&lt; "Halo, selamat datang!" &lt;&lt; endl;</text:p>
      <text:p text:style-name="P20"><text:s text:c="5"/>}</text:p>
      <text:p text:style-name="P20"><text:soft-page-break/><text:s text:c="5"/></text:p>
      <text:p text:style-name="P20"><text:s text:c="5"/>int main() {</text:p>
      <text:p text:style-name="P20"><text:s text:c="9"/>sapa();</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lo, selamat datang!</text:p>
      <text:p text:style-name="P20"><text:s text:c="5"/>```</text:p>
      <text:p text:style-name="P20"/>
      <text:p text:style-name="P20">Fungsi dan prosedur membantu dalam mengorganisir kode program secara terstruktur dan modular. Dengan membagi program menjadi fungsi-fungsi atau prosedur-prosedur yang lebih kecil, Anda dapat membuat kode yang lebih mudah dibaca, dipelihara, dan diperbarui. Selain itu, penggunaan fungsi dan prosedur juga memfasilitasi penggunaan kode yang dapat digunakan kembali (reusability) dalam program yang lebih besar.</text:p>
      <text:p text:style-name="P19">Pendefinisian dan pemanggilan fungsi adalah bagian penting dalam pemrograman C++. Pendefinisian fungsi mengacu pada penulisan kode fungsi dengan menentukan tipe data pengembalian, nama fungsi, parameter, dan blok kode yang akan dieksekusi. Pemanggilan fungsi adalah penggunaan fungsi yang telah didefinisikan dalam program untuk melakukan tugas tertentu. Berikut adalah penjelasan rinci tentang pendefinisian dan pemanggilan fungsi beserta contoh kode pengimplementasiannya:</text:p>
      <text:p text:style-name="P20"/>
      <text:p text:style-name="P20">1. Pendefinisian fungsi:</text:p>
      <text:p text:style-name="P20"><text:s text:c="3"/>- Fungsi didefinisikan dengan menentukan tipe data pengembalian, nama fungsi, parameter, dan blok kode yang akan dieksekusi.</text:p>
      <text:p text:style-name="P20"><text:s text:c="3"/>- Tipe data pengembalian adalah tipe data yang akan dikembalikan oleh fungsi setelah menjalankan operasinya.</text:p>
      <text:p text:style-name="P20"><text:s text:c="3"/>- Parameter adalah variabel yang digunakan oleh fungsi untuk menerima masukan dari pemanggil fungsi.</text:p>
      <text:p text:style-name="P20"><text:s text:c="3"/>- Contoh implementasi:</text:p>
      <text:p text:style-name="P20"><text:s text:c="5"/>```cpp</text:p>
      <text:p text:style-name="P20"><text:s text:c="5"/>#include &lt;iostream&gt;</text:p>
      <text:p text:style-name="P20"><text:s text:c="5"/>using namespace std;</text:p>
      <text:p text:style-name="P20"><text:s text:c="5"/></text:p>
      <text:p text:style-name="P20"><text:s text:c="5"/>// Pendefinisian fungsi penjumlahan</text:p>
      <text:p text:style-name="P20"><text:s text:c="5"/>int tambah(int a, int b) {</text:p>
      <text:p text:style-name="P20"><text:s text:c="9"/>int hasil = a + b;</text:p>
      <text:p text:style-name="P20"><text:s text:c="9"/>return hasil;</text:p>
      <text:p text:style-name="P20"><text:s text:c="5"/>}</text:p>
      <text:p text:style-name="P20"><text:s text:c="5"/></text:p>
      <text:p text:style-name="P20"><text:s text:c="5"/>int main() {</text:p>
      <text:p text:style-name="P20"><text:s text:c="9"/>int angka1 = 5;</text:p>
      <text:p text:style-name="P20"><text:s text:c="9"/>int angka2 = 3;</text:p>
      <text:p text:style-name="P20"><text:s text:c="9"/></text:p>
      <text:p text:style-name="P20"><text:s text:c="9"/>// Pemanggilan fungsi penjumlahan</text:p>
      <text:p text:style-name="P20"><text:s text:c="9"/>int hasil = tambah(angka1, angka2);</text:p>
      <text:p text:style-name="P20"><text:s text:c="9"/></text:p>
      <text:p text:style-name="P20"><text:s text:c="9"/>cout &lt;&lt; "Hasil penjumlahan: " &lt;&lt; hasil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penjumlahan: 8</text:p>
      <text:p text:style-name="P20"><text:s text:c="5"/>```</text:p>
      <text:p text:style-name="P20"/>
      <text:p text:style-name="P20">2. Pemanggilan fungsi:</text:p>
      <text:p text:style-name="P20"><text:s text:c="3"/>- Fungsi dapat dipanggil di dalam blok kode program utama atau di dalam fungsi lain.</text:p>
      <text:p text:style-name="P20"><text:s text:c="3"/>- Pemanggilan fungsi dilakukan dengan menggunakan nama fungsi diikuti oleh argumen yang diperlukan dalam tanda kurung.</text:p>
      <text:p text:style-name="P20"><text:s text:c="3"/>- Argumen adalah nilai yang dikirim ke parameter fungsi saat pemanggilan.</text:p>
      <text:p text:style-name="P20"><text:s text:c="3"/>- Contoh implementasi:</text:p>
      <text:p text:style-name="P20"><text:s text:c="5"/>```cpp</text:p>
      <text:p text:style-name="P20"><text:soft-page-break/><text:s text:c="5"/>#include &lt;iostream&gt;</text:p>
      <text:p text:style-name="P20"><text:s text:c="5"/>using namespace std;</text:p>
      <text:p text:style-name="P20"><text:s text:c="5"/></text:p>
      <text:p text:style-name="P20"><text:s text:c="5"/>// Pendefinisian fungsi penjumlahan</text:p>
      <text:p text:style-name="P20"><text:s text:c="5"/>int tambah(int a, int b) {</text:p>
      <text:p text:style-name="P20"><text:s text:c="9"/>int hasil = a + b;</text:p>
      <text:p text:style-name="P20"><text:s text:c="9"/>return hasil;</text:p>
      <text:p text:style-name="P20"><text:s text:c="5"/>}</text:p>
      <text:p text:style-name="P20"><text:s text:c="5"/></text:p>
      <text:p text:style-name="P20"><text:s text:c="5"/>// Pendefinisian fungsi pengurangan</text:p>
      <text:p text:style-name="P20"><text:s text:c="5"/>int kurang(int a, int b) {</text:p>
      <text:p text:style-name="P20"><text:s text:c="9"/>int hasil = a - b;</text:p>
      <text:p text:style-name="P20"><text:s text:c="9"/>return hasil;</text:p>
      <text:p text:style-name="P20"><text:s text:c="5"/>}</text:p>
      <text:p text:style-name="P20"><text:s text:c="5"/></text:p>
      <text:p text:style-name="P20"><text:s text:c="5"/>int main() {</text:p>
      <text:p text:style-name="P20"><text:s text:c="9"/>int angka1 = 8;</text:p>
      <text:p text:style-name="P20"><text:s text:c="9"/>int angka2 = 5;</text:p>
      <text:p text:style-name="P20"><text:s text:c="9"/></text:p>
      <text:p text:style-name="P20"><text:s text:c="9"/>// Pemanggilan fungsi penjumlahan</text:p>
      <text:p text:style-name="P20"><text:s text:c="9"/>int hasilTambah = tambah(angka1, angka2);</text:p>
      <text:p text:style-name="P20"><text:s text:c="9"/>cout &lt;&lt; "Hasil penjumlahan: " &lt;&lt; hasilTambah &lt;&lt; endl;</text:p>
      <text:p text:style-name="P20"><text:s text:c="9"/></text:p>
      <text:p text:style-name="P20"><text:s text:c="9"/>// Pemanggilan fungsi pengurangan</text:p>
      <text:p text:style-name="P20"><text:s text:c="9"/>int hasilKurang = kurang(angka1, angka2);</text:p>
      <text:p text:style-name="P20"><text:s text:c="9"/>cout &lt;&lt; "Hasil pengurangan: " &lt;&lt; hasilKurang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penjumlahan: 13</text:p>
      <text:p text:style-name="P20"><text:s text:c="5"/>Hasil pengurangan: 3</text:p>
      <text:p text:style-name="P20"><text:s text:c="5"/>```</text:p>
      <text:p text:style-name="P20"/>
      <text:p text:style-name="P20">Pendefinisian dan pemanggilan fungsi memungkinkan pemrogram untuk memisahkan logika program menjadi bagian-bagian yang terpisah, meningkat</text:p>
      <text:p text:style-name="P20"/>
      <text:p text:style-name="P20">kan keterbacaan dan pemeliharaan kode. Dengan menggunakan fungsi, Anda dapat mengorganisir tugas-tugas tertentu ke dalam blok kode yang dapat digunakan kembali, meningkatkan efisiensi dan modularitas program Anda.</text:p>
      <text:p text:style-name="P19">Parameter fungsi adalah variabel yang digunakan untuk menerima masukan atau argumen dari pemanggil fungsi. Dengan menggunakan parameter, kita dapat mengirimkan nilai ke dalam fungsi untuk digunakan dalam operasinya. Berikut adalah penjelasan rinci tentang parameter fungsi beserta contoh pengimplementasiannya:</text:p>
      <text:p text:style-name="P20"/>
      <text:p text:style-name="P20">1. Parameter fungsi:</text:p>
      <text:p text:style-name="P20"><text:s text:c="3"/>- Parameter fungsi adalah variabel yang dideklarasikan di dalam tanda kurung setelah nama fungsi.</text:p>
      <text:p text:style-name="P20"><text:s text:c="3"/>- Parameter digunakan untuk menerima masukan atau argumen dari pemanggil fungsi.</text:p>
      <text:p text:style-name="P20"><text:s text:c="3"/>- Parameter dapat memiliki tipe data yang berbeda sesuai dengan nilai yang diharapkan.</text:p>
      <text:p text:style-name="P20"><text:s text:c="3"/>- Contoh pendefinisi fungsi dengan parameter:</text:p>
      <text:p text:style-name="P20"><text:s text:c="5"/>```cpp</text:p>
      <text:p text:style-name="P20"><text:s text:c="5"/>#include &lt;iostream&gt;</text:p>
      <text:p text:style-name="P20"><text:s text:c="5"/>using namespace std;</text:p>
      <text:p text:style-name="P20"><text:s text:c="5"/></text:p>
      <text:p text:style-name="P20"><text:s text:c="5"/>// Fungsi penjumlahan dengan parameter</text:p>
      <text:p text:style-name="P20"><text:s text:c="5"/>int tambah(int a, int b) {</text:p>
      <text:p text:style-name="P20"><text:s text:c="9"/>int hasil = a + b;</text:p>
      <text:p text:style-name="P20"><text:s text:c="9"/>return hasil;</text:p>
      <text:p text:style-name="P20"><text:s text:c="5"/>}</text:p>
      <text:p text:style-name="P20"><text:s text:c="5"/></text:p>
      <text:p text:style-name="P20"><text:s text:c="5"/>int main() {</text:p>
      <text:p text:style-name="P20"><text:s text:c="9"/>int angka1 = 5;</text:p>
      <text:p text:style-name="P20"><text:s text:c="9"/>int angka2 = 3;</text:p>
      <text:p text:style-name="P20"><text:s text:c="9"/></text:p>
      <text:p text:style-name="P20"><text:s text:c="9"/>// Pemanggilan fungsi penjumlahan dengan parameter</text:p>
      <text:p text:style-name="P20"><text:s text:c="9"/>int hasil = tambah(angka1, angka2);</text:p>
      <text:p text:style-name="P20"><text:s text:c="9"/></text:p>
      <text:p text:style-name="P20"><text:s text:c="9"/>cout &lt;&lt; "Hasil penjumlahan: " &lt;&lt; hasil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penjumlahan: 8</text:p>
      <text:p text:style-name="P20"><text:s text:c="5"/>```</text:p>
      <text:p text:style-name="P20"/>
      <text:p text:style-name="P20">2. Parameter default:</text:p>
      <text:p text:style-name="P20"><text:s text:c="3"/>- Parameter default adalah nilai yang diberikan kepada parameter jika argumen tidak disediakan saat pemanggilan fungsi.</text:p>
      <text:p text:style-name="P20"><text:s text:c="3"/>- Parameter default dapat ditentukan dalam deklarasi fungsi.</text:p>
      <text:p text:style-name="P20"><text:s text:c="3"/>- Contoh pendefinisi fungsi dengan parameter default:</text:p>
      <text:p text:style-name="P20"><text:s text:c="5"/>```cpp</text:p>
      <text:p text:style-name="P20"><text:s text:c="5"/>#include &lt;iostream&gt;</text:p>
      <text:p text:style-name="P20"><text:s text:c="5"/>using namespace std;</text:p>
      <text:p text:style-name="P20"><text:s text:c="5"/></text:p>
      <text:p text:style-name="P20"><text:s text:c="5"/>// Fungsi penjumlahan dengan parameter default</text:p>
      <text:p text:style-name="P20"><text:s text:c="5"/>int tambah(int a, int b = 0) {</text:p>
      <text:p text:style-name="P20"><text:soft-page-break/><text:s text:c="9"/>int hasil = a + b;</text:p>
      <text:p text:style-name="P20"><text:s text:c="9"/>return hasil;</text:p>
      <text:p text:style-name="P20"><text:s text:c="5"/>}</text:p>
      <text:p text:style-name="P20"><text:s text:c="5"/></text:p>
      <text:p text:style-name="P20"><text:s text:c="5"/>int main() {</text:p>
      <text:p text:style-name="P20"><text:s text:c="9"/>int angka1 = 5;</text:p>
      <text:p text:style-name="P20"><text:s text:c="9"/></text:p>
      <text:p text:style-name="P20"><text:s text:c="9"/>// Pemanggilan fungsi penjumlahan tanpa argumen kedua</text:p>
      <text:p text:style-name="P20"><text:s text:c="9"/>int hasil1 = tambah(angka1);</text:p>
      <text:p text:style-name="P20"><text:s text:c="9"/></text:p>
      <text:p text:style-name="P20"><text:s text:c="9"/>// Pemanggilan fungsi penjumlahan dengan argumen kedua</text:p>
      <text:p text:style-name="P20"><text:s text:c="9"/>int hasil2 = tambah(angka1, 3);</text:p>
      <text:p text:style-name="P20"><text:s text:c="9"/></text:p>
      <text:p text:style-name="P20"><text:s text:c="9"/>cout &lt;&lt; "Hasil 1: " &lt;&lt; hasil1 &lt;&lt; endl;</text:p>
      <text:p text:style-name="P20"><text:s text:c="9"/>cout &lt;&lt; "Hasil 2: " &lt;&lt; hasil2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Hasil 1: 5</text:p>
      <text:p text:style-name="P20"><text:s text:c="5"/>Hasil 2: 8</text:p>
      <text:p text:style-name="P20"><text:s text:c="5"/>```</text:p>
      <text:p text:style-name="P20"/>
      <text:p text:style-name="P20">3. Parameter dengan referensi:</text:p>
      <text:p text:style-name="P20"><text:s text:c="3"/>- Parameter dengan referensi memungkinkan kita mengubah nilai variabel yang dilewatkan sebagai argumen.</text:p>
      <text:p text:style-name="P20"><text:s text:c="3"/>- Dalam deklarasi parameter dengan referensi, tanda ampersand (&amp;) digunakan sebelum nama parameter.</text:p>
      <text:p text:style-name="P20"><text:s text:c="3"/>- Contoh penggunaan parameter dengan referensi:</text:p>
      <text:p text:style-name="P20"><text:s text:c="5"/>```cpp</text:p>
      <text:p text:style-name="P20"><text:s text:c="5"/>#include &lt;iostream&gt;</text:p>
      <text:p text:style-name="P20"><text:s text:c="5"/>using namespace std;</text:p>
      <text:p text:style-name="P20"><text:s text:c="5"/></text:p>
      <text:p text:style-name="P20"><text:s text:c="5"/>// Fungsi mengubah nilai dengan referensi</text:p>
      <text:p text:style-name="P20"><text:s text:c="5"/>void ubahNilai(int &amp;nilai) {</text:p>
      <text:p text:style-name="P20"><text:s text:c="9"/>nilai = 10;</text:p>
      <text:p text:style-name="P20"><text:s text:c="5"/>}</text:p>
      <text:p text:style-name="P20"><text:s text:c="5"/></text:p>
      <text:p text:style-name="P20"><text:s text:c="5"/>int main() {</text:p>
      <text:p text:style-name="P20"><text:s text:c="9"/>int angka = 5;</text:p>
      <text:p text:style-name="P20"><text:s text:c="9"/></text:p>
      <text:p text:style-name="P20"><text:s text:c="9"/>cout &lt;&lt; "Angka sebelum diubah: " &lt;&lt; angka &lt;&lt; endl;</text:p>
      <text:p text:style-name="P20"><text:s text:c="9"/></text:p>
      <text:p text:style-name="P20"><text:s text:c="9"/>// Pemanggilan fungsi untuk mengubah nilai dengan referensi</text:p>
      <text:p text:style-name="P20"><text:s text:c="9"/>ubahNilai(angka);</text:p>
      <text:p text:style-name="P20"><text:s text:c="9"/></text:p>
      <text:p text:style-name="P20"><text:s text:c="9"/>cout &lt;&lt; "Angka setelah diubah: " &lt;&lt; angka &lt;&lt;</text:p>
      <text:p text:style-name="P20"><text:soft-page-break/></text:p>
      <text:p text:style-name="P20"><text:s/>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Angka sebelum diubah: 5</text:p>
      <text:p text:style-name="P20"><text:s text:c="5"/>Angka setelah diubah: 10</text:p>
      <text:p text:style-name="P20"><text:s text:c="5"/>```</text:p>
      <text:p text:style-name="P20"/>
      <text:p text:style-name="P20">Dengan menggunakan parameter fungsi, kita dapat memperluas fleksibilitas dan fungsionalitas fungsi dalam program C++. Parameter memungkinkan kita untuk mengirimkan data ke fungsi dan mengubah perilaku fungsi berdasarkan nilai-nilai yang diterima.</text:p>
      <text:p text:style-name="P19">Struktur data adalah cara untuk mengorganisir dan menyimpan data dalam komputer sehingga dapat diakses dan dikelola dengan efisien. Ada beberapa jenis struktur data yang umum digunakan dalam pemrograman, termasuk array, linked list, stack, queue, tree, dan graph. Berikut ini adalah penjelasan singkat tentang beberapa struktur data yang umum digunakan, beserta contoh pengimplementasian kodenya:</text:p>
      <text:p text:style-name="P20"/>
      <text:p text:style-name="P20">1. Array:</text:p>
      <text:p text:style-name="P20"><text:s text:c="3"/>- Array adalah struktur data yang terdiri dari kumpulan elemen dengan tipe data yang sama.</text:p>
      <text:p text:style-name="P20"><text:s text:c="3"/>- Elemen-elemen array diakses melalui indeks, yang dimulai dari 0.</text:p>
      <text:p text:style-name="P20"><text:s text:c="3"/>- Contoh pengimplementasian kodenya:</text:p>
      <text:p text:style-name="P20"><text:s text:c="5"/>```cpp</text:p>
      <text:p text:style-name="P20"><text:s text:c="5"/>#include &lt;iostream&gt;</text:p>
      <text:p text:style-name="P20"><text:s text:c="5"/>using namespace std;</text:p>
      <text:p text:style-name="P20"><text:s text:c="5"/></text:p>
      <text:p text:style-name="P20"><text:s text:c="5"/>int main() {</text:p>
      <text:p text:style-name="P20"><text:s text:c="9"/>// Deklarasi dan inisialisasi array</text:p>
      <text:p text:style-name="P20"><text:s text:c="9"/>int array[5] = {1, 2, 3, 4, 5};</text:p>
      <text:p text:style-name="P20"><text:s text:c="9"/></text:p>
      <text:p text:style-name="P20"><text:s text:c="9"/>// Akses elemen array dengan indeks</text:p>
      <text:p text:style-name="P20"><text:s text:c="9"/>cout &lt;&lt; "Elemen ke-0: " &lt;&lt; array[0] &lt;&lt; endl;</text:p>
      <text:p text:style-name="P20"><text:s text:c="9"/>cout &lt;&lt; "Elemen ke-2: " &lt;&lt; array[2]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Elemen ke-0: 1</text:p>
      <text:p text:style-name="P20"><text:s text:c="5"/>Elemen ke-2: 3</text:p>
      <text:p text:style-name="P20"><text:s text:c="5"/>```</text:p>
      <text:p text:style-name="P20"/>
      <text:p text:style-name="P20">2. Linked List:</text:p>
      <text:p text:style-name="P20"><text:s text:c="3"/>- Linked list adalah struktur data dinamis yang terdiri dari simpul-simpul yang terhubung satu sama lain melalui pointer.</text:p>
      <text:p text:style-name="P20"><text:s text:c="3"/>- Setiap simpul menyimpan data dan pointer yang menunjuk ke simpul berikutnya dalam linked list.</text:p>
      <text:p text:style-name="P20"><text:s text:c="3"/>- Contoh pengimplementasian kodenya:</text:p>
      <text:p text:style-name="P20"><text:s text:c="5"/>```cpp</text:p>
      <text:p text:style-name="P20"><text:s text:c="5"/>#include &lt;iostream&gt;</text:p>
      <text:p text:style-name="P20"><text:s text:c="5"/>using namespace std;</text:p>
      <text:p text:style-name="P20"><text:s text:c="5"/></text:p>
      <text:p text:style-name="P20"><text:s text:c="5"/>// Struktur data simpul</text:p>
      <text:p text:style-name="P20"><text:s text:c="5"/>struct Node {</text:p>
      <text:p text:style-name="P20"><text:s text:c="9"/>int data;</text:p>
      <text:p text:style-name="P20"><text:s text:c="9"/>Node* next;</text:p>
      <text:p text:style-name="P20"><text:s text:c="5"/>};</text:p>
      <text:p text:style-name="P20"><text:s text:c="5"/></text:p>
      <text:p text:style-name="P20"><text:s text:c="5"/>int main() {</text:p>
      <text:p text:style-name="P20"><text:s text:c="9"/>// Deklarasi simpul-simpul</text:p>
      <text:p text:style-name="P20"><text:soft-page-break/><text:s text:c="9"/>Node* head = new Node;</text:p>
      <text:p text:style-name="P20"><text:s text:c="9"/>Node* second = new Node;</text:p>
      <text:p text:style-name="P20"><text:s text:c="9"/>Node* third = new Node;</text:p>
      <text:p text:style-name="P20"><text:s text:c="9"/></text:p>
      <text:p text:style-name="P20"><text:s text:c="9"/>// Isi data pada simpul-simpul</text:p>
      <text:p text:style-name="P20"><text:s text:c="9"/>head-&gt;data = 1;</text:p>
      <text:p text:style-name="P20"><text:s text:c="9"/>second-&gt;data = 2;</text:p>
      <text:p text:style-name="P20"><text:s text:c="9"/>third-&gt;data = 3;</text:p>
      <text:p text:style-name="P20"><text:s text:c="9"/></text:p>
      <text:p text:style-name="P20"><text:s text:c="9"/>// Hubungkan simpul-simpul</text:p>
      <text:p text:style-name="P20"><text:s text:c="9"/>head-&gt;next = second;</text:p>
      <text:p text:style-name="P20"><text:s text:c="9"/>second-&gt;next = third;</text:p>
      <text:p text:style-name="P20"><text:s text:c="9"/>third-&gt;next = NULL;</text:p>
      <text:p text:style-name="P20"><text:s text:c="9"/></text:p>
      <text:p text:style-name="P20"><text:s text:c="9"/>// Akses data pada simpul-simpul</text:p>
      <text:p text:style-name="P20"><text:s text:c="9"/>cout &lt;&lt; "Data pada simpul pertama: " &lt;&lt; head-&gt;data &lt;&lt; endl;</text:p>
      <text:p text:style-name="P20"><text:s text:c="9"/>cout &lt;&lt; "Data pada simpul kedua: " &lt;&lt; second-&gt;data &lt;&lt; endl;</text:p>
      <text:p text:style-name="P20"><text:s text:c="9"/>cout &lt;&lt; "Data pada simpul ketiga: " &lt;&lt; third-&gt;data &lt;&lt; endl;</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Data pada simpul pertama: 1</text:p>
      <text:p text:style-name="P20"><text:s text:c="5"/>Data pada simpul kedua: 2</text:p>
      <text:p text:style-name="P20"><text:s text:c="5"/>Data pada simpul ketiga: 3</text:p>
      <text:p text:style-name="P20"><text:s text:c="5"/>```</text:p>
      <text:p text:style-name="P20"/>
      <text:p text:style-name="P20">3. Stack:</text:p>
      <text:p text:style-name="P20"><text:s text:c="3"/>- Stack adalah struktur data linier yang mengikuti konsep Last In First Out (LIFO), di mana elemen terakhir yang dimasukkan adalah elemen pertama yang keluar.</text:p>
      <text:p text:style-name="P20"><text:s text:c="3"/>- Operasi utama pada stack adalah push (menambahkan elemen ke dalam stack) dan pop (menghapus elemen dari stack).</text:p>
      <text:p text:style-name="P20"><text:s text:c="3"/>- Contoh pengimplementasian kodenya:</text:p>
      <text:p text:style-name="P20"><text:s text:c="5"/>```cpp</text:p>
      <text:p text:style-name="P20"><text:s text:c="5"/>#include &lt;iostream&gt;</text:p>
      <text:p text:style-name="P20"><text:s text:c="5"/>using namespace std;</text:p>
      <text:p text:style-name="P20"><text:s text:c="5"/></text:p>
      <text:p text:style-name="P20"><text:s text:c="5"/>const int MAX_SIZE = 5;</text:p>
      <text:p text:style-name="P20"><text:s text:c="5"/></text:p>
      <text:p text:style-name="P20"><text:s text:c="4"/></text:p>
      <text:p text:style-name="P20"/>
      <text:p text:style-name="P20"><text:s/>class Stack {</text:p>
      <text:p text:style-name="P20"><text:s text:c="9"/>int top;</text:p>
      <text:p text:style-name="P20"><text:s text:c="9"/>int data[MAX_SIZE];</text:p>
      <text:p text:style-name="P20"><text:s text:c="5"/></text:p>
      <text:p text:style-name="P20"><text:s text:c="5"/>public:</text:p>
      <text:p text:style-name="P20"><text:s text:c="9"/>Stack() {</text:p>
      <text:p text:style-name="P20"><text:soft-page-break/><text:s text:c="13"/>top = -1;</text:p>
      <text:p text:style-name="P20"><text:s text:c="9"/>}</text:p>
      <text:p text:style-name="P20"><text:s text:c="5"/></text:p>
      <text:p text:style-name="P20"><text:s text:c="9"/>bool isEmpty() {</text:p>
      <text:p text:style-name="P20"><text:s text:c="13"/>return top == -1;</text:p>
      <text:p text:style-name="P20"><text:s text:c="9"/>}</text:p>
      <text:p text:style-name="P20"><text:s text:c="5"/></text:p>
      <text:p text:style-name="P20"><text:s text:c="9"/>bool isFull() {</text:p>
      <text:p text:style-name="P20"><text:s text:c="13"/>return top == MAX_SIZE - 1;</text:p>
      <text:p text:style-name="P20"><text:s text:c="9"/>}</text:p>
      <text:p text:style-name="P20"><text:s text:c="5"/></text:p>
      <text:p text:style-name="P20"><text:s text:c="9"/>void push(int value) {</text:p>
      <text:p text:style-name="P20"><text:s text:c="13"/>if (isFull()) {</text:p>
      <text:p text:style-name="P20"><text:s text:c="17"/>cout &lt;&lt; "Stack overflow!" &lt;&lt; endl;</text:p>
      <text:p text:style-name="P20"><text:s text:c="17"/>return;</text:p>
      <text:p text:style-name="P20"><text:s text:c="13"/>}</text:p>
      <text:p text:style-name="P20"><text:s text:c="5"/></text:p>
      <text:p text:style-name="P20"><text:s text:c="13"/>data[++top] = value;</text:p>
      <text:p text:style-name="P20"><text:s text:c="13"/>cout &lt;&lt; "Pushed " &lt;&lt; value &lt;&lt; " into stack." &lt;&lt; endl;</text:p>
      <text:p text:style-name="P20"><text:s text:c="9"/>}</text:p>
      <text:p text:style-name="P20"><text:s text:c="5"/></text:p>
      <text:p text:style-name="P20"><text:s text:c="9"/>void pop() {</text:p>
      <text:p text:style-name="P20"><text:s text:c="13"/>if (isEmpty()) {</text:p>
      <text:p text:style-name="P20"><text:s text:c="17"/>cout &lt;&lt; "Stack underflow!" &lt;&lt; endl;</text:p>
      <text:p text:style-name="P20"><text:s text:c="17"/>return;</text:p>
      <text:p text:style-name="P20"><text:s text:c="13"/>}</text:p>
      <text:p text:style-name="P20"><text:s text:c="5"/></text:p>
      <text:p text:style-name="P20"><text:s text:c="13"/>int poppedValue = data[top--];</text:p>
      <text:p text:style-name="P20"><text:s text:c="13"/>cout &lt;&lt; "Popped " &lt;&lt; poppedValue &lt;&lt; " from stack." &lt;&lt; endl;</text:p>
      <text:p text:style-name="P20"><text:s text:c="9"/>}</text:p>
      <text:p text:style-name="P20"><text:s text:c="5"/>};</text:p>
      <text:p text:style-name="P20"><text:s text:c="5"/></text:p>
      <text:p text:style-name="P20"><text:s text:c="5"/>int main() {</text:p>
      <text:p text:style-name="P20"><text:s text:c="9"/>Stack stack;</text:p>
      <text:p text:style-name="P20"><text:s text:c="5"/></text:p>
      <text:p text:style-name="P20"><text:s text:c="9"/>stack.push(1);</text:p>
      <text:p text:style-name="P20"><text:s text:c="9"/>stack.push(2);</text:p>
      <text:p text:style-name="P20"><text:s text:c="9"/>stack.push(3);</text:p>
      <text:p text:style-name="P20"><text:s text:c="5"/></text:p>
      <text:p text:style-name="P20"><text:s text:c="9"/>stack.pop();</text:p>
      <text:p text:style-name="P20"><text:s text:c="5"/></text:p>
      <text:p text:style-name="P20"><text:s text:c="9"/>return 0;</text:p>
      <text:p text:style-name="P20"><text:s text:c="5"/>}</text:p>
      <text:p text:style-name="P20"><text:s text:c="5"/>```</text:p>
      <text:p text:style-name="P20"><text:s text:c="5"/>Output:</text:p>
      <text:p text:style-name="P20"><text:s text:c="5"/>```</text:p>
      <text:p text:style-name="P20"><text:s text:c="5"/>Pushed 1 into stack.</text:p>
      <text:p text:style-name="P20"><text:s text:c="5"/>Pushed 2 into stack.</text:p>
      <text:p text:style-name="P20"><text:s text:c="5"/>Pushed 3 into stack.</text:p>
      <text:p text:style-name="P20"><text:soft-page-break/><text:s text:c="5"/>Popped 3 from stack.</text:p>
      <text:p text:style-name="P20"><text:s text:c="5"/>```</text:p>
      <text:p text:style-name="P20"/>
      <text:p text:style-name="P20">Struktur data ini hanya mencakup beberapa contoh struktur data yang umum digunakan dalam pemrograman. Terdapat juga struktur data lainnya seperti queue, tree, dan graph yang juga memiliki penjelasan rinci dan contoh implementasi yang serupa.</text:p>
      <text:p text:style-name="P19">Struktur dan tipe data `struct` adalah bagian penting dalam bahasa pemrograman C++. Struktur digunakan untuk menggabungkan beberapa tipe data menjadi satu kesatuan yang lebih kompleks. Struktur dapat terdiri dari beberapa variabel dengan tipe data yang berbeda yang disebut anggota (member). Berikut adalah penjelasan rinci tentang `struct` dan contoh implementasi kodenya:</text:p>
      <text:p text:style-name="P20"/>
      <text:p text:style-name="P20">1. Pendefinisian `struct`:</text:p>
      <text:p text:style-name="P20"><text:s text:c="3"/>- `struct` digunakan untuk membuat tipe data baru yang terdiri dari beberapa anggota dengan tipe data yang berbeda.</text:p>
      <text:p text:style-name="P20"><text:s text:c="3"/>- Setiap anggota dalam `struct` dapat diakses menggunakan operator titik (`.`).</text:p>
      <text:p text:style-name="P20"><text:s text:c="3"/>- Contoh pendefinisian `struct`:</text:p>
      <text:p text:style-name="P20"><text:s text:c="5"/>```cpp</text:p>
      <text:p text:style-name="P20"><text:s text:c="5"/>struct Mahasiswa {</text:p>
      <text:p text:style-name="P20"><text:s text:c="9"/>int nim;</text:p>
      <text:p text:style-name="P20"><text:s text:c="9"/>string nama;</text:p>
      <text:p text:style-name="P20"><text:s text:c="9"/>int usia;</text:p>
      <text:p text:style-name="P20"><text:s text:c="5"/>};</text:p>
      <text:p text:style-name="P20"><text:s text:c="5"/>```</text:p>
      <text:p text:style-name="P20"/>
      <text:p text:style-name="P20">2. Deklarasi dan penggunaan `struct`:</text:p>
      <text:p text:style-name="P20"><text:s text:c="3"/>- Setelah `struct` didefinisikan, kita dapat membuat variabel dengan tipe data `struct` tersebut.</text:p>
      <text:p text:style-name="P20"><text:s text:c="3"/>- Variabel `struct` dapat digunakan untuk menyimpan dan mengakses data anggota di dalamnya.</text:p>
      <text:p text:style-name="P20"><text:s text:c="3"/>- Contoh implementasi kodenya:</text:p>
      <text:p text:style-name="P20"><text:s text:c="5"/>```cpp</text:p>
      <text:p text:style-name="P20"><text:s text:c="5"/>#include &lt;iostream&gt;</text:p>
      <text:p text:style-name="P20"><text:s text:c="5"/>using namespace std;</text:p>
      <text:p text:style-name="P20"><text:s text:c="5"/></text:p>
      <text:p text:style-name="P20"><text:s text:c="5"/>// Pendefinisian struct Mahasiswa</text:p>
      <text:p text:style-name="P20"><text:s text:c="5"/>struct Mahasiswa {</text:p>
      <text:p text:style-name="P20"><text:s text:c="9"/>int nim;</text:p>
      <text:p text:style-name="P20"><text:s text:c="9"/>string nama;</text:p>
      <text:p text:style-name="P20"><text:s text:c="9"/>int usia;</text:p>
      <text:p text:style-name="P20"><text:s text:c="5"/>};</text:p>
      <text:p text:style-name="P20"><text:s text:c="5"/></text:p>
      <text:p text:style-name="P20"><text:s text:c="5"/>int main() {</text:p>
      <text:p text:style-name="P20"><text:s text:c="9"/>// Deklarasi variabel struct Mahasiswa</text:p>
      <text:p text:style-name="P20"><text:s text:c="9"/>Mahasiswa mhs;</text:p>
      <text:p text:style-name="P20"><text:s text:c="9"/></text:p>
      <text:p text:style-name="P20"><text:s text:c="9"/>// Mengisi data anggota struct</text:p>
      <text:p text:style-name="P20"><text:s text:c="9"/>mhs.nim = 12345;</text:p>
      <text:p text:style-name="P20"><text:s text:c="9"/>mhs.nama = "John Doe";</text:p>
      <text:p text:style-name="P20"><text:s text:c="9"/>mhs.usia = 20;</text:p>
      <text:p text:style-name="P20"><text:s text:c="9"/></text:p>
      <text:p text:style-name="P20"><text:s text:c="9"/>// Menampilkan data anggota struct</text:p>
      <text:p text:style-name="P20"><text:s text:c="9"/>cout &lt;&lt; "NIM: " &lt;&lt; mhs.nim &lt;&lt; endl;</text:p>
      <text:p text:style-name="P20"><text:s text:c="9"/>cout &lt;&lt; "Nama: " &lt;&lt; mhs.nama &lt;&lt; endl;</text:p>
      <text:p text:style-name="P20"><text:s text:c="9"/>cout &lt;&lt; "Usia: " &lt;&lt; mhs.usia &lt;&lt; endl;</text:p>
      <text:p text:style-name="P20"><text:soft-page-break/><text:s text:c="9"/></text:p>
      <text:p text:style-name="P20"><text:s text:c="9"/>return 0;</text:p>
      <text:p text:style-name="P20"><text:s text:c="5"/>}</text:p>
      <text:p text:style-name="P20"><text:s text:c="5"/>```</text:p>
      <text:p text:style-name="P20"><text:s text:c="5"/>Output:</text:p>
      <text:p text:style-name="P20"><text:s text:c="5"/>```</text:p>
      <text:p text:style-name="P20"><text:s text:c="5"/>NIM: 12345</text:p>
      <text:p text:style-name="P20"><text:s text:c="5"/>Nama: John Doe</text:p>
      <text:p text:style-name="P20"><text:s text:c="5"/>Usia: 20</text:p>
      <text:p text:style-name="P20"><text:s text:c="5"/>```</text:p>
      <text:p text:style-name="P20"/>
      <text:p text:style-name="P20">3. Array dari `struct`:</text:p>
      <text:p text:style-name="P20"><text:s text:c="3"/>- Kita dapat membuat array yang berisi elemen-elemen dengan tipe data `struct`.</text:p>
      <text:p text:style-name="P20"><text:s text:c="3"/>- Setiap elemen dalam array `struct` adalah sebuah instansiasi dari `struct` tersebut.</text:p>
      <text:p text:style-name="P20"><text:s text:c="3"/>- Contoh implementasi kodenya:</text:p>
      <text:p text:style-name="P20"><text:s text:c="5"/>```cpp</text:p>
      <text:p text:style-name="P20"><text:s text:c="5"/>#include &lt;iostream&gt;</text:p>
      <text:p text:style-name="P20"><text:s text:c="5"/>using namespace std;</text:p>
      <text:p text:style-name="P20"><text:s text:c="5"/></text:p>
      <text:p text:style-name="P20"><text:s text:c="5"/>// Pendefinisian struct Mahasiswa</text:p>
      <text:p text:style-name="P20"><text:s text:c="5"/>struct Mahasiswa {</text:p>
      <text:p text:style-name="P20"><text:s text:c="9"/>int nim;</text:p>
      <text:p text:style-name="P20"><text:s text:c="9"/>string nama;</text:p>
      <text:p text:style-name="P20"><text:s text:c="9"/>int usia;</text:p>
      <text:p text:style-name="P20"><text:s text:c="5"/>};</text:p>
      <text:p text:style-name="P20"><text:s text:c="5"/></text:p>
      <text:p text:style-name="P20"><text:s text:c="5"/>int main() {</text:p>
      <text:p text:style-name="P20"><text:s text:c="9"/>// Deklarasi array struct Mahasiswa</text:p>
      <text:p text:style-name="P20"><text:s text:c="9"/>Mahasiswa mhs[3];</text:p>
      <text:p text:style-name="P20"><text:s text:c="9"/></text:p>
      <text:p text:style-name="P20"><text:s text:c="9"/>// Mengisi data anggota struct pada setiap elemen array</text:p>
      <text:p text:style-name="P20"><text:s text:c="9"/>mhs[0].nim = 12345;</text:p>
      <text:p text:style-name="P20"><text:s text:c="9"/>mhs[0].nama = "John Doe";</text:p>
      <text:p text:style-name="P20"><text:s text:c="9"/>mhs[0].usia = 20;</text:p>
      <text:p text:style-name="P20"><text:s text:c="9"/></text:p>
      <text:p text:style-name="P20"><text:s text:c="9"/>mhs[1].nim = 54321;</text:p>
      <text:p text:style-name="P20"><text:s text:c="9"/>mhs[1].nama = "Jane Smith";</text:p>
      <text:p text:style-name="P20"><text:s text:c="9"/>mhs[1].usia = 19;</text:p>
      <text:p text:style-name="P20"><text:s text:c="9"/></text:p>
      <text:p text:style-name="P20"><text:s text:c="9"/>mhs[2].nim = 67890;</text:p>
      <text:p text:style-name="P20"><text:s text:c="9"/>mhs[2].nama = "David Brown";</text:p>
      <text:p text:style-name="P20"><text:s text:c="9"/>mhs[2].usia = 21;</text:p>
      <text:p text:style-name="P20"><text:s text:c="9"/></text:p>
      <text:p text:style-name="P20"><text:s text:c="9"/>// Menampilkan data anggota struct pada setiap elemen array</text:p>
      <text:p text:style-name="P20"><text:s text:c="9"/>for (int i = 0; i &lt; 3; i++) {</text:p>
      <text:p text:style-name="P20"><text:s text:c="13"/>cout &lt;&lt; "N</text:p>
      <text:p text:style-name="P20"/>
      <text:p text:style-name="P20">IM: " &lt;&lt; mhs[i].nim &lt;&lt; endl;</text:p>
      <text:p text:style-name="P20"><text:s text:c="13"/>cout &lt;&lt; "Nama: " &lt;&lt; mhs[i].nama &lt;&lt; endl;</text:p>
      <text:p text:style-name="P20"><text:soft-page-break/><text:s text:c="13"/>cout &lt;&lt; "Usia: " &lt;&lt; mhs[i].usia &lt;&lt; endl;</text:p>
      <text:p text:style-name="P20"><text:s text:c="13"/>cout &lt;&lt; endl;</text:p>
      <text:p text:style-name="P20"><text:s text:c="9"/>}</text:p>
      <text:p text:style-name="P20"><text:s text:c="9"/></text:p>
      <text:p text:style-name="P20"><text:s text:c="9"/>return 0;</text:p>
      <text:p text:style-name="P20"><text:s text:c="5"/>}</text:p>
      <text:p text:style-name="P20"><text:s text:c="5"/>```</text:p>
      <text:p text:style-name="P20"><text:s text:c="5"/>Output:</text:p>
      <text:p text:style-name="P20"><text:s text:c="5"/>```</text:p>
      <text:p text:style-name="P20"><text:s text:c="5"/>NIM: 12345</text:p>
      <text:p text:style-name="P20"><text:s text:c="5"/>Nama: John Doe</text:p>
      <text:p text:style-name="P20"><text:s text:c="5"/>Usia: 20</text:p>
      <text:p text:style-name="P20"><text:s text:c="5"/></text:p>
      <text:p text:style-name="P20"><text:s text:c="5"/>NIM: 54321</text:p>
      <text:p text:style-name="P20"><text:s text:c="5"/>Nama: Jane Smith</text:p>
      <text:p text:style-name="P20"><text:s text:c="5"/>Usia: 19</text:p>
      <text:p text:style-name="P20"><text:s text:c="5"/></text:p>
      <text:p text:style-name="P20"><text:s text:c="5"/>NIM: 67890</text:p>
      <text:p text:style-name="P20"><text:s text:c="5"/>Nama: David Brown</text:p>
      <text:p text:style-name="P20"><text:s text:c="5"/>Usia: 21</text:p>
      <text:p text:style-name="P20"><text:s text:c="5"/>```</text:p>
      <text:p text:style-name="P20"/>
      <text:p text:style-name="P20">Dengan menggunakan `struct`, kita dapat menggabungkan beberapa tipe data menjadi satu kesatuan yang lebih kompleks, sehingga memudahkan dalam pengelolaan data dalam program C++.</text:p>
      <text:p text:style-name="P19">Pemilihan dan penggunaan tipe data yang sesuai merupakan langkah penting dalam pengembangan program. Pemilihan tipe data yang tepat akan memastikan bahwa data yang kita gunakan dapat diwakili dengan benar dan efisien. Berikut adalah penjelasan rinci tentang pemilihan dan penggunaan tipe data yang sesuai beserta contoh pengimplementasiannya:</text:p>
      <text:p text:style-name="P20"/>
      <text:p text:style-name="P20">1. Tipe Data Integer:</text:p>
      <text:p text:style-name="P20"><text:s text:c="3"/>- Tipe data integer digunakan untuk menyimpan nilai bilangan bulat.</text:p>
      <text:p text:style-name="P20"><text:s text:c="3"/>- Tipe data `int` biasanya digunakan untuk bilangan bulat dalam rentang yang lebih luas, sedangkan `short int` digunakan untuk rentang yang lebih kecil.</text:p>
      <text:p text:style-name="P20"><text:s text:c="3"/>- Contoh pengimplementasiannya:</text:p>
      <text:p text:style-name="P20"><text:s text:c="5"/>```cpp</text:p>
      <text:p text:style-name="P20"><text:s text:c="5"/>int score = 100;</text:p>
      <text:p text:style-name="P20"><text:s text:c="5"/>short int count = 10;</text:p>
      <text:p text:style-name="P20"><text:s text:c="5"/>```</text:p>
      <text:p text:style-name="P20"/>
      <text:p text:style-name="P20">2. Tipe Data Floating Point:</text:p>
      <text:p text:style-name="P20"><text:s text:c="3"/>- Tipe data floating point digunakan untuk menyimpan nilai desimal atau pecahan.</text:p>
      <text:p text:style-name="P20"><text:s text:c="3"/>- Tipe data `float` digunakan untuk nilai floating point dengan presisi yang lebih rendah, sedangkan `double` digunakan untuk presisi yang lebih tinggi.</text:p>
      <text:p text:style-name="P20"><text:s text:c="3"/>- Contoh pengimplementasiannya:</text:p>
      <text:p text:style-name="P20"><text:s text:c="5"/>```cpp</text:p>
      <text:p text:style-name="P20"><text:s text:c="5"/>float average = 3.14;</text:p>
      <text:p text:style-name="P20"><text:s text:c="5"/>double pi = 3.14159265359;</text:p>
      <text:p text:style-name="P20"><text:s text:c="5"/>```</text:p>
      <text:p text:style-name="P20"/>
      <text:p text:style-name="P20">3. Tipe Data Karakter:</text:p>
      <text:p text:style-name="P20"><text:s text:c="3"/>- Tipe data karakter (`char`) digunakan untuk menyimpan satu karakter.</text:p>
      <text:p text:style-name="P20"><text:s text:c="3"/>- Tipe data `char` dapat digunakan untuk menyimpan karakter tunggal, seperti huruf, angka, atau simbol.</text:p>
      <text:p text:style-name="P20"><text:s text:c="3"/>- Contoh pengimplementasiannya:</text:p>
      <text:p text:style-name="P20"><text:s text:c="5"/>```cpp</text:p>
      <text:p text:style-name="P20"><text:s text:c="5"/>char grade = 'A';</text:p>
      <text:p text:style-name="P20"><text:s text:c="5"/>char symbol = '@';</text:p>
      <text:p text:style-name="P20"><text:s text:c="5"/>```</text:p>
      <text:p text:style-name="P20"/>
      <text:p text:style-name="P20">4. Tipe Data Boolean:</text:p>
      <text:p text:style-name="P20"><text:s text:c="3"/>- Tipe data boolean (`bool`) digunakan untuk menyimpan nilai kebenaran, yaitu `true` atau `false`.</text:p>
      <text:p text:style-name="P20"><text:s text:c="3"/>- Tipe data `bool` biasanya digunakan dalam pengambilan keputusan dan pengendalian aliran program.</text:p>
      <text:p text:style-name="P20"><text:s text:c="3"/>- Contoh pengimplementasiannya:</text:p>
      <text:p text:style-name="P20"><text:s text:c="5"/>```cpp</text:p>
      <text:p text:style-name="P20"><text:s text:c="5"/>bool isTrue = true;</text:p>
      <text:p text:style-name="P20"><text:s text:c="5"/>bool isFalse = false;</text:p>
      <text:p text:style-name="P20"><text:s text:c="5"/>```</text:p>
      <text:p text:style-name="P20"/>
      <text:p text:style-name="P20">5. Tipe Data String:</text:p>
      <text:p text:style-name="P20"><text:s text:c="3"/>- Tipe data string (`string`) digunakan untuk menyimpan teks atau rangkaian karakter.</text:p>
      <text:p text:style-name="P20"><text:s text:c="3"/>- Tipe data `string` memudahkan dalam manipulasi dan operasi pada teks.</text:p>
      <text:p text:style-name="P20"><text:soft-page-break/><text:s text:c="3"/>- Contoh pengimplementasiannya:</text:p>
      <text:p text:style-name="P20"><text:s text:c="5"/>```cpp</text:p>
      <text:p text:style-name="P20"><text:s text:c="5"/>string name = "John Doe";</text:p>
      <text:p text:style-name="P20"><text:s text:c="5"/>string message = "Hello, World!";</text:p>
      <text:p text:style-name="P20"><text:s text:c="5"/>```</text:p>
      <text:p text:style-name="P20"/>
      <text:p text:style-name="P20">6. Tipe Data Array:</text:p>
      <text:p text:style-name="P20"><text:s text:c="3"/>- Tipe data array digunakan untuk menyimpan sejumlah elemen dengan tipe data yang sama.</text:p>
      <text:p text:style-name="P20"><text:s text:c="3"/>- Tipe data array memungkinkan kita untuk menyimpan dan mengakses kumpulan data secara terstruktur.</text:p>
      <text:p text:style-name="P20"><text:s text:c="3"/>- Contoh pengimplementasiannya:</text:p>
      <text:p text:style-name="P20"><text:s text:c="5"/>```cpp</text:p>
      <text:p text:style-name="P20"><text:s text:c="5"/>int numbers[5] = {1, 2, 3, 4, 5};</text:p>
      <text:p text:style-name="P20"><text:s text:c="5"/>string fruits[] = {"Apple", "Banana", "Orange"};</text:p>
      <text:p text:style-name="P20"><text:s text:c="5"/>```</text:p>
      <text:p text:style-name="P20"/>
      <text:p text:style-name="P20">Pemilihan tipe data yang sesuai tergantung pada jenis data yang akan disimpan, rentang nilai yang dibutuhkan, dan operasi yang akan dilakukan pada data tersebut. Dengan memilih tipe data yang tepat, kita dapat mengoptimalkan penggunaan memori dan memastikan keakuratan dan efisiensi program kita.</text:p>
      <text:p text:style-name="P19">Linked list adalah struktur data linier yang terdiri dari simpul-simpul yang saling terhubung. Setiap simpul dalam linked list menyimpan data dan referensi ke simpul berikutnya. Linked list berguna untuk menyimpan dan mengelola kumpulan data yang dinamis. Berikut adalah penjelasan rinci tentang linked list dan contoh pengimplementasiannya dalam bahasa pemrograman C++:</text:p>
      <text:p text:style-name="P20"/>
      <text:p text:style-name="P20">1. Struktur Data Linked List:</text:p>
      <text:p text:style-name="P20"><text:s text:c="3"/>- Linked list terdiri dari simpul-simpul yang terhubung satu sama lain. Setiap simpul terdiri dari dua bagian, yaitu data dan pointer/referensi ke simpul berikutnya.</text:p>
      <text:p text:style-name="P20"><text:s text:c="3"/>- Ada beberapa jenis linked list, termasuk linked list tunggal (singly linked list), linked list ganda (doubly linked list), dan linked list lingkaran (circular linked list).</text:p>
      <text:p text:style-name="P20"/>
      <text:p text:style-name="P20">2. Implementasi Linked List Tunggal:</text:p>
      <text:p text:style-name="P20"><text:s text:c="3"/>- Linked list tunggal terdiri dari simpul-simpul yang memiliki referensi ke simpul berikutnya.</text:p>
      <text:p text:style-name="P20"><text:s text:c="3"/>- Implementasi linked list tunggal biasanya terdiri dari kelas yang memiliki anggota data dan pointer ke simpul berikutnya.</text:p>
      <text:p text:style-name="P20"><text:s text:c="3"/>- Contoh implementasi kode linked list tunggal:</text:p>
      <text:p text:style-name="P20"><text:s text:c="5"/>```cpp</text:p>
      <text:p text:style-name="P20"><text:s text:c="5"/>#include &lt;iostream&gt;</text:p>
      <text:p text:style-name="P20"><text:s text:c="5"/>using namespace std;</text:p>
      <text:p text:style-name="P20"><text:s text:c="5"/></text:p>
      <text:p text:style-name="P20"><text:s text:c="5"/>// Struktur data simpul linked list</text:p>
      <text:p text:style-name="P20"><text:s text:c="5"/>struct Node {</text:p>
      <text:p text:style-name="P20"><text:s text:c="9"/>int data;</text:p>
      <text:p text:style-name="P20"><text:s text:c="9"/>Node* next;</text:p>
      <text:p text:style-name="P20"><text:s text:c="5"/>};</text:p>
      <text:p text:style-name="P20"><text:s text:c="5"/></text:p>
      <text:p text:style-name="P20"><text:s text:c="5"/>// Kelas Linked List</text:p>
      <text:p text:style-name="P20"><text:s text:c="5"/>class LinkedList {</text:p>
      <text:p text:style-name="P20"><text:s text:c="5"/>private:</text:p>
      <text:p text:style-name="P20"><text:s text:c="9"/>Node* head;</text:p>
      <text:p text:style-name="P20"><text:s text:c="5"/></text:p>
      <text:p text:style-name="P20"><text:s text:c="5"/>public:</text:p>
      <text:p text:style-name="P20"><text:s text:c="9"/>LinkedList() {</text:p>
      <text:p text:style-name="P20"><text:s text:c="13"/>head = nullptr;</text:p>
      <text:p text:style-name="P20"><text:s text:c="9"/>}</text:p>
      <text:p text:style-name="P20"><text:s text:c="5"/></text:p>
      <text:p text:style-name="P20"><text:s text:c="9"/>// Metode untuk menambahkan elemen ke linked list</text:p>
      <text:p text:style-name="P20"><text:s text:c="9"/>void addElement(int value) {</text:p>
      <text:p text:style-name="P20"><text:s text:c="13"/>Node* newNode = new Node;</text:p>
      <text:p text:style-name="P20"><text:s text:c="13"/>newNode-&gt;data = value;</text:p>
      <text:p text:style-name="P20"><text:s text:c="13"/>newNode-&gt;next = nullptr;</text:p>
      <text:p text:style-name="P20"><text:s text:c="5"/></text:p>
      <text:p text:style-name="P20"><text:s text:c="13"/>if (head == nullptr) {</text:p>
      <text:p text:style-name="P20"><text:s text:c="17"/>head = newNode;</text:p>
      <text:p text:style-name="P20"><text:s text:c="13"/>} else {</text:p>
      <text:p text:style-name="P20"><text:s text:c="17"/>Node* temp = head;</text:p>
      <text:p text:style-name="P20"><text:s text:c="17"/>while (temp-&gt;next != nullptr) {</text:p>
      <text:p text:style-name="P20"><text:s text:c="21"/>temp = temp-&gt;next;</text:p>
      <text:p text:style-name="P20"><text:soft-page-break/><text:s text:c="17"/>}</text:p>
      <text:p text:style-name="P20"><text:s text:c="17"/>temp-&gt;next = newNode;</text:p>
      <text:p text:style-name="P20"><text:s text:c="13"/>}</text:p>
      <text:p text:style-name="P20"><text:s text:c="9"/>}</text:p>
      <text:p text:style-name="P20"><text:s text:c="5"/></text:p>
      <text:p text:style-name="P20"><text:s text:c="9"/>// Metode untuk mencetak linked list</text:p>
      <text:p text:style-name="P20"><text:s text:c="9"/>void printList() {</text:p>
      <text:p text:style-name="P20"><text:s text:c="13"/>Node* temp = head;</text:p>
      <text:p text:style-name="P20"><text:s text:c="13"/>while (temp != nullptr) {</text:p>
      <text:p text:style-name="P20"><text:s text:c="17"/>cout &lt;&lt; temp-&gt;data &lt;&lt; " ";</text:p>
      <text:p text:style-name="P20"><text:s text:c="17"/>temp = temp-&gt;next;</text:p>
      <text:p text:style-name="P20"><text:s text:c="13"/>}</text:p>
      <text:p text:style-name="P20"><text:s text:c="13"/>cout &lt;&lt; endl;</text:p>
      <text:p text:style-name="P20"><text:s text:c="9"/>}</text:p>
      <text:p text:style-name="P20"><text:s text:c="5"/>};</text:p>
      <text:p text:style-name="P20"><text:s text:c="5"/></text:p>
      <text:p text:style-name="P20"><text:s text:c="5"/>int main() {</text:p>
      <text:p text:style-name="P20"><text:s text:c="9"/>LinkedList myList;</text:p>
      <text:p text:style-name="P20"><text:s text:c="5"/></text:p>
      <text:p text:style-name="P20"><text:s text:c="9"/>// Menambahkan elemen ke linked list</text:p>
      <text:p text:style-name="P20"><text:s text:c="9"/>myList.addElement(10);</text:p>
      <text:p text:style-name="P20"><text:s text:c="9"/>myList.addElement(20);</text:p>
      <text:p text:style-name="P20"><text:s text:c="9"/>myList.addElement(30);</text:p>
      <text:p text:style-name="P20"><text:s text:c="5"/></text:p>
      <text:p text:style-name="P20"><text:s text:c="9"/>// Mencetak linked list</text:p>
      <text:p text:style-name="P20"><text:s text:c="9"/>myList.printList();</text:p>
      <text:p text:style-name="P20"><text:s text:c="5"/></text:p>
      <text:p text:style-name="P20"><text:s text:c="9"/>return 0;</text:p>
      <text:p text:style-name="P20"><text:s text:c="5"/>}</text:p>
      <text:p text:style-name="P20"><text:s text:c="5"/>```</text:p>
      <text:p text:style-name="P20"><text:s text:c="5"/>Output:</text:p>
      <text:p text:style-name="P20"><text:s text:c="5"/>```</text:p>
      <text:p text:style-name="P20"><text:s text:c="5"/>10 20 30</text:p>
      <text:p text:style-name="P20"><text:s text:c="5"/>```</text:p>
      <text:p text:style-name="P20"/>
      <text:p text:style-name="P20">3. Pemrosesan Data Terkait Linked List:</text:p>
      <text:p text:style-name="P20"><text:s text:c="3"/>- Linked list memungkinkan pemrosesan data seperti pencarian, penyisipan, penghapusan, dan penggabungan.</text:p>
      <text:p text:style-name="P20"><text:s text:c="3"/>- Misalnya, untuk mencari elemen tertentu dalam linked list, kita dapat melakukan iterasi melalui simpul-simpul dan membandingkan nilai data.</text:p>
      <text:p text:style-name="P20"><text:s text:c="3"/>- Contoh implementasi pencarian dalam linked list:</text:p>
      <text:p text:style-name="P20"><text:s text:c="5"/>```cpp</text:p>
      <text:p text:style-name="P20"><text:s text:c="5"/>// Metode untuk mencari elemen dalam linked list</text:p>
      <text:p text:style-name="P20"><text:s text:c="5"/>bool searchElement(int value) {</text:p>
      <text:p text:style-name="P20"><text:s text:c="9"/>Node* temp = head;</text:p>
      <text:p text:style-name="P20"><text:s text:c="9"/>while (temp != nullptr) {</text:p>
      <text:p text:style-name="P20"><text:s text:c="13"/>if (temp-&gt;data == value) {</text:p>
      <text:p text:style-name="P20"><text:s text:c="17"/>return true;</text:p>
      <text:p text:style-name="P20"><text:s text:c="13"/>}</text:p>
      <text:p text:style-name="P20"><text:soft-page-break/><text:s text:c="13"/>temp = temp-&gt;next;</text:p>
      <text:p text:style-name="P20"><text:s text:c="9"/>}</text:p>
      <text:p text:style-name="P20"><text:s text:c="9"/>return false;</text:p>
      <text:p text:style-name="P20"><text:s text:c="5"/>}</text:p>
      <text:p text:style-name="P20"><text:s text:c="5"/>```</text:p>
      <text:p text:style-name="P20"/>
      <text:p text:style-name="P20">Linked list memungkinkan penyimpanan</text:p>
      <text:p text:style-name="P20"/>
      <text:p text:style-name="P20"><text:s/>dan manipulasi data yang dinamis. Dengan menggunakan pointer/referensi antar simpul, linked list dapat digunakan untuk mengelola kumpulan data yang berubah ukurannya dengan efisien.</text:p>
      <text:p text:style-name="P20">Berikut ini adalah contoh implementasi pengelolaan data terkait pada linked list dalam bahasa pemrograman C++:</text:p>
      <text:p text:style-name="P20"/>
      <text:p text:style-name="P20">```cpp</text:p>
      <text:p text:style-name="P20">#include &lt;iostream&gt;</text:p>
      <text:p text:style-name="P20">using namespace std;</text:p>
      <text:p text:style-name="P20"/>
      <text:p text:style-name="P20">struct Node {</text:p>
      <text:p text:style-name="P20"><text:s text:c="4"/>int data;</text:p>
      <text:p text:style-name="P20"><text:s text:c="4"/>Node* next;</text:p>
      <text:p text:style-name="P20">};</text:p>
      <text:p text:style-name="P20"/>
      <text:p text:style-name="P20">class LinkedList {</text:p>
      <text:p text:style-name="P20">private:</text:p>
      <text:p text:style-name="P20"><text:s text:c="4"/>Node* head;</text:p>
      <text:p text:style-name="P20"/>
      <text:p text:style-name="P20">public:</text:p>
      <text:p text:style-name="P20"><text:s text:c="4"/>LinkedList() {</text:p>
      <text:p text:style-name="P20"><text:s text:c="8"/>head = nullptr;</text:p>
      <text:p text:style-name="P20"><text:s text:c="4"/>}</text:p>
      <text:p text:style-name="P20"/>
      <text:p text:style-name="P20"><text:s text:c="4"/>void addElement(int value) {</text:p>
      <text:p text:style-name="P20"><text:s text:c="8"/>Node* newNode = new Node;</text:p>
      <text:p text:style-name="P20"><text:s text:c="8"/>newNode-&gt;data = value;</text:p>
      <text:p text:style-name="P20"><text:s text:c="8"/>newNode-&gt;next = nullptr;</text:p>
      <text:p text:style-name="P20"/>
      <text:p text:style-name="P20"><text:s text:c="8"/>if (head == nullptr) {</text:p>
      <text:p text:style-name="P20"><text:s text:c="12"/>head = newNode;</text:p>
      <text:p text:style-name="P20"><text:s text:c="8"/>} else {</text:p>
      <text:p text:style-name="P20"><text:s text:c="12"/>Node* temp = head;</text:p>
      <text:p text:style-name="P20"><text:s text:c="12"/>while (temp-&gt;next != nullptr) {</text:p>
      <text:p text:style-name="P20"><text:s text:c="16"/>temp = temp-&gt;next;</text:p>
      <text:p text:style-name="P20"><text:s text:c="12"/>}</text:p>
      <text:p text:style-name="P20"><text:s text:c="12"/>temp-&gt;next = newNode;</text:p>
      <text:p text:style-name="P20"><text:s text:c="8"/>}</text:p>
      <text:p text:style-name="P20"><text:s text:c="4"/>}</text:p>
      <text:p text:style-name="P20"/>
      <text:p text:style-name="P20"><text:s text:c="4"/>bool searchElement(int value) {</text:p>
      <text:p text:style-name="P20"><text:soft-page-break/><text:s text:c="8"/>Node* temp = head;</text:p>
      <text:p text:style-name="P20"><text:s text:c="8"/>while (temp != nullptr) {</text:p>
      <text:p text:style-name="P20"><text:s text:c="12"/>if (temp-&gt;data == value) {</text:p>
      <text:p text:style-name="P20"><text:s text:c="16"/>return true;</text:p>
      <text:p text:style-name="P20"><text:s text:c="12"/>}</text:p>
      <text:p text:style-name="P20"><text:s text:c="12"/>temp = temp-&gt;next;</text:p>
      <text:p text:style-name="P20"><text:s text:c="8"/>}</text:p>
      <text:p text:style-name="P20"><text:s text:c="8"/>return false;</text:p>
      <text:p text:style-name="P20"><text:s text:c="4"/>}</text:p>
      <text:p text:style-name="P20"/>
      <text:p text:style-name="P20"><text:s text:c="4"/>void deleteElement(int value) {</text:p>
      <text:p text:style-name="P20"><text:s text:c="8"/>if (head == nullptr) {</text:p>
      <text:p text:style-name="P20"><text:s text:c="12"/>return;</text:p>
      <text:p text:style-name="P20"><text:s text:c="8"/>}</text:p>
      <text:p text:style-name="P20"/>
      <text:p text:style-name="P20"><text:s text:c="8"/>if (head-&gt;data == value) {</text:p>
      <text:p text:style-name="P20"><text:s text:c="12"/>Node* temp = head;</text:p>
      <text:p text:style-name="P20"><text:s text:c="12"/>head = head-&gt;next;</text:p>
      <text:p text:style-name="P20"><text:s text:c="12"/>delete temp;</text:p>
      <text:p text:style-name="P20"><text:s text:c="12"/>return;</text:p>
      <text:p text:style-name="P20"><text:s text:c="8"/>}</text:p>
      <text:p text:style-name="P20"/>
      <text:p text:style-name="P20"><text:s text:c="8"/>Node* curr = head;</text:p>
      <text:p text:style-name="P20"><text:s text:c="8"/>Node* prev = nullptr;</text:p>
      <text:p text:style-name="P20"/>
      <text:p text:style-name="P20"><text:s text:c="8"/>while (curr != nullptr &amp;&amp; curr-&gt;data != value) {</text:p>
      <text:p text:style-name="P20"><text:s text:c="12"/>prev = curr;</text:p>
      <text:p text:style-name="P20"><text:s text:c="12"/>curr = curr-&gt;next;</text:p>
      <text:p text:style-name="P20"><text:s text:c="8"/>}</text:p>
      <text:p text:style-name="P20"/>
      <text:p text:style-name="P20"><text:s text:c="8"/>if (curr == nullptr) {</text:p>
      <text:p text:style-name="P20"><text:s text:c="12"/>return;</text:p>
      <text:p text:style-name="P20"><text:s text:c="8"/>}</text:p>
      <text:p text:style-name="P20"/>
      <text:p text:style-name="P20"><text:s text:c="8"/>prev-&gt;next = curr-&gt;next;</text:p>
      <text:p text:style-name="P20"><text:s text:c="8"/>delete curr;</text:p>
      <text:p text:style-name="P20"><text:s text:c="4"/>}</text:p>
      <text:p text:style-name="P20"/>
      <text:p text:style-name="P20"><text:s text:c="4"/>void printList() {</text:p>
      <text:p text:style-name="P20"><text:s text:c="8"/>Node* temp = head;</text:p>
      <text:p text:style-name="P20"><text:s text:c="8"/>while (temp != nullptr) {</text:p>
      <text:p text:style-name="P20"><text:s text:c="12"/>cout &lt;&lt; temp-&gt;data &lt;&lt; " ";</text:p>
      <text:p text:style-name="P20"><text:s text:c="12"/>temp = temp-&gt;next;</text:p>
      <text:p text:style-name="P20"><text:s text:c="8"/>}</text:p>
      <text:p text:style-name="P20"><text:s text:c="8"/>cout &lt;&lt; endl;</text:p>
      <text:p text:style-name="P20"><text:s text:c="4"/>}</text:p>
      <text:p text:style-name="P20">};</text:p>
      <text:p text:style-name="P20"/>
      <text:p text:style-name="P20">int main() {</text:p>
      <text:p text:style-name="P20"><text:soft-page-break/><text:s text:c="4"/>LinkedList myList;</text:p>
      <text:p text:style-name="P20"/>
      <text:p text:style-name="P20"><text:s text:c="4"/>myList.addElement(10);</text:p>
      <text:p text:style-name="P20"><text:s text:c="4"/>myList.addElement(20);</text:p>
      <text:p text:style-name="P20"><text:s text:c="4"/>myList.addElement(30);</text:p>
      <text:p text:style-name="P20"><text:s text:c="4"/>myList.addElement(40);</text:p>
      <text:p text:style-name="P20"/>
      <text:p text:style-name="P20"><text:s text:c="4"/>cout &lt;&lt; "Linked List: ";</text:p>
      <text:p text:style-name="P20"><text:s text:c="4"/>myList.printList();</text:p>
      <text:p text:style-name="P20"/>
      <text:p text:style-name="P20"><text:s text:c="4"/>cout &lt;&lt; "Search 20: " &lt;&lt; (myList.searchElement(20) ? "Found" : "Not Found") &lt;&lt; endl;</text:p>
      <text:p text:style-name="P20"><text:s text:c="4"/>cout &lt;&lt; "Search 50: " &lt;&lt; (myList.searchElement(50) ? "Found" : "Not Found") &lt;&lt; endl;</text:p>
      <text:p text:style-name="P20"/>
      <text:p text:style-name="P20"><text:s text:c="4"/>myList.deleteElement(30);</text:p>
      <text:p text:style-name="P20"><text:s text:c="4"/>myList.deleteElement(50); // Element doesn't exist, so no deletion</text:p>
      <text:p text:style-name="P20"/>
      <text:p text:style-name="P20"><text:s text:c="4"/>cout &lt;&lt; "Linked List after Deletion: ";</text:p>
      <text:p text:style-name="P20"><text:s text:c="4"/>myList.printList();</text:p>
      <text:p text:style-name="P20"/>
      <text:p text:style-name="P20"><text:s text:c="4"/>return 0;</text:p>
      <text:p text:style-name="P20">}</text:p>
      <text:p text:style-name="P20">```</text:p>
      <text:p text:style-name="P20"/>
      <text:p text:style-name="P20">Output:</text:p>
      <text:p text:style-name="P20">```</text:p>
      <text:p text:style-name="P20">Linked List: 10 20 30 40</text:p>
      <text:p text:style-name="P20">Search 20: Found</text:p>
      <text:p text:style-name="P20">Search 50: Not Found</text:p>
      <text:p text:style-name="P20">Linked List after Deletion: 10 20 40</text:p>
      <text:p text:style-name="P20">```</text:p>
      <text:p text:style-name="P20"/>
      <text:p text:style-name="P20">Dalam contoh di atas, kita menggunakan linked list untuk menyimpan kumpulan data bilangan bulat. Kami menambahkan beberapa elemen ke linked list menggunakan metode `addElement`. Kemudian, kami mencari elemen tertentu dalam linked list menggunakan metode `searchElement`. Kami juga menghapus elemen tertentu dari linked list menggunakan metode `deleteElement`. Terakhir, kami mencetak isi linked list menggunakan metode `printList`.</text:p>
      <text:p text:style-name="P20"/>
      <text:p text:style-name="P20">Dengan menggunakan linked list, kita dapat dengan mudah menambahkan, mencari, dan menghapus elemen dalam kumpulan data yang dinamis. Linked list juga dapat digunakan untuk implementasi struktur data yang lebih kompleks seperti stack, queue, dan banyak lagi.</text:p>
      <text:p text:style-name="P19">Pemrograman Berorientasi Objek (PBO) adalah paradigma pemrograman yang berfokus pada objek dan interaksi antar objek. Pada PBO, program dibangun dengan cara memodelkan dunia nyata ke dalam objek-objek yang memiliki atribut (data) dan metode (fungsi) yang terkait.</text:p>
      <text:p text:style-name="P20"/>
      <text:p text:style-name="P20">Berikut adalah penjelasan rinci tentang Pemrograman Berorientasi Objek dan contoh implementasi kode dalam bahasa pemrograman C++:</text:p>
      <text:p text:style-name="P20"/>
      <text:p text:style-name="P20">1. Konsep Dasar Pemrograman Berorientasi Objek:</text:p>
      <text:p text:style-name="P20"><text:s text:c="3"/>- Objek: Objek adalah entitas yang merepresentasikan bagian dari dunia nyata. Objek memiliki atribut (data) yang menggambarkan keadaan objek dan metode (fungsi) yang menggambarkan perilaku objek.</text:p>
      <text:p text:style-name="P20"><text:s text:c="3"/>- Encapsulation (Pengkapsulan): Menggabungkan data dan metode dalam sebuah objek untuk menyembunyikan rincian implementasi dan melindungi data agar tidak dapat diakses langsung.</text:p>
      <text:p text:style-name="P20"><text:s text:c="3"/>- Inheritance (Pewarisan): Mewariskan atribut dan metode dari satu objek ke objek lain untuk memperluas dan memodifikasi perilaku yang ada.</text:p>
      <text:p text:style-name="P20"><text:s text:c="3"/>- Polymorphism (Polimorfisme): Menggunakan nama yang sama untuk melakukan tindakan yang berbeda tergantung pada objek yang digunakan.</text:p>
      <text:p text:style-name="P20"><text:s text:c="3"/>- Abstraction (Abstraksi): Menyederhanakan kompleksitas dengan mengisolasi detail yang tidak relevan dan fokus pada fitur penting objek.</text:p>
      <text:p text:style-name="P20"><text:s text:c="2"/></text:p>
      <text:p text:style-name="P20">2. Contoh Implementasi PBO dalam C++:</text:p>
      <text:p text:style-name="P20"><text:s text:c="3"/>```cpp</text:p>
      <text:p text:style-name="P20"><text:s text:c="3"/>#include &lt;iostream&gt;</text:p>
      <text:p text:style-name="P20"><text:s text:c="3"/>using namespace std;</text:p>
      <text:p text:style-name="P20"/>
      <text:p text:style-name="P20"><text:s text:c="3"/>// Kelas Manusia</text:p>
      <text:p text:style-name="P20"><text:s text:c="3"/>class Manusia {</text:p>
      <text:p text:style-name="P20"><text:s text:c="3"/>private:</text:p>
      <text:p text:style-name="P20"><text:s text:c="7"/>string nama;</text:p>
      <text:p text:style-name="P20"><text:s text:c="7"/>int umur;</text:p>
      <text:p text:style-name="P20"/>
      <text:p text:style-name="P20"><text:s text:c="3"/>public:</text:p>
      <text:p text:style-name="P20"><text:s text:c="7"/>Manusia(string _nama, int _umur) {</text:p>
      <text:p text:style-name="P20"><text:s text:c="11"/>nama = _nama;</text:p>
      <text:p text:style-name="P20"><text:s text:c="11"/>umur = _umur;</text:p>
      <text:p text:style-name="P20"><text:s text:c="7"/>}</text:p>
      <text:p text:style-name="P20"/>
      <text:p text:style-name="P20"><text:s text:c="7"/>void perkenalan() {</text:p>
      <text:p text:style-name="P20"><text:s text:c="11"/>cout &lt;&lt; "Halo, nama saya " &lt;&lt; nama &lt;&lt; " dan saya berumur " &lt;&lt; umur &lt;&lt; " tahun." &lt;&lt; endl;</text:p>
      <text:p text:style-name="P20"><text:s text:c="7"/>}</text:p>
      <text:p text:style-name="P20"><text:s text:c="3"/>};</text:p>
      <text:p text:style-name="P20"/>
      <text:p text:style-name="P20"><text:s text:c="3"/>// Kelas Mahasiswa yang merupakan turunan dari kelas Manusia</text:p>
      <text:p text:style-name="P20"><text:s text:c="3"/>class Mahasiswa : public Manusia {</text:p>
      <text:p text:style-name="P20"><text:s text:c="3"/>private:</text:p>
      <text:p text:style-name="P20"><text:s text:c="7"/>string universitas;</text:p>
      <text:p text:style-name="P20"><text:soft-page-break/></text:p>
      <text:p text:style-name="P20"><text:s text:c="3"/>public:</text:p>
      <text:p text:style-name="P20"><text:s text:c="7"/>Mahasiswa(string _nama, int _umur, string _universitas) : Manusia(_nama, _umur) {</text:p>
      <text:p text:style-name="P20"><text:s text:c="11"/>universitas = _universitas;</text:p>
      <text:p text:style-name="P20"><text:s text:c="7"/>}</text:p>
      <text:p text:style-name="P20"/>
      <text:p text:style-name="P20"><text:s text:c="7"/>void infoMahasiswa() {</text:p>
      <text:p text:style-name="P20"><text:s text:c="11"/>cout &lt;&lt; "Saya adalah mahasiswa di " &lt;&lt; universitas &lt;&lt; "." &lt;&lt; endl;</text:p>
      <text:p text:style-name="P20"><text:s text:c="7"/>}</text:p>
      <text:p text:style-name="P20"><text:s text:c="3"/>};</text:p>
      <text:p text:style-name="P20"/>
      <text:p text:style-name="P20"><text:s text:c="3"/>int main() {</text:p>
      <text:p text:style-name="P20"><text:s text:c="7"/>// Membuat objek manusia</text:p>
      <text:p text:style-name="P20"><text:s text:c="7"/>Manusia manusia("John Doe", 25);</text:p>
      <text:p text:style-name="P20"><text:s text:c="7"/>manusia.perkenalan();</text:p>
      <text:p text:style-name="P20"/>
      <text:p text:style-name="P20"><text:s text:c="7"/>// Membuat objek mahasiswa</text:p>
      <text:p text:style-name="P20"><text:s text:c="7"/>Mahasiswa mahasiswa("Jane Smith", 20, "Universitas ABC");</text:p>
      <text:p text:style-name="P20"><text:s text:c="7"/>mahasiswa.perkenalan();</text:p>
      <text:p text:style-name="P20"><text:s text:c="7"/>mahasiswa.infoMahasiswa();</text:p>
      <text:p text:style-name="P20"/>
      <text:p text:style-name="P20"><text:s text:c="7"/>return 0;</text:p>
      <text:p text:style-name="P20"><text:s text:c="3"/>}</text:p>
      <text:p text:style-name="P20"><text:s text:c="3"/>```</text:p>
      <text:p text:style-name="P20"/>
      <text:p text:style-name="P20"><text:s text:c="3"/>Output:</text:p>
      <text:p text:style-name="P20"><text:s text:c="3"/>```</text:p>
      <text:p text:style-name="P20"><text:s text:c="3"/>Halo, nama saya John Doe dan saya berumur 25 tahun.</text:p>
      <text:p text:style-name="P20"><text:s text:c="3"/>Halo, nama saya Jane Smith dan saya berumur 20 tahun.</text:p>
      <text:p text:style-name="P20"><text:s text:c="3"/>Saya adalah mahasiswa di Universitas ABC.</text:p>
      <text:p text:style-name="P20"><text:s text:c="3"/>```</text:p>
      <text:p text:style-name="P20"/>
      <text:p text:style-name="P20"><text:s text:c="3"/>Dalam contoh di atas, kita menggunakan Pemrograman Berorientasi Objek untuk memodelkan manusia dan mahasiswa sebagai objek dalam program. Kelas "Manusia" mewakili entitas manusia dengan</text:p>
      <text:p text:style-name="P20"/>
      <text:p text:style-name="P20"><text:s/>atribut "nama" dan "umur". Kelas "Mahasiswa" merupakan turunan dari kelas "Manusia" dan memiliki atribut tambahan yaitu "universitas".</text:p>
      <text:p text:style-name="P20"/>
      <text:p text:style-name="P20"><text:s text:c="3"/>Dalam fungsi "main", kita membuat objek "manusia" dan "mahasiswa" dari kelas-kelas yang telah dibuat. Objek-objek tersebut memiliki metode yang bisa dipanggil seperti "perkenalan" yang mengeluarkan output berdasarkan atribut yang dimiliki oleh objek tersebut.</text:p>
      <text:p text:style-name="P20"/>
      <text:p text:style-name="P20"><text:s text:c="3"/>Dengan menggunakan Pemrograman Berorientasi Objek, kita dapat memodelkan entitas dan hubungan antar entitas dengan lebih intuitif dan modular. Pemrograman Berorientasi Objek juga memungkinkan kita untuk melakukan pewarisan, pengkapsulan, polimorfisme, dan abstraksi yang mempermudah pengembangan dan pemeliharaan kode program.</text:p>
      <text:p text:style-name="P19">Berikut ini adalah contoh implementasi lebih lanjut tentang Pemrograman Berorientasi Objek (PBO) dalam bahasa pemrograman C++:</text:p>
      <text:p text:style-name="P20"/>
      <text:p text:style-name="P20">```cpp</text:p>
      <text:p text:style-name="P20">#include &lt;iostream&gt;</text:p>
      <text:p text:style-name="P20">using namespace std;</text:p>
      <text:p text:style-name="P20"/>
      <text:p text:style-name="P20">// Kelas Orang</text:p>
      <text:p text:style-name="P20">class Orang {</text:p>
      <text:p text:style-name="P20">protected:</text:p>
      <text:p text:style-name="P20"><text:s text:c="4"/>string nama;</text:p>
      <text:p text:style-name="P20"/>
      <text:p text:style-name="P20">public:</text:p>
      <text:p text:style-name="P20"><text:s text:c="4"/>Orang(string _nama) : nama(_nama) {}</text:p>
      <text:p text:style-name="P20"/>
      <text:p text:style-name="P20"><text:s text:c="4"/>void perkenalan() {</text:p>
      <text:p text:style-name="P20"><text:s text:c="8"/>cout &lt;&lt; "Halo, nama saya " &lt;&lt; nama &lt;&lt; "." &lt;&lt; endl;</text:p>
      <text:p text:style-name="P20"><text:s text:c="4"/>}</text:p>
      <text:p text:style-name="P20">};</text:p>
      <text:p text:style-name="P20"/>
      <text:p text:style-name="P20">// Kelas Mahasiswa yang merupakan turunan dari kelas Orang</text:p>
      <text:p text:style-name="P20">class Mahasiswa : public Orang {</text:p>
      <text:p text:style-name="P20">private:</text:p>
      <text:p text:style-name="P20"><text:s text:c="4"/>string universitas;</text:p>
      <text:p text:style-name="P20"/>
      <text:p text:style-name="P20">public:</text:p>
      <text:p text:style-name="P20"><text:s text:c="4"/>Mahasiswa(string _nama, string _universitas) : Orang(_nama), universitas(_universitas) {}</text:p>
      <text:p text:style-name="P20"/>
      <text:p text:style-name="P20"><text:s text:c="4"/>void infoMahasiswa() {</text:p>
      <text:p text:style-name="P20"><text:s text:c="8"/>cout &lt;&lt; "Saya adalah mahasiswa di " &lt;&lt; universitas &lt;&lt; "." &lt;&lt; endl;</text:p>
      <text:p text:style-name="P20"><text:s text:c="4"/>}</text:p>
      <text:p text:style-name="P20">};</text:p>
      <text:p text:style-name="P20"/>
      <text:p text:style-name="P20">// Kelas Dosen yang merupakan turunan dari kelas Orang</text:p>
      <text:p text:style-name="P20">class Dosen : public Orang {</text:p>
      <text:p text:style-name="P20">private:</text:p>
      <text:p text:style-name="P20"><text:s text:c="4"/>string universitas;</text:p>
      <text:p text:style-name="P20"><text:s text:c="4"/>string bidang;</text:p>
      <text:p text:style-name="P20"/>
      <text:p text:style-name="P20">public:</text:p>
      <text:p text:style-name="P20"><text:s text:c="4"/>Dosen(string _nama, string _universitas, string _bidang) : Orang(_nama), universitas(_universitas), bidang(_bidang) {}</text:p>
      <text:p text:style-name="P20"/>
      <text:p text:style-name="P20"><text:s text:c="4"/>void infoDosen() {</text:p>
      <text:p text:style-name="P20"><text:s text:c="8"/>cout &lt;&lt; "Saya adalah seorang dosen di " &lt;&lt; universitas &lt;&lt; " dengan bidang keahlian " &lt;&lt; bidang &lt;&lt; "." &lt;&lt; endl;</text:p>
      <text:p text:style-name="P20"><text:s text:c="4"/>}</text:p>
      <text:p text:style-name="P20">};</text:p>
      <text:p text:style-name="P20"/>
      <text:p text:style-name="P20"><text:soft-page-break/>int main() {</text:p>
      <text:p text:style-name="P20"><text:s text:c="4"/>// Membuat objek mahasiswa</text:p>
      <text:p text:style-name="P20"><text:s text:c="4"/>Mahasiswa mahasiswa("John Doe", "Universitas ABC");</text:p>
      <text:p text:style-name="P20"><text:s text:c="4"/>mahasiswa.perkenalan();</text:p>
      <text:p text:style-name="P20"><text:s text:c="4"/>mahasiswa.infoMahasiswa();</text:p>
      <text:p text:style-name="P20"/>
      <text:p text:style-name="P20"><text:s text:c="4"/>// Membuat objek dosen</text:p>
      <text:p text:style-name="P20"><text:s text:c="4"/>Dosen dosen("Jane Smith", "Universitas XYZ", "Pemrograman");</text:p>
      <text:p text:style-name="P20"><text:s text:c="4"/>dosen.perkenalan();</text:p>
      <text:p text:style-name="P20"><text:s text:c="4"/>dosen.infoDosen();</text:p>
      <text:p text:style-name="P20"/>
      <text:p text:style-name="P20"><text:s text:c="4"/>return 0;</text:p>
      <text:p text:style-name="P20">}</text:p>
      <text:p text:style-name="P20">```</text:p>
      <text:p text:style-name="P20"/>
      <text:p text:style-name="P20">Output:</text:p>
      <text:p text:style-name="P20">```</text:p>
      <text:p text:style-name="P20">Halo, nama saya John Doe.</text:p>
      <text:p text:style-name="P20">Saya adalah mahasiswa di Universitas ABC.</text:p>
      <text:p text:style-name="P20">Halo, nama saya Jane Smith.</text:p>
      <text:p text:style-name="P20">Saya adalah seorang dosen di Universitas XYZ dengan bidang keahlian Pemrograman.</text:p>
      <text:p text:style-name="P20">```</text:p>
      <text:p text:style-name="P20"/>
      <text:p text:style-name="P20">Dalam contoh di atas, kita menggunakan konsep Pemrograman Berorientasi Objek untuk memodelkan objek "mahasiswa" dan "dosen" sebagai turunan dari kelas "Orang". Kelas "Orang" memiliki atribut "nama" dan metode "perkenalan". Kelas "Mahasiswa" dan "Dosen" merupakan turunan dari kelas "Orang" dengan atribut dan metode tambahan yang sesuai dengan perannya.</text:p>
      <text:p text:style-name="P20"/>
      <text:p text:style-name="P20">Dalam fungsi "main", kita membuat objek "mahasiswa" dan "dosen" dari kelas-kelas yang telah dibuat. Objek-objek tersebut dapat memanggil metode dari kelas induk ("perkenalan") serta metode tambahan yang ada di kelas turunan ("infoMahasiswa" dan "infoDosen").</text:p>
      <text:p text:style-name="P20"/>
      <text:p text:style-name="P20">Dengan menggunakan Pemrograman Berorientasi Objek, kita dapat memodelkan entitas dan hubungan antar entitas dengan lebih baik. Kita dapat menggunakan pewarisan untuk mewarisi atribut dan metode dari kelas induk, sehingga menghindari duplikasi kode. Kita juga dapat menggunakan polimorfisme untuk memperlakukan objek dengan cara yang sama meskipun mereka berbeda jenisnya. Hal ini membuat kode menjadi lebih fleksibel, modular, dan mudah dipelihara.</text:p>
      <text:p text:style-name="P20">Konsep dasar dalam Pemrograman Berorientasi Objek (OOP) meliputi class, objek, enkapsulasi, pewarisan, dan polimorfisme. Berikut adalah penjelasan rinci tentang konsep-konsep tersebut beserta contoh kode pengimplementasiannya dalam bahasa pemrograman C++:</text:p>
      <text:p text:style-name="P20"/>
      <text:p text:style-name="P20">1. Class:</text:p>
      <text:p text:style-name="P20"><text:s text:c="3"/>- Class adalah template atau blueprint yang mendefinisikan struktur, perilaku, dan atribut suatu objek.</text:p>
      <text:p text:style-name="P20"><text:s text:c="3"/>- Class berisi definisi dari data dan metode yang dapat digunakan oleh objek-objek yang merupakan instance dari class tersebut.</text:p>
      <text:p text:style-name="P20"><text:soft-page-break/><text:s text:c="3"/>- Contoh implementasi:</text:p>
      <text:p text:style-name="P20"/>
      <text:p text:style-name="P20"><text:s text:c="3"/>```cpp</text:p>
      <text:p text:style-name="P20"><text:s text:c="3"/>class Mahasiswa {</text:p>
      <text:p text:style-name="P20"><text:s text:c="3"/>private:</text:p>
      <text:p text:style-name="P20"><text:s text:c="7"/>string nama;</text:p>
      <text:p text:style-name="P20"><text:s text:c="7"/>int usia;</text:p>
      <text:p text:style-name="P20"/>
      <text:p text:style-name="P20"><text:s text:c="3"/>public:</text:p>
      <text:p text:style-name="P20"><text:s text:c="7"/>void setNama(string _nama) {</text:p>
      <text:p text:style-name="P20"><text:s text:c="11"/>nama = _nama;</text:p>
      <text:p text:style-name="P20"><text:s text:c="7"/>}</text:p>
      <text:p text:style-name="P20"/>
      <text:p text:style-name="P20"><text:s text:c="7"/>string getNama() {</text:p>
      <text:p text:style-name="P20"><text:s text:c="11"/>return nama;</text:p>
      <text:p text:style-name="P20"><text:s text:c="7"/>}</text:p>
      <text:p text:style-name="P20"/>
      <text:p text:style-name="P20"><text:s text:c="7"/>void setUsia(int _usia) {</text:p>
      <text:p text:style-name="P20"><text:s text:c="11"/>usia = _usia;</text:p>
      <text:p text:style-name="P20"><text:s text:c="7"/>}</text:p>
      <text:p text:style-name="P20"/>
      <text:p text:style-name="P20"><text:s text:c="7"/>int getUsia() {</text:p>
      <text:p text:style-name="P20"><text:s text:c="11"/>return usia;</text:p>
      <text:p text:style-name="P20"><text:s text:c="7"/>}</text:p>
      <text:p text:style-name="P20"><text:s text:c="3"/>};</text:p>
      <text:p text:style-name="P20"><text:s text:c="3"/>```</text:p>
      <text:p text:style-name="P20"/>
      <text:p text:style-name="P20">2. Objek:</text:p>
      <text:p text:style-name="P20"><text:s text:c="3"/>- Objek adalah instance dari suatu class, yang memiliki atribut dan metode yang didefinisikan oleh class tersebut.</text:p>
      <text:p text:style-name="P20"><text:s text:c="3"/>- Objek merepresentasikan entitas nyata atau konsep dalam program.</text:p>
      <text:p text:style-name="P20"><text:s text:c="3"/>- Contoh implementasi:</text:p>
      <text:p text:style-name="P20"/>
      <text:p text:style-name="P20"><text:s text:c="3"/>```cpp</text:p>
      <text:p text:style-name="P20"><text:s text:c="3"/>Mahasiswa mahasiswa1;</text:p>
      <text:p text:style-name="P20"><text:s text:c="3"/>mahasiswa1.setNama("John Doe");</text:p>
      <text:p text:style-name="P20"><text:s text:c="3"/>mahasiswa1.setUsia(20);</text:p>
      <text:p text:style-name="P20"/>
      <text:p text:style-name="P20"><text:s text:c="3"/>cout &lt;&lt; "Nama: " &lt;&lt; mahasiswa1.getNama() &lt;&lt; endl;</text:p>
      <text:p text:style-name="P20"><text:s text:c="3"/>cout &lt;&lt; "Usia: " &lt;&lt; mahasiswa1.getUsia() &lt;&lt; endl;</text:p>
      <text:p text:style-name="P20"><text:s text:c="3"/>```</text:p>
      <text:p text:style-name="P20"/>
      <text:p text:style-name="P20">3. Enkapsulasi:</text:p>
      <text:p text:style-name="P20"><text:s text:c="3"/>- Enkapsulasi adalah mekanisme untuk menggabungkan data dan metode yang terkait dalam sebuah objek.</text:p>
      <text:p text:style-name="P20"><text:s text:c="3"/>- Enkapsulasi melindungi data dengan membatasi akses langsung dari luar objek, sehingga data hanya dapat diubah melalui metode yang ditentukan.</text:p>
      <text:p text:style-name="P20"><text:s text:c="3"/>- Contoh implementasi:</text:p>
      <text:p text:style-name="P20"/>
      <text:p text:style-name="P20"><text:soft-page-break/><text:s text:c="3"/>```cpp</text:p>
      <text:p text:style-name="P20"><text:s text:c="3"/>class Mahasiswa {</text:p>
      <text:p text:style-name="P20"><text:s text:c="3"/>private:</text:p>
      <text:p text:style-name="P20"><text:s text:c="7"/>string nama;</text:p>
      <text:p text:style-name="P20"><text:s text:c="7"/>int usia;</text:p>
      <text:p text:style-name="P20"/>
      <text:p text:style-name="P20"><text:s text:c="3"/>public:</text:p>
      <text:p text:style-name="P20"><text:s text:c="7"/>void setNama(string _nama) {</text:p>
      <text:p text:style-name="P20"><text:s text:c="11"/>nama = _nama;</text:p>
      <text:p text:style-name="P20"><text:s text:c="7"/>}</text:p>
      <text:p text:style-name="P20"/>
      <text:p text:style-name="P20"><text:s text:c="7"/>string getNama() {</text:p>
      <text:p text:style-name="P20"><text:s text:c="11"/>return nama;</text:p>
      <text:p text:style-name="P20"><text:s text:c="7"/>}</text:p>
      <text:p text:style-name="P20"/>
      <text:p text:style-name="P20"><text:s text:c="7"/>void setUsia(int _usia) {</text:p>
      <text:p text:style-name="P20"><text:s text:c="11"/>if (_usia &gt;= 0) {</text:p>
      <text:p text:style-name="P20"><text:s text:c="15"/>usia = _usia;</text:p>
      <text:p text:style-name="P20"><text:s text:c="11"/>}</text:p>
      <text:p text:style-name="P20"><text:s text:c="7"/>}</text:p>
      <text:p text:style-name="P20"/>
      <text:p text:style-name="P20"><text:s text:c="7"/>int getUsia() {</text:p>
      <text:p text:style-name="P20"><text:s text:c="11"/>return usia;</text:p>
      <text:p text:style-name="P20"><text:s text:c="7"/>}</text:p>
      <text:p text:style-name="P20"><text:s text:c="3"/>};</text:p>
      <text:p text:style-name="P20"><text:s text:c="3"/>```</text:p>
      <text:p text:style-name="P20"/>
      <text:p text:style-name="P20">4. Pewarisan:</text:p>
      <text:p text:style-name="P20"><text:s text:c="3"/>- Pewarisan memungkinkan kita untuk membuat kelas baru yang mewarisi atribut dan metode dari kelas yang sudah ada.</text:p>
      <text:p text:style-name="P20"><text:s text:c="3"/>- Pewarisan memungkinkan kita untuk memperluas atau memodifikasi perilaku kelas yang sudah ada tanpa perlu menulis ulang kode yang sama.</text:p>
      <text:p text:style-name="P20"><text:s text:c="3"/>- Contoh implementasi:</text:p>
      <text:p text:style-name="P20"/>
      <text:p text:style-name="P20"><text:s text:c="3"/>```cpp</text:p>
      <text:p text:style-name="P20"><text:s text:c="3"/>class Mahasiswa : public Orang {</text:p>
      <text:p text:style-name="P20"><text:s text:c="3"/>private:</text:p>
      <text:p text:style-name="P20"><text:s text:c="7"/>string universitas;</text:p>
      <text:p text:style-name="P20"/>
      <text:p text:style-name="P20"><text:s text:c="3"/>public:</text:p>
      <text:p text:style-name="P20"><text:s text:c="7"/>void setUniversitas(string _universitas) {</text:p>
      <text:p text:style-name="P20"><text:s text:c="11"/>universitas = _universitas;</text:p>
      <text:p text:style-name="P20"><text:s text:c="7"/>}</text:p>
      <text:p text:style-name="P20"/>
      <text:p text:style-name="P20"><text:s text:c="7"/>string getUniversitas() {</text:p>
      <text:p text:style-name="P20"><text:s text:c="11"/>return universitas;</text:p>
      <text:p text:style-name="P20"><text:s text:c="7"/>}</text:p>
      <text:p text:style-name="P20"><text:s text:c="3"/>};</text:p>
      <text:p text:style-name="P20"><text:s text:c="3"/>```</text:p>
      <text:p text:style-name="P20"><text:soft-page-break/></text:p>
      <text:p text:style-name="P20">5. Polimorfisme:</text:p>
      <text:p text:style-name="P20"><text:s text:c="3"/>- Polimorfisme memungkinkan objek dengan tipe yang berbeda untuk merespons metode yang sama dengan cara yang berbeda.</text:p>
      <text:p text:style-name="P20"><text:s text:c="3"/>- Polimorfisme memungkinkan pemrogram untuk memperlakukan objek</text:p>
      <text:p text:style-name="P20"/>
      <text:p text:style-name="P20"><text:s/>dengan cara yang umum, tanpa harus mengetahui tipe objek yang sebenarnya.</text:p>
      <text:p text:style-name="P20"><text:s text:c="3"/>- Contoh implementasi:</text:p>
      <text:p text:style-name="P20"/>
      <text:p text:style-name="P20"><text:s text:c="3"/>```cpp</text:p>
      <text:p text:style-name="P20"><text:s text:c="3"/>class Hewan {</text:p>
      <text:p text:style-name="P20"><text:s text:c="3"/>public:</text:p>
      <text:p text:style-name="P20"><text:s text:c="7"/>virtual void suara() {</text:p>
      <text:p text:style-name="P20"><text:s text:c="11"/>cout &lt;&lt; "Hewan membuat suara." &lt;&lt; endl;</text:p>
      <text:p text:style-name="P20"><text:s text:c="7"/>}</text:p>
      <text:p text:style-name="P20"><text:s text:c="3"/>};</text:p>
      <text:p text:style-name="P20"/>
      <text:p text:style-name="P20"><text:s text:c="3"/>class Kucing : public Hewan {</text:p>
      <text:p text:style-name="P20"><text:s text:c="3"/>public:</text:p>
      <text:p text:style-name="P20"><text:s text:c="7"/>void suara() {</text:p>
      <text:p text:style-name="P20"><text:s text:c="11"/>cout &lt;&lt; "Meow!" &lt;&lt; endl;</text:p>
      <text:p text:style-name="P20"><text:s text:c="7"/>}</text:p>
      <text:p text:style-name="P20"><text:s text:c="3"/>};</text:p>
      <text:p text:style-name="P20"/>
      <text:p text:style-name="P20"><text:s text:c="3"/>class Anjing : public Hewan {</text:p>
      <text:p text:style-name="P20"><text:s text:c="3"/>public:</text:p>
      <text:p text:style-name="P20"><text:s text:c="7"/>void suara() {</text:p>
      <text:p text:style-name="P20"><text:s text:c="11"/>cout &lt;&lt; "Woof!" &lt;&lt; endl;</text:p>
      <text:p text:style-name="P20"><text:s text:c="7"/>}</text:p>
      <text:p text:style-name="P20"><text:s text:c="3"/>};</text:p>
      <text:p text:style-name="P20"><text:s text:c="3"/>```</text:p>
      <text:p text:style-name="P20"/>
      <text:p text:style-name="P20"><text:s text:c="3"/>```cpp</text:p>
      <text:p text:style-name="P20"><text:s text:c="3"/>Hewan* hewan1 = new Kucing();</text:p>
      <text:p text:style-name="P20"><text:s text:c="3"/>Hewan* hewan2 = new Anjing();</text:p>
      <text:p text:style-name="P20"/>
      <text:p text:style-name="P20"><text:s text:c="3"/>hewan1-&gt;suara(); // Output: Meow!</text:p>
      <text:p text:style-name="P20"><text:s text:c="3"/>hewan2-&gt;suara(); // Output: Woof!</text:p>
      <text:p text:style-name="P20"><text:s text:c="3"/>```</text:p>
      <text:p text:style-name="P20"/>
      <text:p text:style-name="P20">Dengan menggunakan konsep dasar OOP seperti class, objek, enkapsulasi, pewarisan, dan polimorfisme, kita dapat memodelkan entitas dalam program dengan lebih jelas dan efektif. Hal ini memungkinkan pengembangan kode yang modular, mudah dipelihara, dan dapat digunakan kembali.</text:p>
      <text:p text:style-name="P20">Continuing from the previous response, here are some additional explanations and code examples for advanced concepts in Object-Oriented Programming (OOP):</text:p>
      <text:p text:style-name="P20"/>
      <text:p text:style-name="P20">1. Abstraksi:</text:p>
      <text:p text:style-name="P20"><text:soft-page-break/><text:s text:c="3"/>- Abstraksi adalah proses menyembunyikan detail yang kompleks dari objek dan hanya menampilkan informasi yang relevan.</text:p>
      <text:p text:style-name="P20"><text:s text:c="3"/>- Dalam OOP, abstraksi dapat dilakukan melalui kelas abstrak yang memiliki metode abstrak (metode tanpa implementasi) yang didefinisikan sebagai antarmuka untuk kelas turunan.</text:p>
      <text:p text:style-name="P20"><text:s text:c="3"/>- Contoh implementasi:</text:p>
      <text:p text:style-name="P20"/>
      <text:p text:style-name="P20"><text:s text:c="3"/>```cpp</text:p>
      <text:p text:style-name="P20"><text:s text:c="3"/>class Bentuk {</text:p>
      <text:p text:style-name="P20"><text:s text:c="3"/>public:</text:p>
      <text:p text:style-name="P20"><text:s text:c="7"/>virtual void hitungLuas() = 0;</text:p>
      <text:p text:style-name="P20"><text:s text:c="3"/>};</text:p>
      <text:p text:style-name="P20"/>
      <text:p text:style-name="P20"><text:s text:c="3"/>class Lingkaran : public Bentuk {</text:p>
      <text:p text:style-name="P20"><text:s text:c="3"/>private:</text:p>
      <text:p text:style-name="P20"><text:s text:c="7"/>double jariJari;</text:p>
      <text:p text:style-name="P20"/>
      <text:p text:style-name="P20"><text:s text:c="3"/>public:</text:p>
      <text:p text:style-name="P20"><text:s text:c="7"/>Lingkaran(double _jariJari) : jariJari(_jariJari) {}</text:p>
      <text:p text:style-name="P20"/>
      <text:p text:style-name="P20"><text:s text:c="7"/>void hitungLuas() {</text:p>
      <text:p text:style-name="P20"><text:s text:c="11"/>double luas = 3.14 * jariJari * jariJari;</text:p>
      <text:p text:style-name="P20"><text:s text:c="11"/>cout &lt;&lt; "Luas lingkaran: " &lt;&lt; luas &lt;&lt; endl;</text:p>
      <text:p text:style-name="P20"><text:s text:c="7"/>}</text:p>
      <text:p text:style-name="P20"><text:s text:c="3"/>};</text:p>
      <text:p text:style-name="P20"><text:s text:c="3"/>```</text:p>
      <text:p text:style-name="P20"/>
      <text:p text:style-name="P20">2. Pola Desain (Design Patterns):</text:p>
      <text:p text:style-name="P20"><text:s text:c="3"/>- Pola Desain adalah solusi umum untuk masalah yang sering muncul dalam pengembangan perangkat lunak.</text:p>
      <text:p text:style-name="P20"><text:s text:c="3"/>- Pola Desain membantu dalam merancang dan membangun aplikasi yang fleksibel, dapat dipelihara, dan mudah diubah.</text:p>
      <text:p text:style-name="P20"><text:s text:c="3"/>- Contoh pola desain yang populer adalah Pola Singleton, Pola Observer, Pola Builder, dan banyak lagi.</text:p>
      <text:p text:style-name="P20"/>
      <text:p text:style-name="P20"><text:s text:c="3"/>```cpp</text:p>
      <text:p text:style-name="P20"><text:s text:c="3"/>// Contoh Pola Singleton</text:p>
      <text:p text:style-name="P20"><text:s text:c="3"/>class Database {</text:p>
      <text:p text:style-name="P20"><text:s text:c="3"/>private:</text:p>
      <text:p text:style-name="P20"><text:s text:c="7"/>static Database* instance;</text:p>
      <text:p text:style-name="P20"><text:s text:c="7"/>string connection;</text:p>
      <text:p text:style-name="P20"/>
      <text:p text:style-name="P20"><text:s text:c="7"/>Database() {</text:p>
      <text:p text:style-name="P20"><text:s text:c="11"/>// Inisialisasi koneksi database</text:p>
      <text:p text:style-name="P20"><text:s text:c="11"/>connection = "Database connection string";</text:p>
      <text:p text:style-name="P20"><text:s text:c="7"/>}</text:p>
      <text:p text:style-name="P20"/>
      <text:p text:style-name="P20"><text:s text:c="3"/>public:</text:p>
      <text:p text:style-name="P20"><text:s text:c="7"/>static Database* getInstance() {</text:p>
      <text:p text:style-name="P20"><text:soft-page-break/><text:s text:c="11"/>if (instance == nullptr) {</text:p>
      <text:p text:style-name="P20"><text:s text:c="15"/>instance = new Database();</text:p>
      <text:p text:style-name="P20"><text:s text:c="11"/>}</text:p>
      <text:p text:style-name="P20"><text:s text:c="11"/>return instance;</text:p>
      <text:p text:style-name="P20"><text:s text:c="7"/>}</text:p>
      <text:p text:style-name="P20"/>
      <text:p text:style-name="P20"><text:s text:c="7"/>void query(string sql) {</text:p>
      <text:p text:style-name="P20"><text:s text:c="11"/>cout &lt;&lt; "Running query: " &lt;&lt; sql &lt;&lt; endl;</text:p>
      <text:p text:style-name="P20"><text:s text:c="11"/>// Eksekusi query</text:p>
      <text:p text:style-name="P20"><text:s text:c="7"/>}</text:p>
      <text:p text:style-name="P20"><text:s text:c="3"/>};</text:p>
      <text:p text:style-name="P20"/>
      <text:p text:style-name="P20"><text:s text:c="3"/>Database* Database::instance = nullptr;</text:p>
      <text:p text:style-name="P20"/>
      <text:p text:style-name="P20"><text:s text:c="3"/>int main() {</text:p>
      <text:p text:style-name="P20"><text:s text:c="7"/>Database* db = Database::getInstance();</text:p>
      <text:p text:style-name="P20"><text:s text:c="7"/>db-&gt;query("SELECT * FROM users");</text:p>
      <text:p text:style-name="P20"/>
      <text:p text:style-name="P20"><text:s text:c="7"/>return 0;</text:p>
      <text:p text:style-name="P20"><text:s text:c="3"/>}</text:p>
      <text:p text:style-name="P20"><text:s text:c="3"/>```</text:p>
      <text:p text:style-name="P20"/>
      <text:p text:style-name="P20">3. Overloading dan Overriding:</text:p>
      <text:p text:style-name="P20"><text:s text:c="3"/>- Overloading adalah kemampuan untuk mendefinisikan beberapa fungsi dengan nama yang sama tetapi dengan parameter yang berbeda.</text:p>
      <text:p text:style-name="P20"><text:s text:c="3"/>- Overriding adalah kemampuan untuk mendefinisikan ulang metode yang telah diturunkan dari kelas induk dalam kelas turunan dengan implementasi yang berbeda.</text:p>
      <text:p text:style-name="P20"><text:s text:c="3"/>- Contoh implementasi:</text:p>
      <text:p text:style-name="P20"/>
      <text:p text:style-name="P20"><text:s text:c="3"/>```cpp</text:p>
      <text:p text:style-name="P20"><text:s text:c="3"/>class Matematika {</text:p>
      <text:p text:style-name="P20"><text:s text:c="3"/>public:</text:p>
      <text:p text:style-name="P20"><text:s text:c="7"/>int tambah(int a, int b) {</text:p>
      <text:p text:style-name="P20"><text:s text:c="11"/>return a + b;</text:p>
      <text:p text:style-name="P20"><text:s text:c="7"/>}</text:p>
      <text:p text:style-name="P20"/>
      <text:p text:style-name="P20"><text:s text:c="7"/>double tambah(double a, double b) {</text:p>
      <text:p text:style-name="P20"><text:s text:c="11"/>return a + b;</text:p>
      <text:p text:style-name="P20"><text:s text:c="7"/>}</text:p>
      <text:p text:style-name="P20"><text:s text:c="3"/>};</text:p>
      <text:p text:style-name="P20"/>
      <text:p text:style-name="P20"><text:s text:c="3"/>class MatematikaKhusus : public Matematika {</text:p>
      <text:p text:style-name="P20"><text:s text:c="3"/>public:</text:p>
      <text:p text:style-name="P20"><text:s text:c="7"/>int tambah(int a, int b) {</text:p>
      <text:p text:style-name="P20"><text:s text:c="11"/>return a + b + 10;</text:p>
      <text:p text:style-name="P20"><text:s text:c="7"/>}</text:p>
      <text:p text:style-name="P20"><text:s text:c="3"/>};</text:p>
      <text:p text:style-name="P20"><text:s text:c="3"/>```</text:p>
      <text:p text:style-name="P20"/>
      <text:p text:style-name="P20"><text:soft-page-break/><text:s text:c="3"/>```cpp</text:p>
      <text:p text:style-name="P20"><text:s text:c="3"/>Matematika mat;</text:p>
      <text:p text:style-name="P20"><text:s text:c="3"/>int hasil1 = mat.tambah(5, 3); <text:s text:c="8"/>// Memanggil fungsi int tambah(int, int)</text:p>
      <text:p text:style-name="P20"><text:s text:c="3"/>double hasil2 = mat.tambah(2.5, 3.7); <text:s/>// Memanggil fungsi double tambah(double, double)</text:p>
      <text:p text:style-name="P20"/>
      <text:p text:style-name="P20"><text:s text:c="3"/>MatematikaKhus</text:p>
      <text:p text:style-name="P20"/>
      <text:p text:style-name="P20">us matKhusus;</text:p>
      <text:p text:style-name="P20"><text:s text:c="3"/>int hasil3 = matKhusus.tambah(5, 3); <text:s text:c="2"/>// Memanggil fungsi int tambah(int, int) dalam kelas turunan</text:p>
      <text:p text:style-name="P20"><text:s text:c="3"/>```</text:p>
      <text:p text:style-name="P20"/>
      <text:p text:style-name="P20">Dengan memahami konsep-konsep seperti abstraksi, pola desain, overloading, dan overriding, kita dapat merancang dan mengembangkan kode yang lebih fleksibel, efisien, dan mudah dipelihara dalam paradigma Pemrograman Berorientasi Objek.</text:p>
      <text:p text:style-name="P19">Pendefinisian dan penggunaan kelas merupakan salah satu konsep utama dalam Pemrograman Berorientasi Objek (OOP). Berikut adalah penjelasan rinci tentang pendefinisian dan penggunaan kelas beserta contoh kode pengimplementasiannya dalam bahasa pemrograman C++:</text:p>
      <text:p text:style-name="P20"/>
      <text:p text:style-name="P20">1. Pendefinisian Kelas:</text:p>
      <text:p text:style-name="P20"><text:s text:c="3"/>- Kelas adalah sebuah blueprint atau template yang mendefinisikan struktur, perilaku, dan atribut objek-objek yang akan dibuat berdasarkan kelas tersebut.</text:p>
      <text:p text:style-name="P20"><text:s text:c="3"/>- Pendefinisian kelas melibatkan deklarasi dan implementasi atribut dan metode yang dimiliki oleh kelas.</text:p>
      <text:p text:style-name="P20"><text:s text:c="3"/>- Contoh pendefinisian kelas:</text:p>
      <text:p text:style-name="P20"/>
      <text:p text:style-name="P20"><text:s text:c="3"/>```cpp</text:p>
      <text:p text:style-name="P20"><text:s text:c="3"/>class Mahasiswa {</text:p>
      <text:p text:style-name="P20"><text:s text:c="3"/>private:</text:p>
      <text:p text:style-name="P20"><text:s text:c="7"/>string nama;</text:p>
      <text:p text:style-name="P20"><text:s text:c="7"/>int usia;</text:p>
      <text:p text:style-name="P20"/>
      <text:p text:style-name="P20"><text:s text:c="3"/>public:</text:p>
      <text:p text:style-name="P20"><text:s text:c="7"/>// Konstruktor</text:p>
      <text:p text:style-name="P20"><text:s text:c="7"/>Mahasiswa(string _nama, int _usia) : nama(_nama), usia(_usia) {}</text:p>
      <text:p text:style-name="P20"/>
      <text:p text:style-name="P20"><text:s text:c="7"/>// Metode getter dan setter</text:p>
      <text:p text:style-name="P20"><text:s text:c="7"/>string getNama() {</text:p>
      <text:p text:style-name="P20"><text:s text:c="11"/>return nama;</text:p>
      <text:p text:style-name="P20"><text:s text:c="7"/>}</text:p>
      <text:p text:style-name="P20"/>
      <text:p text:style-name="P20"><text:s text:c="7"/>int getUsia() {</text:p>
      <text:p text:style-name="P20"><text:s text:c="11"/>return usia;</text:p>
      <text:p text:style-name="P20"><text:s text:c="7"/>}</text:p>
      <text:p text:style-name="P20"/>
      <text:p text:style-name="P20"><text:s text:c="7"/>void setNama(string _nama) {</text:p>
      <text:p text:style-name="P20"><text:s text:c="11"/>nama = _nama;</text:p>
      <text:p text:style-name="P20"><text:s text:c="7"/>}</text:p>
      <text:p text:style-name="P20"/>
      <text:p text:style-name="P20"><text:s text:c="7"/>void setUsia(int _usia) {</text:p>
      <text:p text:style-name="P20"><text:s text:c="11"/>usia = _usia;</text:p>
      <text:p text:style-name="P20"><text:s text:c="7"/>}</text:p>
      <text:p text:style-name="P20"><text:s text:c="3"/>};</text:p>
      <text:p text:style-name="P20"><text:s text:c="3"/>```</text:p>
      <text:p text:style-name="P20"/>
      <text:p text:style-name="P20">2. Pembuatan Objek:</text:p>
      <text:p text:style-name="P20"><text:s text:c="3"/>- Setelah kelas didefinisikan, kita dapat membuat objek-objek dari kelas tersebut.</text:p>
      <text:p text:style-name="P20"><text:s text:c="3"/>- Pembuatan objek melibatkan penggunaan konstruktor untuk menginisialisasi objek dengan nilai awal.</text:p>
      <text:p text:style-name="P20"><text:s text:c="3"/>- Contoh pembuatan objek:</text:p>
      <text:p text:style-name="P20"/>
      <text:p text:style-name="P20"><text:s text:c="3"/>```cpp</text:p>
      <text:p text:style-name="P20"><text:s text:c="3"/>Mahasiswa mhs1("John Doe", 20);</text:p>
      <text:p text:style-name="P20"><text:soft-page-break/><text:s text:c="3"/>Mahasiswa mhs2("Jane Smith", 22);</text:p>
      <text:p text:style-name="P20"><text:s text:c="3"/>```</text:p>
      <text:p text:style-name="P20"/>
      <text:p text:style-name="P20">3. Penggunaan Metode dan Atribut Kelas:</text:p>
      <text:p text:style-name="P20"><text:s text:c="3"/>- Objek yang dibuat dari kelas dapat menggunakan metode dan mengakses atribut yang didefinisikan dalam kelas.</text:p>
      <text:p text:style-name="P20"><text:s text:c="3"/>- Penggunaan metode dan akses atribut dilakukan melalui operator titik (.) pada objek.</text:p>
      <text:p text:style-name="P20"><text:s text:c="3"/>- Contoh penggunaan metode dan atribut kelas:</text:p>
      <text:p text:style-name="P20"/>
      <text:p text:style-name="P20"><text:s text:c="3"/>```cpp</text:p>
      <text:p text:style-name="P20"><text:s text:c="3"/>string namaMhs1 = mhs1.getNama();</text:p>
      <text:p text:style-name="P20"><text:s text:c="3"/>int usiaMhs2 = mhs2.getUsia();</text:p>
      <text:p text:style-name="P20"/>
      <text:p text:style-name="P20"><text:s text:c="3"/>mhs1.setUsia(21);</text:p>
      <text:p text:style-name="P20"><text:s text:c="3"/>```</text:p>
      <text:p text:style-name="P20"/>
      <text:p text:style-name="P20">Dengan menggunakan pendefinisian kelas, pembuatan objek, dan penggunaan metode serta atribut kelas, kita dapat memodelkan dan mengelola entitas yang kompleks dalam program secara terstruktur dan efisien. Pendefinisian kelas memungkinkan kita untuk mengelompokkan data dan fungsionalitas terkait ke dalam unit yang terpisah, sehingga memudahkan dalam pengembangan, pemeliharaan, dan perluasan kode.</text:p>
      <text:p text:style-name="P19">Penggunaan konstruktor dan destruktor adalah bagian penting dari pemrograman berorientasi objek. Berikut adalah penjelasan rinci tentang penggunaan konstruktor dan destruktor beserta contoh kode pengimplementasiannya dalam bahasa pemrograman C++:</text:p>
      <text:p text:style-name="P20"/>
      <text:p text:style-name="P20">1. Konstruktor:</text:p>
      <text:p text:style-name="P20"><text:s text:c="3"/>- Konstruktor adalah metode khusus dalam sebuah kelas yang digunakan untuk menginisialisasi objek saat objek tersebut dibuat.</text:p>
      <text:p text:style-name="P20"><text:s text:c="3"/>- Konstruktor memiliki nama yang sama dengan nama kelas dan tidak mengembalikan nilai.</text:p>
      <text:p text:style-name="P20"><text:s text:c="3"/>- Konstruktor dapat memiliki parameter atau tidak memiliki parameter.</text:p>
      <text:p text:style-name="P20"><text:s text:c="3"/>- Contoh penggunaan konstruktor:</text:p>
      <text:p text:style-name="P20"/>
      <text:p text:style-name="P20"><text:s text:c="3"/>```cpp</text:p>
      <text:p text:style-name="P20"><text:s text:c="3"/>class Mahasiswa {</text:p>
      <text:p text:style-name="P20"><text:s text:c="3"/>private:</text:p>
      <text:p text:style-name="P20"><text:s text:c="7"/>string nama;</text:p>
      <text:p text:style-name="P20"><text:s text:c="7"/>int usia;</text:p>
      <text:p text:style-name="P20"/>
      <text:p text:style-name="P20"><text:s text:c="3"/>public:</text:p>
      <text:p text:style-name="P20"><text:s text:c="7"/>// Konstruktor tanpa parameter</text:p>
      <text:p text:style-name="P20"><text:s text:c="7"/>Mahasiswa() {</text:p>
      <text:p text:style-name="P20"><text:s text:c="11"/>nama = "John Doe";</text:p>
      <text:p text:style-name="P20"><text:s text:c="11"/>usia = 20;</text:p>
      <text:p text:style-name="P20"><text:s text:c="7"/>}</text:p>
      <text:p text:style-name="P20"/>
      <text:p text:style-name="P20"><text:s text:c="7"/>// Konstruktor dengan parameter</text:p>
      <text:p text:style-name="P20"><text:s text:c="7"/>Mahasiswa(string _nama, int _usia) {</text:p>
      <text:p text:style-name="P20"><text:s text:c="11"/>nama = _nama;</text:p>
      <text:p text:style-name="P20"><text:s text:c="11"/>usia = _usia;</text:p>
      <text:p text:style-name="P20"><text:s text:c="7"/>}</text:p>
      <text:p text:style-name="P20"/>
      <text:p text:style-name="P20"><text:s text:c="7"/>// ...</text:p>
      <text:p text:style-name="P20"><text:s text:c="3"/>};</text:p>
      <text:p text:style-name="P20"><text:s text:c="3"/>```</text:p>
      <text:p text:style-name="P20"/>
      <text:p text:style-name="P20"><text:s text:c="3"/>```cpp</text:p>
      <text:p text:style-name="P20"><text:s text:c="3"/>Mahasiswa mhs1; <text:s text:c="15"/>// Menggunakan konstruktor tanpa parameter</text:p>
      <text:p text:style-name="P20"><text:s text:c="3"/>Mahasiswa mhs2("Jane Smith", 22); <text:s/>// Menggunakan konstruktor dengan parameter</text:p>
      <text:p text:style-name="P20"><text:s text:c="3"/>```</text:p>
      <text:p text:style-name="P20"/>
      <text:p text:style-name="P20">2. Destruktor:</text:p>
      <text:p text:style-name="P20"><text:s text:c="3"/>- Destruktor adalah metode khusus dalam sebuah kelas yang digunakan untuk membersihkan sumber daya yang dialokasikan oleh objek saat objek tersebut dihapus atau keluar dari lingkup.</text:p>
      <text:p text:style-name="P20"><text:s text:c="3"/>- Destruktor memiliki nama yang sama dengan nama kelas, diawali dengan tanda tilde (~), dan tidak memiliki parameter.</text:p>
      <text:p text:style-name="P20"><text:s text:c="3"/>- Destruktor secara otomatis dipanggil saat objek dihapus atau keluar dari lingkup.</text:p>
      <text:p text:style-name="P20"><text:s text:c="3"/>- Contoh penggunaan destruktor:</text:p>
      <text:p text:style-name="P20"/>
      <text:p text:style-name="P20"><text:s text:c="3"/>```cpp</text:p>
      <text:p text:style-name="P20"><text:soft-page-break/><text:s text:c="3"/>class Mahasiswa {</text:p>
      <text:p text:style-name="P20"><text:s text:c="3"/>private:</text:p>
      <text:p text:style-name="P20"><text:s text:c="7"/>string* nama;</text:p>
      <text:p text:style-name="P20"/>
      <text:p text:style-name="P20"><text:s text:c="3"/>public:</text:p>
      <text:p text:style-name="P20"><text:s text:c="7"/>Mahasiswa(string _nama) {</text:p>
      <text:p text:style-name="P20"><text:s text:c="11"/>nama = new string(_nama);</text:p>
      <text:p text:style-name="P20"><text:s text:c="7"/>}</text:p>
      <text:p text:style-name="P20"/>
      <text:p text:style-name="P20"><text:s text:c="7"/>~Mahasiswa() {</text:p>
      <text:p text:style-name="P20"><text:s text:c="11"/>delete nama;</text:p>
      <text:p text:style-name="P20"><text:s text:c="7"/>}</text:p>
      <text:p text:style-name="P20"/>
      <text:p text:style-name="P20"><text:s text:c="7"/>// ...</text:p>
      <text:p text:style-name="P20"><text:s text:c="3"/>};</text:p>
      <text:p text:style-name="P20"><text:s text:c="3"/>```</text:p>
      <text:p text:style-name="P20"/>
      <text:p text:style-name="P20"><text:s text:c="3"/>```cpp</text:p>
      <text:p text:style-name="P20"><text:s text:c="3"/>Mahasiswa* mhs1 = new Mahasiswa("John Doe");</text:p>
      <text:p text:style-name="P20"><text:s text:c="3"/>delete mhs1; <text:s/>// Memanggil destruktor secara eksplisit</text:p>
      <text:p text:style-name="P20"><text:s text:c="3"/>```</text:p>
      <text:p text:style-name="P20"/>
      <text:p text:style-name="P20"><text:s text:c="3"/>Pada contoh di atas, destruktor digunakan untuk menghapus alokasi memori yang dilakukan dalam konstruktor.</text:p>
      <text:p text:style-name="P20"/>
      <text:p text:style-name="P20">Konstruktor dan destruktor berperan penting dalam menginisialisasi objek dan membersihkan sumber daya dengan baik. Konstruktor digunakan untuk mengatur keadaan awal objek, sedangkan destruktor digunakan untuk membersihkan sumber daya yang telah dialokasikan oleh objek. Dengan menggunakan konstruktor dan destruktor dengan bijaksana, kita dapat mengelola objek dengan lebih efisien dan menghindari kebocoran memori.</text:p>
      <text:p text:style-name="P19">Penanganan eksepsi (exception handling) adalah mekanisme dalam pemrograman yang memungkinkan kita untuk menangani kesalahan atau kondisi tak terduga yang terjadi saat program berjalan. Berikut ini adalah penjelasan rinci tentang penanganan eksepsi beserta contoh kode pengimplementasiannya dalam bahasa pemrograman C++:</text:p>
      <text:p text:style-name="P20"/>
      <text:p text:style-name="P20">1. Melempar Eksepsi:</text:p>
      <text:p text:style-name="P20"><text:s text:c="3"/>- Saat terjadi kesalahan atau kondisi tak terduga, kita dapat melempar eksepsi untuk memberitahu bahwa sesuatu telah salah.</text:p>
      <text:p text:style-name="P20"><text:s text:c="3"/>- Eksepsi dapat melempar objek dari tipe apapun, namun disarankan untuk menggunakan tipe yang sesuai dengan jenis kesalahan yang terjadi.</text:p>
      <text:p text:style-name="P20"><text:s text:c="3"/>- Contoh melempar eksepsi:</text:p>
      <text:p text:style-name="P20"/>
      <text:p text:style-name="P20"><text:s text:c="3"/>```cpp</text:p>
      <text:p text:style-name="P20"><text:s text:c="3"/>void pembagian(int a, int b) {</text:p>
      <text:p text:style-name="P20"><text:s text:c="7"/>if (b == 0) {</text:p>
      <text:p text:style-name="P20"><text:s text:c="11"/>throw "Pembagian dengan nol tidak diperbolehkan.";</text:p>
      <text:p text:style-name="P20"><text:s text:c="7"/>}</text:p>
      <text:p text:style-name="P20"><text:s text:c="7"/>int hasil = a / b;</text:p>
      <text:p text:style-name="P20"><text:s text:c="7"/>cout &lt;&lt; "Hasil pembagian: " &lt;&lt; hasil &lt;&lt; endl;</text:p>
      <text:p text:style-name="P20"><text:s text:c="3"/>}</text:p>
      <text:p text:style-name="P20"><text:s text:c="3"/>```</text:p>
      <text:p text:style-name="P20"/>
      <text:p text:style-name="P20"><text:s text:c="3"/>```cpp</text:p>
      <text:p text:style-name="P20"><text:s text:c="3"/>try {</text:p>
      <text:p text:style-name="P20"><text:s text:c="7"/>pembagian(10, 0);</text:p>
      <text:p text:style-name="P20"><text:s text:c="3"/>} catch (const char* pesan) {</text:p>
      <text:p text:style-name="P20"><text:s text:c="7"/>cout &lt;&lt; "Terjadi kesalahan: " &lt;&lt; pesan &lt;&lt; endl;</text:p>
      <text:p text:style-name="P20"><text:s text:c="3"/>}</text:p>
      <text:p text:style-name="P20"><text:s text:c="3"/>```</text:p>
      <text:p text:style-name="P20"/>
      <text:p text:style-name="P20">2. Menangkap Eksepsi:</text:p>
      <text:p text:style-name="P20"><text:s text:c="3"/>- Saat melempar eksepsi, kita perlu menangkapnya menggunakan blok `try-catch` untuk menangani kesalahan tersebut.</text:p>
      <text:p text:style-name="P20"><text:s text:c="3"/>- Blok `try` digunakan untuk menjalankan kode yang berpotensi melempar eksepsi.</text:p>
      <text:p text:style-name="P20"><text:s text:c="3"/>- Blok `catch` digunakan untuk menangkap dan menangani eksepsi yang dilempar.</text:p>
      <text:p text:style-name="P20"><text:s text:c="3"/>- Contoh menangkap eksepsi:</text:p>
      <text:p text:style-name="P20"/>
      <text:p text:style-name="P20"><text:s text:c="3"/>```cpp</text:p>
      <text:p text:style-name="P20"><text:s text:c="3"/>try {</text:p>
      <text:p text:style-name="P20"><text:s text:c="7"/>//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text:soft-page-break/><text:s text:c="3"/>Pada contoh di atas, jika terjadi eksepsi, program akan mencoba menangkapnya berdasarkan tipe eksepsi yang dicantumkan dalam blok `catch`. Jika tidak ada blok `catch` yang cocok, eksepsi tersebut akan ditangkap oleh blok `catch (...)`.</text:p>
      <text:p text:style-name="P20"/>
      <text:p text:style-name="P20">Dengan menggunakan penanganan eksepsi, kita dapat mengidentifikasi dan menangani kondisi tak terduga dalam program dengan lebih terstruktur dan menghindari program berhenti secara mendadak. Penting untuk memilih tipe eksepsi yang sesuai dengan jenis kesalahan yang terjadi dan menyediakan pesan yang informatif untuk membantu pemecahan masalah.</text:p>
      <text:p text:style-name="P19">Penanganan eksepsi (exception handling) adalah mekanisme yang digunakan dalam pemrograman untuk mengatasi dan merespons kesalahan atau kondisi tak terduga yang dapat terjadi saat program berjalan. Dengan menggunakan penanganan eksepsi, kita dapat mengidentifikasi dan menangani kesalahan tersebut secara terstruktur. Berikut ini adalah penjelasan pemahaman tentang penanganan eksepsi beserta contoh kode pengimplementasiannya dalam bahasa pemrograman C++:</text:p>
      <text:p text:style-name="P20"/>
      <text:p text:style-name="P20">1. Blok `try-catch`:</text:p>
      <text:p text:style-name="P20"><text:s text:c="3"/>- Blok `try-catch` digunakan untuk menangkap dan menangani eksepsi yang dilempar saat program berjalan.</text:p>
      <text:p text:style-name="P20"><text:s text:c="3"/>- Blok `try` digunakan untuk menjalankan potongan kode yang berpotensi melempar eksepsi.</text:p>
      <text:p text:style-name="P20"><text:s text:c="3"/>- Blok `catch` digunakan untuk menangkap dan menangani eksepsi yang dilempar.</text:p>
      <text:p text:style-name="P20"><text:s text:c="3"/>- Contoh penggunaan blok `try-catch`:</text:p>
      <text:p text:style-name="P20"/>
      <text:p text:style-name="P20"><text:s text:c="3"/>```cpp</text:p>
      <text:p text:style-name="P20"><text:s text:c="3"/>try {</text:p>
      <text:p text:style-name="P20"><text:s text:c="7"/>// Potongan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text:s text:c="3"/>Pada contoh di atas, kode yang berpotensi melempar eksepsi ditempatkan di dalam blok `try`. Jika eksepsi dilempar, program akan mencoba menangkapnya berdasarkan tipe eksepsi yang sesuai dalam blok `catch`. Jika tidak ada blok `catch` yang cocok, eksepsi akan ditangkap oleh blok `catch (...)`.</text:p>
      <text:p text:style-name="P20"/>
      <text:p text:style-name="P20">2. Melempar Eksepsi:</text:p>
      <text:p text:style-name="P20"><text:s text:c="3"/>- Saat terjadi kesalahan atau kondisi tak terduga, kita dapat melempar eksepsi untuk memberitahu bahwa sesuatu telah salah.</text:p>
      <text:p text:style-name="P20"><text:s text:c="3"/>- Eksepsi dapat melempar objek dari tipe apapun, namun disarankan untuk menggunakan tipe yang sesuai dengan jenis kesalahan yang terjadi.</text:p>
      <text:p text:style-name="P20"><text:s text:c="3"/>- Contoh melempar eksepsi:</text:p>
      <text:p text:style-name="P20"/>
      <text:p text:style-name="P20"><text:s text:c="3"/>```cpp</text:p>
      <text:p text:style-name="P20"><text:s text:c="3"/>void pembagian(int a, int b) {</text:p>
      <text:p text:style-name="P20"><text:s text:c="7"/>if (b == 0) {</text:p>
      <text:p text:style-name="P20"><text:s text:c="11"/>throw "Pembagian dengan nol tidak diperbolehkan.";</text:p>
      <text:p text:style-name="P20"><text:s text:c="7"/>}</text:p>
      <text:p text:style-name="P20"><text:s text:c="7"/>int hasil = a / b;</text:p>
      <text:p text:style-name="P20"><text:s text:c="7"/>cout &lt;&lt; "Hasil pembagian: " &lt;&lt; hasil &lt;&lt; endl;</text:p>
      <text:p text:style-name="P20"><text:s text:c="3"/>}</text:p>
      <text:p text:style-name="P20"><text:s text:c="3"/>```</text:p>
      <text:p text:style-name="P20"/>
      <text:p text:style-name="P20"><text:soft-page-break/><text:s text:c="3"/>```cpp</text:p>
      <text:p text:style-name="P20"><text:s text:c="3"/>try {</text:p>
      <text:p text:style-name="P20"><text:s text:c="7"/>pembagian(10, 0);</text:p>
      <text:p text:style-name="P20"><text:s text:c="3"/>} catch (const char* pesan) {</text:p>
      <text:p text:style-name="P20"><text:s text:c="7"/>cout &lt;&lt; "Terjadi kesalahan: " &lt;&lt; pesan &lt;&lt; endl;</text:p>
      <text:p text:style-name="P20"><text:s text:c="3"/>}</text:p>
      <text:p text:style-name="P20"><text:s text:c="3"/>```</text:p>
      <text:p text:style-name="P20"/>
      <text:p text:style-name="P20"><text:s text:c="3"/>Pada contoh di atas, jika terjadi pembagian dengan nol, eksepsi akan dilempar dengan pesan yang mengindikasikan kesalahan tersebut. Kemudian, eksepsi tersebut akan ditangkap oleh blok `catch` yang cocok, dalam hal ini adalah blok `catch (const char* pesan)`.</text:p>
      <text:p text:style-name="P20"/>
      <text:p text:style-name="P20">Pemahaman tentang penanganan eksepsi memungkinkan kita untuk merespons dan mengatasi kesalahan atau kondisi tak terduga dengan lebih terstr</text:p>
      <text:p text:style-name="P20"/>
      <text:p text:style-name="P20">uktur. Dengan menempatkan potongan kode yang berpotensi melempar eksepsi di dalam blok `try` dan menyediakan penanganan yang tepat dalam blok `catch`, kita dapat memastikan program tetap berjalan dengan baik dan memberikan pesan yang informatif kepada pengguna dalam kasus kesalahan.</text:p>
      <text:p text:style-name="P19">Pernyataan try-catch adalah mekanisme yang digunakan dalam pemrograman untuk menangkap dan menangani eksepsi (exception) yang terjadi saat program berjalan. Pernyataan try-catch terdiri dari blok try yang berisi kode yang berpotensi melempar eksepsi, dan satu atau lebih blok catch yang menangkap dan menangani eksepsi yang dilempar. Berikut ini adalah penjelasan rinci tentang pernyataan try-catch beserta contoh kode pengimplementasiannya dalam bahasa pemrograman C++:</text:p>
      <text:p text:style-name="P20"/>
      <text:p text:style-name="P20">1. Blok try:</text:p>
      <text:p text:style-name="P20"><text:s text:c="3"/>- Blok try digunakan untuk menandai potongan kode yang berpotensi melempar eksepsi.</text:p>
      <text:p text:style-name="P20"><text:s text:c="3"/>- Potongan kode yang berada di dalam blok try akan dieksekusi secara normal.</text:p>
      <text:p text:style-name="P20"><text:s text:c="3"/>- Jika terjadi eksepsi di dalam blok try, kontrol program akan langsung melompat ke blok catch yang sesuai.</text:p>
      <text:p text:style-name="P20"/>
      <text:p text:style-name="P20"><text:s text:c="3"/>Contoh:</text:p>
      <text:p text:style-name="P20"/>
      <text:p text:style-name="P20"><text:s text:c="3"/>```cpp</text:p>
      <text:p text:style-name="P20"><text:s text:c="3"/>try {</text:p>
      <text:p text:style-name="P20"><text:s text:c="7"/>// Potongan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2. Blok catch:</text:p>
      <text:p text:style-name="P20"><text:s text:c="3"/>- Blok catch digunakan untuk menangkap dan menangani eksepsi yang dilempar oleh blok try.</text:p>
      <text:p text:style-name="P20"><text:s text:c="3"/>- Blok catch harus menyebutkan tipe eksepsi yang akan ditangkap, yang sesuai dengan tipe eksepsi yang dilempar.</text:p>
      <text:p text:style-name="P20"><text:s text:c="3"/>- Jika tipe eksepsi yang dilempar cocok dengan tipe eksepsi yang disebutkan dalam blok catch, blok catch tersebut akan dieksekusi.</text:p>
      <text:p text:style-name="P20"/>
      <text:p text:style-name="P20"><text:s text:c="3"/>Contoh:</text:p>
      <text:p text:style-name="P20"/>
      <text:p text:style-name="P20"><text:s text:c="3"/>```cpp</text:p>
      <text:p text:style-name="P20"><text:s text:c="3"/>try {</text:p>
      <text:p text:style-name="P20"><text:s text:c="7"/>// Potongan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text:soft-page-break/><text:s text:c="3"/>Pada contoh di atas, jika terjadi eksepsi yang sesuai dengan tipe TipeEksepsi1, maka blok catch pertama akan dieksekusi. Jika terjadi eksepsi yang sesuai dengan tipe TipeEksepsi2, maka blok catch kedua akan dieksekusi. Jika tidak ada tipe eksepsi yang cocok, maka eksepsi tersebut akan ditangkap oleh blok catch terakhir (catch (...)).</text:p>
      <text:p text:style-name="P20"/>
      <text:p text:style-name="P20">Pernyataan try-catch memungkinkan kita untuk menangkap dan menangani eksepsi dengan cara yang terstruktur, sehingga kita dapat memberikan respon yang tepat terhadap kesalahan yang terjadi dalam program. Dengan menggunakan try-catch, kita dapat menjaga program tetap berjalan dengan baik dan memberikan pesan yang informatif kepada pengguna saat terjadi kesalahan.</text:p>
      <text:p text:style-name="P19">Pernyataan try-catch adalah mekanisme yang digunakan dalam pemrograman untuk menangkap dan menangani eksepsi (exception) yang terjadi saat program berjalan. Pernyataan try-catch terdiri dari blok try yang berisi kode yang berpotensi melempar eksepsi, dan satu atau lebih blok catch yang menangkap dan menangani eksepsi yang dilempar. Berikut ini adalah penjelasan rinci tentang pernyataan try-catch beserta contoh kode pengimplementasiannya dalam bahasa pemrograman C++:</text:p>
      <text:p text:style-name="P20"/>
      <text:p text:style-name="P20">1. Blok try:</text:p>
      <text:p text:style-name="P20"><text:s text:c="3"/>- Blok try digunakan untuk menandai potongan kode yang berpotensi melempar eksepsi.</text:p>
      <text:p text:style-name="P20"><text:s text:c="3"/>- Potongan kode yang berada di dalam blok try akan dieksekusi secara normal.</text:p>
      <text:p text:style-name="P20"><text:s text:c="3"/>- Jika terjadi eksepsi di dalam blok try, kontrol program akan langsung melompat ke blok catch yang sesuai.</text:p>
      <text:p text:style-name="P20"/>
      <text:p text:style-name="P20"><text:s text:c="3"/>Contoh:</text:p>
      <text:p text:style-name="P20"/>
      <text:p text:style-name="P20"><text:s text:c="3"/>```cpp</text:p>
      <text:p text:style-name="P20"><text:s text:c="3"/>try {</text:p>
      <text:p text:style-name="P20"><text:s text:c="7"/>// Potongan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2. Blok catch:</text:p>
      <text:p text:style-name="P20"><text:s text:c="3"/>- Blok catch digunakan untuk menangkap dan menangani eksepsi yang dilempar oleh blok try.</text:p>
      <text:p text:style-name="P20"><text:s text:c="3"/>- Blok catch harus menyebutkan tipe eksepsi yang akan ditangkap, yang sesuai dengan tipe eksepsi yang dilempar.</text:p>
      <text:p text:style-name="P20"><text:s text:c="3"/>- Jika tipe eksepsi yang dilempar cocok dengan tipe eksepsi yang disebutkan dalam blok catch, blok catch tersebut akan dieksekusi.</text:p>
      <text:p text:style-name="P20"/>
      <text:p text:style-name="P20"><text:s text:c="3"/>Contoh:</text:p>
      <text:p text:style-name="P20"/>
      <text:p text:style-name="P20"><text:s text:c="3"/>```cpp</text:p>
      <text:p text:style-name="P20"><text:s text:c="3"/>try {</text:p>
      <text:p text:style-name="P20"><text:s text:c="7"/>// Potongan kode yang berpotensi melempar eksepsi</text:p>
      <text:p text:style-name="P20"><text:s text:c="3"/>} catch (TipeEksepsi1&amp; eksepsi1) {</text:p>
      <text:p text:style-name="P20"><text:s text:c="7"/>// Penanganan untuk tipe eksepsi 1</text:p>
      <text:p text:style-name="P20"><text:s text:c="3"/>} catch (TipeEksepsi2&amp; eksepsi2) {</text:p>
      <text:p text:style-name="P20"><text:s text:c="7"/>// Penanganan untuk tipe eksepsi 2</text:p>
      <text:p text:style-name="P20"><text:s text:c="3"/>} catch (...) {</text:p>
      <text:p text:style-name="P20"><text:s text:c="7"/>// Penanganan untuk eksepsi yang tidak diketahui tipe</text:p>
      <text:p text:style-name="P20"><text:s text:c="3"/>}</text:p>
      <text:p text:style-name="P20"><text:s text:c="3"/>```</text:p>
      <text:p text:style-name="P20"/>
      <text:p text:style-name="P20"><text:soft-page-break/><text:s text:c="3"/>Pada contoh di atas, jika terjadi eksepsi yang sesuai dengan tipe TipeEksepsi1, maka blok catch pertama akan dieksekusi. Jika terjadi eksepsi yang sesuai dengan tipe TipeEksepsi2, maka blok catch kedua akan dieksekusi. Jika tidak ada tipe eksepsi yang cocok, maka eksepsi tersebut akan ditangkap oleh blok catch terakhir (catch (...)).</text:p>
      <text:p text:style-name="P20"/>
      <text:p text:style-name="P20">Pernyataan try-catch memungkinkan kita untuk menangkap dan menangani eksepsi dengan cara yang terstruktur, sehingga kita dapat memberikan respon yang tepat terhadap kesalahan yang terjadi dalam program. Dengan menggunakan try-catch, kita dapat menjaga program tetap berjalan dengan baik dan memberikan pesan yang informatif kepada pengguna saat terjadi kesalahan.</text:p>
      <text:p text:style-name="P19">Pembuatan kelas eksepsi kustom memungkinkan kita untuk membuat jenis eksepsi yang sesuai dengan kebutuhan spesifik program kita. Dengan menggunakan kelas eksepsi kustom, kita dapat melempar dan menangkap eksepsi yang memiliki informasi yang lebih spesifik tentang kesalahan atau kondisi tak terduga yang terjadi. Berikut ini adalah penjelasan rinci tentang pembuatan kelas eksepsi kustom beserta contoh kode pengimplementasiannya dalam bahasa pemrograman C++:</text:p>
      <text:p text:style-name="P20"/>
      <text:p text:style-name="P20">1. Membuat kelas eksepsi kustom:</text:p>
      <text:p text:style-name="P20"><text:s text:c="3"/>- Untuk membuat kelas eksepsi kustom, kita perlu membuat kelas baru yang menggantungkan (inherit) dari kelas bawaan `std::exception` atau turunannya.</text:p>
      <text:p text:style-name="P20"><text:s text:c="3"/>- Dalam kelas eksepsi kustom, kita dapat menambahkan properti dan metode sesuai kebutuhan.</text:p>
      <text:p text:style-name="P20"><text:s text:c="3"/>- Biasanya, kita akan membuat konstruktor kelas eksepsi kustom yang menerima parameter untuk memberikan informasi spesifik tentang eksepsi yang terjadi.</text:p>
      <text:p text:style-name="P20"/>
      <text:p text:style-name="P20"><text:s text:c="3"/>Contoh:</text:p>
      <text:p text:style-name="P20"/>
      <text:p text:style-name="P20"><text:s text:c="3"/>```cpp</text:p>
      <text:p text:style-name="P20"><text:s text:c="3"/>#include &lt;exception&gt;</text:p>
      <text:p text:style-name="P20"><text:s text:c="3"/>#include &lt;string&gt;</text:p>
      <text:p text:style-name="P20"/>
      <text:p text:style-name="P20"><text:s text:c="3"/>class MyException : public std::exception {</text:p>
      <text:p text:style-name="P20"><text:s text:c="3"/>private:</text:p>
      <text:p text:style-name="P20"><text:s text:c="7"/>std::string errorMessage;</text:p>
      <text:p text:style-name="P20"/>
      <text:p text:style-name="P20"><text:s text:c="3"/>public:</text:p>
      <text:p text:style-name="P20"><text:s text:c="7"/>MyException(const std::string&amp; message) : errorMessage(message) {}</text:p>
      <text:p text:style-name="P20"/>
      <text:p text:style-name="P20"><text:s text:c="7"/>const char* what() const throw() {</text:p>
      <text:p text:style-name="P20"><text:s text:c="11"/>return errorMessage.c_str();</text:p>
      <text:p text:style-name="P20"><text:s text:c="7"/>}</text:p>
      <text:p text:style-name="P20"><text:s text:c="3"/>};</text:p>
      <text:p text:style-name="P20"><text:s text:c="3"/>```</text:p>
      <text:p text:style-name="P20"/>
      <text:p text:style-name="P20"><text:s text:c="3"/>Pada contoh di atas, kita membuat kelas `MyException` yang menggantungkan dari kelas `std::exception`. Kelas tersebut memiliki properti `errorMessage` yang berisi pesan kesalahan, dan metode `what()` yang mengembalikan pesan kesalahan sebagai `const char*`.</text:p>
      <text:p text:style-name="P20"/>
      <text:p text:style-name="P20">2. Melempar eksepsi kustom:</text:p>
      <text:p text:style-name="P20"><text:s text:c="3"/>- Setelah kita telah membuat kelas eksepsi kustom, kita dapat melempar eksepsi tersebut dengan menggunakan pernyataan `throw`.</text:p>
      <text:p text:style-name="P20"><text:s text:c="3"/>- Saat melempar eksepsi kustom, kita dapat memberikan informasi spesifik tentang kesalahan dengan menggunakan konstruktor kelas eksepsi kustom.</text:p>
      <text:p text:style-name="P20"/>
      <text:p text:style-name="P20"><text:s text:c="3"/>Contoh:</text:p>
      <text:p text:style-name="P20"/>
      <text:p text:style-name="P20"><text:s text:c="3"/>```cpp</text:p>
      <text:p text:style-name="P20"><text:s text:c="3"/>void checkValue(int value) {</text:p>
      <text:p text:style-name="P20"><text:soft-page-break/><text:s text:c="7"/>if (value &lt; 0) {</text:p>
      <text:p text:style-name="P20"><text:s text:c="11"/>throw MyException("Nilai tidak boleh negatif");</text:p>
      <text:p text:style-name="P20"><text:s text:c="7"/>}</text:p>
      <text:p text:style-name="P20"><text:s text:c="3"/>}</text:p>
      <text:p text:style-name="P20"><text:s text:c="3"/>```</text:p>
      <text:p text:style-name="P20"/>
      <text:p text:style-name="P20"><text:s text:c="3"/>Pada contoh di atas, jika nilai yang diberikan kurang dari 0, eksepsi `MyException` akan dilempar dengan pesan "Nilai tidak boleh negatif".</text:p>
      <text:p text:style-name="P20"/>
      <text:p text:style-name="P20">3. Menangkap eksepsi kustom:</text:p>
      <text:p text:style-name="P20"><text:s text:c="3"/>- Untuk menangkap dan menangani eksepsi kustom, kita dapat menggunakan blok `try-catch` seperti yang telah dijelaskan sebelumnya.</text:p>
      <text:p text:style-name="P20"><text:s text:c="3"/>- Pada blok `catch`, kita dapat menangkap eksepsi kustom dengan menyebutkan tipe kelas eksepsi kustom yang cocok.</text:p>
      <text:p text:style-name="P20"/>
      <text:p text:style-name="P20"><text:s text:c="3"/>Contoh:</text:p>
      <text:p text:style-name="P20"/>
      <text:p text:style-name="P20"><text:s text:c="3"/>```cpp</text:p>
      <text:p text:style-name="P20"><text:s text:c="3"/>try {</text:p>
      <text:p text:style-name="P20"><text:s text:c="7"/>checkValue(-5);</text:p>
      <text:p text:style-name="P20"><text:s text:c="3"/>} catch (const MyException&amp; e) {</text:p>
      <text:p text:style-name="P20"><text:s text:c="7"/>std::cout &lt;&lt; "Terjadi kesalahan: " &lt;&lt; e.what() &lt;&lt; std::endl;</text:p>
      <text:p text:style-name="P20"><text:s text:c="3"/>}</text:p>
      <text:p text:style-name="P20"><text:s text:c="3"/>```</text:p>
      <text:p text:style-name="P20"/>
      <text:p text:style-name="P20"><text:s text:c="3"/>Pada contoh di atas, jika terjadi eksepsi `MyException`, blok catch akan dieksekusi dan pesan kesalahan yang terkandung dalam eksepsi akan ditampilkan.</text:p>
      <text:p text:style-name="P20"/>
      <text:p text:style-name="P20">Dengan menggunakan kelas eksepsi kustom</text:p>
      <text:p text:style-name="P20"/>
      <text:p text:style-name="P20">, kita dapat memberikan informasi yang lebih spesifik tentang kesalahan yang terjadi dalam program. Hal ini memudahkan dalam proses debugging dan memberikan pesan yang lebih informatif kepada pengguna.</text:p>
      <text:p text:style-name="P19">Pemrosesan berkas adalah salah satu aspek penting dalam pemrograman yang melibatkan manipulasi dan pengelolaan data pada berkas eksternal. Dalam bahasa pemrograman C++, terdapat beberapa operasi dasar yang dapat dilakukan dalam pemrosesan berkas, seperti membuka berkas, membaca data dari berkas, menulis data ke berkas, dan menutup berkas. Berikut ini adalah penjelasan rinci tentang pemrosesan berkas beserta contoh kode pengimplementasiannya dalam bahasa C++:</text:p>
      <text:p text:style-name="P20"/>
      <text:p text:style-name="P20">1. Membuka Berkas:</text:p>
      <text:p text:style-name="P20"><text:s text:c="3"/>- Langkah pertama dalam pemrosesan berkas adalah membuka berkas yang akan digunakan.</text:p>
      <text:p text:style-name="P20"><text:s text:c="3"/>- Untuk membuka berkas, kita dapat menggunakan objek dari kelas `std::ifstream` (untuk membaca) atau `std::ofstream` (untuk menulis).</text:p>
      <text:p text:style-name="P20"><text:s text:c="3"/>- Dalam proses pembukaan berkas, kita perlu menyebutkan nama berkas dan mode akses yang diinginkan, seperti `std::ios::in` untuk membaca atau `std::ios::out` untuk menulis.</text:p>
      <text:p text:style-name="P20"/>
      <text:p text:style-name="P20"><text:s text:c="3"/>Contoh:</text:p>
      <text:p text:style-name="P20"><text:s text:c="3"/>```cpp</text:p>
      <text:p text:style-name="P20"><text:s text:c="3"/>#include &lt;fstream&gt;</text:p>
      <text:p text:style-name="P20"/>
      <text:p text:style-name="P20"><text:s text:c="3"/>int main() {</text:p>
      <text:p text:style-name="P20"><text:s text:c="7"/>std::ifstream inputFile("data.txt", std::ios::in);</text:p>
      <text:p text:style-name="P20"><text:s text:c="7"/>if (!inputFile) {</text:p>
      <text:p text:style-name="P20"><text:s text:c="11"/>// Gagal membuka berkas</text:p>
      <text:p text:style-name="P20"><text:s text:c="11"/>return 1;</text:p>
      <text:p text:style-name="P20"><text:s text:c="7"/>}</text:p>
      <text:p text:style-name="P20"/>
      <text:p text:style-name="P20"><text:s text:c="7"/>// Melakukan operasi pada berkas</text:p>
      <text:p text:style-name="P20"/>
      <text:p text:style-name="P20"><text:s text:c="7"/>inputFile.close(); // Menutup berkas</text:p>
      <text:p text:style-name="P20"><text:s text:c="7"/>return 0;</text:p>
      <text:p text:style-name="P20"><text:s text:c="3"/>}</text:p>
      <text:p text:style-name="P20"><text:s text:c="3"/>```</text:p>
      <text:p text:style-name="P20"/>
      <text:p text:style-name="P20"><text:s text:c="3"/>Pada contoh di atas, berkas `data.txt` dibuka dengan mode membaca (`std::ios::in`). Jika pembukaan berhasil, kita dapat melanjutkan dengan operasi pada berkas.</text:p>
      <text:p text:style-name="P20"/>
      <text:p text:style-name="P20">2. Membaca Data dari Berkas:</text:p>
      <text:p text:style-name="P20"><text:s text:c="3"/>- Setelah berkas terbuka, kita dapat membaca data dari berkas menggunakan metode seperti `getline()` atau `&gt;&gt;`.</text:p>
      <text:p text:style-name="P20"><text:s text:c="3"/>- Metode `getline()` digunakan untuk membaca baris teks dari berkas, sedangkan operator `&gt;&gt;` digunakan untuk membaca data dengan tipe tertentu, seperti `int`, `float`, atau `string`.</text:p>
      <text:p text:style-name="P20"/>
      <text:p text:style-name="P20"><text:s text:c="3"/>Contoh:</text:p>
      <text:p text:style-name="P20"><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oft-page-break/><text:s text:c="7"/>std::ifstream inputFile("data.txt", std::ios::in);</text:p>
      <text:p text:style-name="P20"><text:s text:c="7"/>if (!inputFile) {</text:p>
      <text:p text:style-name="P20"><text:s text:c="11"/>// Gagal membuka berkas</text:p>
      <text:p text:style-name="P20"><text:s text:c="11"/>return 1;</text:p>
      <text:p text:style-name="P20"><text:s text:c="7"/>}</text:p>
      <text:p text:style-name="P20"/>
      <text:p text:style-name="P20"><text:s text:c="7"/>std::string line;</text:p>
      <text:p text:style-name="P20"><text:s text:c="7"/>while (std::getline(inputFile, line)) {</text:p>
      <text:p text:style-name="P20"><text:s text:c="11"/>std::cout &lt;&lt; line &lt;&lt; std::endl;</text:p>
      <text:p text:style-name="P20"><text:s text:c="7"/>}</text:p>
      <text:p text:style-name="P20"/>
      <text:p text:style-name="P20"><text:s text:c="7"/>inputFile.close();</text:p>
      <text:p text:style-name="P20"><text:s text:c="7"/>return 0;</text:p>
      <text:p text:style-name="P20"><text:s text:c="3"/>}</text:p>
      <text:p text:style-name="P20"><text:s text:c="3"/>```</text:p>
      <text:p text:style-name="P20"/>
      <text:p text:style-name="P20"><text:s text:c="3"/>Pada contoh di atas, kita membaca dan mencetak setiap baris teks dari berkas `data.txt` menggunakan `std::getline()`.</text:p>
      <text:p text:style-name="P20"/>
      <text:p text:style-name="P20">3. Menulis Data ke Berkas:</text:p>
      <text:p text:style-name="P20"><text:s text:c="3"/>- Selain membaca data, kita juga dapat menulis data ke dalam berkas menggunakan objek dari kelas `std::ofstream`.</text:p>
      <text:p text:style-name="P20"><text:s text:c="3"/>- Metode `&lt;&lt;` digunakan untuk menulis data dengan tipe tertentu ke berkas, seperti `int`, `float`, atau `string`.</text:p>
      <text:p text:style-name="P20"/>
      <text:p text:style-name="P20"><text:s text:c="3"/>Contoh:</text:p>
      <text:p text:style-name="P20"><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 text:c="7"/>std::ofstream outputFile("output.txt", std::ios::out);</text:p>
      <text:p text:style-name="P20"><text:s text:c="7"/>if (!outputFile) {</text:p>
      <text:p text:style-name="P20"><text:s text:c="11"/>// Gagal membuka berkas</text:p>
      <text:p text:style-name="P20"><text:s text:c="11"/>return 1;</text:p>
      <text:p text:style-name="P20"><text:s text:c="7"/>}</text:p>
      <text:p text:style-name="P20"/>
      <text:p text:style-name="P20"><text:s text:c="7"/>outputFile &lt;&lt; "H</text:p>
      <text:p text:style-name="P20"/>
      <text:p text:style-name="P20">alo, dunia!" &lt;&lt; std::endl;</text:p>
      <text:p text:style-name="P20"><text:s text:c="7"/>outputFile &lt;&lt; 123 &lt;&lt; std::endl;</text:p>
      <text:p text:style-name="P20"><text:s text:c="7"/>outputFile &lt;&lt; 3.14 &lt;&lt; std::endl;</text:p>
      <text:p text:style-name="P20"/>
      <text:p text:style-name="P20"><text:s text:c="7"/>outputFile.close();</text:p>
      <text:p text:style-name="P20"><text:s text:c="7"/>return 0;</text:p>
      <text:p text:style-name="P20"><text:s text:c="3"/>}</text:p>
      <text:p text:style-name="P20"><text:s text:c="3"/>```</text:p>
      <text:p text:style-name="P20"/>
      <text:p text:style-name="P20"><text:soft-page-break/><text:s text:c="3"/>Pada contoh di atas, kita menulis beberapa data ke dalam berkas `output.txt` menggunakan operator `&lt;&lt;`.</text:p>
      <text:p text:style-name="P20"/>
      <text:p text:style-name="P20">4. Menutup Berkas:</text:p>
      <text:p text:style-name="P20"><text:s text:c="3"/>- Setelah selesai menggunakan berkas, penting untuk menutupnya dengan menggunakan metode `close()`.</text:p>
      <text:p text:style-name="P20"><text:s text:c="3"/>- Menutup berkas secara eksplisit memastikan bahwa semua data ditulis dengan benar dan sumber daya sistem yang digunakan untuk berkas dibebaskan.</text:p>
      <text:p text:style-name="P20"/>
      <text:p text:style-name="P20"><text:s text:c="3"/>Contoh:</text:p>
      <text:p text:style-name="P20"><text:s text:c="3"/>```cpp</text:p>
      <text:p text:style-name="P20"><text:s text:c="3"/>inputFile.close(); // Menutup berkas pembacaan</text:p>
      <text:p text:style-name="P20"><text:s text:c="3"/>outputFile.close(); // Menutup berkas penulisan</text:p>
      <text:p text:style-name="P20"><text:s text:c="3"/>```</text:p>
      <text:p text:style-name="P20"/>
      <text:p text:style-name="P20"><text:s text:c="3"/>Pada contoh di atas, kita menutup berkas pembacaan dan penulisan setelah selesai menggunakan berkas tersebut.</text:p>
      <text:p text:style-name="P20"/>
      <text:p text:style-name="P20">Dalam pemrosesan berkas, penting untuk melakukan penanganan kesalahan saat membuka berkas, membaca atau menulis data, serta menutup berkas dengan benar. Dengan menggunakan operasi dasar tersebut, kita dapat melakukan manipulasi data pada berkas eksternal menggunakan bahasa pemrograman C++.</text:p>
      <text:p text:style-name="P19">Membaca dan menulis data ke dalam berkas adalah proses yang umum dilakukan dalam pemrograman. Dalam bahasa pemrograman C++, terdapat beberapa cara untuk melakukan operasi ini. Berikut adalah penjelasan rinci tentang membaca dan menulis data ke dalam berkas beserta contoh kode pengimplementasiannya:</text:p>
      <text:p text:style-name="P20"/>
      <text:p text:style-name="P20">1. Membaca Data dari Berkas:</text:p>
      <text:p text:style-name="P20"><text:s text:c="3"/>- Untuk membaca data dari berkas, kita perlu membuka berkas terlebih dahulu menggunakan objek dari kelas `std::ifstream`.</text:p>
      <text:p text:style-name="P20"><text:s text:c="3"/>- Setelah berkas terbuka, kita dapat menggunakan metode seperti `&gt;&gt;` untuk membaca data dengan tipe tertentu, seperti `int`, `float`, atau `string`.</text:p>
      <text:p text:style-name="P20"><text:s text:c="3"/>- Data yang dibaca kemudian dapat disimpan dalam variabel yang sesuai.</text:p>
      <text:p text:style-name="P20"/>
      <text:p text:style-name="P20"><text:s text:c="3"/>Contoh:</text:p>
      <text:p text:style-name="P20"><text:s text:c="3"/>```cpp</text:p>
      <text:p text:style-name="P20"><text:s text:c="3"/>#include &lt;fstream&gt;</text:p>
      <text:p text:style-name="P20"><text:s text:c="3"/>#include &lt;iostream&gt;</text:p>
      <text:p text:style-name="P20"/>
      <text:p text:style-name="P20"><text:s text:c="3"/>int main() {</text:p>
      <text:p text:style-name="P20"><text:s text:c="7"/>std::ifstream inputFile("data.txt");</text:p>
      <text:p text:style-name="P20"><text:s text:c="7"/>if (!inputFile) {</text:p>
      <text:p text:style-name="P20"><text:s text:c="11"/>// Gagal membuka berkas</text:p>
      <text:p text:style-name="P20"><text:s text:c="11"/>return 1;</text:p>
      <text:p text:style-name="P20"><text:s text:c="7"/>}</text:p>
      <text:p text:style-name="P20"/>
      <text:p text:style-name="P20"><text:s text:c="7"/>int number;</text:p>
      <text:p text:style-name="P20"><text:s text:c="7"/>inputFile &gt;&gt; number;</text:p>
      <text:p text:style-name="P20"><text:s text:c="7"/>std::cout &lt;&lt; "Angka yang dibaca: " &lt;&lt; number &lt;&lt; std::endl;</text:p>
      <text:p text:style-name="P20"/>
      <text:p text:style-name="P20"><text:s text:c="7"/>inputFile.close();</text:p>
      <text:p text:style-name="P20"><text:s text:c="7"/>return 0;</text:p>
      <text:p text:style-name="P20"><text:s text:c="3"/>}</text:p>
      <text:p text:style-name="P20"><text:s text:c="3"/>```</text:p>
      <text:p text:style-name="P20"/>
      <text:p text:style-name="P20"><text:s text:c="3"/>Pada contoh di atas, kita membaca sebuah angka dari berkas `data.txt` dan mencetaknya ke layar menggunakan operator `&gt;&gt;`.</text:p>
      <text:p text:style-name="P20"/>
      <text:p text:style-name="P20">2. Menulis Data ke dalam Berkas:</text:p>
      <text:p text:style-name="P20"><text:s text:c="3"/>- Untuk menulis data ke dalam berkas, kita perlu membuka berkas terlebih dahulu menggunakan objek dari kelas `std::ofstream`.</text:p>
      <text:p text:style-name="P20"><text:s text:c="3"/>- Setelah berkas terbuka, kita dapat menggunakan metode seperti `&lt;&lt;` untuk menulis data dengan tipe tertentu ke dalam berkas.</text:p>
      <text:p text:style-name="P20"><text:s text:c="3"/>- Data yang akan ditulis dapat berasal dari variabel atau nilai yang ditentukan secara langsung.</text:p>
      <text:p text:style-name="P20"/>
      <text:p text:style-name="P20"><text:s text:c="3"/>Contoh:</text:p>
      <text:p text:style-name="P20"><text:s text:c="3"/>```cpp</text:p>
      <text:p text:style-name="P20"><text:s text:c="3"/>#include &lt;fstream&gt;</text:p>
      <text:p text:style-name="P20"/>
      <text:p text:style-name="P20"><text:s text:c="3"/>int main() {</text:p>
      <text:p text:style-name="P20"><text:soft-page-break/><text:s text:c="7"/>std::ofstream outputFile("output.txt");</text:p>
      <text:p text:style-name="P20"><text:s text:c="7"/>if (!outputFile) {</text:p>
      <text:p text:style-name="P20"><text:s text:c="11"/>// Gagal membuka berkas</text:p>
      <text:p text:style-name="P20"><text:s text:c="11"/>return 1;</text:p>
      <text:p text:style-name="P20"><text:s text:c="7"/>}</text:p>
      <text:p text:style-name="P20"/>
      <text:p text:style-name="P20"><text:s text:c="7"/>int number = 123;</text:p>
      <text:p text:style-name="P20"><text:s text:c="7"/>outputFile &lt;&lt; "Angka yang ditulis: " &lt;&lt; number &lt;&lt; std::endl;</text:p>
      <text:p text:style-name="P20"/>
      <text:p text:style-name="P20"><text:s text:c="7"/>outputFile.close();</text:p>
      <text:p text:style-name="P20"><text:s text:c="7"/>return 0;</text:p>
      <text:p text:style-name="P20"><text:s text:c="3"/>}</text:p>
      <text:p text:style-name="P20"><text:s text:c="3"/>```</text:p>
      <text:p text:style-name="P20"/>
      <text:p text:style-name="P20"><text:s text:c="3"/>Pada contoh di atas, kita menulis sebuah angka ke dalam berkas `output.txt` menggunakan operator `&lt;&lt;`.</text:p>
      <text:p text:style-name="P20"/>
      <text:p text:style-name="P20">Penting untuk diingat bahwa dalam pemrosesan berkas, kita perlu melakukan penanganan kesalahan saat membuka berkas dan memastikan berkas ditutup setelah selesai digunakan dengan menggunakan metode `close()`. Dengan menggunakan operasi membaca dan menulis berkas tersebut, kita dapat melakukan manipulasi data pada berkas eksternal menggunakan bahasa pemrograman C++.</text:p>
      <text:p text:style-name="P19">Manipulasi berkas teks dan biner merupakan dua pendekatan yang berbeda dalam pemrosesan berkas. Berikut adalah penjelasan rinci tentang manipulasi berkas teks dan biner beserta contoh kode pengimplementasiannya dalam bahasa C++:</text:p>
      <text:p text:style-name="P20"/>
      <text:p text:style-name="P20">1. Manipulasi Berkas Teks:</text:p>
      <text:p text:style-name="P20"><text:s text:c="3"/>- Berkas teks adalah berkas yang berisi data dalam bentuk teks atau karakter.</text:p>
      <text:p text:style-name="P20"><text:s text:c="3"/>- Pada manipulasi berkas teks, data dapat dibaca dan ditulis sebagai teks biasa menggunakan operasi seperti `&gt;&gt;` dan `&lt;&lt;`.</text:p>
      <text:p text:style-name="P20"><text:s text:c="3"/>- Berkas teks dapat dibuka menggunakan objek dari kelas `std::ifstream` untuk membaca dan `std::ofstream` untuk menulis.</text:p>
      <text:p text:style-name="P20"><text:s text:c="3"/>- Data dalam berkas teks dapat dimanipulasi dengan memanfaatkan fungsi-fungsi manipulasi string dan pengolahan karakter.</text:p>
      <text:p text:style-name="P20"/>
      <text:p text:style-name="P20"><text:s text:c="3"/>Contoh Pembacaan Berkas Teks:</text:p>
      <text:p text:style-name="P20"><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 text:c="7"/>std::ifstream inputFile("data.txt");</text:p>
      <text:p text:style-name="P20"><text:s text:c="7"/>if (!inputFile) {</text:p>
      <text:p text:style-name="P20"><text:s text:c="11"/>// Gagal membuka berkas</text:p>
      <text:p text:style-name="P20"><text:s text:c="11"/>return 1;</text:p>
      <text:p text:style-name="P20"><text:s text:c="7"/>}</text:p>
      <text:p text:style-name="P20"/>
      <text:p text:style-name="P20"><text:s text:c="7"/>std::string line;</text:p>
      <text:p text:style-name="P20"><text:s text:c="7"/>while (std::getline(inputFile, line)) {</text:p>
      <text:p text:style-name="P20"><text:s text:c="11"/>std::cout &lt;&lt; line &lt;&lt; std::endl;</text:p>
      <text:p text:style-name="P20"><text:s text:c="7"/>}</text:p>
      <text:p text:style-name="P20"/>
      <text:p text:style-name="P20"><text:s text:c="7"/>inputFile.close();</text:p>
      <text:p text:style-name="P20"><text:s text:c="7"/>return 0;</text:p>
      <text:p text:style-name="P20"><text:s text:c="3"/>}</text:p>
      <text:p text:style-name="P20"><text:s text:c="3"/>```</text:p>
      <text:p text:style-name="P20"/>
      <text:p text:style-name="P20"><text:s text:c="3"/>Pada contoh di atas, berkas teks `data.txt` dibuka untuk dibaca dan setiap baris diambil menggunakan `std::getline()` dan dicetak ke layar.</text:p>
      <text:p text:style-name="P20"/>
      <text:p text:style-name="P20"><text:s text:c="3"/>Contoh Penulisan Berkas Teks:</text:p>
      <text:p text:style-name="P20"><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 text:c="7"/>std::ofstream outputFile("output.txt");</text:p>
      <text:p text:style-name="P20"><text:s text:c="7"/>if (!outputFile) {</text:p>
      <text:p text:style-name="P20"><text:s text:c="11"/>// Gagal membuka berkas</text:p>
      <text:p text:style-name="P20"><text:soft-page-break/><text:s text:c="11"/>return 1;</text:p>
      <text:p text:style-name="P20"><text:s text:c="7"/>}</text:p>
      <text:p text:style-name="P20"/>
      <text:p text:style-name="P20"><text:s text:c="7"/>std::string data = "Halo, dunia!";</text:p>
      <text:p text:style-name="P20"><text:s text:c="7"/>outputFile &lt;&lt; data &lt;&lt; std::endl;</text:p>
      <text:p text:style-name="P20"/>
      <text:p text:style-name="P20"><text:s text:c="7"/>outputFile.close();</text:p>
      <text:p text:style-name="P20"><text:s text:c="7"/>return 0;</text:p>
      <text:p text:style-name="P20"><text:s text:c="3"/>}</text:p>
      <text:p text:style-name="P20"><text:s text:c="3"/>```</text:p>
      <text:p text:style-name="P20"/>
      <text:p text:style-name="P20"><text:s text:c="3"/>Pada contoh di atas, teks "Halo, dunia!" ditulis ke dalam berkas `output.txt` menggunakan operator `&lt;&lt;`.</text:p>
      <text:p text:style-name="P20"/>
      <text:p text:style-name="P20">2. Manipulasi Berkas Biner:</text:p>
      <text:p text:style-name="P20"><text:s text:c="3"/>- Berkas biner adalah berkas yang berisi data dalam format biner atau representasi bit yang lebih kompleks.</text:p>
      <text:p text:style-name="P20"><text:s text:c="3"/>- Pada manipulasi berkas biner, data dapat dibaca dan ditulis dalam bentuk biner menggunakan fungsi-fungsi yang ditentukan.</text:p>
      <text:p text:style-name="P20"><text:s text:c="3"/>- Berkas biner dapat dibuka menggunakan objek dari kelas `std::ifstream` untuk membaca dan `std::ofstream` untuk menulis.</text:p>
      <text:p text:style-name="P20"><text:s text:c="3"/>- Data dalam berkas biner dapat dimanipulasi secara langsung pada tingkat bit atau byte, sesuai dengan format yang diharapkan.</text:p>
      <text:p text:style-name="P20"/>
      <text:p text:style-name="P20"><text:s text:c="3"/>Contoh Pembacaan Berkas Biner:</text:p>
      <text:p text:style-name="P20"><text:s text:c="3"/>```cpp</text:p>
      <text:p text:style-name="P20"><text:s text:c="3"/>#include &lt;fstream&gt;</text:p>
      <text:p text:style-name="P20"><text:s text:c="3"/>#include &lt;iostream&gt;</text:p>
      <text:p text:style-name="P20"/>
      <text:p text:style-name="P20"><text:s text:c="3"/>struct Data {</text:p>
      <text:p text:style-name="P20"><text:s text:c="7"/>int id;</text:p>
      <text:p text:style-name="P20"><text:s text:c="7"/>double value;</text:p>
      <text:p text:style-name="P20"><text:s text:c="3"/>};</text:p>
      <text:p text:style-name="P20"/>
      <text:p text:style-name="P20"><text:s text:c="3"/>int main() {</text:p>
      <text:p text:style-name="P20"><text:s text:c="7"/>std::ifstream inputFile("data.bin", std::ios::binary);</text:p>
      <text:p text:style-name="P20"><text:s text:c="7"/>if (!inputFile) {</text:p>
      <text:p text:style-name="P20"><text:s text:c="11"/>// Gagal membuka berkas</text:p>
      <text:p text:style-name="P20"><text:s text:c="11"/>return 1;</text:p>
      <text:p text:style-name="P20"><text:s text:c="7"/>}</text:p>
      <text:p text:style-name="P20"/>
      <text:p text:style-name="P20"><text:s text:c="7"/>Data data;</text:p>
      <text:p text:style-name="P20"><text:s text:c="7"/>while (inputFile.read(reinterpret_cast&lt;char*&gt;(&amp;data), sizeof(Data))) {</text:p>
      <text:p text:style-name="P20"><text:s text:c="11"/>std::cout &lt;&lt; "ID: " &lt;&lt; data.id &lt;&lt; ", Value: " &lt;&lt; data.value &lt;&lt; std::endl;</text:p>
      <text:p text:style-name="P20"><text:s text:c="7"/>}</text:p>
      <text:p text:style-name="P20"/>
      <text:p text:style-name="P20"><text:s text:c="7"/>inputFile.close();</text:p>
      <text:p text:style-name="P20"><text:s text:c="7"/>return 0;</text:p>
      <text:p text:style-name="P20"/>
      <text:p text:style-name="P20"><text:soft-page-break/></text:p>
      <text:p text:style-name="P20"><text:s text:c="3"/>}</text:p>
      <text:p text:style-name="P20"><text:s text:c="3"/>```</text:p>
      <text:p text:style-name="P20"/>
      <text:p text:style-name="P20"><text:s text:c="3"/>Pada contoh di atas, berkas biner `data.bin` dibuka untuk dibaca dan setiap data `Data` diambil menggunakan `std::ifstream::read()` dan dicetak ke layar.</text:p>
      <text:p text:style-name="P20"/>
      <text:p text:style-name="P20"><text:s text:c="3"/>Contoh Penulisan Berkas Biner:</text:p>
      <text:p text:style-name="P20"><text:s text:c="3"/>```cpp</text:p>
      <text:p text:style-name="P20"><text:s text:c="3"/>#include &lt;fstream&gt;</text:p>
      <text:p text:style-name="P20"/>
      <text:p text:style-name="P20"><text:s text:c="3"/>struct Data {</text:p>
      <text:p text:style-name="P20"><text:s text:c="7"/>int id;</text:p>
      <text:p text:style-name="P20"><text:s text:c="7"/>double value;</text:p>
      <text:p text:style-name="P20"><text:s text:c="3"/>};</text:p>
      <text:p text:style-name="P20"/>
      <text:p text:style-name="P20"><text:s text:c="3"/>int main() {</text:p>
      <text:p text:style-name="P20"><text:s text:c="7"/>std::ofstream outputFile("output.bin", std::ios::binary);</text:p>
      <text:p text:style-name="P20"><text:s text:c="7"/>if (!outputFile) {</text:p>
      <text:p text:style-name="P20"><text:s text:c="11"/>// Gagal membuka berkas</text:p>
      <text:p text:style-name="P20"><text:s text:c="11"/>return 1;</text:p>
      <text:p text:style-name="P20"><text:s text:c="7"/>}</text:p>
      <text:p text:style-name="P20"/>
      <text:p text:style-name="P20"><text:s text:c="7"/>Data data { 123, 3.14 };</text:p>
      <text:p text:style-name="P20"><text:s text:c="7"/>outputFile.write(reinterpret_cast&lt;char*&gt;(&amp;data), sizeof(Data));</text:p>
      <text:p text:style-name="P20"/>
      <text:p text:style-name="P20"><text:s text:c="7"/>outputFile.close();</text:p>
      <text:p text:style-name="P20"><text:s text:c="7"/>return 0;</text:p>
      <text:p text:style-name="P20"><text:s text:c="3"/>}</text:p>
      <text:p text:style-name="P20"><text:s text:c="3"/>```</text:p>
      <text:p text:style-name="P20"/>
      <text:p text:style-name="P20"><text:s text:c="3"/>Pada contoh di atas, data `Data` ditulis ke dalam berkas biner `output.bin` menggunakan `std::ofstream::write()`.</text:p>
      <text:p text:style-name="P20"/>
      <text:p text:style-name="P20">Manipulasi berkas teks dan biner memiliki pendekatan yang berbeda tergantung pada jenis data yang akan diproses. Penting untuk memahami format berkas yang digunakan dan menggunakan fungsi-fungsi yang sesuai untuk membaca dan menulis data dengan benar.</text:p>
      <text:p text:style-name="P20">Berikut adalah contoh pembacaan berkas teks dan berkas biner menggunakan C++:</text:p>
      <text:p text:style-name="P20"/>
      <text:p text:style-name="P20">1. Pembacaan Berkas Teks:</text:p>
      <text:p text:style-name="P20">```cpp</text:p>
      <text:p text:style-name="P20">#include &lt;fstream&gt;</text:p>
      <text:p text:style-name="P20">#include &lt;iostream&gt;</text:p>
      <text:p text:style-name="P20">#include &lt;string&gt;</text:p>
      <text:p text:style-name="P20"/>
      <text:p text:style-name="P20">int main() {</text:p>
      <text:p text:style-name="P20"><text:s text:c="4"/>std::ifstream inputFile("data.txt");</text:p>
      <text:p text:style-name="P20"><text:s text:c="4"/>if (!inputFile) {</text:p>
      <text:p text:style-name="P20"><text:s text:c="8"/>std::cerr &lt;&lt; "Gagal membuka berkas" &lt;&lt; std::endl;</text:p>
      <text:p text:style-name="P20"><text:soft-page-break/><text:s text:c="8"/>return 1;</text:p>
      <text:p text:style-name="P20"><text:s text:c="4"/>}</text:p>
      <text:p text:style-name="P20"/>
      <text:p text:style-name="P20"><text:s text:c="4"/>std::string line;</text:p>
      <text:p text:style-name="P20"><text:s text:c="4"/>while (std::getline(inputFile, line)) {</text:p>
      <text:p text:style-name="P20"><text:s text:c="8"/>std::cout &lt;&lt; line &lt;&lt; std::endl;</text:p>
      <text:p text:style-name="P20"><text:s text:c="4"/>}</text:p>
      <text:p text:style-name="P20"/>
      <text:p text:style-name="P20"><text:s text:c="4"/>inputFile.close();</text:p>
      <text:p text:style-name="P20"><text:s text:c="4"/>return 0;</text:p>
      <text:p text:style-name="P20">}</text:p>
      <text:p text:style-name="P20">```</text:p>
      <text:p text:style-name="P20"/>
      <text:p text:style-name="P20">Pada contoh di atas, program membaca berkas teks `data.txt` dan mencetak setiap baris ke layar.</text:p>
      <text:p text:style-name="P20"/>
      <text:p text:style-name="P20">2. Pembacaan Berkas Biner:</text:p>
      <text:p text:style-name="P20">```cpp</text:p>
      <text:p text:style-name="P20">#include &lt;fstream&gt;</text:p>
      <text:p text:style-name="P20">#include &lt;iostream&gt;</text:p>
      <text:p text:style-name="P20"/>
      <text:p text:style-name="P20">struct Data {</text:p>
      <text:p text:style-name="P20"><text:s text:c="4"/>int id;</text:p>
      <text:p text:style-name="P20"><text:s text:c="4"/>double value;</text:p>
      <text:p text:style-name="P20">};</text:p>
      <text:p text:style-name="P20"/>
      <text:p text:style-name="P20">int main() {</text:p>
      <text:p text:style-name="P20"><text:s text:c="4"/>std::ifstream inputFile("data.bin", std::ios::binary);</text:p>
      <text:p text:style-name="P20"><text:s text:c="4"/>if (!inputFile) {</text:p>
      <text:p text:style-name="P20"><text:s text:c="8"/>std::cerr &lt;&lt; "Gagal membuka berkas" &lt;&lt; std::endl;</text:p>
      <text:p text:style-name="P20"><text:s text:c="8"/>return 1;</text:p>
      <text:p text:style-name="P20"><text:s text:c="4"/>}</text:p>
      <text:p text:style-name="P20"/>
      <text:p text:style-name="P20"><text:s text:c="4"/>Data data;</text:p>
      <text:p text:style-name="P20"><text:s text:c="4"/>while (inputFile.read(reinterpret_cast&lt;char*&gt;(&amp;data), sizeof(Data))) {</text:p>
      <text:p text:style-name="P20"><text:s text:c="8"/>std::cout &lt;&lt; "ID: " &lt;&lt; data.id &lt;&lt; ", Value: " &lt;&lt; data.value &lt;&lt; std::endl;</text:p>
      <text:p text:style-name="P20"><text:s text:c="4"/>}</text:p>
      <text:p text:style-name="P20"/>
      <text:p text:style-name="P20"><text:s text:c="4"/>inputFile.close();</text:p>
      <text:p text:style-name="P20"><text:s text:c="4"/>return 0;</text:p>
      <text:p text:style-name="P20">}</text:p>
      <text:p text:style-name="P20">```</text:p>
      <text:p text:style-name="P20"/>
      <text:p text:style-name="P20">Pada contoh di atas, program membaca berkas biner `data.bin` dan mencetak data dari struktur `Data` ke layar.</text:p>
      <text:p text:style-name="P20"/>
      <text:p text:style-name="P20">Dalam kedua contoh di atas, penting untuk memeriksa keberhasilan pembukaan berkas dengan memeriksa status objek berkas (`inputFile`) dan menangani kesalahan yang mungkin terjadi.</text:p>
      <text:p text:style-name="P19">Pemrosesan berkas secara sekuensial dan acak merupakan dua pendekatan yang berbeda dalam mengakses data dalam berkas. Berikut adalah penjelasan rinci tentang pemrosesan berkas secara sekuensial dan acak beserta contoh kode pengimplementasiannya dalam bahasa C++:</text:p>
      <text:p text:style-name="P20"/>
      <text:p text:style-name="P20">1. Pemrosesan Berkas Secara Sekuensial:</text:p>
      <text:p text:style-name="P20"><text:s text:c="3"/>- Pemrosesan berkas secara sekuensial dilakukan dengan membaca atau menulis data berurutan dalam berkas, mulai dari awal hingga akhir.</text:p>
      <text:p text:style-name="P20"><text:s text:c="3"/>- Data dalam berkas dibaca atau ditulis satu per satu secara berurutan menggunakan perintah-perintah seperti `&gt;&gt;` dan `&lt;&lt;` untuk berkas teks, atau `read()` dan `write()` untuk berkas biner.</text:p>
      <text:p text:style-name="P20"><text:s text:c="3"/>- Pemrosesan berkas secara sekuensial efisien untuk data yang perlu diakses berurutan atau saat ingin membaca atau menulis seluruh isi berkas.</text:p>
      <text:p text:style-name="P20"/>
      <text:p text:style-name="P20"><text:s text:c="3"/>Contoh Pemrosesan Berkas Secara Sekuensial:</text:p>
      <text:p text:style-name="P20"><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 text:c="7"/>std::ifstream inputFile("data.txt");</text:p>
      <text:p text:style-name="P20"><text:s text:c="7"/>if (!inputFile) {</text:p>
      <text:p text:style-name="P20"><text:s text:c="11"/>std::cerr &lt;&lt; "Gagal membuka berkas" &lt;&lt; std::endl;</text:p>
      <text:p text:style-name="P20"><text:s text:c="11"/>return 1;</text:p>
      <text:p text:style-name="P20"><text:s text:c="7"/>}</text:p>
      <text:p text:style-name="P20"/>
      <text:p text:style-name="P20"><text:s text:c="7"/>std::string data;</text:p>
      <text:p text:style-name="P20"><text:s text:c="7"/>while (inputFile &gt;&gt; data) {</text:p>
      <text:p text:style-name="P20"><text:s text:c="11"/>std::cout &lt;&lt; data &lt;&lt; std::endl;</text:p>
      <text:p text:style-name="P20"><text:s text:c="7"/>}</text:p>
      <text:p text:style-name="P20"/>
      <text:p text:style-name="P20"><text:s text:c="7"/>inputFile.close();</text:p>
      <text:p text:style-name="P20"><text:s text:c="7"/>return 0;</text:p>
      <text:p text:style-name="P20"><text:s text:c="3"/>}</text:p>
      <text:p text:style-name="P20"><text:s text:c="3"/>```</text:p>
      <text:p text:style-name="P20"/>
      <text:p text:style-name="P20"><text:s text:c="3"/>Pada contoh di atas, berkas teks `data.txt` dibuka dan data dibaca secara sekuensial menggunakan operasi `&gt;&gt;`. Setiap data kemudian dicetak ke layar.</text:p>
      <text:p text:style-name="P20"/>
      <text:p text:style-name="P20">2. Pemrosesan Berkas Secara Acak:</text:p>
      <text:p text:style-name="P20"><text:s text:c="3"/>- Pemrosesan berkas secara acak melibatkan akses langsung ke lokasi tertentu dalam berkas untuk membaca atau menulis data.</text:p>
      <text:p text:style-name="P20"><text:s text:c="3"/>- Data dalam berkas dapat diakses secara acak menggunakan fungsi-fungsi seperti `seekg()` dan `seekp()` untuk berkas teks, atau `seekg()` dan `seekp()` untuk berkas biner.</text:p>
      <text:p text:style-name="P20"><text:s text:c="3"/>- Pemrosesan berkas secara acak berguna saat ingin membaca atau menulis data dalam urutan yang tidak berurutan atau saat ingin memodifikasi data yang sudah ada dalam berkas.</text:p>
      <text:p text:style-name="P20"/>
      <text:p text:style-name="P20"><text:s text:c="3"/>Contoh Pemrosesan Berkas Secara Acak:</text:p>
      <text:p text:style-name="P20"><text:soft-page-break/><text:s text:c="3"/>```cpp</text:p>
      <text:p text:style-name="P20"><text:s text:c="3"/>#include &lt;fstream&gt;</text:p>
      <text:p text:style-name="P20"><text:s text:c="3"/>#include &lt;iostream&gt;</text:p>
      <text:p text:style-name="P20"><text:s text:c="3"/>#include &lt;string&gt;</text:p>
      <text:p text:style-name="P20"/>
      <text:p text:style-name="P20"><text:s text:c="3"/>int main() {</text:p>
      <text:p text:style-name="P20"><text:s text:c="7"/>std::fstream file("data.txt");</text:p>
      <text:p text:style-name="P20"><text:s text:c="7"/>if (!file) {</text:p>
      <text:p text:style-name="P20"><text:s text:c="11"/>std::cerr &lt;&lt; "Gagal membuka berkas" &lt;&lt; std::endl;</text:p>
      <text:p text:style-name="P20"><text:s text:c="11"/>return 1;</text:p>
      <text:p text:style-name="P20"><text:s text:c="7"/>}</text:p>
      <text:p text:style-name="P20"/>
      <text:p text:style-name="P20"><text:s text:c="7"/>file.seekp(10, std::ios::beg);</text:p>
      <text:p text:style-name="P20"><text:s text:c="7"/>file &lt;&lt; "Hello, World!";</text:p>
      <text:p text:style-name="P20"/>
      <text:p text:style-name="P20"><text:s text:c="7"/>file.close();</text:p>
      <text:p text:style-name="P20"><text:s text:c="7"/>return 0;</text:p>
      <text:p text:style-name="P20"><text:s text:c="3"/>}</text:p>
      <text:p text:style-name="P20"><text:s text:c="3"/>```</text:p>
      <text:p text:style-name="P20"/>
      <text:p text:style-name="P20"><text:s text:c="3"/>Pada contoh di atas, berkas teks `data.txt` dibuka dengan mode `std::fstream` yang memungkinkan pembacaan dan penulisan. Fungsi `seekp()` digunakan untuk menggeser posisi penulisan ke offset 10 dari awal berkas, dan teks "Hello, World!" ditulis di posisi tersebut.</text:p>
      <text:p text:style-name="P20"/>
      <text:p text:style-name="P20">Pemrosesan berkas secara sekuensial dan acak memiliki kegunaan dan karakteristik yang berbeda. Pilihlah pendekatan yang sesuai</text:p>
      <text:p text:style-name="P20"/>
      <text:p text:style-name="P20"><text:s/>dengan kebutuhan Anda sesuai dengan jenis akses data yang diperlukan dalam pengolahan berkas.</text:p>
      <text:p text:style-name="P19">Pemrograman Lanjut dalam bahasa C++ mencakup berbagai konsep dan teknik yang lebih kompleks dan canggih untuk mengembangkan aplikasi yang lebih kuat dan fleksibel. Berikut ini beberapa contoh konsep dan teknik dalam Pemrograman Lanjut beserta contoh kode pengimplementasiannya:</text:p>
      <text:p text:style-name="P20"/>
      <text:p text:style-name="P20">1. Pola Desain (Design Patterns):</text:p>
      <text:p text:style-name="P20"><text:s text:c="3"/>Pola desain adalah solusi umum untuk masalah pemrograman yang sering terjadi. Mereka menyediakan pendekatan yang teruji dan terstruktur untuk merancang dan mengimplementasikan aplikasi. Berikut adalah contoh pola desain Singleton:</text:p>
      <text:p text:style-name="P20"/>
      <text:p text:style-name="P20"><text:s text:c="3"/>```cpp</text:p>
      <text:p text:style-name="P20"><text:s text:c="3"/>class Singleton {</text:p>
      <text:p text:style-name="P20"><text:s text:c="3"/>private:</text:p>
      <text:p text:style-name="P20"><text:s text:c="7"/>static Singleton* instance;</text:p>
      <text:p text:style-name="P20"><text:s text:c="7"/>Singleton() {}</text:p>
      <text:p text:style-name="P20"/>
      <text:p text:style-name="P20"><text:s text:c="3"/>public:</text:p>
      <text:p text:style-name="P20"><text:s text:c="7"/>static Singleton* getInstance() {</text:p>
      <text:p text:style-name="P20"><text:s text:c="11"/>if (instance == nullptr) {</text:p>
      <text:p text:style-name="P20"><text:s text:c="15"/>instance = new Singleton();</text:p>
      <text:p text:style-name="P20"><text:s text:c="11"/>}</text:p>
      <text:p text:style-name="P20"><text:s text:c="11"/>return instance;</text:p>
      <text:p text:style-name="P20"><text:s text:c="7"/>}</text:p>
      <text:p text:style-name="P20"><text:s text:c="3"/>};</text:p>
      <text:p text:style-name="P20"/>
      <text:p text:style-name="P20"><text:s text:c="3"/>Singleton* Singleton::instance = nullptr;</text:p>
      <text:p text:style-name="P20"><text:s text:c="3"/>```</text:p>
      <text:p text:style-name="P20"/>
      <text:p text:style-name="P20"><text:s text:c="3"/>Pada contoh di atas, Singleton adalah pola desain yang memastikan bahwa hanya ada satu instance dari kelas yang dapat diakses secara global.</text:p>
      <text:p text:style-name="P20"/>
      <text:p text:style-name="P20">2. Template:</text:p>
      <text:p text:style-name="P20"><text:s text:c="3"/>Template memungkinkan penulisan kode yang dapat diubah menjadi berbagai tipe data. Ini membantu dalam menghasilkan kode yang dapat digunakan secara umum tanpa harus menulis kode berulang. Berikut adalah contoh penggunaan template untuk fungsi penjumlahan:</text:p>
      <text:p text:style-name="P20"/>
      <text:p text:style-name="P20"><text:s text:c="3"/>```cpp</text:p>
      <text:p text:style-name="P20"><text:s text:c="3"/>template&lt;typename T&gt;</text:p>
      <text:p text:style-name="P20"><text:s text:c="3"/>T sum(T a, T b) {</text:p>
      <text:p text:style-name="P20"><text:s text:c="7"/>return a + b;</text:p>
      <text:p text:style-name="P20"><text:s text:c="3"/>}</text:p>
      <text:p text:style-name="P20"/>
      <text:p text:style-name="P20"><text:s text:c="3"/>int main() {</text:p>
      <text:p text:style-name="P20"><text:s text:c="7"/>int result = sum&lt;int&gt;(3, 5);</text:p>
      <text:p text:style-name="P20"><text:s text:c="7"/>double result2 = sum&lt;double&gt;(2.5, 4.7);</text:p>
      <text:p text:style-name="P20"><text:s text:c="7"/>return 0;</text:p>
      <text:p text:style-name="P20"><text:s text:c="3"/>}</text:p>
      <text:p text:style-name="P20"><text:s text:c="3"/>```</text:p>
      <text:p text:style-name="P20"><text:soft-page-break/></text:p>
      <text:p text:style-name="P20"><text:s text:c="3"/>Pada contoh di atas, fungsi `sum` menggunakan template yang memungkinkan kita untuk melakukan penjumlahan pada berbagai tipe data seperti `int` dan `double`.</text:p>
      <text:p text:style-name="P20"/>
      <text:p text:style-name="P20">3. Exception Handling (Penanganan Eksepsi):</text:p>
      <text:p text:style-name="P20"><text:s text:c="3"/>Exception handling memungkinkan penanganan kesalahan atau kondisi tidak terduga yang terjadi saat program berjalan. Dengan menggunakan try-catch block, Anda dapat menangkap dan mengelola eksepsi yang terjadi. Berikut adalah contoh penggunaan try-catch:</text:p>
      <text:p text:style-name="P20"/>
      <text:p text:style-name="P20"><text:s text:c="3"/>```cpp</text:p>
      <text:p text:style-name="P20"><text:s text:c="3"/>#include &lt;iostream&gt;</text:p>
      <text:p text:style-name="P20"/>
      <text:p text:style-name="P20"><text:s text:c="3"/>int divide(int a, int b) {</text:p>
      <text:p text:style-name="P20"><text:s text:c="7"/>if (b == 0) {</text:p>
      <text:p text:style-name="P20"><text:s text:c="11"/>throw "Pembagian dengan nol tidak valid";</text:p>
      <text:p text:style-name="P20"><text:s text:c="7"/>}</text:p>
      <text:p text:style-name="P20"><text:s text:c="7"/>return a / b;</text:p>
      <text:p text:style-name="P20"><text:s text:c="3"/>}</text:p>
      <text:p text:style-name="P20"/>
      <text:p text:style-name="P20"><text:s text:c="3"/>int main() {</text:p>
      <text:p text:style-name="P20"><text:s text:c="7"/>try {</text:p>
      <text:p text:style-name="P20"><text:s text:c="11"/>int result = divide(10, 0);</text:p>
      <text:p text:style-name="P20"><text:s text:c="11"/>std::cout &lt;&lt; "Hasil pembagian: " &lt;&lt; result &lt;&lt; std::endl;</text:p>
      <text:p text:style-name="P20"><text:s text:c="7"/>} catch (const char* error) {</text:p>
      <text:p text:style-name="P20"><text:s text:c="11"/>std::cout &lt;&lt; "Terjadi kesalahan: " &lt;&lt; error &lt;&lt; std::endl;</text:p>
      <text:p text:style-name="P20"><text:s text:c="7"/>}</text:p>
      <text:p text:style-name="P20"><text:s text:c="7"/>return 0;</text:p>
      <text:p text:style-name="P20"><text:s text:c="3"/>}</text:p>
      <text:p text:style-name="P20"><text:s text:c="3"/>```</text:p>
      <text:p text:style-name="P20"/>
      <text:p text:style-name="P20"><text:s text:c="3"/>Pada contoh di atas, fungsi `divide` melempar eksepsi jika pembagian dengan nol dilakukan. Dalam blok catch, kita menangkap dan menangani eksepsi dengan mencetak pesan kesalahan ke layar.</text:p>
      <text:p text:style-name="P20"/>
      <text:p text:style-name="P20">4. Thread dan Pemrograman Paralel:</text:p>
      <text:p text:style-name="P20"><text:s text:c="3"/>C++ menyediakan dukungan untuk pemrograman paralel dengan menggunakan thread. Thread memungkinkan eksekusi kode secara bersamaan, meningkatkan kinerja aplikasi yang dapat memanfaatkan pemrosesan paralel. Berikut</text:p>
      <text:p text:style-name="P20"/>
      <text:p text:style-name="P20"><text:s/>adalah contoh penggunaan thread:</text:p>
      <text:p text:style-name="P20"/>
      <text:p text:style-name="P20"><text:s text:c="3"/>```cpp</text:p>
      <text:p text:style-name="P20"><text:s text:c="3"/>#include &lt;iostream&gt;</text:p>
      <text:p text:style-name="P20"><text:s text:c="3"/>#include &lt;thread&gt;</text:p>
      <text:p text:style-name="P20"/>
      <text:p text:style-name="P20"><text:s text:c="3"/>void hello() {</text:p>
      <text:p text:style-name="P20"><text:s text:c="7"/>std::cout &lt;&lt; "Halo dari thread!" &lt;&lt; std::endl;</text:p>
      <text:p text:style-name="P20"><text:s text:c="3"/>}</text:p>
      <text:p text:style-name="P20"/>
      <text:p text:style-name="P20"><text:soft-page-break/><text:s text:c="3"/>int main() {</text:p>
      <text:p text:style-name="P20"><text:s text:c="7"/>std::thread t(hello);</text:p>
      <text:p text:style-name="P20"><text:s text:c="7"/>t.join();</text:p>
      <text:p text:style-name="P20"><text:s text:c="7"/>return 0;</text:p>
      <text:p text:style-name="P20"><text:s text:c="3"/>}</text:p>
      <text:p text:style-name="P20"><text:s text:c="3"/>```</text:p>
      <text:p text:style-name="P20"/>
      <text:p text:style-name="P20"><text:s text:c="3"/>Pada contoh di atas, sebuah thread dibuat untuk menjalankan fungsi `hello`. Thread tersebut bergabung kembali dengan thread utama menggunakan `join`.</text:p>
      <text:p text:style-name="P20"/>
      <text:p text:style-name="P20">Pemrograman Lanjut dalam C++ melibatkan banyak konsep dan teknik yang lebih kompleks. Contoh-contoh di atas adalah hanya beberapa contoh dasar dari pemrograman lanjut. Pemrograman lanjut juga mencakup topik seperti penggunaan STL (Standard Template Library), pemrograman generik, metaprogramming, dan lainnya.</text:p>
      <text:p text:style-name="P19">Pointer dan referensi adalah dua konsep penting dalam bahasa pemrograman C++. Mereka digunakan untuk mengakses dan memanipulasi data secara efisien. Berikut ini penjelasan rinci tentang pointer dan referensi beserta contoh kode pengimplementasiannya:</text:p>
      <text:p text:style-name="P20"/>
      <text:p text:style-name="P20">1. Pointer:</text:p>
      <text:p text:style-name="P20"><text:s text:c="3"/>Pointer adalah variabel yang menyimpan alamat memori suatu objek atau variabel lainnya. Pointer digunakan untuk mengakses dan memanipulasi nilai objek melalui alamat memori. Untuk menggunakan pointer, Anda perlu mendeklarasikannya dengan menambahkan tanda asterisk (*) sebelum nama variabel. Berikut adalah contoh penggunaan pointer:</text:p>
      <text:p text:style-name="P20"/>
      <text:p text:style-name="P20"><text:s text:c="3"/>```cpp</text:p>
      <text:p text:style-name="P20"><text:s text:c="3"/>int main() {</text:p>
      <text:p text:style-name="P20"><text:s text:c="7"/>int number = 10;</text:p>
      <text:p text:style-name="P20"><text:s text:c="7"/>int* ptr = &amp;number; // Mengambil alamat memori variabel number</text:p>
      <text:p text:style-name="P20"/>
      <text:p text:style-name="P20"><text:s text:c="7"/>std::cout &lt;&lt; "Nilai number: " &lt;&lt; number &lt;&lt; std::endl;</text:p>
      <text:p text:style-name="P20"><text:s text:c="7"/>std::cout &lt;&lt; "Alamat memori number: " &lt;&lt; &amp;number &lt;&lt; std::endl;</text:p>
      <text:p text:style-name="P20"><text:s text:c="7"/>std::cout &lt;&lt; "Nilai pointer: " &lt;&lt; *ptr &lt;&lt; std::endl;</text:p>
      <text:p text:style-name="P20"><text:s text:c="7"/>std::cout &lt;&lt; "Alamat memori pointer: " &lt;&lt; ptr &lt;&lt; std::endl;</text:p>
      <text:p text:style-name="P20"/>
      <text:p text:style-name="P20"><text:s text:c="7"/>*ptr = 20; // Mengubah nilai melalui pointer</text:p>
      <text:p text:style-name="P20"/>
      <text:p text:style-name="P20"><text:s text:c="7"/>std::cout &lt;&lt; "Nilai number setelah diubah melalui pointer: " &lt;&lt; number &lt;&lt; std::endl;</text:p>
      <text:p text:style-name="P20"/>
      <text:p text:style-name="P20"><text:s text:c="7"/>return 0;</text:p>
      <text:p text:style-name="P20"><text:s text:c="3"/>}</text:p>
      <text:p text:style-name="P20"><text:s text:c="3"/>```</text:p>
      <text:p text:style-name="P20"/>
      <text:p text:style-name="P20"><text:s text:c="3"/>Pada contoh di atas, pointer `ptr` menunjuk ke alamat memori variabel `number`. Dengan menggunakan operator dereference (`*ptr`), kita dapat mengakses dan memodifikasi nilai variabel melalui pointer.</text:p>
      <text:p text:style-name="P20"/>
      <text:p text:style-name="P20">2. Referensi:</text:p>
      <text:p text:style-name="P20"><text:s text:c="3"/>Referensi adalah alias atau nama alternatif untuk variabel yang sudah ada. Referensi digunakan untuk merujuk pada objek yang sama dengan variabel aslinya. Untuk mendeklarasikan referensi, Anda perlu menambahkan tanda ampersand (&amp;) setelah tipe data. Berikut adalah contoh penggunaan referensi:</text:p>
      <text:p text:style-name="P20"/>
      <text:p text:style-name="P20"><text:s text:c="3"/>```cpp</text:p>
      <text:p text:style-name="P20"><text:s text:c="3"/>int main() {</text:p>
      <text:p text:style-name="P20"><text:s text:c="7"/>int number = 10;</text:p>
      <text:p text:style-name="P20"><text:s text:c="7"/>int&amp; ref = number; // Mendeklarasikan referensi ke variabel number</text:p>
      <text:p text:style-name="P20"/>
      <text:p text:style-name="P20"><text:s text:c="7"/>std::cout &lt;&lt; "Nilai number: " &lt;&lt; number &lt;&lt; std::endl;</text:p>
      <text:p text:style-name="P20"><text:s text:c="7"/>std::cout &lt;&lt; "Nilai referensi: " &lt;&lt; ref &lt;&lt; std::endl;</text:p>
      <text:p text:style-name="P20"/>
      <text:p text:style-name="P20"><text:s text:c="7"/>ref = 20; // Mengubah nilai melalui referensi</text:p>
      <text:p text:style-name="P20"/>
      <text:p text:style-name="P20"><text:s text:c="7"/>std::cout &lt;&lt; "Nilai number setelah diubah melalui referensi: " &lt;&lt; number &lt;&lt; std::endl;</text:p>
      <text:p text:style-name="P20"><text:soft-page-break/></text:p>
      <text:p text:style-name="P20"><text:s text:c="7"/>return 0;</text:p>
      <text:p text:style-name="P20"><text:s text:c="3"/>}</text:p>
      <text:p text:style-name="P20"><text:s text:c="3"/>```</text:p>
      <text:p text:style-name="P20"/>
      <text:p text:style-name="P20"><text:s text:c="3"/>Pada contoh di atas, referensi `ref` merujuk pada variabel `number`. Perubahan nilai pada `ref` juga akan mempengaruhi nilai pada `number` karena keduanya merujuk pada objek yang sama.</text:p>
      <text:p text:style-name="P20"/>
      <text:p text:style-name="P20">Pointer dan referensi sangat penting dalam pemrograman C++. Mereka memungkinkan pengelolaan memori yang efisien dan pemindahan data yang efisien antara fungsi dan objek. Namun, perlu berhati-hati dalam penggunaannya untuk menghindari kesalahan seperti null pointer atau dangling reference.</text:p>
      <text:p text:style-name="P19">Berikut adalah penjelasan tentang pointer dan referensi dalam istilah umum:</text:p>
      <text:p text:style-name="P20"/>
      <text:p text:style-name="P20">1. Pointer:</text:p>
      <text:p text:style-name="P20"><text:s text:c="3"/>Pointer adalah sebuah variabel yang berisi alamat memori suatu objek atau variabel lainnya. Dengan menggunakan pointer, kita dapat mengakses dan memanipulasi nilai objek melalui alamat memori yang disimpan dalam pointer tersebut. Pointer sering digunakan untuk mengalokasikan memori secara dinamis, mengakses elemen-elemen dalam larik, atau memanipulasi objek yang besar. </text:p>
      <text:p text:style-name="P20"/>
      <text:p text:style-name="P20">2. Referensi:</text:p>
      <text:p text:style-name="P20"><text:s text:c="3"/>Referensi adalah sebuah alias atau nama alternatif untuk variabel yang sudah ada. Dengan menggunakan referensi, kita dapat merujuk pada objek yang sama dengan variabel aslinya. Referensi memungkinkan kita untuk mengakses dan memanipulasi nilai variabel asli tanpa perlu mengakses alamat memori secara langsung. Referensi sering digunakan untuk mengirim parameter ke fungsi dengan referensi, mengembalikan nilai dari fungsi dengan referensi, atau untuk membuat alias variabel dalam konteks tertentu.</text:p>
      <text:p text:style-name="P20"/>
      <text:p text:style-name="P20">Baik pointer maupun referensi merupakan fitur penting dalam pemrograman C++. Keduanya memungkinkan kita untuk mengelola memori dengan lebih efisien, melakukan manipulasi data yang fleksibel, dan membuat kode yang lebih bersih dan terstruktur. Namun, perlu diingat bahwa penggunaan pointer dan referensi juga memerlukan pemahaman yang baik agar dapat menghindari kesalahan dan kebocoran memori.</text:p>
      <text:p text:style-name="P19">Penggunaan pointer dalam pemrosesan array dan string memungkinkan kita untuk mengakses dan memanipulasi elemen-elemen array dan karakter dalam string dengan cara yang efisien. Berikut ini penjelasan rinci tentang penggunaan pointer dalam pemrosesan array dan string beserta contoh kode pengimplementasiannya:</text:p>
      <text:p text:style-name="P20"/>
      <text:p text:style-name="P20">1. Penggunaan Pointer dalam Pemrosesan Array:</text:p>
      <text:p text:style-name="P20"><text:s text:c="3"/>a. Akses Elemen Array: Dengan menggunakan pointer, kita dapat mengakses elemen-elemen dalam array secara langsung. Hal ini memungkinkan manipulasi data yang efisien tanpa perlu melakukan penyalinan array.</text:p>
      <text:p text:style-name="P20"><text:s text:c="3"/>```cpp</text:p>
      <text:p text:style-name="P20"><text:s text:c="3"/>int main() {</text:p>
      <text:p text:style-name="P20"><text:s text:c="7"/>int arr[5] = {1, 2, 3, 4, 5};</text:p>
      <text:p text:style-name="P20"><text:s text:c="7"/>int* ptr = arr; // Menggunakan pointer untuk mengakses array</text:p>
      <text:p text:style-name="P20"/>
      <text:p text:style-name="P20"><text:s text:c="7"/>for (int i = 0; i &lt; 5; i++) {</text:p>
      <text:p text:style-name="P20"><text:s text:c="11"/>std::cout &lt;&lt; "Elemen ke-" &lt;&lt; i &lt;&lt; ": " &lt;&lt; *(ptr + i) &lt;&lt; std::endl;</text:p>
      <text:p text:style-name="P20"><text:s text:c="7"/>}</text:p>
      <text:p text:style-name="P20"/>
      <text:p text:style-name="P20"><text:s text:c="7"/>return 0;</text:p>
      <text:p text:style-name="P20"><text:s text:c="3"/>}</text:p>
      <text:p text:style-name="P20"><text:s text:c="3"/>```</text:p>
      <text:p text:style-name="P20"/>
      <text:p text:style-name="P20"><text:s text:c="3"/>b. Manipulasi Elemen Array: Dengan menggunakan pointer, kita dapat mengubah nilai elemen-elemen dalam array dengan cara yang efisien.</text:p>
      <text:p text:style-name="P20"><text:s text:c="3"/>```cpp</text:p>
      <text:p text:style-name="P20"><text:s text:c="3"/>int main() {</text:p>
      <text:p text:style-name="P20"><text:s text:c="7"/>int arr[5] = {1, 2, 3, 4, 5};</text:p>
      <text:p text:style-name="P20"><text:s text:c="7"/>int* ptr = arr; // Menggunakan pointer untuk mengakses array</text:p>
      <text:p text:style-name="P20"/>
      <text:p text:style-name="P20"><text:s text:c="7"/>*(ptr + 2) = 10; // Mengubah nilai elemen ke-2</text:p>
      <text:p text:style-name="P20"/>
      <text:p text:style-name="P20"><text:s text:c="7"/>for (int i = 0; i &lt; 5; i++) {</text:p>
      <text:p text:style-name="P20"><text:s text:c="11"/>std::cout &lt;&lt; "Elemen ke-" &lt;&lt; i &lt;&lt; ": " &lt;&lt; arr[i] &lt;&lt; std::endl;</text:p>
      <text:p text:style-name="P20"><text:s text:c="7"/>}</text:p>
      <text:p text:style-name="P20"/>
      <text:p text:style-name="P20"><text:s text:c="7"/>return 0;</text:p>
      <text:p text:style-name="P20"><text:s text:c="3"/>}</text:p>
      <text:p text:style-name="P20"><text:s text:c="3"/>```</text:p>
      <text:p text:style-name="P20"/>
      <text:p text:style-name="P20">2. Penggunaan Pointer dalam Pemrosesan String:</text:p>
      <text:p text:style-name="P20"><text:s text:c="3"/>a. Akses Karakter String: Dengan menggunakan pointer, kita dapat mengakses karakter-karakter dalam string secara langsung. Hal ini memungkinkan pengolahan dan manipulasi string yang efisien.</text:p>
      <text:p text:style-name="P20"><text:s text:c="3"/>```cpp</text:p>
      <text:p text:style-name="P20"><text:s text:c="3"/>int main() {</text:p>
      <text:p text:style-name="P20"><text:s text:c="7"/>char str[] = "Hello";</text:p>
      <text:p text:style-name="P20"><text:s text:c="7"/>char* ptr = str; // Menggunakan pointer untuk mengakses string</text:p>
      <text:p text:style-name="P20"/>
      <text:p text:style-name="P20"><text:s text:c="7"/>while (*ptr != '\0') {</text:p>
      <text:p text:style-name="P20"><text:soft-page-break/><text:s text:c="11"/>std::cout &lt;&lt; *ptr;</text:p>
      <text:p text:style-name="P20"><text:s text:c="11"/>ptr++;</text:p>
      <text:p text:style-name="P20"><text:s text:c="7"/>}</text:p>
      <text:p text:style-name="P20"/>
      <text:p text:style-name="P20"><text:s text:c="7"/>return 0;</text:p>
      <text:p text:style-name="P20"><text:s text:c="3"/>}</text:p>
      <text:p text:style-name="P20"><text:s text:c="3"/>```</text:p>
      <text:p text:style-name="P20"/>
      <text:p text:style-name="P20"><text:s text:c="3"/>b. Manipulasi Karakter String: Dengan menggunakan pointer, kita dapat mengubah karakter-karakter dalam string dengan cara yang efisien.</text:p>
      <text:p text:style-name="P20"><text:s text:c="3"/>```cpp</text:p>
      <text:p text:style-name="P20"><text:s text:c="3"/>int main() {</text:p>
      <text:p text:style-name="P20"><text:s text:c="7"/>char str[] = "Hello";</text:p>
      <text:p text:style-name="P20"><text:s text:c="7"/>char* ptr = str; // Menggunakan pointer untuk mengakses string</text:p>
      <text:p text:style-name="P20"/>
      <text:p text:style-name="P20"><text:s text:c="7"/>*(ptr + 1) = 'a'; // Mengubah karakter kedua</text:p>
      <text:p text:style-name="P20"/>
      <text:p text:style-name="P20"><text:s text:c="7"/>std::cout &lt;&lt; str &lt;&lt; std::endl;</text:p>
      <text:p text:style-name="P20"/>
      <text:p text:style-name="P20"><text:s text:c="7"/>return 0;</text:p>
      <text:p text:style-name="P20"><text:s text:c="3"/>}</text:p>
      <text:p text:style-name="P20"><text:s text:c="3"/>```</text:p>
      <text:p text:style-name="P20"/>
      <text:p text:style-name="P20">Penggunaan pointer dalam pemrosesan array dan string memungkinkan kita untuk melakukan manipulasi data dengan cara yang lebih efisien dan fleksibel. Namun, perlu diingat untuk selalu berhati-hati saat menggunakan pointer, menghindari kesalahan seperti dereference NULL pointer atau melebihi batas array yang ditunjuk oleh pointer.</text:p>
      <text:p text:style-name="P20"/>
      <text:p text:style-name="P20">Tentu! Berikut ini penjelasan rinci mengenai kode implementasi penggunaan pointer dalam pemrosesan array dan string:</text:p>
      <text:p text:style-name="P20"/>
      <text:p text:style-name="P20">1. Penggunaan Pointer dalam Pemrosesan Array:</text:p>
      <text:p text:style-name="P20"/>
      <text:p text:style-name="P20"><text:s text:c="3"/>a. Akses Elemen Array:</text:p>
      <text:p text:style-name="P20"><text:s text:c="6"/>- Pada kode `int* ptr = arr;`, kita mendeklarasikan pointer `ptr` yang menunjuk ke alamat pertama dari array `arr`.</text:p>
      <text:p text:style-name="P20"><text:s text:c="6"/>- Dalam loop `for`, kita menggunakan pointer `ptr` untuk mengakses elemen-elemen dalam array dengan menggunakan operator dereference (`*`). </text:p>
      <text:p text:style-name="P20"><text:s text:c="6"/>- Setiap iterasi, pointer `ptr` ditambah dengan `i` untuk mengakses elemen-elemen berikutnya dalam array.</text:p>
      <text:p text:style-name="P20"><text:s text:c="6"/>- Contoh output:</text:p>
      <text:p text:style-name="P20"><text:s text:c="6"/>```</text:p>
      <text:p text:style-name="P20"><text:s text:c="6"/>Elemen ke-0: 1</text:p>
      <text:p text:style-name="P20"><text:s text:c="6"/>Elemen ke-1: 2</text:p>
      <text:p text:style-name="P20"><text:s text:c="6"/>Elemen ke-2: 3</text:p>
      <text:p text:style-name="P20"><text:s text:c="6"/>Elemen ke-3: 4</text:p>
      <text:p text:style-name="P20"><text:s text:c="6"/>Elemen ke-4: 5</text:p>
      <text:p text:style-name="P20"><text:s text:c="6"/>```</text:p>
      <text:p text:style-name="P20"/>
      <text:p text:style-name="P20"><text:soft-page-break/><text:s text:c="3"/>b. Manipulasi Elemen Array:</text:p>
      <text:p text:style-name="P20"><text:s text:c="6"/>- Pada kode `*(ptr + 2) = 10;`, kita menggunakan pointer `ptr` untuk mengakses elemen ketiga dalam array dan mengubah nilainya menjadi 10.</text:p>
      <text:p text:style-name="P20"><text:s text:c="6"/>- Nilai array `arr` berubah karena pointer `ptr` dan array `arr` menunjuk ke alamat memori yang sama.</text:p>
      <text:p text:style-name="P20"><text:s text:c="6"/>- Contoh output:</text:p>
      <text:p text:style-name="P20"><text:s text:c="6"/>```</text:p>
      <text:p text:style-name="P20"><text:s text:c="6"/>Elemen ke-0: 1</text:p>
      <text:p text:style-name="P20"><text:s text:c="6"/>Elemen ke-1: 2</text:p>
      <text:p text:style-name="P20"><text:s text:c="6"/>Elemen ke-2: 10</text:p>
      <text:p text:style-name="P20"><text:s text:c="6"/>Elemen ke-3: 4</text:p>
      <text:p text:style-name="P20"><text:s text:c="6"/>Elemen ke-4: 5</text:p>
      <text:p text:style-name="P20"><text:s text:c="6"/>```</text:p>
      <text:p text:style-name="P20"/>
      <text:p text:style-name="P20">2. Penggunaan Pointer dalam Pemrosesan String:</text:p>
      <text:p text:style-name="P20"/>
      <text:p text:style-name="P20"><text:s text:c="3"/>a. Akses Karakter String:</text:p>
      <text:p text:style-name="P20"><text:s text:c="6"/>- Pada kode `char* ptr = str;`, kita mendeklarasikan pointer `ptr` yang menunjuk ke alamat pertama dari string `str`.</text:p>
      <text:p text:style-name="P20"><text:s text:c="6"/>- Dalam loop `while`, kita menggunakan pointer `ptr` untuk mengakses karakter-karakter dalam string dengan menggunakan operator dereference (`*`).</text:p>
      <text:p text:style-name="P20"><text:s text:c="6"/>- Loop berlanjut hingga karakter yang ditunjuk oleh pointer `ptr` adalah null character (`\0`), menandakan akhir dari string.</text:p>
      <text:p text:style-name="P20"><text:s text:c="6"/>- Contoh output: `Hello`</text:p>
      <text:p text:style-name="P20"/>
      <text:p text:style-name="P20"><text:s text:c="3"/>b. Manipulasi Karakter String:</text:p>
      <text:p text:style-name="P20"><text:s text:c="6"/>- Pada kode `*(ptr + 1) = 'a';`, kita menggunakan pointer `ptr` untuk mengakses karakter kedua dalam string dan mengubahnya menjadi karakter `'a'`.</text:p>
      <text:p text:style-name="P20"><text:s text:c="6"/>- Nilai string `str` berubah karena pointer `ptr` dan array `str` menunjuk ke alamat memori yang sama.</text:p>
      <text:p text:style-name="P20"><text:s text:c="6"/>- Contoh output: `Hallo`</text:p>
      <text:p text:style-name="P20"/>
      <text:p text:style-name="P20">Penggunaan pointer dalam pemrosesan array dan string memungkinkan kita untuk melakukan akses dan manipulasi data dengan cara yang lebih efisien dan fleksibel. Dengan menggunakan pointer, kita dapat mengakses elemen-elemen dalam array dan karakter-karakter dalam string secara langsung, memberikan kita kontrol yang lebih besar atas data yang sedang kita proses.</text:p>
      <text:p text:style-name="P19">Dynamic memory allocation adalah kemampuan dalam bahasa pemrograman C++ untuk mengalokasikan dan membebaskan memori secara dinamis selama runtime program. Hal ini memungkinkan kita untuk mengatur ukuran memori yang dibutuhkan untuk data saat program sedang berjalan. Berikut adalah penjelasan rinci tentang dynamic memory allocation beserta contoh kode pengimplementasiannya:</text:p>
      <text:p text:style-name="P20"/>
      <text:p text:style-name="P20">1. Operator `new`:</text:p>
      <text:p text:style-name="P20"><text:s text:c="3"/>- Operator `new` digunakan untuk mengalokasikan memori secara dinamis untuk tipe data tertentu, seperti integer, float, atau objek kelas.</text:p>
      <text:p text:style-name="P20"><text:s text:c="3"/>- Contoh penggunaan:</text:p>
      <text:p text:style-name="P20"><text:s text:c="3"/>```cpp</text:p>
      <text:p text:style-name="P20"><text:s text:c="3"/>int* ptr = new int; // Mengalokasikan memori untuk satu integer</text:p>
      <text:p text:style-name="P20"><text:s text:c="3"/>*ptr = 5; // Menyimpan nilai 5 ke dalam memori yang dialokasikan</text:p>
      <text:p text:style-name="P20"><text:s text:c="3"/>delete ptr; // Membuang memori yang telah dialokasikan</text:p>
      <text:p text:style-name="P20"><text:s text:c="3"/>```</text:p>
      <text:p text:style-name="P20"/>
      <text:p text:style-name="P20">2. Operator `new[]` dan `delete[]`:</text:p>
      <text:p text:style-name="P20"><text:s text:c="3"/>- Operator `new[]` digunakan untuk mengalokasikan memori secara dinamis untuk array dari tipe data tertentu.</text:p>
      <text:p text:style-name="P20"><text:s text:c="3"/>- Contoh penggunaan:</text:p>
      <text:p text:style-name="P20"><text:s text:c="3"/>```cpp</text:p>
      <text:p text:style-name="P20"><text:s text:c="3"/>int size = 5;</text:p>
      <text:p text:style-name="P20"><text:s text:c="3"/>int* arr = new int[size]; // Mengalokasikan memori untuk array berukuran 5 integer</text:p>
      <text:p text:style-name="P20"><text:s text:c="3"/>for (int i = 0; i &lt; size; i++) {</text:p>
      <text:p text:style-name="P20"><text:s text:c="7"/>arr[i] = i; // Mengisi array dengan nilai i</text:p>
      <text:p text:style-name="P20"><text:s text:c="3"/>}</text:p>
      <text:p text:style-name="P20"><text:s text:c="3"/>delete[] arr; // Membuang memori yang telah dialokasikan</text:p>
      <text:p text:style-name="P20"><text:s text:c="3"/>```</text:p>
      <text:p text:style-name="P20"/>
      <text:p text:style-name="P20">3. Operator `malloc()` dan `free()` (versi C):</text:p>
      <text:p text:style-name="P20"><text:s text:c="3"/>- Operator `malloc()` digunakan untuk mengalokasikan memori secara dinamis dalam bahasa C.</text:p>
      <text:p text:style-name="P20"><text:s text:c="3"/>- Contoh penggunaan:</text:p>
      <text:p text:style-name="P20"><text:s text:c="3"/>```cpp</text:p>
      <text:p text:style-name="P20"><text:s text:c="3"/>int* ptr = (int*) malloc(sizeof(int)); // Mengalokasikan memori untuk satu integer</text:p>
      <text:p text:style-name="P20"><text:s text:c="3"/>*ptr = 5; // Menyimpan nilai 5 ke dalam memori yang dialokasikan</text:p>
      <text:p text:style-name="P20"><text:s text:c="3"/>free(ptr); // Membuang memori yang telah dialokasikan</text:p>
      <text:p text:style-name="P20"><text:s text:c="3"/>```</text:p>
      <text:p text:style-name="P20"/>
      <text:p text:style-name="P20">4. Operator `calloc()` dan `realloc()` (versi C):</text:p>
      <text:p text:style-name="P20"><text:s text:c="3"/>- Operator `calloc()` digunakan untuk mengalokasikan memori secara dinamis dan menginisialisasinya dengan nilai 0.</text:p>
      <text:p text:style-name="P20"><text:s text:c="3"/>- Operator `realloc()` digunakan untuk mengubah ukuran memori yang telah dialokasikan.</text:p>
      <text:p text:style-name="P20"><text:s text:c="3"/>- Contoh penggunaan:</text:p>
      <text:p text:style-name="P20"><text:s text:c="3"/>```cpp</text:p>
      <text:p text:style-name="P20"><text:s text:c="3"/>int size = 5;</text:p>
      <text:p text:style-name="P20"><text:s text:c="3"/>int* arr = (int*) calloc(size, sizeof(int)); // Mengalokasikan memori untuk array berukuran 5 integer dan menginisialisasinya dengan nilai 0</text:p>
      <text:p text:style-name="P20"><text:s text:c="3"/>for (int i = 0; i &lt; size; i++) {</text:p>
      <text:p text:style-name="P20"><text:soft-page-break/><text:s text:c="7"/>arr[i] = i; // Mengisi array dengan nilai i</text:p>
      <text:p text:style-name="P20"><text:s text:c="3"/>}</text:p>
      <text:p text:style-name="P20"><text:s text:c="3"/>size = 10;</text:p>
      <text:p text:style-name="P20"><text:s text:c="3"/>int* resizedArr = (int*) realloc(arr, size * sizeof(int)); // Mengubah ukuran memori array menjadi 10 integer</text:p>
      <text:p text:style-name="P20"><text:s text:c="3"/>free(resizedArr); // Membuang memori yang telah dialokasikan</text:p>
      <text:p text:style-name="P20"><text:s text:c="3"/>```</text:p>
      <text:p text:style-name="P20"/>
      <text:p text:style-name="P20">Penggunaan dynamic memory allocation memungkinkan kita untuk mengelola memori secara fleksibel dan mengalokasikan memori sesuai dengan kebutuhan program. Namun, perlu diingat untuk selalu membebaskan memori yang telah dialokasikan dengan menggunakan operator `delete`, `delete[]`, atau `free</text:p>
      <text:p text:style-name="P20"/>
      <text:p text:style-name="P20">()` untuk mencegah kebocoran memori (memory leak) dalam program.</text:p>
      <text:p text:style-name="P20">Tentu! Berikut ini penjelasan rinci mengenai contoh kode implementasi dynamic memory allocation:</text:p>
      <text:p text:style-name="P20"/>
      <text:p text:style-name="P20">1. Operator `new`:</text:p>
      <text:p text:style-name="P20"><text:s text:c="3"/>- Pada kode `int* ptr = new int;`, kita menggunakan operator `new` untuk mengalokasikan memori secara dinamis untuk satu variabel bertipe integer.</text:p>
      <text:p text:style-name="P20"><text:s text:c="3"/>- Pointer `ptr` menunjuk ke alamat memori yang baru dialokasikan.</text:p>
      <text:p text:style-name="P20"><text:s text:c="3"/>- Pada kode `*ptr = 5;`, kita menggunakan pointer `ptr` untuk menyimpan nilai 5 ke dalam memori yang dialokasikan.</text:p>
      <text:p text:style-name="P20"><text:s text:c="3"/>- Pada kode `delete ptr;`, kita menggunakan operator `delete` untuk membebaskan memori yang telah dialokasikan sebelumnya.</text:p>
      <text:p text:style-name="P20"/>
      <text:p text:style-name="P20">2. Operator `new[]` dan `delete[]`:</text:p>
      <text:p text:style-name="P20"><text:s text:c="3"/>- Pada kode `int size = 5;`, kita mendefinisikan ukuran array yang akan dialokasikan.</text:p>
      <text:p text:style-name="P20"><text:s text:c="3"/>- Pada kode `int* arr = new int[size];`, kita menggunakan operator `new[]` untuk mengalokasikan memori secara dinamis untuk array bertipe integer dengan ukuran yang telah ditentukan.</text:p>
      <text:p text:style-name="P20"><text:s text:c="3"/>- Loop `for` digunakan untuk mengisi array dengan nilai-nilai increment.</text:p>
      <text:p text:style-name="P20"><text:s text:c="3"/>- Pada kode `delete[] arr;`, kita menggunakan operator `delete[]` untuk membebaskan memori array yang telah dialokasikan sebelumnya.</text:p>
      <text:p text:style-name="P20"/>
      <text:p text:style-name="P20">3. Operator `malloc()` dan `free()` (versi C):</text:p>
      <text:p text:style-name="P20"><text:s text:c="3"/>- Pada kode `int* ptr = (int*) malloc(sizeof(int));`, kita menggunakan operator `malloc()` untuk mengalokasikan memori secara dinamis untuk satu variabel bertipe integer.</text:p>
      <text:p text:style-name="P20"><text:s text:c="3"/>- Pointer `ptr` menunjuk ke alamat memori yang baru dialokasikan.</text:p>
      <text:p text:style-name="P20"><text:s text:c="3"/>- Pada kode `*ptr = 5;`, kita menggunakan pointer `ptr` untuk menyimpan nilai 5 ke dalam memori yang dialokasikan.</text:p>
      <text:p text:style-name="P20"><text:s text:c="3"/>- Pada kode `free(ptr);`, kita menggunakan operator `free()` untuk membebaskan memori yang telah dialokasikan sebelumnya.</text:p>
      <text:p text:style-name="P20"/>
      <text:p text:style-name="P20">4. Operator `calloc()` dan `realloc()` (versi C):</text:p>
      <text:p text:style-name="P20"><text:s text:c="3"/>- Pada kode `int size = 5;`, kita mendefinisikan ukuran array yang akan dialokasikan.</text:p>
      <text:p text:style-name="P20"><text:s text:c="3"/>- Pada kode `int* arr = (int*) calloc(size, sizeof(int));`, kita menggunakan operator `calloc()` untuk mengalokasikan memori secara dinamis untuk array bertipe integer dengan ukuran yang telah ditentukan.</text:p>
      <text:p text:style-name="P20"><text:soft-page-break/><text:s text:c="3"/>- Loop `for` digunakan untuk mengisi array dengan nilai-nilai increment.</text:p>
      <text:p text:style-name="P20"><text:s text:c="3"/>- Pada kode `size = 10;`, kita mengubah ukuran array yang akan dialokasikan.</text:p>
      <text:p text:style-name="P20"><text:s text:c="3"/>- Pada kode `int* resizedArr = (int*) realloc(arr, size * sizeof(int));`, kita menggunakan operator `realloc()` untuk mengubah ukuran memori array menjadi 10 integer.</text:p>
      <text:p text:style-name="P20"><text:s text:c="3"/>- Pada kode `free(resizedArr);`, kita menggunakan operator `free()` untuk membebaskan memori array yang telah dialokasikan sebelumnya.</text:p>
      <text:p text:style-name="P20"/>
      <text:p text:style-name="P20">Penggunaan dynamic memory allocation sangat penting dalam pengelolaan memori secara fleksibel dan efisien dalam program. Namun, perlu diingat untuk selalu membebaskan memori yang telah dialokasikan menggunakan operator `delete`, `delete[]`, atau `free()` agar menghindari kebocoran memori dan memastikan efisiensi penggunaan memori dalam program.</text:p>
      <text:p text:style-name="P19">Tentu! Berikut adalah penjelasan rinci mengenai static allocation memory beserta contoh kode pengimplementasiannya:</text:p>
      <text:p text:style-name="P20"/>
      <text:p text:style-name="P20">Static allocation memory adalah alokasi memori yang terjadi saat kompilasi program dan memori yang diperuntukkan untuk variabel tersebut tetap dialokasikan selama program berjalan. Penentuan ukuran memori dilakukan secara statis pada saat kompilasi dan tidak dapat diubah selama runtime.</text:p>
      <text:p text:style-name="P20"/>
      <text:p text:style-name="P20">Contoh kode pengimplementasiannya:</text:p>
      <text:p text:style-name="P20"/>
      <text:p text:style-name="P20">```cpp</text:p>
      <text:p text:style-name="P20">#include &lt;iostream&gt;</text:p>
      <text:p text:style-name="P20"/>
      <text:p text:style-name="P20">int main() {</text:p>
      <text:p text:style-name="P20"><text:s text:c="4"/>int staticArray[5]; // Pendefinisian array dengan alokasi memori statis</text:p>
      <text:p text:style-name="P20"/>
      <text:p text:style-name="P20"><text:s text:c="4"/>staticArray[0] = 1;</text:p>
      <text:p text:style-name="P20"><text:s text:c="4"/>staticArray[1] = 2;</text:p>
      <text:p text:style-name="P20"><text:s text:c="4"/>staticArray[2] = 3;</text:p>
      <text:p text:style-name="P20"><text:s text:c="4"/>staticArray[3] = 4;</text:p>
      <text:p text:style-name="P20"><text:s text:c="4"/>staticArray[4] = 5;</text:p>
      <text:p text:style-name="P20"/>
      <text:p text:style-name="P20"><text:s text:c="4"/>for (int i = 0; i &lt; 5; i++) {</text:p>
      <text:p text:style-name="P20"><text:s text:c="8"/>std::cout &lt;&lt; staticArray[i] &lt;&lt; " ";</text:p>
      <text:p text:style-name="P20"><text:s text:c="4"/>}</text:p>
      <text:p text:style-name="P20"/>
      <text:p text:style-name="P20"><text:s text:c="4"/>return 0;</text:p>
      <text:p text:style-name="P20">}</text:p>
      <text:p text:style-name="P20">```</text:p>
      <text:p text:style-name="P20"/>
      <text:p text:style-name="P20">Pada contoh kode di atas, kita mendefinisikan array `staticArray` dengan alokasi memori statis dengan ukuran 5. Kemudian, kita mengisi elemen-elemen array dengan nilai 1 hingga 5. Setelah itu, kita melakukan loop untuk mencetak nilai-nilai elemen array tersebut ke layar.</text:p>
      <text:p text:style-name="P20"/>
      <text:p text:style-name="P20">Alokasi memori statis memiliki keuntungan dalam hal kecepatan akses dan efisiensi memori karena memori sudah ditentukan saat kompilasi. Namun, kekurangannya adalah ukuran memori tetap dan tidak fleksibel, sehingga tidak dapat menampung jumlah data yang berubah-ubah atau data yang berukuran besar secara dinamis.Dalam contoh kode di atas, kita menggunakan static allocation memory untuk mendefinisikan array dengan alokasi memori statis. Berikut adalah penjelasan rinci tentang kode tersebut:</text:p>
      <text:p text:style-name="P20"/>
      <text:p text:style-name="P20">1. Pada baris 4, kita mendeklarasikan sebuah array dengan nama `staticArray` dan ukuran 5. Ini berarti kita mengalokasikan memori statis untuk array tersebut. Saat kompilasi, memori yang cukup dialokasikan untuk menyimpan 5 elemen bertipe int.</text:p>
      <text:p text:style-name="P20"/>
      <text:p text:style-name="P20">2. Pada baris 7-11, kita mengisi elemen-elemen array dengan nilai 1 hingga 5 menggunakan operator indeks (`[]`). Kita dapat mengakses elemen-elemen array dengan menggunakan indeks yang dimulai dari 0 hingga 4.</text:p>
      <text:p text:style-name="P20"/>
      <text:p text:style-name="P20"><text:soft-page-break/>3. Pada baris 14-17, kita menggunakan loop `for` untuk mencetak nilai-nilai elemen array ke layar. Loop ini berjalan dari indeks 0 hingga 4, dan setiap elemen array dicetak dengan menggunakan `std::cout`.</text:p>
      <text:p text:style-name="P20"/>
      <text:p text:style-name="P20">4. Program selesai dengan mengembalikan nilai 0 dari fungsi `main` pada baris 19.</text:p>
      <text:p text:style-name="P20"/>
      <text:p text:style-name="P20">Dalam penggunaan static allocation memory, ukuran memori untuk variabel atau array ditentukan secara statis saat kompilasi program. Memori tersebut tetap dialokasikan selama program berjalan, dan ukurannya tidak dapat diubah selama runtime. Keuntungan dari static allocation memory adalah kecepatan akses yang cepat dan efisiensi memori yang baik. Namun, kelemahannya adalah ketidakfleksibelan dalam mengubah ukuran memori dan tidak dapat menampung jumlah data yang berubah-ubah atau data dengan ukuran yang besar secara dinamis.</text:p>
      <text:p text:style-name="P19">Tentu! Berikut adalah penjelasan rinci mengenai Template dan generic programming beserta contoh kode pengimplementasiannya:</text:p>
      <text:p text:style-name="P20"/>
      <text:p text:style-name="P20">Template adalah fitur dalam bahasa pemrograman C++ yang memungkinkan untuk membuat kode yang dapat digeneralisasi atau disesuaikan dengan tipe data yang berbeda. Dengan menggunakan template, kita dapat menulis kode yang bersifat umum dan dapat digunakan untuk berbagai tipe data tanpa harus menulis ulang kode yang sama.</text:p>
      <text:p text:style-name="P20"/>
      <text:p text:style-name="P20">Generic programming adalah paradigma pemrograman yang menggunakan template untuk menciptakan kode yang bersifat umum, fleksibel, dan dapat digunakan dengan berbagai jenis tipe data. Dengan generic programming, kita dapat membuat struktur data dan algoritma yang bekerja dengan tipe data apa pun.</text:p>
      <text:p text:style-name="P20"/>
      <text:p text:style-name="P20">Contoh kode pengimplementasiannya:</text:p>
      <text:p text:style-name="P20"/>
      <text:p text:style-name="P20">```cpp</text:p>
      <text:p text:style-name="P20">#include &lt;iostream&gt;</text:p>
      <text:p text:style-name="P20"/>
      <text:p text:style-name="P20">// Template function untuk mengganti nilai dalam sebuah array</text:p>
      <text:p text:style-name="P20">template &lt;typename T&gt;</text:p>
      <text:p text:style-name="P20">void replaceValue(T array[], int size, T oldValue, T newValue) {</text:p>
      <text:p text:style-name="P20"><text:s text:c="4"/>for (int i = 0; i &lt; size; i++) {</text:p>
      <text:p text:style-name="P20"><text:s text:c="8"/>if (array[i] == oldValue) {</text:p>
      <text:p text:style-name="P20"><text:s text:c="12"/>array[i] = newValue;</text:p>
      <text:p text:style-name="P20"><text:s text:c="8"/>}</text:p>
      <text:p text:style-name="P20"><text:s text:c="4"/>}</text:p>
      <text:p text:style-name="P20">}</text:p>
      <text:p text:style-name="P20"/>
      <text:p text:style-name="P20">// Template class untuk menyimpan pasangan nilai</text:p>
      <text:p text:style-name="P20">template &lt;typename T1, typename T2&gt;</text:p>
      <text:p text:style-name="P20">class Pair {</text:p>
      <text:p text:style-name="P20">private:</text:p>
      <text:p text:style-name="P20"><text:s text:c="4"/>T1 first;</text:p>
      <text:p text:style-name="P20"><text:s text:c="4"/>T2 second;</text:p>
      <text:p text:style-name="P20"/>
      <text:p text:style-name="P20">public:</text:p>
      <text:p text:style-name="P20"><text:s text:c="4"/>Pair(T1 firstValue, T2 secondValue) : first(firstValue), second(secondValue) {}</text:p>
      <text:p text:style-name="P20"/>
      <text:p text:style-name="P20"><text:s text:c="4"/>T1 getFirst() {</text:p>
      <text:p text:style-name="P20"><text:s text:c="8"/>return first;</text:p>
      <text:p text:style-name="P20"><text:s text:c="4"/>}</text:p>
      <text:p text:style-name="P20"/>
      <text:p text:style-name="P20"><text:s text:c="4"/>T2 getSecond() {</text:p>
      <text:p text:style-name="P20"><text:s text:c="8"/>return second;</text:p>
      <text:p text:style-name="P20"><text:s text:c="4"/>}</text:p>
      <text:p text:style-name="P20">};</text:p>
      <text:p text:style-name="P20"/>
      <text:p text:style-name="P20">int main() {</text:p>
      <text:p text:style-name="P20"><text:s text:c="4"/>// Contoh penggunaan template function</text:p>
      <text:p text:style-name="P20"><text:soft-page-break/><text:s text:c="4"/>int intArray[] = {1, 2, 3, 4, 5};</text:p>
      <text:p text:style-name="P20"><text:s text:c="4"/>replaceValue(intArray, 5, 3, 10); // Mengganti nilai 3 dengan 10</text:p>
      <text:p text:style-name="P20"><text:s text:c="4"/>for (int i = 0; i &lt; 5; i++) {</text:p>
      <text:p text:style-name="P20"><text:s text:c="8"/>std::cout &lt;&lt; intArray[i] &lt;&lt; " ";</text:p>
      <text:p text:style-name="P20"><text:s text:c="4"/>}</text:p>
      <text:p text:style-name="P20"><text:s text:c="4"/>std::cout &lt;&lt; std::endl;</text:p>
      <text:p text:style-name="P20"/>
      <text:p text:style-name="P20"><text:s text:c="4"/>double doubleArray[] = {1.5, 2.5, 3.5, 4.5, 5.5};</text:p>
      <text:p text:style-name="P20"><text:s text:c="4"/>replaceValue(doubleArray, 5, 2.5, 7.5); // Mengganti nilai 2.5 dengan 7.5</text:p>
      <text:p text:style-name="P20"><text:s text:c="4"/>for (int i = 0; i &lt; 5; i++) {</text:p>
      <text:p text:style-name="P20"><text:s text:c="8"/>std::cout &lt;&lt; doubleArray[i] &lt;&lt; " ";</text:p>
      <text:p text:style-name="P20"><text:s text:c="4"/>}</text:p>
      <text:p text:style-name="P20"><text:s text:c="4"/>std::cout &lt;&lt; std::endl;</text:p>
      <text:p text:style-name="P20"/>
      <text:p text:style-name="P20"><text:s text:c="4"/>// Contoh penggunaan template class</text:p>
      <text:p text:style-name="P20"><text:s text:c="4"/>Pair&lt;int, double&gt; pair(10, 3.14);</text:p>
      <text:p text:style-name="P20"><text:s text:c="4"/>std::cout &lt;&lt; "First value: " &lt;&lt; pair.getFirst() &lt;&lt; std::endl;</text:p>
      <text:p text:style-name="P20"><text:s text:c="4"/>std::cout &lt;&lt; "Second value: " &lt;&lt; pair.getSecond() &lt;&lt; std::endl;</text:p>
      <text:p text:style-name="P20"/>
      <text:p text:style-name="P20"><text:s text:c="4"/>return 0;</text:p>
      <text:p text:style-name="P20">}</text:p>
      <text:p text:style-name="P20">```</text:p>
      <text:p text:style-name="P20"/>
      <text:p text:style-name="P20">Pada contoh kode di atas, kita menggunakan template untuk membuat fungsi `replaceValue` yang dapat digunakan untuk mengganti nilai dalam array dengan berbagai tipe data, baik itu `int` maupun `double`. Kita juga menggunakan template class `Pair` untuk membuat sebuah objek pasangan nilai yang dapat berisi tipe data apa pun.</text:p>
      <text:p text:style-name="P20"/>
      <text:p text:style-name="P20">Dalam penggunaan template, kita menggunakan keyword `template` diikuti dengan parameter template `&lt;typename T&gt;`. Ini memberi tahu kompiler bahwa kita akan menggunakan template dengan parameter tipe data `T`. Kemudian, kita dapat menggunakan `T` sebagai tipe data umum dalam fungsi atau class yang ditentukan.</text:p>
      <text:p text:style-name="P20"/>
      <text:p text:style-name="P20"/>
      <text:p text:style-name="P20"/>
      <text:p text:style-name="P20">Pada saat pemanggilan fungsi atau instansiasi objek dengan template, tipe data yang digunakan akan secara otomatis disesuaikan dengan tipe data yang diberikan. Misalnya, saat memanggil `replaceValue(intArray, 5, 3, 10)`, `T` akan dianggap sebagai `int` dan fungsi akan mengganti nilai dalam array `intArray`. Begitu pula saat membuat objek `Pair&lt;int, double&gt; pair(10, 3.14)`, `T1` akan dianggap sebagai `int` dan `T2` akan dianggap sebagai `double`.</text:p>
      <text:p text:style-name="P20"/>
      <text:p text:style-name="P20">Dengan menggunakan template dan generic programming, kita dapat membuat kode yang fleksibel dan dapat digunakan dengan berbagai jenis tipe data tanpa harus menulis ulang kode yang sama.</text:p>
      <text:p text:style-name="P20">Pada contoh kode di atas, kita menggunakan template untuk membuat fungsi `replaceValue` dan class `Pair` yang dapat digunakan dengan berbagai tipe data. Berikut adalah penjelasan rinci mengenai kode tersebut:</text:p>
      <text:p text:style-name="P20"/>
      <text:p text:style-name="P20"><text:soft-page-break/>1. Pada baris 4, kita mendefinisikan template function `replaceValue`. Template parameter `typename T` digunakan untuk menggeneralisasi tipe data. Fungsi ini menerima parameter array `array[]` dengan tipe data `T`, ukuran `size` dengan tipe data `int`, `oldValue` dengan tipe data `T`, dan `newValue` dengan tipe data `T`.</text:p>
      <text:p text:style-name="P20"/>
      <text:p text:style-name="P20">2. Pada baris 5-9, kita menggunakan loop `for` untuk melakukan iterasi pada array. Jika nilai dalam array sama dengan `oldValue`, maka nilai tersebut diganti dengan `newValue`.</text:p>
      <text:p text:style-name="P20"/>
      <text:p text:style-name="P20">3. Pada baris 14, kita mendefinisikan template class `Pair`. Template parameter `typename T1` dan `typename T2` digunakan untuk menggeneralisasi tipe data. Class ini memiliki dua private member, yaitu `first` dengan tipe data `T1` dan `second` dengan tipe data `T2`.</text:p>
      <text:p text:style-name="P20"/>
      <text:p text:style-name="P20">4. Pada baris 16-20, kita mendefinisikan constructor `Pair` yang menerima dua parameter, yaitu `firstValue` dengan tipe data `T1` dan `secondValue` dengan tipe data `T2`. Constructor ini digunakan untuk menginisialisasi nilai dari `first` dan `second`.</text:p>
      <text:p text:style-name="P20"/>
      <text:p text:style-name="P20">5. Pada baris 23-27, kita mendefinisikan getter function `getFirst()` yang mengembalikan nilai dari `first` dan `getSecond()` yang mengembalikan nilai dari `second`.</text:p>
      <text:p text:style-name="P20"/>
      <text:p text:style-name="P20">6. Pada fungsi `main()`, kita melakukan pengujian terhadap template function `replaceValue` dan template class `Pair`.</text:p>
      <text:p text:style-name="P20"/>
      <text:p text:style-name="P20"><text:s text:c="3"/>a. Pada baris 33-36, kita menggunakan `replaceValue` untuk mengganti nilai dalam array `intArray` dengan mengganti nilai `3` menjadi `10`. Hasilnya adalah `1 2 10 4 5`.</text:p>
      <text:p text:style-name="P20"/>
      <text:p text:style-name="P20"><text:s text:c="3"/>b. Pada baris 39-42, kita menggunakan `replaceValue` untuk mengganti nilai dalam array `doubleArray` dengan mengganti nilai `2.5` menjadi `7.5`. Hasilnya adalah `1.5 7.5 3.5 4.5 5.5`.</text:p>
      <text:p text:style-name="P20"/>
      <text:p text:style-name="P20"><text:s text:c="3"/>c. Pada baris 47-48, kita membuat objek `pair` dari class `Pair&lt;int, double&gt;` dengan nilai `10` dan `3.14`.</text:p>
      <text:p text:style-name="P20"/>
      <text:p text:style-name="P20"><text:s text:c="3"/>d. Pada baris 49-50, kita menggunakan getter function untuk mengakses nilai `first` dan `second` dari objek `pair` dan mencetak nilainya ke layar.</text:p>
      <text:p text:style-name="P20"/>
      <text:p text:style-name="P20">Dengan menggunakan template, kita dapat membuat kode yang bersifat umum dan dapat digunakan dengan berbagai tipe data. Kita dapat menggantikan tipe data yang digunakan dalam template dengan tipe data yang sesuai saat menggunakan fungsi atau instansiasi objek. Ini memungkinkan kita untuk menghindari penulisan ulang kode yang sama untuk setiap tipe data yang berbeda.</text:p>
      <text:p text:style-name="P19">STL (Standard Template Library) adalah kumpulan dari template class dan function yang menyediakan struktur data dan algoritma yang umum digunakan dalam pemrograman C++. STL memiliki beberapa komponen utama, antara lain:</text:p>
      <text:p text:style-name="P20"/>
      <text:p text:style-name="P20">1. Container: STL menyediakan berbagai macam container seperti vector, list, set, map, dan lain-lain. Container digunakan untuk menyimpan dan mengatur data dalam struktur tertentu. Setiap container memiliki metode dan operasi yang khas untuk mengakses dan memanipulasi data di dalamnya.</text:p>
      <text:p text:style-name="P20"/>
      <text:p text:style-name="P20">2. Iterator: Iterator digunakan untuk mengakses dan mengunjungi elemen-elemen di dalam container. Dengan iterator, kita dapat melakukan iterasi melalui elemen-elemen container dengan mudah dan efisien. Ada beberapa jenis iterator, seperti iterator biasa, const iterator, reverse iterator, dan lain-lain.</text:p>
      <text:p text:style-name="P20"/>
      <text:p text:style-name="P20">3. Algoritma: STL menyediakan berbagai algoritma yang dapat digunakan untuk memanipulasi data dalam container. Contoh-algoritma termasuk sorting, searching, merging, counting, dan lain-lain. Algoritma ini siap pakai dan efisien dalam kinerjanya.</text:p>
      <text:p text:style-name="P20"/>
      <text:p text:style-name="P20">4. Function Object: STL memungkinkan kita untuk menggunakan function object, yaitu objek yang berperilaku seperti fungsi. Function object dapat digunakan sebagai argumen dalam algoritma STL untuk mengubah atau memanipulasi elemen-elemen dalam container.</text:p>
      <text:p text:style-name="P20"/>
      <text:p text:style-name="P20">Contoh Kode Pengimplementasian STL:</text:p>
      <text:p text:style-name="P20"/>
      <text:p text:style-name="P20">```cpp</text:p>
      <text:p text:style-name="P20">#include &lt;iostream&gt;</text:p>
      <text:p text:style-name="P20">#include &lt;vector&gt;</text:p>
      <text:p text:style-name="P20">#include &lt;algorithm&gt;</text:p>
      <text:p text:style-name="P20"/>
      <text:p text:style-name="P20">int main() {</text:p>
      <text:p text:style-name="P20"><text:s text:c="4"/>// Contoh penggunaan vector</text:p>
      <text:p text:style-name="P20"><text:s text:c="4"/>std::vector&lt;int&gt; numbers = {5, 2, 8, 1, 7};</text:p>
      <text:p text:style-name="P20"/>
      <text:p text:style-name="P20"><text:s text:c="4"/>// Menggunakan algoritma sort untuk mengurutkan vector secara ascending</text:p>
      <text:p text:style-name="P20"><text:s text:c="4"/>std::sort(numbers.begin(), numbers.end());</text:p>
      <text:p text:style-name="P20"/>
      <text:p text:style-name="P20"><text:s text:c="4"/>// Menampilkan elemen-elemen vector setelah diurutkan</text:p>
      <text:p text:style-name="P20"><text:s text:c="4"/>std::cout &lt;&lt; "Vector setelah diurutkan: ";</text:p>
      <text:p text:style-name="P20"><text:s text:c="4"/>for (int num : numbers) {</text:p>
      <text:p text:style-name="P20"><text:s text:c="8"/>std::cout &lt;&lt; num &lt;&lt; " ";</text:p>
      <text:p text:style-name="P20"><text:s text:c="4"/>}</text:p>
      <text:p text:style-name="P20"><text:s text:c="4"/>std::cout &lt;&lt; std::endl;</text:p>
      <text:p text:style-name="P20"/>
      <text:p text:style-name="P20"><text:s text:c="4"/>// Menggunakan algoritma find untuk mencari elemen tertentu dalam vector</text:p>
      <text:p text:style-name="P20"><text:s text:c="4"/>int target = 8;</text:p>
      <text:p text:style-name="P20"><text:s text:c="4"/>auto it = std::find(numbers.begin(), numbers.end(), target);</text:p>
      <text:p text:style-name="P20"><text:s text:c="4"/>if (it != numbers.end()) {</text:p>
      <text:p text:style-name="P20"><text:s text:c="8"/>std::cout &lt;&lt; "Elemen " &lt;&lt; target &lt;&lt; " ditemukan di index ke-" &lt;&lt; std::distance(numbers.begin(), it) &lt;&lt; std::endl;</text:p>
      <text:p text:style-name="P20"><text:soft-page-break/><text:s text:c="4"/>} else {</text:p>
      <text:p text:style-name="P20"><text:s text:c="8"/>std::cout &lt;&lt; "Elemen " &lt;&lt; target &lt;&lt; " tidak ditemukan" &lt;&lt; std::endl;</text:p>
      <text:p text:style-name="P20"><text:s text:c="4"/>}</text:p>
      <text:p text:style-name="P20"/>
      <text:p text:style-name="P20"><text:s text:c="4"/>return 0;</text:p>
      <text:p text:style-name="P20">}</text:p>
      <text:p text:style-name="P20">```</text:p>
      <text:p text:style-name="P20"/>
      <text:p text:style-name="P20">Penjelasan Kode:</text:p>
      <text:p text:style-name="P20"/>
      <text:p text:style-name="P20">- Pada baris 6, kita menggunakan container vector untuk menyimpan sejumlah angka.</text:p>
      <text:p text:style-name="P20">- Pada baris 9, kita menggunakan algoritma `sort` untuk mengurutkan elemen-elemen vector secara ascending.</text:p>
      <text:p text:style-name="P20">- Pada baris 13-16, kita menggunakan loop untuk menampilkan elemen-elemen vector setelah diurutkan.</text:p>
      <text:p text:style-name="P20">- Pada baris 19-23, kita menggunakan algoritma `find` untuk mencari elemen tertentu dalam vector. Jika ditemukan, kita mencetak pesan dengan index tempat elemen ditemukan. Jika tidak ditemukan, kita mencetak pesan bahwa elemen tidak ditemukan.</text:p>
      <text:p text:style-name="P20"/>
      <text:p text:style-name="P20">Dalam contoh ini, kita menggunakan komponen-komponen STL seperti container `vector`, algoritma `</text:p>
      <text:p text:style-name="P20"/>
      <text:p text:style-name="P20">sort` dan `find`, serta iterator `begin` dan `end` untuk mengakses elemen-elemen dalam vector. Penggunaan STL memungkinkan kita untuk menulis kode yang lebih efisien, terstruktur, dan mudah dibaca, dengan menggunakan komponen-komponen yang sudah tersedia dan teruji.</text:p>
      <text:p text:style-name="P20"/>
      <text:p text:style-name="P20"/>
      <text:p text:style-name="P19">STL (Standard Template Library) menyediakan beberapa kontainer yang sering digunakan dalam pemrograman C++. Berikut adalah penjelasan dan contoh penggunaan beberapa kontainer STL:</text:p>
      <text:p text:style-name="P20"/>
      <text:p text:style-name="P20">1. Vector:</text:p>
      <text:p text:style-name="P20"><text:s text:c="3"/>- Vector adalah kontainer yang menyimpan elemen secara berurutan dalam memori kontigu.</text:p>
      <text:p text:style-name="P20"><text:s text:c="3"/>- Kontainer ini memungkinkan penambahan dan penghapusan elemen di bagian akhir dengan kompleksitas waktu O(1), dan penambahan atau penghapusan elemen di bagian tengah atau awal dengan kompleksitas waktu O(n).</text:p>
      <text:p text:style-name="P20"><text:s text:c="3"/>- Contoh penggunaan vector:</text:p>
      <text:p text:style-name="P20"/>
      <text:p text:style-name="P20"><text:s text:c="3"/>```cpp</text:p>
      <text:p text:style-name="P20"><text:s text:c="3"/>#include &lt;iostream&gt;</text:p>
      <text:p text:style-name="P20"><text:s text:c="3"/>#include &lt;vector&gt;</text:p>
      <text:p text:style-name="P20"/>
      <text:p text:style-name="P20"><text:s text:c="3"/>int main() {</text:p>
      <text:p text:style-name="P20"><text:s text:c="7"/>// Membuat vector dan mengisi elemen-elemennya</text:p>
      <text:p text:style-name="P20"><text:s text:c="7"/>std::vector&lt;int&gt; numbers = {1, 2, 3, 4, 5};</text:p>
      <text:p text:style-name="P20"/>
      <text:p text:style-name="P20"><text:s text:c="7"/>// Menambahkan elemen baru ke vector</text:p>
      <text:p text:style-name="P20"><text:s text:c="7"/>numbers.push_back(6);</text:p>
      <text:p text:style-name="P20"/>
      <text:p text:style-name="P20"><text:s text:c="7"/>// Menghapus elemen terakhir dari vector</text:p>
      <text:p text:style-name="P20"><text:s text:c="7"/>numbers.pop_back();</text:p>
      <text:p text:style-name="P20"/>
      <text:p text:style-name="P20"><text:s text:c="7"/>// Mengakses elemen vector</text:p>
      <text:p text:style-name="P20"><text:s text:c="7"/>std::cout &lt;&lt; "Elemen pertama: " &lt;&lt; numbers[0] &lt;&lt; std::endl;</text:p>
      <text:p text:style-name="P20"><text:s text:c="7"/>std::cout &lt;&lt; "Jumlah elemen: " &lt;&lt; numbers.size() &lt;&lt; std::endl;</text:p>
      <text:p text:style-name="P20"/>
      <text:p text:style-name="P20"><text:s text:c="7"/>return 0;</text:p>
      <text:p text:style-name="P20"><text:s text:c="3"/>}</text:p>
      <text:p text:style-name="P20"><text:s text:c="3"/>```</text:p>
      <text:p text:style-name="P20"/>
      <text:p text:style-name="P20">2. List:</text:p>
      <text:p text:style-name="P20"><text:s text:c="3"/>- List adalah kontainer yang menyimpan elemen secara berurutan dalam sebuah doubly linked list.</text:p>
      <text:p text:style-name="P20"><text:s text:c="3"/>- Kontainer ini memungkinkan penambahan dan penghapusan elemen di bagian akhir, tengah, atau awal dengan kompleksitas waktu O(1).</text:p>
      <text:p text:style-name="P20"><text:s text:c="3"/>- Contoh penggunaan list:</text:p>
      <text:p text:style-name="P20"/>
      <text:p text:style-name="P20"><text:s text:c="3"/>```cpp</text:p>
      <text:p text:style-name="P20"><text:s text:c="3"/>#include &lt;iostream&gt;</text:p>
      <text:p text:style-name="P20"><text:s text:c="3"/>#include &lt;list&gt;</text:p>
      <text:p text:style-name="P20"/>
      <text:p text:style-name="P20"><text:s text:c="3"/>int main() {</text:p>
      <text:p text:style-name="P20"><text:s text:c="7"/>// Membuat list dan mengisi elemen-elemennya</text:p>
      <text:p text:style-name="P20"><text:s text:c="7"/>std::list&lt;int&gt; numbers = {1, 2, 3, 4, 5};</text:p>
      <text:p text:style-name="P20"/>
      <text:p text:style-name="P20"><text:soft-page-break/><text:s text:c="7"/>// Menambahkan elemen baru di bagian awal list</text:p>
      <text:p text:style-name="P20"><text:s text:c="7"/>numbers.push_front(0);</text:p>
      <text:p text:style-name="P20"/>
      <text:p text:style-name="P20"><text:s text:c="7"/>// Menghapus elemen dengan nilai tertentu dari list</text:p>
      <text:p text:style-name="P20"><text:s text:c="7"/>numbers.remove(3);</text:p>
      <text:p text:style-name="P20"/>
      <text:p text:style-name="P20"><text:s text:c="7"/>// Mengakses elemen list menggunakan iterator</text:p>
      <text:p text:style-name="P20"><text:s text:c="7"/>std::cout &lt;&lt; "Isi list: ";</text:p>
      <text:p text:style-name="P20"><text:s text:c="7"/>for (auto it = numbers.begin(); it != numbers.end(); ++it) {</text:p>
      <text:p text:style-name="P20"><text:s text:c="11"/>std::cout &lt;&lt; *it &lt;&lt; " ";</text:p>
      <text:p text:style-name="P20"><text:s text:c="7"/>}</text:p>
      <text:p text:style-name="P20"><text:s text:c="7"/>std::cout &lt;&lt; std::endl;</text:p>
      <text:p text:style-name="P20"/>
      <text:p text:style-name="P20"><text:s text:c="7"/>return 0;</text:p>
      <text:p text:style-name="P20"><text:s text:c="3"/>}</text:p>
      <text:p text:style-name="P20"><text:s text:c="3"/>```</text:p>
      <text:p text:style-name="P20"/>
      <text:p text:style-name="P20">3. Set:</text:p>
      <text:p text:style-name="P20"><text:s text:c="3"/>- Set adalah kontainer yang menyimpan elemen dalam urutan yang diurutkan secara unik (tanpa duplikasi).</text:p>
      <text:p text:style-name="P20"><text:s text:c="3"/>- Kontainer ini memungkinkan penambahan dan penghapusan elemen dengan kompleksitas waktu O(log n), dan pencarian elemen dengan kompleksitas waktu O(log n).</text:p>
      <text:p text:style-name="P20"><text:s text:c="3"/>- Contoh penggunaan set:</text:p>
      <text:p text:style-name="P20"/>
      <text:p text:style-name="P20"><text:s text:c="3"/>```cpp</text:p>
      <text:p text:style-name="P20"><text:s text:c="3"/>#include &lt;iostream&gt;</text:p>
      <text:p text:style-name="P20"><text:s text:c="3"/>#include &lt;set&gt;</text:p>
      <text:p text:style-name="P20"/>
      <text:p text:style-name="P20"><text:s text:c="3"/>int main() {</text:p>
      <text:p text:style-name="P20"><text:s text:c="7"/>// Membuat set dan mengisi elemen-elemennya</text:p>
      <text:p text:style-name="P20"><text:s text:c="7"/>std::set&lt;int&gt; numbers = {5, 2, 1, 3, 4};</text:p>
      <text:p text:style-name="P20"/>
      <text:p text:style-name="P20"><text:s text:c="7"/>// Menambahkan elemen baru ke set</text:p>
      <text:p text:style-name="P20"><text:s text:c="7"/>numbers.insert(6);</text:p>
      <text:p text:style-name="P20"/>
      <text:p text:style-name="P20"><text:s text:c="7"/>// Menghapus elemen tertentu dari set</text:p>
      <text:p text:style-name="P20"><text:s text:c="7"/>numbers.erase(3);</text:p>
      <text:p text:style-name="P20"/>
      <text:p text:style-name="P20"><text:s text:c="7"/>// Mencetak elemen-elemen set secara terurut</text:p>
      <text:p text:style-name="P20"><text:s text:c="7"/>std::cout &lt;&lt; "Isi set: ";</text:p>
      <text:p text:style-name="P20"><text:s text:c="7"/>for (auto it = numbers.begin(); it != numbers.end(); ++it) {</text:p>
      <text:p text:style-name="P20"><text:s text:c="11"/>std::cout &lt;&lt; *</text:p>
      <text:p text:style-name="P20"/>
      <text:p text:style-name="P20">it &lt;&lt; " ";</text:p>
      <text:p text:style-name="P20"><text:s text:c="7"/>}</text:p>
      <text:p text:style-name="P20"><text:s text:c="7"/>std::cout &lt;&lt; std::endl;</text:p>
      <text:p text:style-name="P20"/>
      <text:p text:style-name="P20"><text:s text:c="7"/>return 0;</text:p>
      <text:p text:style-name="P20"><text:s text:c="3"/>}</text:p>
      <text:p text:style-name="P20"><text:soft-page-break/><text:s text:c="3"/>```</text:p>
      <text:p text:style-name="P20"/>
      <text:p text:style-name="P20">4. Map:</text:p>
      <text:p text:style-name="P20"><text:s text:c="3"/>- Map adalah kontainer yang menyimpan pasangan kunci-nilai dalam urutan yang diurutkan berdasarkan kunci (tanpa duplikasi kunci).</text:p>
      <text:p text:style-name="P20"><text:s text:c="3"/>- Kontainer ini memungkinkan penambahan dan penghapusan pasangan kunci-nilai dengan kompleksitas waktu O(log n), dan pencarian elemen berdasarkan kunci dengan kompleksitas waktu O(log n).</text:p>
      <text:p text:style-name="P20"><text:s text:c="3"/>- Contoh penggunaan map:</text:p>
      <text:p text:style-name="P20"/>
      <text:p text:style-name="P20"><text:s text:c="3"/>```cpp</text:p>
      <text:p text:style-name="P20"><text:s text:c="3"/>#include &lt;iostream&gt;</text:p>
      <text:p text:style-name="P20"><text:s text:c="3"/>#include &lt;map&gt;</text:p>
      <text:p text:style-name="P20"/>
      <text:p text:style-name="P20"><text:s text:c="3"/>int main() {</text:p>
      <text:p text:style-name="P20"><text:s text:c="7"/>// Membuat map dan mengisi pasangan kunci-nilainya</text:p>
      <text:p text:style-name="P20"><text:s text:c="7"/>std::map&lt;std::string, int&gt; studentScores = {</text:p>
      <text:p text:style-name="P20"><text:s text:c="11"/>{"Alice", 95},</text:p>
      <text:p text:style-name="P20"><text:s text:c="11"/>{"Bob", 80},</text:p>
      <text:p text:style-name="P20"><text:s text:c="11"/>{"Charlie", 70}</text:p>
      <text:p text:style-name="P20"><text:s text:c="7"/>};</text:p>
      <text:p text:style-name="P20"/>
      <text:p text:style-name="P20"><text:s text:c="7"/>// Menambahkan pasangan kunci-nilai baru ke map</text:p>
      <text:p text:style-name="P20"><text:s text:c="7"/>studentScores["David"] = 85;</text:p>
      <text:p text:style-name="P20"/>
      <text:p text:style-name="P20"><text:s text:c="7"/>// Menghapus pasangan kunci-nilai dari map berdasarkan kunci</text:p>
      <text:p text:style-name="P20"><text:s text:c="7"/>studentScores.erase("Bob");</text:p>
      <text:p text:style-name="P20"/>
      <text:p text:style-name="P20"><text:s text:c="7"/>// Mengakses nilai dari map berdasarkan kunci</text:p>
      <text:p text:style-name="P20"><text:s text:c="7"/>std::cout &lt;&lt; "Nilai Alice: " &lt;&lt; studentScores["Alice"] &lt;&lt; std::endl;</text:p>
      <text:p text:style-name="P20"/>
      <text:p text:style-name="P20"><text:s text:c="7"/>return 0;</text:p>
      <text:p text:style-name="P20"><text:s text:c="3"/>}</text:p>
      <text:p text:style-name="P20"><text:s text:c="3"/>```</text:p>
      <text:p text:style-name="P20"/>
      <text:p text:style-name="P20">Kontainer-kontainer STL tersebut menyediakan banyak fitur dan operasi yang berguna untuk memanipulasi data dengan efisien dan mudah. Dengan menggunakan kontainer STL yang tepat, kita dapat mengelola dan memanipulasi data dengan cara yang lebih sederhana dan efektif.</text:p>
      <text:p text:style-name="P20"/>
      <text:p text:style-name="P20">1. Contoh Penggunaan Vector:</text:p>
      <text:p text:style-name="P20"/>
      <text:p text:style-name="P20">```cpp</text:p>
      <text:p text:style-name="P20">#include &lt;iostream&gt;</text:p>
      <text:p text:style-name="P20">#include &lt;vector&gt;</text:p>
      <text:p text:style-name="P20"/>
      <text:p text:style-name="P20">int main() {</text:p>
      <text:p text:style-name="P20"><text:s text:c="3"/>// Membuat vector untuk menyimpan data mahasiswa</text:p>
      <text:p text:style-name="P20"><text:s text:c="3"/>std::vector&lt;std::string&gt; students;</text:p>
      <text:p text:style-name="P20"><text:soft-page-break/></text:p>
      <text:p text:style-name="P20"><text:s text:c="3"/>// Menambahkan data mahasiswa ke dalam vector</text:p>
      <text:p text:style-name="P20"><text:s text:c="3"/>students.push_back("Alice");</text:p>
      <text:p text:style-name="P20"><text:s text:c="3"/>students.push_back("Bob");</text:p>
      <text:p text:style-name="P20"><text:s text:c="3"/>students.push_back("Charlie");</text:p>
      <text:p text:style-name="P20"/>
      <text:p text:style-name="P20"><text:s text:c="3"/>// Mengakses data mahasiswa dalam vector</text:p>
      <text:p text:style-name="P20"><text:s text:c="3"/>std::cout &lt;&lt; "Data Mahasiswa: ";</text:p>
      <text:p text:style-name="P20"><text:s text:c="3"/>for (int i = 0; i &lt; students.size(); i++) {</text:p>
      <text:p text:style-name="P20"><text:s text:c="6"/>std::cout &lt;&lt; students[i]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2. Contoh Penggunaan List:</text:p>
      <text:p text:style-name="P20"/>
      <text:p text:style-name="P20">```cpp</text:p>
      <text:p text:style-name="P20">#include &lt;iostream&gt;</text:p>
      <text:p text:style-name="P20">#include &lt;list&gt;</text:p>
      <text:p text:style-name="P20"/>
      <text:p text:style-name="P20">int main() {</text:p>
      <text:p text:style-name="P20"><text:s text:c="3"/>// Membuat list untuk menyimpan data buah-buahan</text:p>
      <text:p text:style-name="P20"><text:s text:c="3"/>std::list&lt;std::string&gt; fruits;</text:p>
      <text:p text:style-name="P20"/>
      <text:p text:style-name="P20"><text:s text:c="3"/>// Menambahkan data buah-buahan ke dalam list</text:p>
      <text:p text:style-name="P20"><text:s text:c="3"/>fruits.push_back("Apel");</text:p>
      <text:p text:style-name="P20"><text:s text:c="3"/>fruits.push_back("Jeruk");</text:p>
      <text:p text:style-name="P20"><text:s text:c="3"/>fruits.push_back("Mangga");</text:p>
      <text:p text:style-name="P20"/>
      <text:p text:style-name="P20"><text:s text:c="3"/>// Mengakses data buah-buahan dalam list menggunakan iterator</text:p>
      <text:p text:style-name="P20"><text:s text:c="3"/>std::cout &lt;&lt; "Data Buah-Buahan: ";</text:p>
      <text:p text:style-name="P20"><text:s text:c="3"/>for (auto it = fruits.begin(); it != fruits.end(); ++it) {</text:p>
      <text:p text:style-name="P20"><text:s text:c="6"/>std::cout &lt;&lt; *it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3. Contoh Penggunaan Set:</text:p>
      <text:p text:style-name="P20"/>
      <text:p text:style-name="P20">```cpp</text:p>
      <text:p text:style-name="P20">#include &lt;iostream&gt;</text:p>
      <text:p text:style-name="P20">#include &lt;set&gt;</text:p>
      <text:p text:style-name="P20"/>
      <text:p text:style-name="P20"><text:soft-page-break/>int main() {</text:p>
      <text:p text:style-name="P20"><text:s text:c="3"/>// Membuat set untuk menyimpan data bilangan prima</text:p>
      <text:p text:style-name="P20"><text:s text:c="3"/>std::set&lt;int&gt; primes;</text:p>
      <text:p text:style-name="P20"/>
      <text:p text:style-name="P20"><text:s text:c="3"/>// Menambahkan data bilangan prima ke dalam set</text:p>
      <text:p text:style-name="P20"><text:s text:c="3"/>primes.insert(2);</text:p>
      <text:p text:style-name="P20"><text:s text:c="3"/>primes.insert(3);</text:p>
      <text:p text:style-name="P20"><text:s text:c="3"/>primes.insert(5);</text:p>
      <text:p text:style-name="P20"><text:s text:c="3"/>primes.insert(7);</text:p>
      <text:p text:style-name="P20"/>
      <text:p text:style-name="P20"><text:s text:c="3"/>// Mengakses data bilangan prima dalam set menggunakan iterator</text:p>
      <text:p text:style-name="P20"><text:s text:c="3"/>std::cout &lt;&lt; "Data Bilangan Prima: ";</text:p>
      <text:p text:style-name="P20"><text:s text:c="3"/>for (auto it = primes.begin(); it != primes.end(); ++it) {</text:p>
      <text:p text:style-name="P20"><text:s text:c="6"/>std::cout &lt;&lt; *it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4. Contoh Penggunaan Map:</text:p>
      <text:p text:style-name="P20"/>
      <text:p text:style-name="P20">```cpp</text:p>
      <text:p text:style-name="P20">#include &lt;iostream&gt;</text:p>
      <text:p text:style-name="P20">#include &lt;map&gt;</text:p>
      <text:p text:style-name="P20"/>
      <text:p text:style-name="P20">int main() {</text:p>
      <text:p text:style-name="P20"><text:s text:c="3"/>// Membuat map untuk menyimpan data mahasiswa dan nilai</text:p>
      <text:p text:style-name="P20"><text:s text:c="3"/>std::map&lt;std::string, int&gt; studentScores;</text:p>
      <text:p text:style-name="P20"/>
      <text:p text:style-name="P20"><text:s text:c="3"/>// Menambahkan data mahasiswa dan nilai ke dalam map</text:p>
      <text:p text:style-name="P20"><text:s text:c="3"/>studentScores["Alice"] = 85;</text:p>
      <text:p text:style-name="P20"><text:s text:c="3"/>studentScores["Bob"] = 70;</text:p>
      <text:p text:style-name="P20"><text:s text:c="3"/>studentScores["Charlie"] = 90;</text:p>
      <text:p text:style-name="P20"/>
      <text:p text:style-name="P20"><text:s text:c="3"/>// Mengakses data mahasiswa dan nilai dalam map menggunakan iterator</text:p>
      <text:p text:style-name="P20"><text:s text:c="3"/>std::cout &lt;&lt; "Data Mahasiswa dan Nilai: ";</text:p>
      <text:p text:style-name="P20"><text:s text:c="3"/>for (auto it = studentScores.begin(); it != studentScores.end(); ++it) {</text:p>
      <text:p text:style-name="P20"><text:s text:c="6"/>std::cout &lt;&lt; it-&gt;first &lt;&lt; ": " &lt;&lt; it-&gt;second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text:soft-page-break/>Dalam contoh-contoh di atas, kita menggunakan kontainer STL seperti vector, list, set, dan map untuk menyimpan dan mengelola data. Setiap kontainer memiliki metode dan operasi yang sesuai untuk menambahkan, menghapus, dan mengakses elemen-elemennya.</text:p>
      <text:p text:style-name="P20"/>
      <text:p text:style-name="P20">1. Contoh Penggunaan Vector:</text:p>
      <text:p text:style-name="P20"/>
      <text:p text:style-name="P20">```cpp</text:p>
      <text:p text:style-name="P20">#include &lt;iostream&gt;</text:p>
      <text:p text:style-name="P20">#include &lt;vector&gt;</text:p>
      <text:p text:style-name="P20"/>
      <text:p text:style-name="P20">int main() {</text:p>
      <text:p text:style-name="P20"><text:s text:c="3"/>// Membuat vector untuk menyimpan data mahasiswa</text:p>
      <text:p text:style-name="P20"><text:s text:c="3"/>std::vector&lt;std::string&gt; students;</text:p>
      <text:p text:style-name="P20"/>
      <text:p text:style-name="P20"><text:s text:c="3"/>// Menambahkan data mahasiswa ke dalam vector</text:p>
      <text:p text:style-name="P20"><text:s text:c="3"/>students.push_back("Alice");</text:p>
      <text:p text:style-name="P20"><text:s text:c="3"/>students.push_back("Bob");</text:p>
      <text:p text:style-name="P20"><text:s text:c="3"/>students.push_back("Charlie");</text:p>
      <text:p text:style-name="P20"/>
      <text:p text:style-name="P20"><text:s text:c="3"/>// Mengakses data mahasiswa dalam vector</text:p>
      <text:p text:style-name="P20"><text:s text:c="3"/>std::cout &lt;&lt; "Data Mahasiswa: ";</text:p>
      <text:p text:style-name="P20"><text:s text:c="3"/>for (int i = 0; i &lt; students.size(); i++) {</text:p>
      <text:p text:style-name="P20"><text:s text:c="6"/>std::cout &lt;&lt; students[i]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Pada contoh di atas, kita menggunakan vector untuk menyimpan data mahasiswa. Kita menggunakan metode `push_back()` untuk menambahkan data mahasiswa ke dalam vector. Kemudian, kita menggunakan loop `for` untuk mengakses dan mencetak data mahasiswa dari vector.</text:p>
      <text:p text:style-name="P20"/>
      <text:p text:style-name="P20">2. Contoh Penggunaan List:</text:p>
      <text:p text:style-name="P20"/>
      <text:p text:style-name="P20">```cpp</text:p>
      <text:p text:style-name="P20">#include &lt;iostream&gt;</text:p>
      <text:p text:style-name="P20">#include &lt;list&gt;</text:p>
      <text:p text:style-name="P20"/>
      <text:p text:style-name="P20">int main() {</text:p>
      <text:p text:style-name="P20"><text:s text:c="3"/>// Membuat list untuk menyimpan data buah-buahan</text:p>
      <text:p text:style-name="P20"><text:s text:c="3"/>std::list&lt;std::string&gt; fruits;</text:p>
      <text:p text:style-name="P20"/>
      <text:p text:style-name="P20"><text:s text:c="3"/>// Menambahkan data buah-buahan ke dalam list</text:p>
      <text:p text:style-name="P20"><text:s text:c="3"/>fruits.push_back("Apel");</text:p>
      <text:p text:style-name="P20"><text:s text:c="3"/>fruits.push_back("Jeruk");</text:p>
      <text:p text:style-name="P20"><text:s text:c="3"/>fruits.push_back("Mangga");</text:p>
      <text:p text:style-name="P20"><text:soft-page-break/></text:p>
      <text:p text:style-name="P20"><text:s text:c="3"/>// Mengakses data buah-buahan dalam list menggunakan iterator</text:p>
      <text:p text:style-name="P20"><text:s text:c="3"/>std::cout &lt;&lt; "Data Buah-Buahan: ";</text:p>
      <text:p text:style-name="P20"><text:s text:c="3"/>for (auto it = fruits.begin(); it != fruits.end(); ++it) {</text:p>
      <text:p text:style-name="P20"><text:s text:c="6"/>std::cout &lt;&lt; *it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Pada contoh di atas, kita menggunakan list untuk menyimpan data buah-buahan. Kita menggunakan metode `push_back()` untuk menambahkan data buah-buahan ke dalam list. Kemudian, kita menggunakan iterator `it` untuk mengakses dan mencetak data buah-buahan dari list.</text:p>
      <text:p text:style-name="P20"/>
      <text:p text:style-name="P20">3. Contoh Penggunaan Set:</text:p>
      <text:p text:style-name="P20"/>
      <text:p text:style-name="P20">```cpp</text:p>
      <text:p text:style-name="P20">#include &lt;iostream&gt;</text:p>
      <text:p text:style-name="P20">#include &lt;set&gt;</text:p>
      <text:p text:style-name="P20"/>
      <text:p text:style-name="P20">int main() {</text:p>
      <text:p text:style-name="P20"><text:s text:c="3"/>// Membuat set untuk menyimpan data bilangan prima</text:p>
      <text:p text:style-name="P20"><text:s text:c="3"/>std::set&lt;int&gt; primes;</text:p>
      <text:p text:style-name="P20"/>
      <text:p text:style-name="P20"><text:s text:c="3"/>// Menambahkan data bilangan prima ke dalam set</text:p>
      <text:p text:style-name="P20"><text:s text:c="3"/>primes.insert(2);</text:p>
      <text:p text:style-name="P20"><text:s text:c="3"/>primes.insert(3);</text:p>
      <text:p text:style-name="P20"><text:s text:c="3"/>primes.insert(5);</text:p>
      <text:p text:style-name="P20"><text:s text:c="3"/>primes.insert(7);</text:p>
      <text:p text:style-name="P20"/>
      <text:p text:style-name="P20"><text:s text:c="3"/>// Mengakses data bilangan prima dalam set menggunakan iterator</text:p>
      <text:p text:style-name="P20"><text:s text:c="3"/>std::cout &lt;&lt; "Data Bilangan Prima: ";</text:p>
      <text:p text:style-name="P20"><text:s text:c="3"/>for (auto it = primes.begin(); it != primes.end(); ++it) {</text:p>
      <text:p text:style-name="P20"><text:s text:c="6"/>std::cout &lt;&lt; *it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Pada contoh di atas, kita menggunakan set untuk menyimpan data bilangan prima. Kita menggunakan metode `insert()` untuk menambahkan data bilangan prima ke dalam set. Kemudian, kita menggunakan iterator `it` untuk mengakses dan mencetak data bilangan prima dari set.</text:p>
      <text:p text:style-name="P20"/>
      <text:p text:style-name="P20"><text:soft-page-break/>4. Contoh Penggunaan Map:</text:p>
      <text:p text:style-name="P20"/>
      <text:p text:style-name="P20">```cpp</text:p>
      <text:p text:style-name="P20">#include &lt;iostream&gt;</text:p>
      <text:p text:style-name="P20">#include &lt;map&gt;</text:p>
      <text:p text:style-name="P20"/>
      <text:p text:style-name="P20">int main() {</text:p>
      <text:p text:style-name="P20"><text:s text:c="3"/>// Membuat map untuk menyimpan data mahasiswa dan nilai</text:p>
      <text:p text:style-name="P20"><text:s text:c="3"/>std::map&lt;std::string, int&gt; studentScores;</text:p>
      <text:p text:style-name="P20"/>
      <text:p text:style-name="P20"><text:s text:c="3"/>// Menambahkan data mahasiswa dan nilai ke dalam map</text:p>
      <text:p text:style-name="P20"><text:s text:c="3"/>studentScores["Alice"] = 85;</text:p>
      <text:p text:style-name="P20"><text:s text:c="3"/>studentScores["Bob"] = 70;</text:p>
      <text:p text:style-name="P20"><text:s text:c="3"/>studentScores["Charlie"] = 90;</text:p>
      <text:p text:style-name="P20"/>
      <text:p text:style-name="P20"><text:s text:c="3"/>// Mengakses data mah</text:p>
      <text:p text:style-name="P20"/>
      <text:p text:style-name="P20">asiswa dan nilai dalam map menggunakan iterator</text:p>
      <text:p text:style-name="P20"><text:s text:c="3"/>std::cout &lt;&lt; "Data Mahasiswa dan Nilai: ";</text:p>
      <text:p text:style-name="P20"><text:s text:c="3"/>for (auto it = studentScores.begin(); it != studentScores.end(); ++it) {</text:p>
      <text:p text:style-name="P20"><text:s text:c="6"/>std::cout &lt;&lt; it-&gt;first &lt;&lt; ": " &lt;&lt; it-&gt;second &lt;&lt; ", ";</text:p>
      <text:p text:style-name="P20"><text:s text:c="3"/>}</text:p>
      <text:p text:style-name="P20"><text:s text:c="3"/>std::cout &lt;&lt; std::endl;</text:p>
      <text:p text:style-name="P20"/>
      <text:p text:style-name="P20"><text:s text:c="3"/>return 0;</text:p>
      <text:p text:style-name="P20">}</text:p>
      <text:p text:style-name="P20">```</text:p>
      <text:p text:style-name="P20"/>
      <text:p text:style-name="P20">Pada contoh di atas, kita menggunakan map untuk menyimpan data mahasiswa dan nilai. Kita menggunakan operator `[]` untuk menambahkan data mahasiswa dan nilai ke dalam map. Kemudian, kita menggunakan iterator `it` untuk mengakses dan mencetak data mahasiswa dan nilai dari map.</text:p>
      <text:p text:style-name="P19">Algoritma STL (Standard Template Library) merupakan kumpulan algoritma siap pakai yang disediakan oleh C++ STL untuk melakukan berbagai operasi pada kontainer seperti sorting, searching, dan manipulating data. Algoritma-algoritma ini telah diimplementasikan secara efisien dan dapat digunakan dengan mudah dalam pengembangan aplikasi.</text:p>
      <text:p text:style-name="P20"/>
      <text:p text:style-name="P20">Berikut adalah penjelasan rinci dan contoh kode implementasi beberapa algoritma STL:</text:p>
      <text:p text:style-name="P20"/>
      <text:p text:style-name="P20">1. Sorting (Pengurutan):</text:p>
      <text:p text:style-name="P20"><text:s text:c="3"/>Algoritma sorting pada STL memungkinkan pengurutan data dalam kontainer berdasarkan urutan tertentu.</text:p>
      <text:p text:style-name="P20"/>
      <text:p text:style-name="P20"><text:s text:c="3"/>Contoh penggunaan algoritma `sort()` untuk mengurutkan elemen dalam vector:</text:p>
      <text:p text:style-name="P20"/>
      <text:p text:style-name="P20"><text:s text:c="3"/>```cpp</text:p>
      <text:p text:style-name="P20"><text:s text:c="3"/>#include &lt;iostream&gt;</text:p>
      <text:p text:style-name="P20"><text:s text:c="3"/>#include &lt;vector&gt;</text:p>
      <text:p text:style-name="P20"><text:s text:c="3"/>#include &lt;algorithm&gt;</text:p>
      <text:p text:style-name="P20"/>
      <text:p text:style-name="P20"><text:s text:c="3"/>int main() {</text:p>
      <text:p text:style-name="P20"><text:s text:c="6"/>std::vector&lt;int&gt; numbers = {5, 2, 8, 1, 9};</text:p>
      <text:p text:style-name="P20"/>
      <text:p text:style-name="P20"><text:s text:c="6"/>std::sort(numbers.begin(), numbers.end());</text:p>
      <text:p text:style-name="P20"/>
      <text:p text:style-name="P20"><text:s text:c="6"/>std::cout &lt;&lt; "Elemen setelah diurutkan: ";</text:p>
      <text:p text:style-name="P20"><text:s text:c="6"/>for (int num : numbers) {</text:p>
      <text:p text:style-name="P20"><text:s text:c="9"/>std::cout &lt;&lt; num &lt;&lt; " ";</text:p>
      <text:p text:style-name="P20"><text:s text:c="6"/>}</text:p>
      <text:p text:style-name="P20"><text:s text:c="6"/>std::cout &lt;&lt; std::endl;</text:p>
      <text:p text:style-name="P20"/>
      <text:p text:style-name="P20"><text:s text:c="6"/>return 0;</text:p>
      <text:p text:style-name="P20"><text:s text:c="3"/>}</text:p>
      <text:p text:style-name="P20"><text:s text:c="3"/>```</text:p>
      <text:p text:style-name="P20"/>
      <text:p text:style-name="P20"><text:s text:c="3"/>Pada contoh di atas, kita menggunakan algoritma `sort()` untuk mengurutkan elemen dalam vector `numbers`. Hasilnya adalah vector dengan elemen yang diurutkan secara ascending (terurut dari kecil ke besar).</text:p>
      <text:p text:style-name="P20"/>
      <text:p text:style-name="P20">2. Searching (Pencarian):</text:p>
      <text:p text:style-name="P20"><text:s text:c="3"/>Algoritma searching pada STL memungkinkan pencarian elemen tertentu dalam kontainer.</text:p>
      <text:p text:style-name="P20"/>
      <text:p text:style-name="P20"><text:s text:c="3"/>Contoh penggunaan algoritma `find()` untuk mencari elemen dalam vector:</text:p>
      <text:p text:style-name="P20"/>
      <text:p text:style-name="P20"><text:s text:c="3"/>```cpp</text:p>
      <text:p text:style-name="P20"><text:s text:c="3"/>#include &lt;iostream&gt;</text:p>
      <text:p text:style-name="P20"><text:s text:c="3"/>#include &lt;vector&gt;</text:p>
      <text:p text:style-name="P20"><text:s text:c="3"/>#include &lt;algorithm&gt;</text:p>
      <text:p text:style-name="P20"/>
      <text:p text:style-name="P20"><text:s text:c="3"/>int main() {</text:p>
      <text:p text:style-name="P20"><text:s text:c="6"/>std::vector&lt;int&gt; numbers = {5, 2, 8, 1, 9};</text:p>
      <text:p text:style-name="P20"><text:soft-page-break/><text:s text:c="6"/>int target = 8;</text:p>
      <text:p text:style-name="P20"/>
      <text:p text:style-name="P20"><text:s text:c="6"/>auto it = std::find(numbers.begin(), numbers.end(), target);</text:p>
      <text:p text:style-name="P20"/>
      <text:p text:style-name="P20"><text:s text:c="6"/>if (it != numbers.end()) {</text:p>
      <text:p text:style-name="P20"><text:s text:c="9"/>std::cout &lt;&lt; "Elemen ditemukan pada posisi " &lt;&lt; std::distance(numbers.begin(), it) &lt;&lt; std::endl;</text:p>
      <text:p text:style-name="P20"><text:s text:c="6"/>} else {</text:p>
      <text:p text:style-name="P20"><text:s text:c="9"/>std::cout &lt;&lt; "Elemen tidak ditemukan" &lt;&lt; std::endl;</text:p>
      <text:p text:style-name="P20"><text:s text:c="6"/>}</text:p>
      <text:p text:style-name="P20"/>
      <text:p text:style-name="P20"><text:s text:c="6"/>return 0;</text:p>
      <text:p text:style-name="P20"><text:s text:c="3"/>}</text:p>
      <text:p text:style-name="P20"><text:s text:c="3"/>```</text:p>
      <text:p text:style-name="P20"/>
      <text:p text:style-name="P20"><text:s text:c="3"/>Pada contoh di atas, kita menggunakan algoritma `find()` untuk mencari elemen `target` dalam vector `numbers`. Jika elemen ditemukan, kita mencetak posisi elemen tersebut. Jika tidak ditemukan, kita mencetak pesan bahwa elemen tidak ditemukan.</text:p>
      <text:p text:style-name="P20"/>
      <text:p text:style-name="P20">3. Manipulating (Manipulasi):</text:p>
      <text:p text:style-name="P20"><text:s text:c="3"/>Algoritma manipulating pada STL memungkinkan manipulasi data dalam kontainer, seperti menggabungkan, menghapus, atau mengubah elemen.</text:p>
      <text:p text:style-name="P20"/>
      <text:p text:style-name="P20"><text:s text:c="3"/>Contoh penggunaan algoritma `transform()` untuk menggandakan semua elemen dalam vector:</text:p>
      <text:p text:style-name="P20"/>
      <text:p text:style-name="P20"><text:s text:c="3"/>```cpp</text:p>
      <text:p text:style-name="P20"><text:s text:c="3"/>#include &lt;iostream&gt;</text:p>
      <text:p text:style-name="P20"><text:s text:c="3"/>#include &lt;vector&gt;</text:p>
      <text:p text:style-name="P20"><text:s text:c="3"/>#include &lt;algorithm&gt;</text:p>
      <text:p text:style-name="P20"/>
      <text:p text:style-name="P20"><text:s text:c="3"/>int main() {</text:p>
      <text:p text:style-name="P20"><text:s text:c="6"/>std::vector&lt;int&gt; numbers = {5, 2, 8, 1, 9};</text:p>
      <text:p text:style-name="P20"><text:s text:c="6"/>std::vector&lt;int&gt; doubledNumbers;</text:p>
      <text:p text:style-name="P20"/>
      <text:p text:style-name="P20"><text:s text:c="6"/>std::transform(numbers.begin(), numbers.end(), std::back_inserter(doubledNumbers), [](int num) {</text:p>
      <text:p text:style-name="P20"><text:s text:c="9"/>return num * 2;</text:p>
      <text:p text:style-name="P20"><text:s text:c="6"/>});</text:p>
      <text:p text:style-name="P20"/>
      <text:p text:style-name="P20"><text:s text:c="6"/>std::cout &lt;&lt; "Elemen setelah diubah: ";</text:p>
      <text:p text:style-name="P20"><text:s text:c="6"/>for (int num : doubled</text:p>
      <text:p text:style-name="P20"/>
      <text:p text:style-name="P20">Numbers) {</text:p>
      <text:p text:style-name="P20"><text:s text:c="9"/>std::cout &lt;&lt; num &lt;&lt; " ";</text:p>
      <text:p text:style-name="P20"><text:s text:c="6"/>}</text:p>
      <text:p text:style-name="P20"><text:s text:c="6"/>std::cout &lt;&lt; std::endl;</text:p>
      <text:p text:style-name="P20"/>
      <text:p text:style-name="P20"><text:s text:c="6"/>return 0;</text:p>
      <text:p text:style-name="P20"><text:soft-page-break/><text:s text:c="3"/>}</text:p>
      <text:p text:style-name="P20"><text:s text:c="3"/>```</text:p>
      <text:p text:style-name="P20"/>
      <text:p text:style-name="P20"><text:s text:c="3"/>Pada contoh di atas, kita menggunakan algoritma `transform()` untuk menggandakan semua elemen dalam vector `numbers` dan menyimpan hasilnya dalam vector `doubledNumbers`.</text:p>
      <text:p text:style-name="P20"/>
      <text:p text:style-name="P20">Algoritma STL memberikan keuntungan bagi pengembang dengan menyediakan algoritma yang sudah teruji dan efisien untuk berbagai operasi pada kontainer. Dengan menggunakan algoritma-algoritma ini, kita dapat mengurangi usaha dan kompleksitas dalam mengimplementasikan operasi-operasi tersebut secara manual.</text:p>
      <text:p text:style-name="P20">1. Sorting (Pengurutan):</text:p>
      <text:p text:style-name="P20"><text:s text:c="3"/>Pada contoh kode di atas, kita menggunakan algoritma `sort()` untuk mengurutkan elemen dalam vector. Fungsi `sort()` menerima dua iterator sebagai argumen, yaitu `numbers.begin()` yang menunjukkan iterator ke elemen pertama dalam vector, dan `numbers.end()` yang menunjukkan iterator setelah elemen terakhir dalam vector. Hasil pengurutan akan langsung diterapkan pada vector `numbers` tersebut.</text:p>
      <text:p text:style-name="P20"/>
      <text:p text:style-name="P20">2. Searching (Pencarian):</text:p>
      <text:p text:style-name="P20"><text:s text:c="3"/>Pada contoh kode di atas, kita menggunakan algoritma `find()` untuk mencari elemen `target` dalam vector `numbers`. Fungsi `find()` menerima tiga argumen, yaitu iterator pertama (`numbers.begin()`), iterator terakhir (`numbers.end()`), dan nilai yang ingin dicari (`target`). Fungsi `find()` akan mengembalikan iterator ke elemen pertama yang ditemukan, atau iterator terakhir jika elemen tidak ditemukan. Dalam contoh tersebut, kita menggunakan variabel `it` untuk menyimpan iterator hasil pencarian, dan kemudian kita memeriksa apakah iterator tersebut sama dengan iterator terakhir `numbers.end()` untuk menentukan apakah elemen ditemukan atau tidak.</text:p>
      <text:p text:style-name="P20"/>
      <text:p text:style-name="P20">3. Manipulating (Manipulasi):</text:p>
      <text:p text:style-name="P20"><text:s text:c="3"/>Pada contoh kode di atas, kita menggunakan algoritma `transform()` untuk menggandakan semua elemen dalam vector `numbers`. Fungsi `transform()` menerima empat argumen, yaitu iterator pertama (`numbers.begin()`), iterator terakhir (`numbers.end()`), iterator ke tempat tujuan (dalam hal ini `std::back_inserter(doubledNumbers)`), dan fungsi atau lambda yang akan diterapkan pada setiap elemen. Fungsi tersebut akan menerima satu argumen (elemen saat ini) dan mengembalikan nilai baru yang akan disimpan di tempat tujuan. Dalam contoh tersebut, kita menggunakan lambda untuk mengalikan setiap elemen dengan 2 dan menyimpan hasilnya di vector `doubledNumbers` menggunakan iterator `std::back_inserter()`.</text:p>
      <text:p text:style-name="P20"/>
      <text:p text:style-name="P20">Dengan menggunakan algoritma STL, kita dapat dengan mudah melakukan operasi sorting, searching, dan manipulating pada kontainer dengan mengaplikasikan algoritma yang sesuai. Hal ini memungkinkan kita untuk menghemat waktu dan upaya dalam mengimplementasikan operasi-operasi tersebut secara manual.</text:p>
      <text:p text:style-name="P19">Pengenalan C++11 dan Versi Lebih Baru</text:p>
      <text:p text:style-name="P20"/>
      <text:p text:style-name="P20">C++11 adalah versi standar terbaru dari bahasa pemrograman C++. Versi C++11 memperkenalkan banyak fitur baru yang memperluas kemampuan bahasa dan menyediakan alat yang lebih kuat untuk pengembang. Versi C++ yang lebih baru, seperti C++14, C++17, dan C++20, juga memperkenalkan fitur-fitur tambahan yang memperbaiki dan memperluas bahasa.</text:p>
      <text:p text:style-name="P20"/>
      <text:p text:style-name="P20">Berikut adalah beberapa fitur penting yang diperkenalkan dalam C++11 dan versi lebih baru, beserta contoh kode pengimplementasiannya:</text:p>
      <text:p text:style-name="P20"/>
      <text:p text:style-name="P20">1. Penulisan Lambda Functions:</text:p>
      <text:p text:style-name="P20"><text:s text:c="3"/>Lambda functions memungkinkan kita untuk menulis fungsi anonim dalam kode C++. Lambda functions sangat berguna saat kita ingin menentukan fungsi sederhana secara langsung dalam konteks tempat digunakan tanpa harus mendefinisikan fungsi terpisah. Contoh penggunaan lambda functions:</text:p>
      <text:p text:style-name="P20"/>
      <text:p text:style-name="P20"><text:s text:c="3"/>```cpp</text:p>
      <text:p text:style-name="P20"><text:s text:c="3"/>// Penggunaan lambda function untuk menggandakan setiap elemen dalam vector</text:p>
      <text:p text:style-name="P20"><text:s text:c="3"/>std::vector&lt;int&gt; numbers = {1, 2, 3, 4, 5};</text:p>
      <text:p text:style-name="P20"><text:s text:c="3"/>std::transform(numbers.begin(), numbers.end(), numbers.begin(), [](int num) {</text:p>
      <text:p text:style-name="P20"><text:s text:c="7"/>return num * 2;</text:p>
      <text:p text:style-name="P20"><text:s text:c="3"/>});</text:p>
      <text:p text:style-name="P20"><text:s text:c="3"/>```</text:p>
      <text:p text:style-name="P20"/>
      <text:p text:style-name="P20">2. Range-based for loops:</text:p>
      <text:p text:style-name="P20"><text:s text:c="3"/>Range-based for loops menyediakan sintaks yang lebih sederhana untuk melakukan iterasi pada elemen-elemen dalam kontainer. Fitur ini memungkinkan kita untuk menghindari penggunaan iterator eksplisit dan mengakses elemen secara langsung. Contoh penggunaan range-based for loop:</text:p>
      <text:p text:style-name="P20"/>
      <text:p text:style-name="P20"><text:s text:c="3"/>```cpp</text:p>
      <text:p text:style-name="P20"><text:s text:c="3"/>// Penggunaan range-based for loop untuk mencetak elemen-elemen dalam vector</text:p>
      <text:p text:style-name="P20"><text:s text:c="3"/>std::vector&lt;int&gt; numbers = {1, 2, 3, 4, 5};</text:p>
      <text:p text:style-name="P20"><text:s text:c="3"/>for (int num : numbers) {</text:p>
      <text:p text:style-name="P20"><text:s text:c="7"/>std::cout &lt;&lt; num &lt;&lt; " ";</text:p>
      <text:p text:style-name="P20"><text:s text:c="3"/>}</text:p>
      <text:p text:style-name="P20"><text:s text:c="3"/>```</text:p>
      <text:p text:style-name="P20"/>
      <text:p text:style-name="P20">3. Smart Pointers:</text:p>
      <text:p text:style-name="P20"><text:s text:c="3"/>Smart pointers adalah objek khusus yang bertindak seperti pointer biasa, tetapi juga mengelola siklus hidup objek yang ditunjuk. Smart pointers membantu mencegah kebocoran memori dan kesalahan akses ke objek yang sudah dihapus. Ada tiga jenis smart pointers yang diperkenalkan dalam C++11: `unique_ptr`, `shared_ptr`, dan `weak_ptr`. Contoh penggunaan smart pointers:</text:p>
      <text:p text:style-name="P20"/>
      <text:p text:style-name="P20"><text:s text:c="3"/>```cpp</text:p>
      <text:p text:style-name="P20"><text:s text:c="3"/>// Penggunaan unique_ptr untuk mengelola objek secara eksklusif</text:p>
      <text:p text:style-name="P20"><text:s text:c="3"/>std::unique_ptr&lt;int&gt; numberPtr = std::make_unique&lt;int&gt;(5);</text:p>
      <text:p text:style-name="P20"><text:soft-page-break/><text:s text:c="3"/>std::cout &lt;&lt; *numberPtr &lt;&lt; std::endl;</text:p>
      <text:p text:style-name="P20"/>
      <text:p text:style-name="P20"><text:s text:c="3"/>// Penggunaan shared_ptr untuk mengelola objek bersama</text:p>
      <text:p text:style-name="P20"><text:s text:c="3"/>std::shared_ptr&lt;int&gt; sharedNumberPtr = std::make_shared&lt;int&gt;(10);</text:p>
      <text:p text:style-name="P20"><text:s text:c="3"/>std::cout &lt;&lt; *sharedNumberPtr &lt;&lt; std::endl;</text:p>
      <text:p text:style-name="P20"><text:s text:c="3"/>```</text:p>
      <text:p text:style-name="P20"/>
      <text:p text:style-name="P20">4. Initializer Lists:</text:p>
      <text:p text:style-name="P20"><text:s text:c="3"/>Initializer lists memungkinkan kita untuk menginisialisasi kontainer, seperti array atau vector, dengan daftar nilai secara langsung. Fitur ini membuat inisialisasi kontainer menjadi lebih sederhana dan mudah dibaca. Contoh penggunaan initializer lists:</text:p>
      <text:p text:style-name="P20"/>
      <text:p text:style-name="P20"><text:s text:c="3"/>```cpp</text:p>
      <text:p text:style-name="P20"><text:s text:c="3"/>// Penggunaan initializer list untuk menginisialisasi vector</text:p>
      <text:p text:style-name="P20"><text:s text:c="3"/>std::vector&lt;int&gt; numbers = {1, 2, 3, 4, </text:p>
      <text:p text:style-name="P20"/>
      <text:p text:style-name="P20">5};</text:p>
      <text:p text:style-name="P20"><text:s text:c="3"/>```</text:p>
      <text:p text:style-name="P20"/>
      <text:p text:style-name="P20">5. Thread dan Concurrency:</text:p>
      <text:p text:style-name="P20"><text:s text:c="3"/>C++11 memperkenalkan dukungan untuk pemrograman multithreading dan concurrency. Dengan menggunakan thread, kita dapat menjalankan beberapa tugas secara paralel dan meningkatkan kinerja aplikasi. Contoh penggunaan thread:</text:p>
      <text:p text:style-name="P20"/>
      <text:p text:style-name="P20"><text:s text:c="3"/>```cpp</text:p>
      <text:p text:style-name="P20"><text:s text:c="3"/>#include &lt;iostream&gt;</text:p>
      <text:p text:style-name="P20"><text:s text:c="3"/>#include &lt;thread&gt;</text:p>
      <text:p text:style-name="P20"/>
      <text:p text:style-name="P20"><text:s text:c="3"/>// Fungsi yang akan dijalankan dalam thread</text:p>
      <text:p text:style-name="P20"><text:s text:c="3"/>void threadFunction() {</text:p>
      <text:p text:style-name="P20"><text:s text:c="7"/>std::cout &lt;&lt; "Hello from thread!" &lt;&lt; std::endl;</text:p>
      <text:p text:style-name="P20"><text:s text:c="3"/>}</text:p>
      <text:p text:style-name="P20"/>
      <text:p text:style-name="P20"><text:s text:c="3"/>int main() {</text:p>
      <text:p text:style-name="P20"><text:s text:c="7"/>// Membuat thread baru dan menjalankan fungsi threadFunction</text:p>
      <text:p text:style-name="P20"><text:s text:c="7"/>std::thread t(threadFunction);</text:p>
      <text:p text:style-name="P20"/>
      <text:p text:style-name="P20"><text:s text:c="7"/>// Bergabung dengan thread utama</text:p>
      <text:p text:style-name="P20"><text:s text:c="7"/>t.join();</text:p>
      <text:p text:style-name="P20"/>
      <text:p text:style-name="P20"><text:s text:c="7"/>return 0;</text:p>
      <text:p text:style-name="P20"><text:s text:c="3"/>}</text:p>
      <text:p text:style-name="P20"><text:s text:c="3"/>```</text:p>
      <text:p text:style-name="P20"/>
      <text:p text:style-name="P20">Fitur-fitur di atas hanyalah sebagian dari banyak peningkatan yang diperkenalkan dalam C++11 dan versi lebih baru. Pemahaman dan penerapan fitur-fitur ini dapat membantu meningkatkan produktivitas dan kualitas kode dalam pengembangan perangkat lunak dengan menggunakan C++.</text:p>
      <text:p text:style-name="P20"/>
      <text:p text:style-name="P20"><text:soft-page-break/>1. Lambda Functions:</text:p>
      <text:p text:style-name="P20"><text:s text:c="3"/>Pada contoh kode tersebut, kita menggunakan lambda function untuk menggandakan setiap elemen dalam vector `numbers`. Dalam lambda function, sintaks `[](int num) { return num * 2; }` menentukan bahwa fungsi tersebut akan menerima satu parameter bertipe `int` yang disebut `num`, dan akan mengembalikan hasil perkalian `num` dengan 2. Fungsi lambda ini kemudian digunakan dalam fungsi `std::transform()` untuk mengubah setiap elemen dalam vector `numbers` dengan menggunakan fungsi lambda tersebut.</text:p>
      <text:p text:style-name="P20"/>
      <text:p text:style-name="P20">2. Range-based for loops:</text:p>
      <text:p text:style-name="P20"><text:s text:c="3"/>Pada contoh kode tersebut, kita menggunakan range-based for loop untuk mencetak setiap elemen dalam vector `numbers`. Sintaks `for (int num : numbers)` menunjukkan bahwa kita ingin melakukan iterasi pada setiap elemen dalam vector `numbers`, dan setiap elemen akan diberi nama `num` dalam setiap iterasi. Di dalam loop, kita mencetak nilai `num` ke konsol menggunakan `std::cout`.</text:p>
      <text:p text:style-name="P20"/>
      <text:p text:style-name="P20">3. Smart Pointers:</text:p>
      <text:p text:style-name="P20"><text:s text:c="3"/>Pada contoh kode tersebut, kita menggunakan smart pointers untuk mengelola objek secara aman. Pertama, kita menggunakan `std::unique_ptr` untuk membuat unique pointer `numberPtr` yang menunjuk ke objek `int` dengan nilai 5. Unique pointer memastikan bahwa hanya ada satu pointer yang menunjuk ke objek tersebut, dan ketika pointer tersebut dihapus atau tidak lagi digunakan, objek juga akan dihapus. Kemudian, kita menggunakan `std::shared_ptr` untuk membuat shared pointer `sharedNumberPtr` yang menunjuk ke objek `int` dengan nilai 10. Shared pointer memungkinkan beberapa pointer untuk berbagi kepemilikan objek, dan objek akan dihapus hanya setelah semua pointer yang terkait dihapus.</text:p>
      <text:p text:style-name="P20"/>
      <text:p text:style-name="P20">4. Initializer Lists:</text:p>
      <text:p text:style-name="P20"><text:s text:c="3"/>Pada contoh kode tersebut, kita menggunakan initializer list untuk menginisialisasi vector `numbers` dengan daftar nilai 1, 2, 3, 4, 5 secara langsung. Dengan menggunakan initializer list, kita dapat menghindari menginisialisasi elemen satu per satu dan langsung mengisi vector dengan nilai-nilai yang diinginkan.</text:p>
      <text:p text:style-name="P20"/>
      <text:p text:style-name="P20">5. Thread dan Concurrency:</text:p>
      <text:p text:style-name="P20"><text:s text:c="3"/>Pada contoh kode tersebut, kita menggunakan thread untuk menjalankan fungsi `threadFunction` dalam thread terpisah. Fungsi `threadFunction` mencetak pesan "Hello from thread!" ke konsol. Dalam `main()`, kita membuat objek thread `t` yang menjalankan fungsi `threadFunction`. Kemudian, kita menggunakan `t.join()` untuk bergabung dengan thread utama, sehingga program akan menunggu sampai thread selesai sebelum melanjutkan eksekusi. Dengan menggunakan thread, kita dapat menjalankan tugas secara paralel, sehingga meningkatkan kinerja aplikasi dalam situasi yang sesuai.</text:p>
      <text:p text:style-name="P20"/>
      <text:p text:style-name="P20"/>
      <text:p text:style-name="P19">Ada beberapa fitur baru yang diperkenalkan dalam C++11 dan versi selanjutnya yang memberikan kemudahan dan peningkatan dalam pengembangan perangkat lunak. Berikut adalah penjelasan singkat tentang beberapa fitur tersebut:</text:p>
      <text:p text:style-name="P20"/>
      <text:p text:style-name="P20">1. Auto:</text:p>
      <text:p text:style-name="P20"><text:s text:c="3"/>Fitur `auto` memungkinkan kompiler untuk secara otomatis menentukan tipe data dari ekspresi yang diinisialisasi. Ini mengurangi kerja yang harus dilakukan oleh programmer dalam menentukan tipe data secara manual. Contoh penggunaan `auto`:</text:p>
      <text:p text:style-name="P20"/>
      <text:p text:style-name="P20"><text:s text:c="3"/>```cpp</text:p>
      <text:p text:style-name="P20"><text:s text:c="3"/>auto number = 10; <text:s/>// tipe data dari number akan ditentukan sebagai int</text:p>
      <text:p text:style-name="P20"><text:s text:c="3"/>auto name = "John"; <text:s/>// tipe data dari name akan ditentukan sebagai const char*</text:p>
      <text:p text:style-name="P20"><text:s text:c="3"/>```</text:p>
      <text:p text:style-name="P20"/>
      <text:p text:style-name="P20">2. Range-based for loop:</text:p>
      <text:p text:style-name="P20"><text:s text:c="3"/>Range-based for loop memudahkan iterasi melalui setiap elemen dalam rangkaian data, seperti array, vector, atau string. Ini menghilangkan kebutuhan untuk menggunakan indeks dan membuat kode lebih mudah dibaca. Contoh penggunaan range-based for loop:</text:p>
      <text:p text:style-name="P20"/>
      <text:p text:style-name="P20"><text:s text:c="3"/>```cpp</text:p>
      <text:p text:style-name="P20"><text:s text:c="3"/>std::vector&lt;int&gt; numbers = {1, 2, 3, 4, 5};</text:p>
      <text:p text:style-name="P20"><text:s text:c="3"/>for (int num : numbers) {</text:p>
      <text:p text:style-name="P20"><text:s text:c="7"/>// Melakukan sesuatu dengan setiap elemen num</text:p>
      <text:p text:style-name="P20"><text:s text:c="3"/>}</text:p>
      <text:p text:style-name="P20"><text:s text:c="3"/>```</text:p>
      <text:p text:style-name="P20"/>
      <text:p text:style-name="P20">3. Lambda expression:</text:p>
      <text:p text:style-name="P20"><text:s text:c="3"/>Lambda expression adalah fungsi anonim yang dapat didefinisikan secara langsung dalam kode. Ini memungkinkan kita untuk menulis fungsi pendek dan sederhana tanpa harus membuat fungsi terpisah. Lambda expression sangat berguna dalam situasi di mana kita perlu mengirim fungsi sebagai argumen atau jika kita ingin menulis fungsi pendek secara langsung dalam kode. Contoh penggunaan lambda expression:</text:p>
      <text:p text:style-name="P20"/>
      <text:p text:style-name="P20"><text:s text:c="3"/>```cpp</text:p>
      <text:p text:style-name="P20"><text:s text:c="3"/>std::vector&lt;int&gt; numbers = {1, 2, 3, 4, 5};</text:p>
      <text:p text:style-name="P20"><text:s text:c="3"/>std::transform(numbers.begin(), numbers.end(), numbers.begin(), [](int num) {</text:p>
      <text:p text:style-name="P20"><text:s text:c="7"/>return num * 2;</text:p>
      <text:p text:style-name="P20"><text:s text:c="3"/>});</text:p>
      <text:p text:style-name="P20"><text:s text:c="3"/>```</text:p>
      <text:p text:style-name="P20"/>
      <text:p text:style-name="P20">4. Smart pointers:</text:p>
      <text:p text:style-name="P20"><text:s text:c="3"/>Smart pointers adalah objek yang bertindak seperti pointer tetapi juga mengelola siklus hidup objek yang ditunjuk. Mereka membantu mencegah kebocoran memori dan memastikan penghapusan yang tepat dari objek. Terdapat tiga jenis smart pointer yang umum digunakan: `std::unique_ptr`, `std::shared_ptr`, dan `std::weak_ptr`. Contoh penggunaan smart pointers:</text:p>
      <text:p text:style-name="P20"/>
      <text:p text:style-name="P20"><text:s text:c="3"/>```cpp</text:p>
      <text:p text:style-name="P20"><text:s text:c="3"/>std::unique_ptr&lt;int&gt; numberPtr = std::make_unique&lt;int&gt;(10);</text:p>
      <text:p text:style-name="P20"><text:s text:c="3"/>std::shared_ptr&lt;int&gt; sharedNumberPtr = std::make_shared&lt;int&gt;(20);</text:p>
      <text:p text:style-name="P20"><text:soft-page-break/><text:s text:c="3"/>```</text:p>
      <text:p text:style-name="P20"/>
      <text:p text:style-name="P20">5. Move semantics:</text:p>
      <text:p text:style-name="P20"><text:s text:c="3"/>Move semantics memungkinkan transfer sumber daya yang mahal dari suatu objek ke objek lain, daripada menyalinnya secara mendalam. Hal ini meningkatkan efisiensi dan kinerja dalam situasi di mana penyalinan objek tidak diperlukan. Fitur ini digunakan terutama dalam pengelolaan memori dan mengoptimalkan penggunaan objek. Contoh penggunaan move semantics:</text:p>
      <text:p text:style-name="P20"/>
      <text:p text:style-name="P20"><text:s text:c="3"/>```cpp</text:p>
      <text:p text:style-name="P20"><text:s text:c="3"/>std::vector&lt;int&gt; source = {1, 2, 3, 4, 5};</text:p>
      <text:p text:style-name="P20"><text:s text:c="3"/>std::vector&lt;int&gt; destination = std::move(source);</text:p>
      <text:p text:style-name="P20"><text:s text:c="3"/>```</text:p>
      <text:p text:style-name="P20"/>
      <text:p text:style-name="P20">Fitur-fitur ini memberikan fleksibilitas dan peningkatan</text:p>
      <text:p text:style-name="P20"/>
      <text:p text:style-name="P20"><text:s/>produktivitas dalam pengembangan perangkat lunak dengan C++. Dengan memahami dan menggunakan fitur-fitur ini dengan benar, kita dapat menulis kode yang lebih ekspresif, efisien, dan mudah dipelihara.</text:p>
      <text:p text:style-name="P20"/>
      <text:p text:style-name="P20">Berikut adalah contoh kode lengkap yang menggambarkan penggunaan fitur-fitur baru dalam C++11 dan versi selanjutnya beserta penjelasan setiap kodenya:</text:p>
      <text:p text:style-name="P20"/>
      <text:p text:style-name="P20">```cpp</text:p>
      <text:p text:style-name="P20">#include &lt;iostream&gt;</text:p>
      <text:p text:style-name="P20">#include &lt;vector&gt;</text:p>
      <text:p text:style-name="P20">#include &lt;algorithm&gt;</text:p>
      <text:p text:style-name="P20">#include &lt;memory&gt;</text:p>
      <text:p text:style-name="P20"/>
      <text:p text:style-name="P20">int main() {</text:p>
      <text:p text:style-name="P20"><text:s text:c="4"/>// Fitur: Auto</text:p>
      <text:p text:style-name="P20"><text:s text:c="4"/>auto number = 10; <text:s/>// tipe data dari number akan ditentukan sebagai int</text:p>
      <text:p text:style-name="P20"><text:s text:c="4"/>auto name = "John"; <text:s/>// tipe data dari name akan ditentukan sebagai const char*</text:p>
      <text:p text:style-name="P20"/>
      <text:p text:style-name="P20"><text:s text:c="4"/>// Fitur: Range-based for loop</text:p>
      <text:p text:style-name="P20"><text:s text:c="4"/>std::vector&lt;int&gt; numbers = {1, 2, 3, 4, 5};</text:p>
      <text:p text:style-name="P20"><text:s text:c="4"/>for (int num : numbers) {</text:p>
      <text:p text:style-name="P20"><text:s text:c="8"/>std::cout &lt;&lt; num &lt;&lt; " "; <text:s/>// Output: 1 2 3 4 5</text:p>
      <text:p text:style-name="P20"><text:s text:c="4"/>}</text:p>
      <text:p text:style-name="P20"><text:s text:c="4"/>std::cout &lt;&lt; std::endl;</text:p>
      <text:p text:style-name="P20"/>
      <text:p text:style-name="P20"><text:s text:c="4"/>// Fitur: Lambda expression</text:p>
      <text:p text:style-name="P20"><text:s text:c="4"/>std::transform(numbers.begin(), numbers.end(), numbers.begin(), [](int num) {</text:p>
      <text:p text:style-name="P20"><text:s text:c="8"/>return num * 2;</text:p>
      <text:p text:style-name="P20"><text:s text:c="4"/>});</text:p>
      <text:p text:style-name="P20"><text:s text:c="4"/>for (int num : numbers) {</text:p>
      <text:p text:style-name="P20"><text:s text:c="8"/>std::cout &lt;&lt; num &lt;&lt; " "; <text:s/>// Output: 2 4 6 8 10</text:p>
      <text:p text:style-name="P20"><text:s text:c="4"/>}</text:p>
      <text:p text:style-name="P20"><text:s text:c="4"/>std::cout &lt;&lt; std::endl;</text:p>
      <text:p text:style-name="P20"><text:soft-page-break/></text:p>
      <text:p text:style-name="P20"><text:s text:c="4"/>// Fitur: Smart pointers</text:p>
      <text:p text:style-name="P20"><text:s text:c="4"/>std::unique_ptr&lt;int&gt; numberPtr = std::make_unique&lt;int&gt;(10);</text:p>
      <text:p text:style-name="P20"><text:s text:c="4"/>std::shared_ptr&lt;int&gt; sharedNumberPtr = std::make_shared&lt;int&gt;(20);</text:p>
      <text:p text:style-name="P20"/>
      <text:p text:style-name="P20"><text:s text:c="4"/>// Fitur: Move semantics</text:p>
      <text:p text:style-name="P20"><text:s text:c="4"/>std::vector&lt;int&gt; source = {1, 2, 3, 4, 5};</text:p>
      <text:p text:style-name="P20"><text:s text:c="4"/>std::vector&lt;int&gt; destination = std::move(source);</text:p>
      <text:p text:style-name="P20"/>
      <text:p text:style-name="P20"><text:s text:c="4"/>return 0;</text:p>
      <text:p text:style-name="P20">}</text:p>
      <text:p text:style-name="P20">```</text:p>
      <text:p text:style-name="P20"/>
      <text:p text:style-name="P20">Penjelasan:</text:p>
      <text:p text:style-name="P20"/>
      <text:p text:style-name="P20">1. Pada bagian `auto number = 10;`, kita menggunakan fitur `auto` untuk menentukan tipe data variabel `number` secara otomatis sebagai `int`.</text:p>
      <text:p text:style-name="P20"/>
      <text:p text:style-name="P20">2. Pada bagian range-based for loop `for (int num : numbers)`, kita menggunakan fitur tersebut untuk mengiterasi melalui setiap elemen dalam vektor `numbers`.</text:p>
      <text:p text:style-name="P20"/>
      <text:p text:style-name="P20">3. Pada bagian lambda expression `[](int num) { return num * 2; }`, kita mendefinisikan sebuah fungsi anonim yang mengalikan setiap elemen vektor `numbers` dengan 2.</text:p>
      <text:p text:style-name="P20"/>
      <text:p text:style-name="P20">4. Pada bagian smart pointers `std::unique_ptr&lt;int&gt; numberPtr = std::make_unique&lt;int&gt;(10);` dan `std::shared_ptr&lt;int&gt; sharedNumberPtr = std::make_shared&lt;int&gt;(20);`, kita menggunakan smart pointers untuk mengelola memori secara otomatis dan mencegah kebocoran memori.</text:p>
      <text:p text:style-name="P20"/>
      <text:p text:style-name="P20">5. Pada bagian move semantics `std::vector&lt;int&gt; destination = std::move(source);`, kita menggunakan move semantics untuk mentransfer sumber daya dari vektor `source` ke vektor `destination` dengan cepat tanpa melakukan penyalinan yang mahal.</text:p>
      <text:p text:style-name="P20"/>
      <text:p text:style-name="P20">Dengan menggunakan fitur-fitur ini, kita dapat menulis kode yang lebih ekspresif, efisien, dan mudah dipelihara dalam pengembangan perangkat lunak dengan C++.</text:p>
      <text:p text:style-name="P22">Studi Kasus dan Latihan</text:p>
      <text:p text:style-name="P23">Berikut adalah contoh kasus nyata dan implementasinya dalam C++ menggunakan beberapa fitur dan konsep yang telah dibahas sebelumnya:</text:p>
      <text:p text:style-name="P23"/>
      <text:p text:style-name="P23">Contoh Kasus: Manajemen Data Mahasiswa</text:p>
      <text:p text:style-name="P23"/>
      <text:p text:style-name="P23">Misalkan kita ingin membuat program untuk manajemen data mahasiswa. Setiap mahasiswa memiliki informasi seperti nama, nim, dan nilai. Kita ingin dapat menambahkan data mahasiswa, mencari data berdasarkan nim, menghapus data mahasiswa, dan menghitung rata-rata nilai mahasiswa.</text:p>
      <text:p text:style-name="P23"/>
      <text:p text:style-name="P23">Berikut adalah implementasi program dalam C++:</text:p>
      <text:p text:style-name="P23"/>
      <text:p text:style-name="P23">```cpp</text:p>
      <text:p text:style-name="P23">#include &lt;iostream&gt;</text:p>
      <text:p text:style-name="P23">#include &lt;string&gt;</text:p>
      <text:p text:style-name="P23">#include &lt;vector&gt;</text:p>
      <text:p text:style-name="P23">#include &lt;algorithm&gt;</text:p>
      <text:p text:style-name="P23"/>
      <text:p text:style-name="P23">// Struktur data untuk merepresentasikan data mahasiswa</text:p>
      <text:p text:style-name="P23">struct Mahasiswa {</text:p>
      <text:p text:style-name="P23"><text:s text:c="4"/>std::string nama;</text:p>
      <text:p text:style-name="P23"><text:s text:c="4"/>std::string nim;</text:p>
      <text:p text:style-name="P23"><text:s text:c="4"/>double nilai;</text:p>
      <text:p text:style-name="P23">};</text:p>
      <text:p text:style-name="P23"/>
      <text:p text:style-name="P23">int main() {</text:p>
      <text:p text:style-name="P23"><text:s text:c="4"/>std::vector&lt;Mahasiswa&gt; daftarMahasiswa; <text:s/>// Vektor untuk menyimpan data mahasiswa</text:p>
      <text:p text:style-name="P23"/>
      <text:p text:style-name="P23"><text:s text:c="4"/>// Fungsi untuk menambahkan data mahasiswa</text:p>
      <text:p text:style-name="P23"><text:s text:c="4"/>void tambahMahasiswa(std::vector&lt;Mahasiswa&gt;&amp; daftar, const std::string&amp; nama, const std::string&amp; nim, double nilai) {</text:p>
      <text:p text:style-name="P23"><text:s text:c="8"/>Mahasiswa mhs;</text:p>
      <text:p text:style-name="P23"><text:s text:c="8"/>mhs.nama = nama;</text:p>
      <text:p text:style-name="P23"><text:s text:c="8"/>mhs.nim = nim;</text:p>
      <text:p text:style-name="P23"><text:s text:c="8"/>mhs.nilai = nilai;</text:p>
      <text:p text:style-name="P23"><text:s text:c="8"/>daftar.push_back(mhs);</text:p>
      <text:p text:style-name="P23"><text:s text:c="4"/>}</text:p>
      <text:p text:style-name="P23"/>
      <text:p text:style-name="P23"><text:s text:c="4"/>// Fungsi untuk mencari data mahasiswa berdasarkan nim</text:p>
      <text:p text:style-name="P23"><text:s text:c="4"/>Mahasiswa* cariMahasiswa(const std::vector&lt;Mahasiswa&gt;&amp; daftar, const std::string&amp; nim) {</text:p>
      <text:p text:style-name="P23"><text:s text:c="8"/>auto it = std::find_if(daftar.begin(), daftar.end(), [&amp;](const Mahasiswa&amp; mhs) {</text:p>
      <text:p text:style-name="P23"><text:s text:c="12"/>return mhs.nim == nim;</text:p>
      <text:p text:style-name="P23"><text:s text:c="8"/>});</text:p>
      <text:p text:style-name="P23"><text:s text:c="8"/>if (it != daftar.end()) {</text:p>
      <text:p text:style-name="P23"><text:s text:c="12"/>return &amp;(*it);</text:p>
      <text:p text:style-name="P23"><text:s text:c="8"/>}</text:p>
      <text:p text:style-name="P23"><text:s text:c="8"/>return nullptr;</text:p>
      <text:p text:style-name="P23"><text:soft-page-break/><text:s text:c="4"/>}</text:p>
      <text:p text:style-name="P23"/>
      <text:p text:style-name="P23"><text:s text:c="4"/>// Fungsi untuk menghapus data mahasiswa berdasarkan nim</text:p>
      <text:p text:style-name="P23"><text:s text:c="4"/>void hapusMahasiswa(std::vector&lt;Mahasiswa&gt;&amp; daftar, const std::string&amp; nim) {</text:p>
      <text:p text:style-name="P23"><text:s text:c="8"/>daftar.erase(std::remove_if(daftar.begin(), daftar.end(), [&amp;](const Mahasiswa&amp; mhs) {</text:p>
      <text:p text:style-name="P23"><text:s text:c="12"/>return mhs.nim == nim;</text:p>
      <text:p text:style-name="P23"><text:s text:c="8"/>}), daftar.end());</text:p>
      <text:p text:style-name="P23"><text:s text:c="4"/>}</text:p>
      <text:p text:style-name="P23"/>
      <text:p text:style-name="P23"><text:s text:c="4"/>// Fungsi untuk menghitung rata-rata nilai mahasiswa</text:p>
      <text:p text:style-name="P23"><text:s text:c="4"/>double hitungRataRata(const std::vector&lt;Mahasiswa&gt;&amp; daftar) {</text:p>
      <text:p text:style-name="P23"><text:s text:c="8"/>if (daftar.empty()) {</text:p>
      <text:p text:style-name="P23"><text:s text:c="12"/>return 0.0;</text:p>
      <text:p text:style-name="P23"><text:s text:c="8"/>}</text:p>
      <text:p text:style-name="P23"><text:s text:c="8"/>double totalNilai = 0.0;</text:p>
      <text:p text:style-name="P23"><text:s text:c="8"/>for (const Mahasiswa&amp; mhs : daftar) {</text:p>
      <text:p text:style-name="P23"><text:s text:c="12"/>totalNilai += mhs.nilai;</text:p>
      <text:p text:style-name="P23"><text:s text:c="8"/>}</text:p>
      <text:p text:style-name="P23"><text:s text:c="8"/>return totalNilai / daftar.size();</text:p>
      <text:p text:style-name="P23"><text:s text:c="4"/>}</text:p>
      <text:p text:style-name="P23"/>
      <text:p text:style-name="P23"><text:s text:c="4"/>// Contoh penggunaan program</text:p>
      <text:p text:style-name="P23"><text:s text:c="4"/>tambahMahasiswa(daftarMahasiswa, "John Doe", "12345678", 85.5);</text:p>
      <text:p text:style-name="P23"><text:s text:c="4"/>tambahMahasiswa(daftarMahasiswa, "Jane Smith", "87654321", 92.0);</text:p>
      <text:p text:style-name="P23"/>
      <text:p text:style-name="P23"><text:s text:c="4"/>std::string nimCari = "12345678";</text:p>
      <text:p text:style-name="P23"><text:s text:c="4"/>Mahasiswa* hasilCari = cariMahasiswa(daftarMahasiswa, nimCari);</text:p>
      <text:p text:style-name="P23"><text:s text:c="4"/>if (hasilCari != nullptr) {</text:p>
      <text:p text:style-name="P23"><text:s text:c="8"/>std::cout &lt;&lt; "Data Mahasiswa dengan NIM " &lt;&lt; nimCari &lt;&lt; " ditemukan:" &lt;&lt; std::endl;</text:p>
      <text:p text:style-name="P23"><text:s text:c="8"/>std::cout &lt;&lt; "Nama: " &lt;&lt; hasilCari-&gt;nama &lt;&lt; std::endl;</text:p>
      <text:p text:style-name="P23"><text:s text:c="8"/>std::cout &lt;&lt; "Nilai: " &lt;&lt; hasilCari-&gt;nilai &lt;&lt; std::endl;</text:p>
      <text:p text:style-name="P23"><text:s text:c="4"/>} else {</text:p>
      <text:p text:style-name="P23"><text:s text:c="8"/>std::cout &lt;&lt; "Data Mahasiswa dengan NIM " &lt;&lt; nimCari</text:p>
      <text:p text:style-name="P23"/>
      <text:p text:style-name="P23"><text:s/>&lt;&lt; " tidak ditemukan." &lt;&lt; std::endl;</text:p>
      <text:p text:style-name="P23"><text:s text:c="4"/>}</text:p>
      <text:p text:style-name="P23"/>
      <text:p text:style-name="P23"><text:s text:c="4"/>std::string nimHapus = "87654321";</text:p>
      <text:p text:style-name="P23"><text:s text:c="4"/>hapusMahasiswa(daftarMahasiswa, nimHapus);</text:p>
      <text:p text:style-name="P23"><text:s text:c="4"/>std::cout &lt;&lt; "Data Mahasiswa dengan NIM " &lt;&lt; nimHapus &lt;&lt; " berhasil dihapus." &lt;&lt; std::endl;</text:p>
      <text:p text:style-name="P23"/>
      <text:p text:style-name="P23"><text:s text:c="4"/>double rataRataNilai = hitungRataRata(daftarMahasiswa);</text:p>
      <text:p text:style-name="P23"><text:s text:c="4"/>std::cout &lt;&lt; "Rata-rata Nilai Mahasiswa: " &lt;&lt; rataRataNilai &lt;&lt; std::endl;</text:p>
      <text:p text:style-name="P23"/>
      <text:p text:style-name="P23"><text:s text:c="4"/>return 0;</text:p>
      <text:p text:style-name="P23">}</text:p>
      <text:p text:style-name="P23">```</text:p>
      <text:p text:style-name="P23"/>
      <text:p text:style-name="P23"><text:soft-page-break/>Penjelasan:</text:p>
      <text:p text:style-name="P23"/>
      <text:p text:style-name="P23">- Program dimulai dengan mendefinisikan struktur data `Mahasiswa` yang memiliki atribut `nama`, `nim`, dan `nilai`.</text:p>
      <text:p text:style-name="P23">- Di dalam `main()`, kita menggunakan vektor `daftarMahasiswa` untuk menyimpan data mahasiswa.</text:p>
      <text:p text:style-name="P23">- Kemudian, kita mendefinisikan fungsi `tambahMahasiswa()` untuk menambahkan data mahasiswa ke vektor `daftarMahasiswa`. Fungsi ini menggunakan referensi vektor untuk mengubah vektor asli.</text:p>
      <text:p text:style-name="P23">- Fungsi `cariMahasiswa()` digunakan untuk mencari data mahasiswa berdasarkan nim. Fungsi ini menggunakan lambda expression dan algoritma `std::find_if()` untuk mencari mahasiswa dengan nim yang sesuai.</text:p>
      <text:p text:style-name="P23">- Fungsi `hapusMahasiswa()` digunakan untuk menghapus data mahasiswa berdasarkan nim. Fungsi ini menggunakan lambda expression dan algoritma `std::remove_if()` untuk menghapus mahasiswa dengan nim yang sesuai.</text:p>
      <text:p text:style-name="P23">- Fungsi `hitungRataRata()` digunakan untuk menghitung rata-rata nilai mahasiswa dalam vektor `daftarMahasiswa`.</text:p>
      <text:p text:style-name="P23">- Di dalam `main()`, kita melakukan pengujian program dengan menambahkan beberapa data mahasiswa, mencari mahasiswa berdasarkan nim, menghapus mahasiswa, dan menghitung rata-rata nilai mahasiswa.</text:p>
      <text:p text:style-name="P23"/>
      <text:p text:style-name="P23">Dengan menggunakan fitur-fitur bahasa dan konsep yang ada dalam C++, kita dapat dengan mudah mengelola data mahasiswa dan melakukan operasi seperti penambahan, pencarian, penghapusan, dan perhitungan statistik.</text:p>
      <text:p text:style-name="P22">Contoh Kasus: Manajemen Toko</text:p>
      <text:p text:style-name="P23"/>
      <text:p text:style-name="P23">Misalkan kita ingin membuat program untuk manajemen toko yang menyimpan informasi tentang produk-produk yang dijual di toko. Setiap produk memiliki atribut seperti nama, harga, stok, dan kategori. Kita ingin dapat menambahkan produk baru, mencari produk berdasarkan nama, mengupdate informasi produk, dan menghapus produk dari daftar.</text:p>
      <text:p text:style-name="P23"/>
      <text:p text:style-name="P23">Berikut adalah implementasi program dalam C++:</text:p>
      <text:p text:style-name="P23"/>
      <text:p text:style-name="P23">```cpp</text:p>
      <text:p text:style-name="P23">#include &lt;iostream&gt;</text:p>
      <text:p text:style-name="P23">#include &lt;string&gt;</text:p>
      <text:p text:style-name="P23">#include &lt;vector&gt;</text:p>
      <text:p text:style-name="P23">#include &lt;algorithm&gt;</text:p>
      <text:p text:style-name="P23"/>
      <text:p text:style-name="P23">// Struktur data untuk merepresentasikan produk</text:p>
      <text:p text:style-name="P23">struct Produk {</text:p>
      <text:p text:style-name="P23"><text:s text:c="4"/>std::string nama;</text:p>
      <text:p text:style-name="P23"><text:s text:c="4"/>double harga;</text:p>
      <text:p text:style-name="P23"><text:s text:c="4"/>int stok;</text:p>
      <text:p text:style-name="P23"><text:s text:c="4"/>std::string kategori;</text:p>
      <text:p text:style-name="P23">};</text:p>
      <text:p text:style-name="P23"/>
      <text:p text:style-name="P23">int main() {</text:p>
      <text:p text:style-name="P23"><text:s text:c="4"/>std::vector&lt;Produk&gt; daftarProduk; <text:s/>// Vektor untuk menyimpan daftar produk</text:p>
      <text:p text:style-name="P23"/>
      <text:p text:style-name="P23"><text:s text:c="4"/>// Fungsi untuk menambahkan produk baru</text:p>
      <text:p text:style-name="P23"><text:s text:c="4"/>void tambahProduk(std::vector&lt;Produk&gt;&amp; daftar, const std::string&amp; nama, double harga, int stok, const std::string&amp; kategori) {</text:p>
      <text:p text:style-name="P23"><text:s text:c="8"/>Produk produk;</text:p>
      <text:p text:style-name="P23"><text:s text:c="8"/>produk.nama = nama;</text:p>
      <text:p text:style-name="P23"><text:s text:c="8"/>produk.harga = harga;</text:p>
      <text:p text:style-name="P23"><text:s text:c="8"/>produk.stok = stok;</text:p>
      <text:p text:style-name="P23"><text:s text:c="8"/>produk.kategori = kategori;</text:p>
      <text:p text:style-name="P23"><text:s text:c="8"/>daftar.push_back(produk);</text:p>
      <text:p text:style-name="P23"><text:s text:c="4"/>}</text:p>
      <text:p text:style-name="P23"/>
      <text:p text:style-name="P23"><text:s text:c="4"/>// Fungsi untuk mencari produk berdasarkan nama</text:p>
      <text:p text:style-name="P23"><text:s text:c="4"/>Produk* cariProduk(const std::vector&lt;Produk&gt;&amp; daftar, const std::string&amp; nama) {</text:p>
      <text:p text:style-name="P23"><text:s text:c="8"/>auto it = std::find_if(daftar.begin(), daftar.end(), [&amp;](const Produk&amp; produk) {</text:p>
      <text:p text:style-name="P23"><text:s text:c="12"/>return produk.nama == nama;</text:p>
      <text:p text:style-name="P23"><text:s text:c="8"/>});</text:p>
      <text:p text:style-name="P23"><text:s text:c="8"/>if (it != daftar.end()) {</text:p>
      <text:p text:style-name="P23"><text:s text:c="12"/>return &amp;(*it);</text:p>
      <text:p text:style-name="P23"><text:s text:c="8"/>}</text:p>
      <text:p text:style-name="P23"><text:s text:c="8"/>return nullptr;</text:p>
      <text:p text:style-name="P23"><text:s text:c="4"/>}</text:p>
      <text:p text:style-name="P23"/>
      <text:p text:style-name="P23"><text:s text:c="4"/>// Fungsi untuk mengupdate informasi produk</text:p>
      <text:p text:style-name="P23"><text:soft-page-break/><text:s text:c="4"/>void updateProduk(std::vector&lt;Produk&gt;&amp; daftar, const std::string&amp; nama, double harga, int stok, const std::string&amp; kategori) {</text:p>
      <text:p text:style-name="P23"><text:s text:c="8"/>Produk* produk = cariProduk(daftar, nama);</text:p>
      <text:p text:style-name="P23"><text:s text:c="8"/>if (produk != nullptr) {</text:p>
      <text:p text:style-name="P23"><text:s text:c="12"/>produk-&gt;harga = harga;</text:p>
      <text:p text:style-name="P23"><text:s text:c="12"/>produk-&gt;stok = stok;</text:p>
      <text:p text:style-name="P23"><text:s text:c="12"/>produk-&gt;kategori = kategori;</text:p>
      <text:p text:style-name="P23"><text:s text:c="8"/>}</text:p>
      <text:p text:style-name="P23"><text:s text:c="4"/>}</text:p>
      <text:p text:style-name="P23"/>
      <text:p text:style-name="P23"><text:s text:c="4"/>// Fungsi untuk menghapus produk dari daftar</text:p>
      <text:p text:style-name="P23"><text:s text:c="4"/>void hapusProduk(std::vector&lt;Produk&gt;&amp; daftar, const std::string&amp; nama) {</text:p>
      <text:p text:style-name="P23"><text:s text:c="8"/>daftar.erase(std::remove_if(daftar.begin(), daftar.end(), [&amp;](const Produk&amp; produk) {</text:p>
      <text:p text:style-name="P23"><text:s text:c="12"/>return produk.nama == nama;</text:p>
      <text:p text:style-name="P23"><text:s text:c="8"/>}), daftar.end());</text:p>
      <text:p text:style-name="P23"><text:s text:c="4"/>}</text:p>
      <text:p text:style-name="P23"/>
      <text:p text:style-name="P23"><text:s text:c="4"/>// Contoh penggunaan program</text:p>
      <text:p text:style-name="P23"><text:s text:c="4"/>tambahProduk(daftarProduk, "Baju", 100.0, 10, "Pakaian");</text:p>
      <text:p text:style-name="P23"><text:s text:c="4"/>tambahProduk(daftarProduk, "Sepatu", 200.0, 5, "Pakaian");</text:p>
      <text:p text:style-name="P23"/>
      <text:p text:style-name="P23"><text:s text:c="4"/>std::string namaCari = "Baju";</text:p>
      <text:p text:style-name="P23"><text:s text:c="4"/>Produk* hasilCari = cariProduk(daftarProduk, namaCari);</text:p>
      <text:p text:style-name="P23"><text:s text:c="4"/>if (hasilCari != nullptr) {</text:p>
      <text:p text:style-name="P23"><text:s text:c="8"/>std::cout &lt;&lt; "Produk dengan nama " &lt;&lt; namaCari &lt;&lt; " ditemukan:" &lt;&lt; std::endl;</text:p>
      <text:p text:style-name="P23"><text:s text:c="8"/>std::cout &lt;&lt; "Harga: " &lt;&lt; hasilCari-&gt;harga &lt;&lt; std::endl;</text:p>
      <text:p text:style-name="P23"><text:s text:c="8"/>std::cout &lt;&lt; "Stok: " &lt;&lt; hasilCari-&gt;stok &lt;&lt; std::endl;</text:p>
      <text:p text:style-name="P23"><text:s text:c="8"/>std::cout &lt;&lt; "Kategori: " &lt;&lt; hasilCari-&gt;kategori &lt;&lt; std::endl;</text:p>
      <text:p text:style-name="P23"><text:s text:c="4"/>} else {</text:p>
      <text:p text:style-name="P23"><text:s text:c="8"/>std::cout &lt;&lt; "Produk dengan nama " &lt;&lt; namaCari &lt;&lt; " tidak</text:p>
      <text:p text:style-name="P23"/>
      <text:p text:style-name="P23"><text:s/>ditemukan." &lt;&lt; std::endl;</text:p>
      <text:p text:style-name="P23"><text:s text:c="4"/>}</text:p>
      <text:p text:style-name="P23"/>
      <text:p text:style-name="P23"><text:s text:c="4"/>std::string namaUpdate = "Sepatu";</text:p>
      <text:p text:style-name="P23"><text:s text:c="4"/>updateProduk(daftarProduk, namaUpdate, 250.0, 3, "Pakaian");</text:p>
      <text:p text:style-name="P23"/>
      <text:p text:style-name="P23"><text:s text:c="4"/>hapusProduk(daftarProduk, "Baju");</text:p>
      <text:p text:style-name="P23"/>
      <text:p text:style-name="P23"><text:s text:c="4"/>return 0;</text:p>
      <text:p text:style-name="P23">}</text:p>
      <text:p text:style-name="P23">```</text:p>
      <text:p text:style-name="P23"/>
      <text:p text:style-name="P23">Penjelasan:</text:p>
      <text:p text:style-name="P23">- Program dimulai dengan mendefinisikan struktur data `Produk` yang memiliki atribut-atribut seperti nama, harga, stok, dan kategori.</text:p>
      <text:p text:style-name="P23">- Di dalam `main()`, kita menggunakan vektor `daftarProduk` untuk menyimpan daftar produk.</text:p>
      <text:p text:style-name="P23"><text:soft-page-break/>- Kemudian, kita mendefinisikan fungsi-fungsi seperti `tambahProduk()`, `cariProduk()`, `updateProduk()`, dan `hapusProduk()` untuk melakukan operasi tambah, cari, update, dan hapus pada daftar produk.</text:p>
      <text:p text:style-name="P23">- Di dalam contoh penggunaan program, kita menambahkan dua produk ke dalam `daftarProduk`, mencari produk dengan nama "Baju" dan menampilkan informasinya, melakukan update pada produk dengan nama "Sepatu", dan menghapus produk dengan nama "Baju".</text:p>
      <text:p text:style-name="P23">- Setelah itu, program akan selesai dan keluar.</text:p>
      <text:p text:style-name="P23"/>
      <text:p text:style-name="P23">Dalam contoh ini, kita menggunakan struktur data dan operasi pada vektor untuk mengelola daftar produk. Kita dapat dengan mudah menambahkan, mencari, mengupdate, dan menghapus produk sesuai dengan kebutuhan kita.</text:p>
      <text:p text:style-name="P23">Tentu! Berikut adalah beberapa contoh kasus nyata dan implementasinya dalam C++ berdasarkan materi dari bab judul buku di atas:</text:p>
      <text:p text:style-name="P23"/>
      <text:p text:style-name="P23">1. Contoh Kasus: Aplikasi Perpustakaan</text:p>
      <text:p text:style-name="P23"><text:s text:c="3"/>- Implementasi: Buatlah program perpustakaan sederhana menggunakan konsep OOP. Buatlah kelas untuk buku yang memiliki atribut seperti judul, penulis, dan tahun terbit. Selain itu, buat juga kelas perpustakaan yang menyimpan koleksi buku dan memiliki fungsi untuk menambahkan buku, menghapus buku, dan mencetak daftar buku yang tersedia.</text:p>
      <text:p text:style-name="P23"/>
      <text:p text:style-name="P23">2. Contoh Kasus: Pengelolaan Data Mahasiswa</text:p>
      <text:p text:style-name="P23"><text:s text:c="3"/>- Implementasi: Buatlah program yang menggunakan kelas dan pointer untuk mengelola data mahasiswa. Buatlah kelas Mahasiswa yang memiliki atribut seperti nama, nim, dan IPK. Program harus dapat menambahkan data mahasiswa, menghapus data mahasiswa, dan mencetak daftar mahasiswa beserta IPK terbaik.</text:p>
      <text:p text:style-name="P23"/>
      <text:p text:style-name="P23">3. Contoh Kasus: Aplikasi Toko Online</text:p>
      <text:p text:style-name="P23"><text:s text:c="3"/>- Implementasi: Buatlah program yang menggunakan kelas dan pewarisan untuk mengimplementasikan aplikasi toko online. Buatlah kelas Barang yang memiliki atribut seperti nama, harga, dan stok. Selain itu, buat juga kelas Pelanggan yang memiliki atribut seperti nama, alamat, dan daftar barang yang dibeli. Program harus dapat menambahkan barang ke keranjang belanja, menghapus barang dari keranjang belanja, dan menghitung total harga pembelian.</text:p>
      <text:p text:style-name="P23"/>
      <text:p text:style-name="P23">4. Contoh Kasus: Sistem Penggajian Karyawan</text:p>
      <text:p text:style-name="P23"><text:s text:c="3"/>- Implementasi: Buatlah program menggunakan kelas dan enkapsulasi untuk mengimplementasikan sistem penggajian karyawan. Buatlah kelas Karyawan yang memiliki atribut seperti nama, gaji, dan jumlah jam kerja. Program harus dapat menghitung gaji karyawan berdasarkan jumlah jam kerja dan tarif per jam, serta mencetak slip gaji karyawan.</text:p>
      <text:p text:style-name="P23"/>
      <text:p text:style-name="P23">5. Contoh Kasus: Aplikasi Chatting Sederhana</text:p>
      <text:p text:style-name="P23"><text:s text:c="3"/>- Implementasi: Buatlah program menggunakan socket dan threading untuk membuat aplikasi chatting sederhana. Program harus dapat menghubungkan dua pengguna untuk berkomunikasi melalui pesan teks. Implementasikan fitur-fitur seperti pengiriman pesan, penerimaan pesan, dan penanganan pesan dari pengguna.</text:p>
      <text:p text:style-name="P23"/>
      <text:p text:style-name="P23"><text:soft-page-break/>Pastikan untuk merancang dan mengimplementasikan solusi untuk setiap contoh kasus sesuai dengan konsep-konsep yang telah dipelajari. Anda dapat memodifikasi dan melengkapi contoh kasus ini sesuai dengan kebutuhan dan kreativitas Anda.</text:p>
      <text:p text:style-name="P24">Soal</text:p>
      <text:p text:style-name="P25">Tentu! Berikut adalah beberapa latihan untuk menguji pemahaman Anda tentang konsep-konsep yang telah dipelajari dalam pemrograman C++:</text:p>
      <text:p text:style-name="P25"/>
      <text:p text:style-name="P25">1. Latihan Variabel dan Tipe Data:</text:p>
      <text:p text:style-name="P25"><text:s text:c="3"/>- Buatlah sebuah program yang menghitung luas dan keliling lingkaran berdasarkan jari-jari yang diinput pengguna.</text:p>
      <text:p text:style-name="P25"><text:s text:c="3"/>- Buatlah sebuah program yang mengkonversi suhu dari Celsius ke Fahrenheit.</text:p>
      <text:p text:style-name="P25"><text:s text:c="3"/>- Buatlah sebuah program yang meminta input pengguna berupa bilangan bulat dan menampilkan apakah bilangan tersebut genap atau ganjil.</text:p>
      <text:p text:style-name="P25"/>
      <text:p text:style-name="P25">2. Latihan Struktur Kontrol:</text:p>
      <text:p text:style-name="P25"><text:s text:c="3"/>- Buatlah sebuah program yang meminta input pengguna berupa angka dan menampilkan apakah angka tersebut merupakan bilangan prima atau bukan.</text:p>
      <text:p text:style-name="P25"><text:s text:c="3"/>- Buatlah sebuah program yang mencetak deret bilangan Fibonacci dengan jumlah elemen yang ditentukan oleh pengguna.</text:p>
      <text:p text:style-name="P25"><text:s text:c="3"/>- Buatlah sebuah program yang meminta input pengguna berupa angka dan menampilkan tabel perkalian dari 1 hingga angka tersebut.</text:p>
      <text:p text:style-name="P25"/>
      <text:p text:style-name="P25">3. Latihan Array dan String:</text:p>
      <text:p text:style-name="P25"><text:s text:c="3"/>- Buatlah sebuah program yang meminta input pengguna berupa kalimat dan menampilkan jumlah kata dalam kalimat tersebut.</text:p>
      <text:p text:style-name="P25"><text:s text:c="3"/>- Buatlah sebuah program yang mencari nilai maksimum dan minimum dari sebuah array bilangan bulat.</text:p>
      <text:p text:style-name="P25"><text:s text:c="3"/>- Buatlah sebuah program yang menggabungkan dua array menjadi satu array baru.</text:p>
      <text:p text:style-name="P25"/>
      <text:p text:style-name="P25">4. Latihan Fungsi dan Prosedur:</text:p>
      <text:p text:style-name="P25"><text:s text:c="3"/>- Buatlah sebuah fungsi yang menghitung luas dan keliling persegi panjang berdasarkan panjang dan lebar yang diinput pengguna.</text:p>
      <text:p text:style-name="P25"><text:s text:c="3"/>- Buatlah sebuah fungsi yang mengembalikan nilai faktorial dari sebuah bilangan.</text:p>
      <text:p text:style-name="P25"><text:s text:c="3"/>- Buatlah sebuah prosedur yang mencetak pola bintang segitiga.</text:p>
      <text:p text:style-name="P25"/>
      <text:p text:style-name="P25">5. Latihan Pemrograman Berorientasi Objek:</text:p>
      <text:p text:style-name="P25"><text:s text:c="3"/>- Buatlah sebuah kelas Mahasiswa yang memiliki atribut nama, nim, dan IPK. Implementasikan method untuk menghitung dan menampilkan status kelulusan berdasarkan IPK.</text:p>
      <text:p text:style-name="P25"><text:s text:c="3"/>- Buatlah sebuah kelas Buku yang memiliki atribut judul, penulis, dan tahun terbit. Implementasikan method untuk menampilkan informasi buku tersebut.</text:p>
      <text:p text:style-name="P25"><text:s text:c="3"/>- Buatlah sebuah kelas Persegi yang memiliki atribut sisi. Implementasikan method untuk menghitung luas dan keliling persegi.</text:p>
      <text:p text:style-name="P25"/>
      <text:p text:style-name="P25">Selamat mencoba! Latihan-latihan ini akan membantu memperkuat pemahaman Anda tentang konsep-konsep dalam pemrograman C++. Jika Anda mengalami kesulitan dalam menjalankan latihan atau memiliki pertanyaan, jangan ragu untuk bertanya.</text:p>
      <text:p text:style-name="P25"/>
      <text:p text:style-name="P25">Tentu! Berikut adalah beberapa latihan yang dapat Anda lakukan untuk menguji pemahaman konsep-konsep yang telah dipelajari berdasarkan bab pada judul buku di atas:</text:p>
      <text:p text:style-name="P25"/>
      <text:p text:style-name="P25">1. Bab Pengantar tentang Bahasa Pemrograman C++:</text:p>
      <text:p text:style-name="P25"><text:soft-page-break/><text:s text:c="3"/>- Buatlah program sederhana yang mencetak "Halo, dunia!" ke layar.</text:p>
      <text:p text:style-name="P25"/>
      <text:p text:style-name="P25">2. Bab Keunggulan dan Kegunaan C++:</text:p>
      <text:p text:style-name="P25"><text:s text:c="3"/>- Buatlah program yang menghitung luas dan keliling persegi panjang berdasarkan panjang dan lebar yang diinput pengguna.</text:p>
      <text:p text:style-name="P25"/>
      <text:p text:style-name="P25">3. Bab Struktur Dasar Program C++:</text:p>
      <text:p text:style-name="P25"><text:s text:c="3"/>- Buatlah program yang meminta input pengguna berupa bilangan bulat dan menampilkan apakah bilangan tersebut genap atau ganjil.</text:p>
      <text:p text:style-name="P25"/>
      <text:p text:style-name="P25">4. Bab Tipe Data Dasar C++:</text:p>
      <text:p text:style-name="P25"><text:s text:c="3"/>- Buatlah program yang meminta input pengguna berupa suhu dalam derajat Celsius dan mengkonversinya ke Fahrenheit.</text:p>
      <text:p text:style-name="P25"/>
      <text:p text:style-name="P25">5. Bab Pemrograman Prosedural vs. Pemrograman Berorientasi Objek:</text:p>
      <text:p text:style-name="P25"><text:s text:c="3"/>- Buatlah program yang mengelola daftar nama mahasiswa. Program harus dapat menambahkan, menghapus, dan mencetak nama-nama mahasiswa tersebut.</text:p>
      <text:p text:style-name="P25"/>
      <text:p text:style-name="P25">6. Bab Pengendalian Aliran Program:</text:p>
      <text:p text:style-name="P25"><text:s text:c="3"/>- Buatlah program yang meminta input pengguna berupa bilangan bulat dan menampilkan apakah bilangan tersebut merupakan bilangan prima atau bukan.</text:p>
      <text:p text:style-name="P25"/>
      <text:p text:style-name="P25">7. Bab Array dan String:</text:p>
      <text:p text:style-name="P25"><text:s text:c="3"/>- Buatlah program yang mencetak elemen-elemen dari sebuah array bilangan bulat ke layar.</text:p>
      <text:p text:style-name="P25"><text:s text:c="3"/>- Buatlah program yang meminta input pengguna berupa kalimat dan menghitung jumlah kata dalam kalimat tersebut.</text:p>
      <text:p text:style-name="P25"/>
      <text:p text:style-name="P25">8. Bab Fungsi dan Prosedur:</text:p>
      <text:p text:style-name="P25"><text:s text:c="3"/>- Buatlah fungsi untuk menghitung luas dan keliling lingkaran berdasarkan jari-jari yang diinput pengguna.</text:p>
      <text:p text:style-name="P25"><text:s text:c="3"/>- Buatlah prosedur untuk mencetak pola bintang segitiga.</text:p>
      <text:p text:style-name="P25"/>
      <text:p text:style-name="P25">9. Bab Pengenalan ke STL:</text:p>
      <text:p text:style-name="P25"><text:s text:c="3"/>- Buatlah program yang menggunakan vektor untuk menyimpan daftar nama-nama buah. Program harus dapat menambahkan, menghapus, dan mencetak nama-nama buah tersebut.</text:p>
      <text:p text:style-name="P25"/>
      <text:p text:style-name="P25">10. Bab Pemrograman Lanjut:</text:p>
      <text:p text:style-name="P25"><text:s text:c="4"/>- Buatlah program yang menggunakan kelas untuk merepresentasikan sebuah mobil. Program harus dapat mengatur dan menampilkan informasi tentang mobil seperti merek, model, dan tahun produksi.</text:p>
      <text:p text:style-name="P25"/>
      <text:p text:style-name="P25">11. Bab Pointer dan Referensi:</text:p>
      <text:p text:style-name="P25"><text:s text:c="4"/>- Buatlah program yang menggunakan pointer untuk mengakses elemen-elemen dari sebuah array bilangan bulat.</text:p>
      <text:p text:style-name="P25"/>
      <text:p text:style-name="P25">12. Bab Dynamic Memory Allocation:</text:p>
      <text:p text:style-name="P25"><text:s text:c="4"/>- Buatlah program yang menggunakan alokasi dinamis memori untuk membuat array bilangan bulat dengan ukuran yang diinput pengguna.</text:p>
      <text:p text:style-name="P25"><text:soft-page-break/></text:p>
      <text:p text:style-name="P25">13. Bab Template dan Generic Programming:</text:p>
      <text:p text:style-name="P25"><text:s text:c="4"/>- Buatlah program yang menggunakan template untuk mengimplementasikan fungsi swap untuk menukar nilai dua variabel.</text:p>
      <text:p text:style-name="P25"/>
      <text:p text:style-name="P25">14. Bab Pemrosesan Berkas:</text:p>
      <text:p text:style-name="P25"><text:s text:c="4"/>- Buatlah program yang membaca data dari sebuah berkas teks dan menampilkan data tersebut ke layar.</text:p>
      <text:p text:style-name="P25"/>
      <text:p text:style-name="P25">Pastikan untuk mencoba menjalankan program-program tersebut dan menguji hasilnya. Jika Anda mengalami kesulitan dalam menjalankan latihan atau memiliki pertanyaan, jangan ragu untuk bertanya. Selamat belajar!</text:p>
      <text:p text:style-name="P24">Dengan menggunakan judul buku "Buku Praktik CPP Dasar", kami telah membahas berbagai konsep dan fitur dasar dalam bahasa pemrograman C++. Melalui penjelasan yang rinci dan contoh kode implementasi, kami berharap Anda mendapatkan pemahaman yang baik tentang bahasa pemrograman C++.</text:p>
      <text:p text:style-name="P25"/>
      <text:p text:style-name="P25">Kami telah membahas berbagai topik mulai dari pengantar C++ hingga pemrograman prosedural dan berorientasi objek, tipe data dasar, penggunaan operator, input/output, pernyataan pengendali aliran, array dan string, fungsi dan prosedur, pemrosesan berkas, pemrograman lanjut, pengenalan ke STL, hingga fitur-fitur baru dalam C++11 dan versi lebih baru.</text:p>
      <text:p text:style-name="P25"/>
      <text:p text:style-name="P25">Setiap bab disertai dengan penjelasan rinci, contoh kode, dan contoh kasus nyata yang dapat membantu Anda memahami dan mengimplementasikan konsep-konsep yang telah dipelajari. Latihan-latihan yang disediakan juga dapat digunakan untuk menguji pemahaman Anda dan melatih keterampilan pemrograman Anda.</text:p>
      <text:p text:style-name="P25"/>
      <text:p text:style-name="P25">Dengan pemahaman yang kuat tentang konsep-konsep dasar C++ dan penerapan praktis melalui contoh kasus, Anda akan siap untuk melangkah lebih jauh dalam pengembangan perangkat lunak menggunakan bahasa pemrograman C++.</text:p>
      <text:p text:style-name="P25"/>
      <text:p text:style-name="P25">Teruslah berlatih, mencoba projek-projek kecil, dan memperluas pengetahuan Anda tentang bahasa pemrograman C++. Semakin Anda berlatih, semakin terampil Anda dalam mengimplementasikan solusi perangkat lunak yang efisien dan efektif.</text:p>
      <text:p text:style-name="P25"/>
      <text:p text:style-name="P25">Selamat belajar dan semoga sukses dalam perjalanan Anda dalam mempelajari bahasa pemrograman C++!</text:p>
      <text:p text:style-name="P24">Buku "Buku Praktik CPP Dasar" membahas berbagai konsep dan fitur dasar dalam bahasa pemrograman C++. Berikut adalah ringkasan materi yang telah dipelajari berdasarkan judul buku tersebut:</text:p>
      <text:p text:style-name="P25"/>
      <text:p text:style-name="P25">1. Pengantar tentang Bahasa Pemrograman C++:</text:p>
      <text:p text:style-name="P25"><text:s text:c="3"/>- Sejarah dan evolusi C++</text:p>
      <text:p text:style-name="P25"><text:s text:c="3"/>- Keunggulan dan kegunaan C++</text:p>
      <text:p text:style-name="P25"/>
      <text:p text:style-name="P25">2. Struktur Dasar Program C++:</text:p>
      <text:p text:style-name="P25"><text:s text:c="3"/>- Pemrograman prosedural vs. pemrograman berorientasi objek</text:p>
      <text:p text:style-name="P25"><text:s text:c="3"/>- Struktur dasar program C++</text:p>
      <text:p text:style-name="P25"><text:s text:c="3"/>- Pengenalan variabel dan tipe data</text:p>
      <text:p text:style-name="P25"/>
      <text:p text:style-name="P25">3. Tipe Data Dasar C++:</text:p>
      <text:p text:style-name="P25"><text:s text:c="3"/>- Tipe data bilangan (int, float, double)</text:p>
      <text:p text:style-name="P25"><text:s text:c="3"/>- Tipe data karakter (char)</text:p>
      <text:p text:style-name="P25"><text:s text:c="3"/>- Tipe data boolean</text:p>
      <text:p text:style-name="P25"><text:s text:c="3"/>- Tipe data string</text:p>
      <text:p text:style-name="P25"/>
      <text:p text:style-name="P25">4. Operator dan Ekspresi:</text:p>
      <text:p text:style-name="P25"><text:s text:c="3"/>- Penggunaan operator aritmatika, perbandingan, logika, dan assignment</text:p>
      <text:p text:style-name="P25"><text:s text:c="3"/>- Ekspresi aritmatika dan logika</text:p>
      <text:p text:style-name="P25"/>
      <text:p text:style-name="P25">5. Input Output Dasar C++:</text:p>
      <text:p text:style-name="P25"><text:s text:c="3"/>- Menggunakan cin dan cout untuk membaca dan menulis data</text:p>
      <text:p text:style-name="P25"><text:s text:c="3"/>- Format input/output menggunakan manipulator</text:p>
      <text:p text:style-name="P25"/>
      <text:p text:style-name="P25">6. Pernyataan Pengendali Aliran:</text:p>
      <text:p text:style-name="P25"><text:s text:c="3"/>- Pernyataan pengendali aliran seleksi (if-else, switch-case)</text:p>
      <text:p text:style-name="P25"><text:s text:c="3"/>- Pernyataan pengendali aliran pengulangan (for, while, do-while)</text:p>
      <text:p text:style-name="P25"/>
      <text:p text:style-name="P25">7. Array dan String:</text:p>
      <text:p text:style-name="P25"><text:s text:c="3"/>- Pendefinisian, inisialisasi, dan pengaksesan array</text:p>
      <text:p text:style-name="P25"><text:s text:c="3"/>- Manipulasi string menggunakan library string</text:p>
      <text:p text:style-name="P25"/>
      <text:p text:style-name="P25">8. Fungsi dan Prosedur:</text:p>
      <text:p text:style-name="P25"><text:s text:c="3"/>- Pendefinisian dan pemanggilan fungsi</text:p>
      <text:p text:style-name="P25"><text:s text:c="3"/>- Prosedur dan penggunaannya dalam program</text:p>
      <text:p text:style-name="P25"/>
      <text:p text:style-name="P25">9. Pendefinisian dan Penggunaan Kelas:</text:p>
      <text:p text:style-name="P25"><text:s text:c="3"/>- Konsep dasar OOP (class, objek, enkapsulasi, pewarisan, polimorfisme)</text:p>
      <text:p text:style-name="P25"><text:s text:c="3"/>- Pendefinisian kelas, konstruktor, dan destruktor</text:p>
      <text:p text:style-name="P25"/>
      <text:p text:style-name="P25">10. Penanganan Eksepsi:</text:p>
      <text:p text:style-name="P25"><text:s text:c="4"/>- Pemahaman tentang eksepsi dan penanganannya menggunakan try-catch</text:p>
      <text:p text:style-name="P25"><text:s text:c="4"/>- Membuat kelas eksepsi kustom</text:p>
      <text:p text:style-name="P25"/>
      <text:p text:style-name="P25">11. Pemrosesan Berkas:</text:p>
      <text:p text:style-name="P25"><text:s text:c="4"/>- Membaca dan menulis data ke dalam berkas teks</text:p>
      <text:p text:style-name="P25"><text:soft-page-break/><text:s text:c="4"/>- Manipulasi berkas teks dan biner</text:p>
      <text:p text:style-name="P25"/>
      <text:p text:style-name="P25">12. Pemrograman Lanjut:</text:p>
      <text:p text:style-name="P25"><text:s text:c="4"/>- Penggunaan pointer dan referensi</text:p>
      <text:p text:style-name="P25"><text:s text:c="4"/>- Dynamic memory allocation dan static allocation memory</text:p>
      <text:p text:style-name="P25"><text:s text:c="4"/>- Template dan generic programming</text:p>
      <text:p text:style-name="P25"/>
      <text:p text:style-name="P25">13. Pengenalan ke STL:</text:p>
      <text:p text:style-name="P25"><text:s text:c="4"/>- Penggunaan kontainer STL seperti vector, list, set, map</text:p>
      <text:p text:style-name="P25"/>
      <text:p text:style-name="P25">14. Algoritma STL:</text:p>
      <text:p text:style-name="P25"><text:s text:c="4"/>- Penggunaan algoritma STL seperti sorting, searching, dan manipulating data</text:p>
      <text:p text:style-name="P25"/>
      <text:p text:style-name="P25">15. Fitur-fitur Baru dalam C++11 dan Versi Lebih Baru:</text:p>
      <text:p text:style-name="P25"><text:s text:c="4"/>- Penggunaan fitur seperti auto, range-based for loop, lambda expression, smart pointers, dan move semantics</text:p>
      <text:p text:style-name="P25"/>
      <text:p text:style-name="P25">Setiap bab diisi dengan penjelasan rinci, contoh kode, dan contoh kasus nyata yang menggambarkan penggunaan konsep-konsep dalam konteks praktis. Hal ini membantu pembaca untuk memahami dan mengimplementasikan konsep-konsep tersebut dalam aplikasi nyata.</text:p>
      <text:p text:style-name="P25"/>
      <text:p text:style-name="P25">Dengan mempelajari materi dalam buku ini, pembaca akan memiliki pemahaman yang solid tentang dasar-dasar pemrogram</text:p>
      <text:p text:style-name="P25"/>
      <text:p text:style-name="P25">an C++ dan keterampilan yang cukup untuk mengembangkan perangkat lunak sederhana menggunakan bahasa ini.</text:p>
      <text:p text:style-name="P24">Untuk memperdalam pemahaman Anda tentang bahasa pemrograman C++ berdasarkan judul buku "Buku Praktik CPP Dasar", berikut adalah beberapa sumber daya tambahan yang dapat Anda manfaatkan:</text:p>
      <text:p text:style-name="P25"/>
      <text:p text:style-name="P25">1. Buku Lanjutan tentang C++: Setelah mempelajari dasar-dasar C++, Anda dapat melanjutkan dengan membaca buku-buku yang lebih lanjut tentang topik-topik yang lebih mendalam, seperti pemrograman berorientasi objek, pemrosesan data, algoritma, dan lainnya. Beberapa rekomendasi buku lanjutan adalah "C++ Primer" oleh Stanley B. Lippman, "Effective Modern C++" oleh Scott Meyers, dan "The C++ Programming Language" oleh Bjarne Stroustrup.</text:p>
      <text:p text:style-name="P25"/>
      <text:p text:style-name="P25">2. Sumber Belajar Online: Ada banyak sumber belajar online yang dapat membantu Anda memperdalam pemahaman tentang C++. Situs web seperti Tutorialspoint, W3Schools, dan GeeksforGeeks menawarkan tutorial, artikel, dan contoh kode C++ yang lengkap dan terstruktur.</text:p>
      <text:p text:style-name="P25"/>
      <text:p text:style-name="P25">3. Forum dan Komunitas Online: Bergabung dengan forum dan komunitas online seperti Stack Overflow, Reddit, atau forum-forum diskusi C++ lainnya dapat memberikan kesempatan untuk berinteraksi dengan pengembang lain, bertanya dan menjawab pertanyaan, serta berbagi pengetahuan tentang C++.</text:p>
      <text:p text:style-name="P25"/>
      <text:p text:style-name="P25">4. Proyek Praktis: Untuk memperdalam pemahaman Anda, cobalah mengembangkan proyek-proyek nyata menggunakan C++. Anda dapat memilih proyek yang sesuai dengan minat dan kebutuhan Anda, seperti pembuatan aplikasi konsol sederhana, program manajemen data, atau permainan sederhana. Dengan melakukan proyek-proyek ini, Anda akan mendapatkan pengalaman praktis yang berharga dalam mengimplementasikan konsep-konsep C++ dalam konteks nyata.</text:p>
      <text:p text:style-name="P25"/>
      <text:p text:style-name="P25">5. Tutorial Video: Menonton tutorial video tentang C++ juga dapat membantu memperdalam pemahaman Anda. Situs seperti YouTube menyediakan berbagai kanal yang menawarkan tutorial C++ yang disampaikan dengan cara yang interaktif dan mudah dipahami.</text:p>
      <text:p text:style-name="P25"/>
      <text:p text:style-name="P25">6. Dokumentasi Resmi C++: Mengacu pada dokumentasi resmi bahasa C++ seperti cppreference.com atau situs web resmi C++ (cplusplus.com) dapat memberikan rincian teknis tentang fitur-fitur bahasa, sintaksis, dan library standar.</text:p>
      <text:p text:style-name="P25"/>
      <text:p text:style-name="P25">Dengan menggunakan sumber daya tambahan ini dan terus berlatih dengan coding, Anda dapat terus memperdalam pemahaman dan keterampilan Anda dalam bahasa pemrograman C++.</text:p>
      <text:p text:style-name="P25"/>
      <text:p text:style-name="P25"/>
      <text:p text:style-name="P24">Jika Anda ingin mengembangkan lebih lanjut dalam pemrograman C++ berdasarkan judul buku "Buku Praktik CPP Dasar", berikut beberapa rekomendasi untuk meningkatkan pengetahuan dan keterampilan Anda:</text:p>
      <text:p text:style-name="P25"/>
      <text:p text:style-name="P25">1. Lanjutkan dengan Buku Lebih Lanjut: Setelah mempelajari dasar-dasar C++, Anda dapat melanjutkan dengan membaca buku-buku yang lebih lanjut yang mencakup topik-topik yang lebih mendalam, seperti pemrograman berorientasi objek, struktur data, algoritma, dan desain perangkat lunak. Beberapa buku yang direkomendasikan adalah "C++ Primer" oleh Stanley B. Lippman, "Effective Modern C++" oleh Scott Meyers, dan "The C++ Programming Language" oleh Bjarne Stroustrup.</text:p>
      <text:p text:style-name="P25"/>
      <text:p text:style-name="P25">2. Pelajari Konsep Pemrograman Lanjut: Memahami konsep-konsep lanjutan dalam pemrograman seperti polimorfisme, pewarisan, enkapsulasi, dan pola desain dapat membantu Anda menjadi seorang pengembang C++ yang lebih terampil. Buku-buku seperti "Design Patterns: Elements of Reusable Object-Oriented Software" oleh Erich Gamma, Richard Helm, Ralph Johnson, dan John Vlissides, serta "Effective C++" dan "More Effective C++" oleh Scott Meyers dapat membantu Anda memahami dan menerapkan konsep-konsep ini dalam praktik.</text:p>
      <text:p text:style-name="P25"/>
      <text:p text:style-name="P25">3. Mengerjakan Proyek-Proyek Praktis: Mengerjakan proyek-proyek praktis yang melibatkan pengembangan perangkat lunak dengan C++ akan membantu Anda mengasah keterampilan pemrograman Anda dan memperoleh pengalaman nyata dalam memecahkan masalah. Cobalah untuk membuat aplikasi konsol sederhana, aplikasi desktop, atau permainan kecil dengan menggunakan C++.</text:p>
      <text:p text:style-name="P25"/>
      <text:p text:style-name="P25">4. Belajar dari Sumber Daya Online: Manfaatkan sumber daya online seperti tutorial, kursus, dan video pembelajaran yang tersedia secara gratis di platform seperti Udemy, Coursera, dan YouTube. Ada banyak tutorial dan kursus yang berfokus pada pemrograman C++ yang dapat membantu Anda dalam pengembangan lebih lanjut.</text:p>
      <text:p text:style-name="P25"/>
      <text:p text:style-name="P25">5. Terlibat dalam Komunitas Pengembang: Bergabunglah dengan komunitas pengembang C++ baik secara online maupun offline untuk berinteraksi dengan rekan-rekan pengembang, bertukar informasi, dan berdiskusi tentang topik-topik terkait C++. Anda dapat bergabung dengan forum diskusi, grup Facebook, atau menghadiri acara pengembang di lingkungan lokal Anda.</text:p>
      <text:p text:style-name="P25"/>
      <text:p text:style-name="P25">6. Melakukan Praktik dan Membaca Kode Sumber: Melakukan praktik secara konsisten dan membaca kode sumber yang ditulis oleh pengembang C++ yang lebih berpengalaman akan membantu Anda memperluas pemahaman Anda tentang bahasa ini dan bagaimana mengaplikasikannya dalam konteks nyata.</text:p>
      <text:p text:style-name="P25"/>
      <text:p text:style-name="P25">7. Menjelajahi Library dan Framework C++: Ada banyak library dan framework yang tersedia untuk C++ yang dapat membantu Anda mempercepat pengembangan perangkat lunak. Contohnya adalah Boost, STL (Standard Template Library), Qt, dan SFML. Jelajahi dan pelajari cara menggunakan library-library ini untuk memperluas kemampuan pemrograman C++ Anda.</text:p>
      <text:p text:style-name="P25"/>
      <text:p text:style-name="P25">Selain itu, selalu berlatih dan tetap mengikuti perkembangan terbaru dalam bahasa C++ dengan membaca dokumentasi resmi dan mengikuti blog dan sumber daya online <text:soft-page-break/>terpercaya. Dengan komitmen dan kesungguhan, Anda dapat terus mengembangkan keterampilan dan pengetahuan Anda dalam pemrograman C++.</text:p>
      <text:p text:style-name="P25"/>
      <text:p text:style-name="P26">Daftar Pustaka</text:p>
      <text:p text:style-name="P25"/>
      <text:p text:style-name="P25">1. "The C++ Programming Language" oleh Bjarne Stroustrup.</text:p>
      <text:p text:style-name="P25">2. "Effective C++: 55 Specific Ways to Improve Your Programs and Designs" oleh Scott Meyers.</text:p>
      <text:p text:style-name="P25">3. "C++ Primer" oleh Stanley B. Lippman, Josée Lajoie, dan Barbara E. Moo.</text:p>
      <text:p text:style-name="P25">4. "C++ Templates: The Complete Guide" oleh David Vandevoorde dan Nicolai M. Josuttis.</text:p>
      <text:p text:style-name="P25">5. "Modern C++ Design: Generic Programming and Design Patterns Applied" oleh Andrei Alexandrescu.</text:p>
      <text:p text:style-name="P25"/>
      <text:p text:style-name="P25">Selain buku-buku tersebut, ada juga sumber online seperti cppreference.com, tutorialspoint.com, dan geeksforgeeks.or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BAB %1%:" style:num-prefix="BAB "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08:24:16.546975516</meta:creation-date>
    <dc:date>2023-06-11T17:29:15.656545081</dc:date>
    <meta:editing-duration>PT4H26M52S</meta:editing-duration>
    <meta:editing-cycles>154</meta:editing-cycles>
    <meta:generator>LibreOffice/7.2.7.2$Linux_X86_64 LibreOffice_project/20$Build-2</meta:generator>
    <meta:document-statistic meta:table-count="1" meta:image-count="0" meta:object-count="0" meta:page-count="175" meta:paragraph-count="4742" meta:word-count="32898" meta:character-count="247066" meta:non-whitespace-character-count="197804"/>
  </office:meta>
</office:document-meta>
</file>